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24.89pt"/>
    </style:style>
    <style:style style:name="co3" style:family="table-column">
      <style:table-column-properties fo:break-before="auto" style:column-width="38.04pt"/>
    </style:style>
    <style:style style:name="co4" style:family="table-column">
      <style:table-column-properties fo:break-before="auto" style:column-width="99.04pt"/>
    </style:style>
    <style:style style:name="co5" style:family="table-column">
      <style:table-column-properties fo:break-before="auto" style:column-width="31.86pt"/>
    </style:style>
    <style:style style:name="co6" style:family="table-column">
      <style:table-column-properties fo:break-before="auto" style:column-width="95.95pt"/>
    </style:style>
    <style:style style:name="co7" style:family="table-column">
      <style:table-column-properties fo:break-before="auto" style:column-width="101.34pt"/>
    </style:style>
    <style:style style:name="co8" style:family="table-column">
      <style:table-column-properties fo:break-before="auto" style:column-width="92.86pt"/>
    </style:style>
    <style:style style:name="co9" style:family="table-column">
      <style:table-column-properties fo:break-before="auto" style:column-width="116.79pt"/>
    </style:style>
    <style:style style:name="co10" style:family="table-column">
      <style:table-column-properties fo:break-before="auto" style:column-width="98.25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input_vars_ref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pft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dbh</text:p>
          </table:table-cell>
          <table:table-cell office:value-type="string" calcext:value-type="string">
            <text:p>N_co</text:p>
          </table:table-cell>
          <table:table-cell office:value-type="string" calcext:value-type="string">
            <text:p>SMP</text:p>
          </table:table-cell>
          <table:table-cell office:value-type="string" calcext:value-type="string">
            <text:p>NPP</text:p>
          </table:table-cell>
          <table:table-cell office:value-type="string" calcext:value-type="string">
            <text:p>FSDS</text:p>
          </table:table-cell>
          <table:table-cell office:value-type="string" calcext:value-type="string">
            <text:p>water_def</text:p>
          </table:table-cell>
          <table:table-cell office:value-type="string" calcext:value-type="string">
            <text:p>H20_mort_rate</text:p>
          </table:table-cell>
          <table:table-cell office:value-type="string" calcext:value-type="string">
            <text:p>e_frac</text:p>
          </table:table-cell>
          <table:table-cell office:value-type="string" calcext:value-type="string">
            <text:p>c_repro</text:p>
          </table:table-cell>
          <table:table-cell office:value-type="string" calcext:value-type="string">
            <text:p>ligh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1-0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076191.88541667" calcext:value-type="float">
            <text:p>-1076191.88541667</text:p>
          </table:table-cell>
          <table:table-cell office:value-type="float" office:value="-1.55098138420726" calcext:value-type="float">
            <text:p>-1.55098138420726</text:p>
          </table:table-cell>
          <table:table-cell office:value-type="float" office:value="17006579.9925327" calcext:value-type="float">
            <text:p>17006579.9925327</text:p>
          </table:table-cell>
          <table:table-cell office:value-type="float" office:value="908218.685416667" calcext:value-type="float">
            <text:p>908218.685416667</text:p>
          </table:table-cell>
          <table:table-cell office:value-type="float" office:value="0.00035824181480324" calcext:value-type="float">
            <text:p>0.000358241814803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0" calcext:value-type="float">
            <text:p>0</text:p>
          </table:table-cell>
          <table:table-cell office:value-type="float" office:value="0.510197399775982" calcext:value-type="float">
            <text:p>0.5101973997759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1-0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076191.88541667" calcext:value-type="float">
            <text:p>-1076191.88541667</text:p>
          </table:table-cell>
          <table:table-cell office:value-type="float" office:value="-1.55098138420726" calcext:value-type="float">
            <text:p>-1.55098138420726</text:p>
          </table:table-cell>
          <table:table-cell office:value-type="float" office:value="17006579.9925327" calcext:value-type="float">
            <text:p>17006579.9925327</text:p>
          </table:table-cell>
          <table:table-cell office:value-type="float" office:value="1813999.553125" calcext:value-type="float">
            <text:p>1813999.553125</text:p>
          </table:table-cell>
          <table:table-cell office:value-type="float" office:value="0.000729918867805059" calcext:value-type="float">
            <text:p>0.000729918867805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0" calcext:value-type="float">
            <text:p>0</text:p>
          </table:table-cell>
          <table:table-cell office:value-type="float" office:value="0.510197399775982" calcext:value-type="float">
            <text:p>0.5101973997759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1-0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076191.88541667" calcext:value-type="float">
            <text:p>-1076191.88541667</text:p>
          </table:table-cell>
          <table:table-cell office:value-type="float" office:value="-1.55098138420726" calcext:value-type="float">
            <text:p>-1.55098138420726</text:p>
          </table:table-cell>
          <table:table-cell office:value-type="float" office:value="17006579.9925327" calcext:value-type="float">
            <text:p>17006579.9925327</text:p>
          </table:table-cell>
          <table:table-cell office:value-type="float" office:value="2716284.41041667" calcext:value-type="float">
            <text:p>2716284.41041667</text:p>
          </table:table-cell>
          <table:table-cell office:value-type="float" office:value="0.00107142329521991" calcext:value-type="float">
            <text:p>0.00107142329522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0" calcext:value-type="float">
            <text:p>0</text:p>
          </table:table-cell>
          <table:table-cell office:value-type="float" office:value="0.510197399775982" calcext:value-type="float">
            <text:p>0.5101973997759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1-0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076191.88541667" calcext:value-type="float">
            <text:p>-1076191.88541667</text:p>
          </table:table-cell>
          <table:table-cell office:value-type="float" office:value="-1.55098138420726" calcext:value-type="float">
            <text:p>-1.55098138420726</text:p>
          </table:table-cell>
          <table:table-cell office:value-type="float" office:value="17006579.9925327" calcext:value-type="float">
            <text:p>17006579.9925327</text:p>
          </table:table-cell>
          <table:table-cell office:value-type="float" office:value="3299672.78105469" calcext:value-type="float">
            <text:p>3299672.78105469</text:p>
          </table:table-cell>
          <table:table-cell office:value-type="float" office:value="0.00132772547618629" calcext:value-type="float">
            <text:p>0.001327725476186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0" calcext:value-type="float">
            <text:p>0</text:p>
          </table:table-cell>
          <table:table-cell office:value-type="float" office:value="0.510197399775982" calcext:value-type="float">
            <text:p>0.5101973997759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1-02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073754.06770833" calcext:value-type="float">
            <text:p>-1073754.06770833</text:p>
          </table:table-cell>
          <table:table-cell office:value-type="float" office:value="-1.8675306760997" calcext:value-type="float">
            <text:p>-1.8675306760997</text:p>
          </table:table-cell>
          <table:table-cell office:value-type="float" office:value="19865159.7473145" calcext:value-type="float">
            <text:p>19865159.7473145</text:p>
          </table:table-cell>
          <table:table-cell office:value-type="float" office:value="3299672.78105469" calcext:value-type="float">
            <text:p>3299672.78105469</text:p>
          </table:table-cell>
          <table:table-cell office:value-type="float" office:value="0.00130153759697157" calcext:value-type="float">
            <text:p>0.001301537596972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0" calcext:value-type="float">
            <text:p>0</text:p>
          </table:table-cell>
          <table:table-cell office:value-type="float" office:value="0.595954792419434" calcext:value-type="float">
            <text:p>0.5959547924194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1-02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073754.06770833" calcext:value-type="float">
            <text:p>-1073754.06770833</text:p>
          </table:table-cell>
          <table:table-cell office:value-type="float" office:value="-1.8675306760997" calcext:value-type="float">
            <text:p>-1.8675306760997</text:p>
          </table:table-cell>
          <table:table-cell office:value-type="float" office:value="19865159.7473145" calcext:value-type="float">
            <text:p>19865159.7473145</text:p>
          </table:table-cell>
          <table:table-cell office:value-type="float" office:value="3299672.78105469" calcext:value-type="float">
            <text:p>3299672.78105469</text:p>
          </table:table-cell>
          <table:table-cell office:value-type="float" office:value="0.00132772547618629" calcext:value-type="float">
            <text:p>0.001327725476186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0" calcext:value-type="float">
            <text:p>0</text:p>
          </table:table-cell>
          <table:table-cell office:value-type="float" office:value="0.595954792419434" calcext:value-type="float">
            <text:p>0.5959547924194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1-02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073754.06770833" calcext:value-type="float">
            <text:p>-1073754.06770833</text:p>
          </table:table-cell>
          <table:table-cell office:value-type="float" office:value="-1.8675306760997" calcext:value-type="float">
            <text:p>-1.8675306760997</text:p>
          </table:table-cell>
          <table:table-cell office:value-type="float" office:value="19865159.7473145" calcext:value-type="float">
            <text:p>19865159.7473145</text:p>
          </table:table-cell>
          <table:table-cell office:value-type="float" office:value="3303926.88509115" calcext:value-type="float">
            <text:p>3303926.88509115</text:p>
          </table:table-cell>
          <table:table-cell office:value-type="float" office:value="0.00130321560467484" calcext:value-type="float">
            <text:p>0.001303215604675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0" calcext:value-type="float">
            <text:p>0</text:p>
          </table:table-cell>
          <table:table-cell office:value-type="float" office:value="0.595954792419434" calcext:value-type="float">
            <text:p>0.5959547924194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1-02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073754.06770833" calcext:value-type="float">
            <text:p>-1073754.06770833</text:p>
          </table:table-cell>
          <table:table-cell office:value-type="float" office:value="-1.8675306760997" calcext:value-type="float">
            <text:p>-1.8675306760997</text:p>
          </table:table-cell>
          <table:table-cell office:value-type="float" office:value="19865159.7473145" calcext:value-type="float">
            <text:p>19865159.7473145</text:p>
          </table:table-cell>
          <table:table-cell office:value-type="float" office:value="3339029.98326823" calcext:value-type="float">
            <text:p>3339029.98326823</text:p>
          </table:table-cell>
          <table:table-cell office:value-type="float" office:value="0.00134356206469603" calcext:value-type="float">
            <text:p>0.001343562064696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0" calcext:value-type="float">
            <text:p>0</text:p>
          </table:table-cell>
          <table:table-cell office:value-type="float" office:value="0.595954792419434" calcext:value-type="float">
            <text:p>0.5959547924194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1-03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070258.05729167" calcext:value-type="float">
            <text:p>-1070258.05729167</text:p>
          </table:table-cell>
          <table:table-cell office:value-type="float" office:value="-1.78061235055793" calcext:value-type="float">
            <text:p>-1.78061235055793</text:p>
          </table:table-cell>
          <table:table-cell office:value-type="float" office:value="14646240.2339101" calcext:value-type="float">
            <text:p>14646240.2339101</text:p>
          </table:table-cell>
          <table:table-cell office:value-type="float" office:value="3410973.52740885" calcext:value-type="float">
            <text:p>3410973.52740885</text:p>
          </table:table-cell>
          <table:table-cell office:value-type="float" office:value="0.00134543955803349" calcext:value-type="float">
            <text:p>0.001345439558033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0" calcext:value-type="float">
            <text:p>0</text:p>
          </table:table-cell>
          <table:table-cell office:value-type="float" office:value="0.439387207017302" calcext:value-type="float">
            <text:p>0.4393872070173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1-03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070258.05729167" calcext:value-type="float">
            <text:p>-1070258.05729167</text:p>
          </table:table-cell>
          <table:table-cell office:value-type="float" office:value="-1.78061235055793" calcext:value-type="float">
            <text:p>-1.78061235055793</text:p>
          </table:table-cell>
          <table:table-cell office:value-type="float" office:value="14646240.2339101" calcext:value-type="float">
            <text:p>14646240.2339101</text:p>
          </table:table-cell>
          <table:table-cell office:value-type="float" office:value="3509129.4485026" calcext:value-type="float">
            <text:p>3509129.4485026</text:p>
          </table:table-cell>
          <table:table-cell office:value-type="float" office:value="0.00141200684951652" calcext:value-type="float">
            <text:p>0.001412006849517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0" calcext:value-type="float">
            <text:p>0</text:p>
          </table:table-cell>
          <table:table-cell office:value-type="float" office:value="0.439387207017302" calcext:value-type="float">
            <text:p>0.4393872070173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1-03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070258.05729167" calcext:value-type="float">
            <text:p>-1070258.05729167</text:p>
          </table:table-cell>
          <table:table-cell office:value-type="float" office:value="-1.78061235055793" calcext:value-type="float">
            <text:p>-1.78061235055793</text:p>
          </table:table-cell>
          <table:table-cell office:value-type="float" office:value="14646240.2339101" calcext:value-type="float">
            <text:p>14646240.2339101</text:p>
          </table:table-cell>
          <table:table-cell office:value-type="float" office:value="3622937.29928385" calcext:value-type="float">
            <text:p>3622937.29928385</text:p>
          </table:table-cell>
          <table:table-cell office:value-type="float" office:value="0.00142904749027308" calcext:value-type="float">
            <text:p>0.001429047490273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0" calcext:value-type="float">
            <text:p>0</text:p>
          </table:table-cell>
          <table:table-cell office:value-type="float" office:value="0.439387207017302" calcext:value-type="float">
            <text:p>0.4393872070173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1-03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070258.05729167" calcext:value-type="float">
            <text:p>-1070258.05729167</text:p>
          </table:table-cell>
          <table:table-cell office:value-type="float" office:value="-1.78061235055793" calcext:value-type="float">
            <text:p>-1.78061235055793</text:p>
          </table:table-cell>
          <table:table-cell office:value-type="float" office:value="14646240.2339101" calcext:value-type="float">
            <text:p>14646240.2339101</text:p>
          </table:table-cell>
          <table:table-cell office:value-type="float" office:value="3752605.81542969" calcext:value-type="float">
            <text:p>3752605.81542969</text:p>
          </table:table-cell>
          <table:table-cell office:value-type="float" office:value="0.0015099771019229" calcext:value-type="float">
            <text:p>0.001509977101923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0" calcext:value-type="float">
            <text:p>0</text:p>
          </table:table-cell>
          <table:table-cell office:value-type="float" office:value="0.439387207017302" calcext:value-type="float">
            <text:p>0.43938720701730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1-04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751361.570638021" calcext:value-type="float">
            <text:p>-751361.570638021</text:p>
          </table:table-cell>
          <table:table-cell office:value-type="float" office:value="-0.666003330206877" calcext:value-type="float">
            <text:p>-0.666003330206877</text:p>
          </table:table-cell>
          <table:table-cell office:value-type="float" office:value="18422459.8794937" calcext:value-type="float">
            <text:p>18422459.8794937</text:p>
          </table:table-cell>
          <table:table-cell office:value-type="float" office:value="3898023.6922526" calcext:value-type="float">
            <text:p>3898023.6922526</text:p>
          </table:table-cell>
          <table:table-cell office:value-type="float" office:value="0.00153755378972186" calcext:value-type="float">
            <text:p>0.001537553789722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0" calcext:value-type="float">
            <text:p>0</text:p>
          </table:table-cell>
          <table:table-cell office:value-type="float" office:value="0.552673796384811" calcext:value-type="float">
            <text:p>0.5526737963848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1-04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751361.570638021" calcext:value-type="float">
            <text:p>-751361.570638021</text:p>
          </table:table-cell>
          <table:table-cell office:value-type="float" office:value="-0.666003330206877" calcext:value-type="float">
            <text:p>-0.666003330206877</text:p>
          </table:table-cell>
          <table:table-cell office:value-type="float" office:value="18422459.8794937" calcext:value-type="float">
            <text:p>18422459.8794937</text:p>
          </table:table-cell>
          <table:table-cell office:value-type="float" office:value="4058940.60423177" calcext:value-type="float">
            <text:p>4058940.60423177</text:p>
          </table:table-cell>
          <table:table-cell office:value-type="float" office:value="0.0016332403859885" calcext:value-type="float">
            <text:p>0.00163324038598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0" calcext:value-type="float">
            <text:p>0</text:p>
          </table:table-cell>
          <table:table-cell office:value-type="float" office:value="0.552673796384811" calcext:value-type="float">
            <text:p>0.5526737963848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1-04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751361.570638021" calcext:value-type="float">
            <text:p>-751361.570638021</text:p>
          </table:table-cell>
          <table:table-cell office:value-type="float" office:value="-0.666003330206877" calcext:value-type="float">
            <text:p>-0.666003330206877</text:p>
          </table:table-cell>
          <table:table-cell office:value-type="float" office:value="18422459.8794937" calcext:value-type="float">
            <text:p>18422459.8794937</text:p>
          </table:table-cell>
          <table:table-cell office:value-type="float" office:value="4235036.7531901" calcext:value-type="float">
            <text:p>4235036.7531901</text:p>
          </table:table-cell>
          <table:table-cell office:value-type="float" office:value="0.00167048671931387" calcext:value-type="float">
            <text:p>0.001670486719314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0" calcext:value-type="float">
            <text:p>0</text:p>
          </table:table-cell>
          <table:table-cell office:value-type="float" office:value="0.552673796384811" calcext:value-type="float">
            <text:p>0.5526737963848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1-04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751361.570638021" calcext:value-type="float">
            <text:p>-751361.570638021</text:p>
          </table:table-cell>
          <table:table-cell office:value-type="float" office:value="-0.666003330206877" calcext:value-type="float">
            <text:p>-0.666003330206877</text:p>
          </table:table-cell>
          <table:table-cell office:value-type="float" office:value="18422459.8794937" calcext:value-type="float">
            <text:p>18422459.8794937</text:p>
          </table:table-cell>
          <table:table-cell office:value-type="float" office:value="4425933.3891276" calcext:value-type="float">
            <text:p>4425933.3891276</text:p>
          </table:table-cell>
          <table:table-cell office:value-type="float" office:value="0.00178091129229182" calcext:value-type="float">
            <text:p>0.001780911292292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0" calcext:value-type="float">
            <text:p>0</text:p>
          </table:table-cell>
          <table:table-cell office:value-type="float" office:value="0.552673796384811" calcext:value-type="float">
            <text:p>0.5526737963848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1-05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09332.0390625" calcext:value-type="float">
            <text:p>-109332.0390625</text:p>
          </table:table-cell>
          <table:table-cell office:value-type="float" office:value="-0.498214587742041" calcext:value-type="float">
            <text:p>-0.498214587742041</text:p>
          </table:table-cell>
          <table:table-cell office:value-type="float" office:value="19672740.2715683" calcext:value-type="float">
            <text:p>19672740.2715683</text:p>
          </table:table-cell>
          <table:table-cell office:value-type="float" office:value="4631248.13964844" calcext:value-type="float">
            <text:p>4631248.13964844</text:p>
          </table:table-cell>
          <table:table-cell office:value-type="float" office:value="0.00182677009952799" calcext:value-type="float">
            <text:p>0.001826770099528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0" calcext:value-type="float">
            <text:p>0</text:p>
          </table:table-cell>
          <table:table-cell office:value-type="float" office:value="0.590182208147049" calcext:value-type="float">
            <text:p>0.59018220814704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1-05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09332.0390625" calcext:value-type="float">
            <text:p>-109332.0390625</text:p>
          </table:table-cell>
          <table:table-cell office:value-type="float" office:value="-0.498214587742041" calcext:value-type="float">
            <text:p>-0.498214587742041</text:p>
          </table:table-cell>
          <table:table-cell office:value-type="float" office:value="19672740.2715683" calcext:value-type="float">
            <text:p>19672740.2715683</text:p>
          </table:table-cell>
          <table:table-cell office:value-type="float" office:value="4850518.92272135" calcext:value-type="float">
            <text:p>4850518.92272135</text:p>
          </table:table-cell>
          <table:table-cell office:value-type="float" office:value="0.00195175642366645" calcext:value-type="float">
            <text:p>0.001951756423666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0" calcext:value-type="float">
            <text:p>0</text:p>
          </table:table-cell>
          <table:table-cell office:value-type="float" office:value="0.590182208147049" calcext:value-type="float">
            <text:p>0.59018220814704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1-05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09332.0390625" calcext:value-type="float">
            <text:p>-109332.0390625</text:p>
          </table:table-cell>
          <table:table-cell office:value-type="float" office:value="-0.498214587742041" calcext:value-type="float">
            <text:p>-0.498214587742041</text:p>
          </table:table-cell>
          <table:table-cell office:value-type="float" office:value="19672740.2715683" calcext:value-type="float">
            <text:p>19672740.2715683</text:p>
          </table:table-cell>
          <table:table-cell office:value-type="float" office:value="5083373.74615885" calcext:value-type="float">
            <text:p>5083373.74615885</text:p>
          </table:table-cell>
          <table:table-cell office:value-type="float" office:value="0.0020051085332071" calcext:value-type="float">
            <text:p>0.002005108533207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0" calcext:value-type="float">
            <text:p>0</text:p>
          </table:table-cell>
          <table:table-cell office:value-type="float" office:value="0.590182208147049" calcext:value-type="float">
            <text:p>0.59018220814704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1-05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09332.0390625" calcext:value-type="float">
            <text:p>-109332.0390625</text:p>
          </table:table-cell>
          <table:table-cell office:value-type="float" office:value="-0.498214587742041" calcext:value-type="float">
            <text:p>-0.498214587742041</text:p>
          </table:table-cell>
          <table:table-cell office:value-type="float" office:value="19672740.2715683" calcext:value-type="float">
            <text:p>19672740.2715683</text:p>
          </table:table-cell>
          <table:table-cell office:value-type="float" office:value="5329464.57740885" calcext:value-type="float">
            <text:p>5329464.57740885</text:p>
          </table:table-cell>
          <table:table-cell office:value-type="float" office:value="0.00214447503233832" calcext:value-type="float">
            <text:p>0.002144475032338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0" calcext:value-type="float">
            <text:p>0</text:p>
          </table:table-cell>
          <table:table-cell office:value-type="float" office:value="0.590182208147049" calcext:value-type="float">
            <text:p>0.59018220814704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1-06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37483.943033854" calcext:value-type="float">
            <text:p>-137483.943033854</text:p>
          </table:table-cell>
          <table:table-cell office:value-type="float" office:value="-1.0241398996186" calcext:value-type="float">
            <text:p>-1.0241398996186</text:p>
          </table:table-cell>
          <table:table-cell office:value-type="float" office:value="16429320.0744152" calcext:value-type="float">
            <text:p>16429320.0744152</text:p>
          </table:table-cell>
          <table:table-cell office:value-type="float" office:value="5588472.85397135" calcext:value-type="float">
            <text:p>5588472.85397135</text:p>
          </table:table-cell>
          <table:table-cell office:value-type="float" office:value="0.00220434207017759" calcext:value-type="float">
            <text:p>0.002204342070178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0" calcext:value-type="float">
            <text:p>0</text:p>
          </table:table-cell>
          <table:table-cell office:value-type="float" office:value="0.492879602232456" calcext:value-type="float">
            <text:p>0.49287960223245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1-06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37483.943033854" calcext:value-type="float">
            <text:p>-137483.943033854</text:p>
          </table:table-cell>
          <table:table-cell office:value-type="float" office:value="-1.0241398996186" calcext:value-type="float">
            <text:p>-1.0241398996186</text:p>
          </table:table-cell>
          <table:table-cell office:value-type="float" office:value="16429320.0744152" calcext:value-type="float">
            <text:p>16429320.0744152</text:p>
          </table:table-cell>
          <table:table-cell office:value-type="float" office:value="5860089.67871094" calcext:value-type="float">
            <text:p>5860089.67871094</text:p>
          </table:table-cell>
          <table:table-cell office:value-type="float" office:value="0.0023579884659575" calcext:value-type="float">
            <text:p>0.002357988465958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0" calcext:value-type="float">
            <text:p>0</text:p>
          </table:table-cell>
          <table:table-cell office:value-type="float" office:value="0.492879602232456" calcext:value-type="float">
            <text:p>0.49287960223245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1-06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37483.943033854" calcext:value-type="float">
            <text:p>-137483.943033854</text:p>
          </table:table-cell>
          <table:table-cell office:value-type="float" office:value="-1.0241398996186" calcext:value-type="float">
            <text:p>-1.0241398996186</text:p>
          </table:table-cell>
          <table:table-cell office:value-type="float" office:value="16429320.0744152" calcext:value-type="float">
            <text:p>16429320.0744152</text:p>
          </table:table-cell>
          <table:table-cell office:value-type="float" office:value="6144003.8563151" calcext:value-type="float">
            <text:p>6144003.8563151</text:p>
          </table:table-cell>
          <table:table-cell office:value-type="float" office:value="0.00242346818776874" calcext:value-type="float">
            <text:p>0.002423468187769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0" calcext:value-type="float">
            <text:p>0</text:p>
          </table:table-cell>
          <table:table-cell office:value-type="float" office:value="0.492879602232456" calcext:value-type="float">
            <text:p>0.49287960223245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1-06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37483.943033854" calcext:value-type="float">
            <text:p>-137483.943033854</text:p>
          </table:table-cell>
          <table:table-cell office:value-type="float" office:value="-1.0241398996186" calcext:value-type="float">
            <text:p>-1.0241398996186</text:p>
          </table:table-cell>
          <table:table-cell office:value-type="float" office:value="16429320.0744152" calcext:value-type="float">
            <text:p>16429320.0744152</text:p>
          </table:table-cell>
          <table:table-cell office:value-type="float" office:value="6439911.54824219" calcext:value-type="float">
            <text:p>6439911.54824219</text:p>
          </table:table-cell>
          <table:table-cell office:value-type="float" office:value="0.00259129774203078" calcext:value-type="float">
            <text:p>0.002591297742031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0" calcext:value-type="float">
            <text:p>0</text:p>
          </table:table-cell>
          <table:table-cell office:value-type="float" office:value="0.492879602232456" calcext:value-type="float">
            <text:p>0.49287960223245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1-07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72227.304036458" calcext:value-type="float">
            <text:p>-172227.304036458</text:p>
          </table:table-cell>
          <table:table-cell office:value-type="float" office:value="-1.42831264342931" calcext:value-type="float">
            <text:p>-1.42831264342931</text:p>
          </table:table-cell>
          <table:table-cell office:value-type="float" office:value="19828259.832716" calcext:value-type="float">
            <text:p>19828259.832716</text:p>
          </table:table-cell>
          <table:table-cell office:value-type="float" office:value="6747512.25188802" calcext:value-type="float">
            <text:p>6747512.25188802</text:p>
          </table:table-cell>
          <table:table-cell office:value-type="float" office:value="0.00266151872157805" calcext:value-type="float">
            <text:p>0.002661518721578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0" calcext:value-type="float">
            <text:p>0</text:p>
          </table:table-cell>
          <table:table-cell office:value-type="float" office:value="0.59484779498148" calcext:value-type="float">
            <text:p>0.5948477949814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1-07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72227.304036458" calcext:value-type="float">
            <text:p>-172227.304036458</text:p>
          </table:table-cell>
          <table:table-cell office:value-type="float" office:value="-1.42831264342931" calcext:value-type="float">
            <text:p>-1.42831264342931</text:p>
          </table:table-cell>
          <table:table-cell office:value-type="float" office:value="19828259.832716" calcext:value-type="float">
            <text:p>19828259.832716</text:p>
          </table:table-cell>
          <table:table-cell office:value-type="float" office:value="7066520.18339844" calcext:value-type="float">
            <text:p>7066520.18339844</text:p>
          </table:table-cell>
          <table:table-cell office:value-type="float" office:value="0.00284343312141509" calcext:value-type="float">
            <text:p>0.002843433121415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0" calcext:value-type="float">
            <text:p>0</text:p>
          </table:table-cell>
          <table:table-cell office:value-type="float" office:value="0.59484779498148" calcext:value-type="float">
            <text:p>0.5948477949814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1-07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72227.304036458" calcext:value-type="float">
            <text:p>-172227.304036458</text:p>
          </table:table-cell>
          <table:table-cell office:value-type="float" office:value="-1.42831264342931" calcext:value-type="float">
            <text:p>-1.42831264342931</text:p>
          </table:table-cell>
          <table:table-cell office:value-type="float" office:value="19828259.832716" calcext:value-type="float">
            <text:p>19828259.832716</text:p>
          </table:table-cell>
          <table:table-cell office:value-type="float" office:value="7396662.67610677" calcext:value-type="float">
            <text:p>7396662.67610677</text:p>
          </table:table-cell>
          <table:table-cell office:value-type="float" office:value="0.00291757250001989" calcext:value-type="float">
            <text:p>0.00291757250002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0" calcext:value-type="float">
            <text:p>0</text:p>
          </table:table-cell>
          <table:table-cell office:value-type="float" office:value="0.59484779498148" calcext:value-type="float">
            <text:p>0.5948477949814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1-07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72227.304036458" calcext:value-type="float">
            <text:p>-172227.304036458</text:p>
          </table:table-cell>
          <table:table-cell office:value-type="float" office:value="-1.42831264342931" calcext:value-type="float">
            <text:p>-1.42831264342931</text:p>
          </table:table-cell>
          <table:table-cell office:value-type="float" office:value="19828259.832716" calcext:value-type="float">
            <text:p>19828259.832716</text:p>
          </table:table-cell>
          <table:table-cell office:value-type="float" office:value="7737692.51647135" calcext:value-type="float">
            <text:p>7737692.51647135</text:p>
          </table:table-cell>
          <table:table-cell office:value-type="float" office:value="0.00311350008400871" calcext:value-type="float">
            <text:p>0.00311350008400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0" calcext:value-type="float">
            <text:p>0</text:p>
          </table:table-cell>
          <table:table-cell office:value-type="float" office:value="0.59484779498148" calcext:value-type="float">
            <text:p>0.5948477949814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1-08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03076.298177083" calcext:value-type="float">
            <text:p>-203076.298177083</text:p>
          </table:table-cell>
          <table:table-cell office:value-type="float" office:value="-1.79365514522942" calcext:value-type="float">
            <text:p>-1.79365514522942</text:p>
          </table:table-cell>
          <table:table-cell office:value-type="float" office:value="19300140.2089119" calcext:value-type="float">
            <text:p>19300140.2089119</text:p>
          </table:table-cell>
          <table:table-cell office:value-type="float" office:value="8089359.14199219" calcext:value-type="float">
            <text:p>8089359.14199219</text:p>
          </table:table-cell>
          <table:table-cell office:value-type="float" office:value="0.0031908027726747" calcext:value-type="float">
            <text:p>0.003190802772675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0" calcext:value-type="float">
            <text:p>0</text:p>
          </table:table-cell>
          <table:table-cell office:value-type="float" office:value="0.579004206267357" calcext:value-type="float">
            <text:p>0.57900420626735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1-08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03076.298177083" calcext:value-type="float">
            <text:p>-203076.298177083</text:p>
          </table:table-cell>
          <table:table-cell office:value-type="float" office:value="-1.79365514522942" calcext:value-type="float">
            <text:p>-1.79365514522942</text:p>
          </table:table-cell>
          <table:table-cell office:value-type="float" office:value="19300140.2089119" calcext:value-type="float">
            <text:p>19300140.2089119</text:p>
          </table:table-cell>
          <table:table-cell office:value-type="float" office:value="8451404.40553385" calcext:value-type="float">
            <text:p>8451404.40553385</text:p>
          </table:table-cell>
          <table:table-cell office:value-type="float" office:value="0.00340068415365529" calcext:value-type="float">
            <text:p>0.003400684153655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0" calcext:value-type="float">
            <text:p>0</text:p>
          </table:table-cell>
          <table:table-cell office:value-type="float" office:value="0.579004206267357" calcext:value-type="float">
            <text:p>0.57900420626735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1-08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03076.298177083" calcext:value-type="float">
            <text:p>-203076.298177083</text:p>
          </table:table-cell>
          <table:table-cell office:value-type="float" office:value="-1.79365514522942" calcext:value-type="float">
            <text:p>-1.79365514522942</text:p>
          </table:table-cell>
          <table:table-cell office:value-type="float" office:value="19300140.2089119" calcext:value-type="float">
            <text:p>19300140.2089119</text:p>
          </table:table-cell>
          <table:table-cell office:value-type="float" office:value="8823593.24720052" calcext:value-type="float">
            <text:p>8823593.24720052</text:p>
          </table:table-cell>
          <table:table-cell office:value-type="float" office:value="0.00348041733639576" calcext:value-type="float">
            <text:p>0.003480417336396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0" calcext:value-type="float">
            <text:p>0</text:p>
          </table:table-cell>
          <table:table-cell office:value-type="float" office:value="0.579004206267357" calcext:value-type="float">
            <text:p>0.57900420626735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1-08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03076.298177083" calcext:value-type="float">
            <text:p>-203076.298177083</text:p>
          </table:table-cell>
          <table:table-cell office:value-type="float" office:value="-1.79365514522942" calcext:value-type="float">
            <text:p>-1.79365514522942</text:p>
          </table:table-cell>
          <table:table-cell office:value-type="float" office:value="19300140.2089119" calcext:value-type="float">
            <text:p>19300140.2089119</text:p>
          </table:table-cell>
          <table:table-cell office:value-type="float" office:value="9205701.59147135" calcext:value-type="float">
            <text:p>9205701.59147135</text:p>
          </table:table-cell>
          <table:table-cell office:value-type="float" office:value="0.00370419897371109" calcext:value-type="float">
            <text:p>0.003704198973711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0" calcext:value-type="float">
            <text:p>0</text:p>
          </table:table-cell>
          <table:table-cell office:value-type="float" office:value="0.579004206267357" calcext:value-type="float">
            <text:p>0.57900420626735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1-09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39916.744140625" calcext:value-type="float">
            <text:p>-239916.744140625</text:p>
          </table:table-cell>
          <table:table-cell office:value-type="float" office:value="-2.00729427524493" calcext:value-type="float">
            <text:p>-2.00729427524493</text:p>
          </table:table-cell>
          <table:table-cell office:value-type="float" office:value="19232100.2849579" calcext:value-type="float">
            <text:p>19232100.2849579</text:p>
          </table:table-cell>
          <table:table-cell office:value-type="float" office:value="9597499.66230469" calcext:value-type="float">
            <text:p>9597499.66230469</text:p>
          </table:table-cell>
          <table:table-cell office:value-type="float" office:value="0.00378568042235352" calcext:value-type="float">
            <text:p>0.003785680422354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0" calcext:value-type="float">
            <text:p>0</text:p>
          </table:table-cell>
          <table:table-cell office:value-type="float" office:value="0.576963008548737" calcext:value-type="float">
            <text:p>0.57696300854873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1-09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39916.744140625" calcext:value-type="float">
            <text:p>-239916.744140625</text:p>
          </table:table-cell>
          <table:table-cell office:value-type="float" office:value="-2.00729427524493" calcext:value-type="float">
            <text:p>-2.00729427524493</text:p>
          </table:table-cell>
          <table:table-cell office:value-type="float" office:value="19232100.2849579" calcext:value-type="float">
            <text:p>19232100.2849579</text:p>
          </table:table-cell>
          <table:table-cell office:value-type="float" office:value="9998774.59511719" calcext:value-type="float">
            <text:p>9998774.59511719</text:p>
          </table:table-cell>
          <table:table-cell office:value-type="float" office:value="0.00402331644422572" calcext:value-type="float">
            <text:p>0.004023316444226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0" calcext:value-type="float">
            <text:p>0</text:p>
          </table:table-cell>
          <table:table-cell office:value-type="float" office:value="0.576963008548737" calcext:value-type="float">
            <text:p>0.57696300854873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1-09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39916.744140625" calcext:value-type="float">
            <text:p>-239916.744140625</text:p>
          </table:table-cell>
          <table:table-cell office:value-type="float" office:value="-2.00729427524493" calcext:value-type="float">
            <text:p>-2.00729427524493</text:p>
          </table:table-cell>
          <table:table-cell office:value-type="float" office:value="19232100.2849579" calcext:value-type="float">
            <text:p>19232100.2849579</text:p>
          </table:table-cell>
          <table:table-cell office:value-type="float" office:value="10409328.9524089" calcext:value-type="float">
            <text:p>10409328.9524089</text:p>
          </table:table-cell>
          <table:table-cell office:value-type="float" office:value="0.00410590197567238" calcext:value-type="float">
            <text:p>0.004105901975672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0" calcext:value-type="float">
            <text:p>0</text:p>
          </table:table-cell>
          <table:table-cell office:value-type="float" office:value="0.576963008548737" calcext:value-type="float">
            <text:p>0.57696300854873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1-09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39916.744140625" calcext:value-type="float">
            <text:p>-239916.744140625</text:p>
          </table:table-cell>
          <table:table-cell office:value-type="float" office:value="-2.00729427524493" calcext:value-type="float">
            <text:p>-2.00729427524493</text:p>
          </table:table-cell>
          <table:table-cell office:value-type="float" office:value="19232100.2849579" calcext:value-type="float">
            <text:p>19232100.2849579</text:p>
          </table:table-cell>
          <table:table-cell office:value-type="float" office:value="10828975.723763" calcext:value-type="float">
            <text:p>10828975.723763</text:p>
          </table:table-cell>
          <table:table-cell office:value-type="float" office:value="0.00435737356503798" calcext:value-type="float">
            <text:p>0.004357373565038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0" calcext:value-type="float">
            <text:p>0</text:p>
          </table:table-cell>
          <table:table-cell office:value-type="float" office:value="0.576963008548737" calcext:value-type="float">
            <text:p>0.5769630085487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1-10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66129.12109375" calcext:value-type="float">
            <text:p>-266129.12109375</text:p>
          </table:table-cell>
          <table:table-cell office:value-type="float" office:value="-2.04545382584911" calcext:value-type="float">
            <text:p>-2.04545382584911</text:p>
          </table:table-cell>
          <table:table-cell office:value-type="float" office:value="19702260.1764679" calcext:value-type="float">
            <text:p>19702260.1764679</text:p>
          </table:table-cell>
          <table:table-cell office:value-type="float" office:value="11257530.2763672" calcext:value-type="float">
            <text:p>11257530.2763672</text:p>
          </table:table-cell>
          <table:table-cell office:value-type="float" office:value="0.00444047027567817" calcext:value-type="float">
            <text:p>0.004440470275678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0" calcext:value-type="float">
            <text:p>0</text:p>
          </table:table-cell>
          <table:table-cell office:value-type="float" office:value="0.591067805294037" calcext:value-type="float">
            <text:p>0.5910678052940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1-10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66129.12109375" calcext:value-type="float">
            <text:p>-266129.12109375</text:p>
          </table:table-cell>
          <table:table-cell office:value-type="float" office:value="-2.04545382584911" calcext:value-type="float">
            <text:p>-2.04545382584911</text:p>
          </table:table-cell>
          <table:table-cell office:value-type="float" office:value="19702260.1764679" calcext:value-type="float">
            <text:p>19702260.1764679</text:p>
          </table:table-cell>
          <table:table-cell office:value-type="float" office:value="11694815.5034505" calcext:value-type="float">
            <text:p>11694815.5034505</text:p>
          </table:table-cell>
          <table:table-cell office:value-type="float" office:value="0.00470577100019795" calcext:value-type="float">
            <text:p>0.004705771000198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0" calcext:value-type="float">
            <text:p>0</text:p>
          </table:table-cell>
          <table:table-cell office:value-type="float" office:value="0.591067805294037" calcext:value-type="float">
            <text:p>0.59106780529403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1-10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66129.12109375" calcext:value-type="float">
            <text:p>-266129.12109375</text:p>
          </table:table-cell>
          <table:table-cell office:value-type="float" office:value="-2.04545382584911" calcext:value-type="float">
            <text:p>-2.04545382584911</text:p>
          </table:table-cell>
          <table:table-cell office:value-type="float" office:value="19702260.1764679" calcext:value-type="float">
            <text:p>19702260.1764679</text:p>
          </table:table-cell>
          <table:table-cell office:value-type="float" office:value="12140644.1810547" calcext:value-type="float">
            <text:p>12140644.1810547</text:p>
          </table:table-cell>
          <table:table-cell office:value-type="float" office:value="0.00478880964919379" calcext:value-type="float">
            <text:p>0.004788809649194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0" calcext:value-type="float">
            <text:p>0</text:p>
          </table:table-cell>
          <table:table-cell office:value-type="float" office:value="0.591067805294037" calcext:value-type="float">
            <text:p>0.59106780529403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1-10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66129.12109375" calcext:value-type="float">
            <text:p>-266129.12109375</text:p>
          </table:table-cell>
          <table:table-cell office:value-type="float" office:value="-2.04545382584911" calcext:value-type="float">
            <text:p>-2.04545382584911</text:p>
          </table:table-cell>
          <table:table-cell office:value-type="float" office:value="19702260.1764679" calcext:value-type="float">
            <text:p>19702260.1764679</text:p>
          </table:table-cell>
          <table:table-cell office:value-type="float" office:value="12594838.6711589" calcext:value-type="float">
            <text:p>12594838.6711589</text:p>
          </table:table-cell>
          <table:table-cell office:value-type="float" office:value="0.00506792317958535" calcext:value-type="float">
            <text:p>0.005067923179585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0" calcext:value-type="float">
            <text:p>0</text:p>
          </table:table-cell>
          <table:table-cell office:value-type="float" office:value="0.591067805294037" calcext:value-type="float">
            <text:p>0.59106780529403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1-1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81781.05078125" calcext:value-type="float">
            <text:p>-281781.05078125</text:p>
          </table:table-cell>
          <table:table-cell office:value-type="float" office:value="-2.06367735372623" calcext:value-type="float">
            <text:p>-2.06367735372623</text:p>
          </table:table-cell>
          <table:table-cell office:value-type="float" office:value="16331759.8417282" calcext:value-type="float">
            <text:p>16331759.8417282</text:p>
          </table:table-cell>
          <table:table-cell office:value-type="float" office:value="13057241.2263672" calcext:value-type="float">
            <text:p>13057241.2263672</text:p>
          </table:table-cell>
          <table:table-cell office:value-type="float" office:value="0.0051503562615115" calcext:value-type="float">
            <text:p>0.005150356261512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0" calcext:value-type="float">
            <text:p>0</text:p>
          </table:table-cell>
          <table:table-cell office:value-type="float" office:value="0.489952795251846" calcext:value-type="float">
            <text:p>0.48995279525184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1-1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81781.05078125" calcext:value-type="float">
            <text:p>-281781.05078125</text:p>
          </table:table-cell>
          <table:table-cell office:value-type="float" office:value="-2.06367735372623" calcext:value-type="float">
            <text:p>-2.06367735372623</text:p>
          </table:table-cell>
          <table:table-cell office:value-type="float" office:value="16331759.8417282" calcext:value-type="float">
            <text:p>16331759.8417282</text:p>
          </table:table-cell>
          <table:table-cell office:value-type="float" office:value="13527592.2815755" calcext:value-type="float">
            <text:p>13527592.2815755</text:p>
          </table:table-cell>
          <table:table-cell office:value-type="float" office:value="0.00544324546568158" calcext:value-type="float">
            <text:p>0.005443245465682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0" calcext:value-type="float">
            <text:p>0</text:p>
          </table:table-cell>
          <table:table-cell office:value-type="float" office:value="0.489952795251846" calcext:value-type="float">
            <text:p>0.48995279525184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1-1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81781.05078125" calcext:value-type="float">
            <text:p>-281781.05078125</text:p>
          </table:table-cell>
          <table:table-cell office:value-type="float" office:value="-2.06367735372623" calcext:value-type="float">
            <text:p>-2.06367735372623</text:p>
          </table:table-cell>
          <table:table-cell office:value-type="float" office:value="16331759.8417282" calcext:value-type="float">
            <text:p>16331759.8417282</text:p>
          </table:table-cell>
          <table:table-cell office:value-type="float" office:value="14005052.8419922" calcext:value-type="float">
            <text:p>14005052.8419922</text:p>
          </table:table-cell>
          <table:table-cell office:value-type="float" office:value="0.0055242152876747" calcext:value-type="float">
            <text:p>0.005524215287675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0" calcext:value-type="float">
            <text:p>0</text:p>
          </table:table-cell>
          <table:table-cell office:value-type="float" office:value="0.489952795251846" calcext:value-type="float">
            <text:p>0.48995279525184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1-1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81781.05078125" calcext:value-type="float">
            <text:p>-281781.05078125</text:p>
          </table:table-cell>
          <table:table-cell office:value-type="float" office:value="-2.06367735372623" calcext:value-type="float">
            <text:p>-2.06367735372623</text:p>
          </table:table-cell>
          <table:table-cell office:value-type="float" office:value="16331759.8417282" calcext:value-type="float">
            <text:p>16331759.8417282</text:p>
          </table:table-cell>
          <table:table-cell office:value-type="float" office:value="14489102.1055339" calcext:value-type="float">
            <text:p>14489102.1055339</text:p>
          </table:table-cell>
          <table:table-cell office:value-type="float" office:value="0.00583013870436957" calcext:value-type="float">
            <text:p>0.00583013870437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0" calcext:value-type="float">
            <text:p>0</text:p>
          </table:table-cell>
          <table:table-cell office:value-type="float" office:value="0.489952795251846" calcext:value-type="float">
            <text:p>0.48995279525184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1-12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97641.716145833" calcext:value-type="float">
            <text:p>-297641.716145833</text:p>
          </table:table-cell>
          <table:table-cell office:value-type="float" office:value="-2.11741078164778" calcext:value-type="float">
            <text:p>-2.11741078164778</text:p>
          </table:table-cell>
          <table:table-cell office:value-type="float" office:value="17951040.3653383" calcext:value-type="float">
            <text:p>17951040.3653383</text:p>
          </table:table-cell>
          <table:table-cell office:value-type="float" office:value="14979756.2466797" calcext:value-type="float">
            <text:p>14979756.2466797</text:p>
          </table:table-cell>
          <table:table-cell office:value-type="float" office:value="0.00590868163063477" calcext:value-type="float">
            <text:p>0.005908681630635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0" calcext:value-type="float">
            <text:p>0</text:p>
          </table:table-cell>
          <table:table-cell office:value-type="float" office:value="0.53853121096015" calcext:value-type="float">
            <text:p>0.5385312109601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1-12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97641.716145833" calcext:value-type="float">
            <text:p>-297641.716145833</text:p>
          </table:table-cell>
          <table:table-cell office:value-type="float" office:value="-2.11741078164778" calcext:value-type="float">
            <text:p>-2.11741078164778</text:p>
          </table:table-cell>
          <table:table-cell office:value-type="float" office:value="17951040.3653383" calcext:value-type="float">
            <text:p>17951040.3653383</text:p>
          </table:table-cell>
          <table:table-cell office:value-type="float" office:value="15477075.255013" calcext:value-type="float">
            <text:p>15477075.255013</text:p>
          </table:table-cell>
          <table:table-cell office:value-type="float" office:value="0.00622768028118381" calcext:value-type="float">
            <text:p>0.006227680281184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0" calcext:value-type="float">
            <text:p>0</text:p>
          </table:table-cell>
          <table:table-cell office:value-type="float" office:value="0.53853121096015" calcext:value-type="float">
            <text:p>0.5385312109601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1-12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97641.716145833" calcext:value-type="float">
            <text:p>-297641.716145833</text:p>
          </table:table-cell>
          <table:table-cell office:value-type="float" office:value="-2.11741078164778" calcext:value-type="float">
            <text:p>-2.11741078164778</text:p>
          </table:table-cell>
          <table:table-cell office:value-type="float" office:value="17951040.3653383" calcext:value-type="float">
            <text:p>17951040.3653383</text:p>
          </table:table-cell>
          <table:table-cell office:value-type="float" office:value="15981115.8076172" calcext:value-type="float">
            <text:p>15981115.8076172</text:p>
          </table:table-cell>
          <table:table-cell office:value-type="float" office:value="0.00630366234633789" calcext:value-type="float">
            <text:p>0.006303662346338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0" calcext:value-type="float">
            <text:p>0</text:p>
          </table:table-cell>
          <table:table-cell office:value-type="float" office:value="0.53853121096015" calcext:value-type="float">
            <text:p>0.5385312109601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1-12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97641.716145833" calcext:value-type="float">
            <text:p>-297641.716145833</text:p>
          </table:table-cell>
          <table:table-cell office:value-type="float" office:value="-2.11741078164778" calcext:value-type="float">
            <text:p>-2.11741078164778</text:p>
          </table:table-cell>
          <table:table-cell office:value-type="float" office:value="17951040.3653383" calcext:value-type="float">
            <text:p>17951040.3653383</text:p>
          </table:table-cell>
          <table:table-cell office:value-type="float" office:value="16491899.3159505" calcext:value-type="float">
            <text:p>16491899.3159505</text:p>
          </table:table-cell>
          <table:table-cell office:value-type="float" office:value="0.00663602615332295" calcext:value-type="float">
            <text:p>0.006636026153323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0" calcext:value-type="float">
            <text:p>0</text:p>
          </table:table-cell>
          <table:table-cell office:value-type="float" office:value="0.53853121096015" calcext:value-type="float">
            <text:p>0.5385312109601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1-13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13391.076822917" calcext:value-type="float">
            <text:p>-313391.076822917</text:p>
          </table:table-cell>
          <table:table-cell office:value-type="float" office:value="-2.15984343958553" calcext:value-type="float">
            <text:p>-2.15984343958553</text:p>
          </table:table-cell>
          <table:table-cell office:value-type="float" office:value="15248699.5890856" calcext:value-type="float">
            <text:p>15248699.5890856</text:p>
          </table:table-cell>
          <table:table-cell office:value-type="float" office:value="17009441.6576172" calcext:value-type="float">
            <text:p>17009441.6576172</text:p>
          </table:table-cell>
          <table:table-cell office:value-type="float" office:value="0.006709279764949" calcext:value-type="float">
            <text:p>0.006709279764949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0" calcext:value-type="float">
            <text:p>0</text:p>
          </table:table-cell>
          <table:table-cell office:value-type="float" office:value="0.457460987672567" calcext:value-type="float">
            <text:p>0.45746098767256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1-13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13391.076822917" calcext:value-type="float">
            <text:p>-313391.076822917</text:p>
          </table:table-cell>
          <table:table-cell office:value-type="float" office:value="-2.15984343958553" calcext:value-type="float">
            <text:p>-2.15984343958553</text:p>
          </table:table-cell>
          <table:table-cell office:value-type="float" office:value="15248699.5890856" calcext:value-type="float">
            <text:p>15248699.5890856</text:p>
          </table:table-cell>
          <table:table-cell office:value-type="float" office:value="17533743.9289714" calcext:value-type="float">
            <text:p>17533743.9289714</text:p>
          </table:table-cell>
          <table:table-cell office:value-type="float" office:value="0.00705524458094323" calcext:value-type="float">
            <text:p>0.007055244580943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0" calcext:value-type="float">
            <text:p>0</text:p>
          </table:table-cell>
          <table:table-cell office:value-type="float" office:value="0.457460987672567" calcext:value-type="float">
            <text:p>0.45746098767256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1-13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13391.076822917" calcext:value-type="float">
            <text:p>-313391.076822917</text:p>
          </table:table-cell>
          <table:table-cell office:value-type="float" office:value="-2.15984343958553" calcext:value-type="float">
            <text:p>-2.15984343958553</text:p>
          </table:table-cell>
          <table:table-cell office:value-type="float" office:value="15248699.5890856" calcext:value-type="float">
            <text:p>15248699.5890856</text:p>
          </table:table-cell>
          <table:table-cell office:value-type="float" office:value="18064791.333138" calcext:value-type="float">
            <text:p>18064791.333138</text:p>
          </table:table-cell>
          <table:table-cell office:value-type="float" office:value="0.00712555658140444" calcext:value-type="float">
            <text:p>0.007125556581404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0" calcext:value-type="float">
            <text:p>0</text:p>
          </table:table-cell>
          <table:table-cell office:value-type="float" office:value="0.457460987672567" calcext:value-type="float">
            <text:p>0.45746098767256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1-13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13391.076822917" calcext:value-type="float">
            <text:p>-313391.076822917</text:p>
          </table:table-cell>
          <table:table-cell office:value-type="float" office:value="-2.15984343958553" calcext:value-type="float">
            <text:p>-2.15984343958553</text:p>
          </table:table-cell>
          <table:table-cell office:value-type="float" office:value="15248699.5890856" calcext:value-type="float">
            <text:p>15248699.5890856</text:p>
          </table:table-cell>
          <table:table-cell office:value-type="float" office:value="18602567.1461589" calcext:value-type="float">
            <text:p>18602567.1461589</text:p>
          </table:table-cell>
          <table:table-cell office:value-type="float" office:value="0.00748531868500201" calcext:value-type="float">
            <text:p>0.007485318685002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0" calcext:value-type="float">
            <text:p>0</text:p>
          </table:table-cell>
          <table:table-cell office:value-type="float" office:value="0.457460987672567" calcext:value-type="float">
            <text:p>0.45746098767256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1-14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28890.111979167" calcext:value-type="float">
            <text:p>-328890.111979167</text:p>
          </table:table-cell>
          <table:table-cell office:value-type="float" office:value="-2.14215971936937" calcext:value-type="float">
            <text:p>-2.14215971936937</text:p>
          </table:table-cell>
          <table:table-cell office:value-type="float" office:value="18270360.122931" calcext:value-type="float">
            <text:p>18270360.122931</text:p>
          </table:table-cell>
          <table:table-cell office:value-type="float" office:value="19147054.9123047" calcext:value-type="float">
            <text:p>19147054.9123047</text:p>
          </table:table-cell>
          <table:table-cell office:value-type="float" office:value="0.00755244943763129" calcext:value-type="float">
            <text:p>0.007552449437631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0" calcext:value-type="float">
            <text:p>0</text:p>
          </table:table-cell>
          <table:table-cell office:value-type="float" office:value="0.54811080368793" calcext:value-type="float">
            <text:p>0.5481108036879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1-14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28890.111979167" calcext:value-type="float">
            <text:p>-328890.111979167</text:p>
          </table:table-cell>
          <table:table-cell office:value-type="float" office:value="-2.14215971936937" calcext:value-type="float">
            <text:p>-2.14215971936937</text:p>
          </table:table-cell>
          <table:table-cell office:value-type="float" office:value="18270360.122931" calcext:value-type="float">
            <text:p>18270360.122931</text:p>
          </table:table-cell>
          <table:table-cell office:value-type="float" office:value="19698225.5222005" calcext:value-type="float">
            <text:p>19698225.5222005</text:p>
          </table:table-cell>
          <table:table-cell office:value-type="float" office:value="0.00792619074583783" calcext:value-type="float">
            <text:p>0.007926190745838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0" calcext:value-type="float">
            <text:p>0</text:p>
          </table:table-cell>
          <table:table-cell office:value-type="float" office:value="0.54811080368793" calcext:value-type="float">
            <text:p>0.5481108036879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1-14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28890.111979167" calcext:value-type="float">
            <text:p>-328890.111979167</text:p>
          </table:table-cell>
          <table:table-cell office:value-type="float" office:value="-2.14215971936937" calcext:value-type="float">
            <text:p>-2.14215971936937</text:p>
          </table:table-cell>
          <table:table-cell office:value-type="float" office:value="18270360.122931" calcext:value-type="float">
            <text:p>18270360.122931</text:p>
          </table:table-cell>
          <table:table-cell office:value-type="float" office:value="20256044.705013" calcext:value-type="float">
            <text:p>20256044.705013</text:p>
          </table:table-cell>
          <table:table-cell office:value-type="float" office:value="0.00798988430031069" calcext:value-type="float">
            <text:p>0.007989884300311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0" calcext:value-type="float">
            <text:p>0</text:p>
          </table:table-cell>
          <table:table-cell office:value-type="float" office:value="0.54811080368793" calcext:value-type="float">
            <text:p>0.5481108036879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1-14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28890.111979167" calcext:value-type="float">
            <text:p>-328890.111979167</text:p>
          </table:table-cell>
          <table:table-cell office:value-type="float" office:value="-2.14215971936937" calcext:value-type="float">
            <text:p>-2.14215971936937</text:p>
          </table:table-cell>
          <table:table-cell office:value-type="float" office:value="18270360.122931" calcext:value-type="float">
            <text:p>18270360.122931</text:p>
          </table:table-cell>
          <table:table-cell office:value-type="float" office:value="20820466.083138" calcext:value-type="float">
            <text:p>20820466.083138</text:p>
          </table:table-cell>
          <table:table-cell office:value-type="float" office:value="0.00837775897154839" calcext:value-type="float">
            <text:p>0.008377758971548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0" calcext:value-type="float">
            <text:p>0</text:p>
          </table:table-cell>
          <table:table-cell office:value-type="float" office:value="0.54811080368793" calcext:value-type="float">
            <text:p>0.5481108036879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1-15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44069.348958333" calcext:value-type="float">
            <text:p>-344069.348958333</text:p>
          </table:table-cell>
          <table:table-cell office:value-type="float" office:value="-2.19996617597644" calcext:value-type="float">
            <text:p>-2.19996617597644</text:p>
          </table:table-cell>
          <table:table-cell office:value-type="float" office:value="18651599.6178925" calcext:value-type="float">
            <text:p>18651599.6178925</text:p>
          </table:table-cell>
          <table:table-cell office:value-type="float" office:value="21391426.3544922" calcext:value-type="float">
            <text:p>21391426.3544922</text:p>
          </table:table-cell>
          <table:table-cell office:value-type="float" office:value="0.00843772928427192" calcext:value-type="float">
            <text:p>0.008437729284272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0" calcext:value-type="float">
            <text:p>0</text:p>
          </table:table-cell>
          <table:table-cell office:value-type="float" office:value="0.559547988536775" calcext:value-type="float">
            <text:p>0.55954798853677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1-15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44069.348958333" calcext:value-type="float">
            <text:p>-344069.348958333</text:p>
          </table:table-cell>
          <table:table-cell office:value-type="float" office:value="-2.19996617597644" calcext:value-type="float">
            <text:p>-2.19996617597644</text:p>
          </table:table-cell>
          <table:table-cell office:value-type="float" office:value="18651599.6178925" calcext:value-type="float">
            <text:p>18651599.6178925</text:p>
          </table:table-cell>
          <table:table-cell office:value-type="float" office:value="21968871.8185547" calcext:value-type="float">
            <text:p>21968871.8185547</text:p>
          </table:table-cell>
          <table:table-cell office:value-type="float" office:value="0.0088398555650851" calcext:value-type="float">
            <text:p>0.008839855565085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0" calcext:value-type="float">
            <text:p>0</text:p>
          </table:table-cell>
          <table:table-cell office:value-type="float" office:value="0.559547988536775" calcext:value-type="float">
            <text:p>0.55954798853677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1-15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44069.348958333" calcext:value-type="float">
            <text:p>-344069.348958333</text:p>
          </table:table-cell>
          <table:table-cell office:value-type="float" office:value="-2.19996617597644" calcext:value-type="float">
            <text:p>-2.19996617597644</text:p>
          </table:table-cell>
          <table:table-cell office:value-type="float" office:value="18651599.6178925" calcext:value-type="float">
            <text:p>18651599.6178925</text:p>
          </table:table-cell>
          <table:table-cell office:value-type="float" office:value="22552758.3659505" calcext:value-type="float">
            <text:p>22552758.3659505</text:p>
          </table:table-cell>
          <table:table-cell office:value-type="float" office:value="0.00889581024434715" calcext:value-type="float">
            <text:p>0.008895810244347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0" calcext:value-type="float">
            <text:p>0</text:p>
          </table:table-cell>
          <table:table-cell office:value-type="float" office:value="0.559547988536775" calcext:value-type="float">
            <text:p>0.55954798853677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1-15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44069.348958333" calcext:value-type="float">
            <text:p>-344069.348958333</text:p>
          </table:table-cell>
          <table:table-cell office:value-type="float" office:value="-2.19996617597644" calcext:value-type="float">
            <text:p>-2.19996617597644</text:p>
          </table:table-cell>
          <table:table-cell office:value-type="float" office:value="18651599.6178925" calcext:value-type="float">
            <text:p>18651599.6178925</text:p>
          </table:table-cell>
          <table:table-cell office:value-type="float" office:value="23143045.2935547" calcext:value-type="float">
            <text:p>23143045.2935547</text:p>
          </table:table-cell>
          <table:table-cell office:value-type="float" office:value="0.00931232060621605" calcext:value-type="float">
            <text:p>0.009312320606216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0" calcext:value-type="float">
            <text:p>0</text:p>
          </table:table-cell>
          <table:table-cell office:value-type="float" office:value="0.559547988536775" calcext:value-type="float">
            <text:p>0.55954798853677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1-16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58869.8359375" calcext:value-type="float">
            <text:p>-358869.8359375</text:p>
          </table:table-cell>
          <table:table-cell office:value-type="float" office:value="-2.16433485620655" calcext:value-type="float">
            <text:p>-2.16433485620655</text:p>
          </table:table-cell>
          <table:table-cell office:value-type="float" office:value="19704239.7432804" calcext:value-type="float">
            <text:p>19704239.7432804</text:p>
          </table:table-cell>
          <table:table-cell office:value-type="float" office:value="23739691.692513" calcext:value-type="float">
            <text:p>23739691.692513</text:p>
          </table:table-cell>
          <table:table-cell office:value-type="float" office:value="0.00936398950093569" calcext:value-type="float">
            <text:p>0.009363989500936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0" calcext:value-type="float">
            <text:p>0</text:p>
          </table:table-cell>
          <table:table-cell office:value-type="float" office:value="0.591127192298412" calcext:value-type="float">
            <text:p>0.59112719229841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1-16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58869.8359375" calcext:value-type="float">
            <text:p>-358869.8359375</text:p>
          </table:table-cell>
          <table:table-cell office:value-type="float" office:value="-2.16433485620655" calcext:value-type="float">
            <text:p>-2.16433485620655</text:p>
          </table:table-cell>
          <table:table-cell office:value-type="float" office:value="19704239.7432804" calcext:value-type="float">
            <text:p>19704239.7432804</text:p>
          </table:table-cell>
          <table:table-cell office:value-type="float" office:value="24342649.6070964" calcext:value-type="float">
            <text:p>24342649.6070964</text:p>
          </table:table-cell>
          <table:table-cell office:value-type="float" office:value="0.00979501853237925" calcext:value-type="float">
            <text:p>0.00979501853237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0" calcext:value-type="float">
            <text:p>0</text:p>
          </table:table-cell>
          <table:table-cell office:value-type="float" office:value="0.591127192298412" calcext:value-type="float">
            <text:p>0.59112719229841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1-16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58869.8359375" calcext:value-type="float">
            <text:p>-358869.8359375</text:p>
          </table:table-cell>
          <table:table-cell office:value-type="float" office:value="-2.16433485620655" calcext:value-type="float">
            <text:p>-2.16433485620655</text:p>
          </table:table-cell>
          <table:table-cell office:value-type="float" office:value="19704239.7432804" calcext:value-type="float">
            <text:p>19704239.7432804</text:p>
          </table:table-cell>
          <table:table-cell office:value-type="float" office:value="24951848.2873047" calcext:value-type="float">
            <text:p>24951848.2873047</text:p>
          </table:table-cell>
          <table:table-cell office:value-type="float" office:value="0.00984211793554796" calcext:value-type="float">
            <text:p>0.009842117935548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0" calcext:value-type="float">
            <text:p>0</text:p>
          </table:table-cell>
          <table:table-cell office:value-type="float" office:value="0.591127192298412" calcext:value-type="float">
            <text:p>0.5911271922984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1-16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58869.8359375" calcext:value-type="float">
            <text:p>-358869.8359375</text:p>
          </table:table-cell>
          <table:table-cell office:value-type="float" office:value="-2.16433485620655" calcext:value-type="float">
            <text:p>-2.16433485620655</text:p>
          </table:table-cell>
          <table:table-cell office:value-type="float" office:value="19704239.7432804" calcext:value-type="float">
            <text:p>19704239.7432804</text:p>
          </table:table-cell>
          <table:table-cell office:value-type="float" office:value="25567216.2123047" calcext:value-type="float">
            <text:p>25567216.2123047</text:p>
          </table:table-cell>
          <table:table-cell office:value-type="float" office:value="0.0102877608092369" calcext:value-type="float">
            <text:p>0.010287760809237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0" calcext:value-type="float">
            <text:p>0</text:p>
          </table:table-cell>
          <table:table-cell office:value-type="float" office:value="0.591127192298412" calcext:value-type="float">
            <text:p>0.59112719229841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1-17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73287.950520833" calcext:value-type="float">
            <text:p>-373287.950520833</text:p>
          </table:table-cell>
          <table:table-cell office:value-type="float" office:value="-2.16402838632348" calcext:value-type="float">
            <text:p>-2.16402838632348</text:p>
          </table:table-cell>
          <table:table-cell office:value-type="float" office:value="18673380.1291108" calcext:value-type="float">
            <text:p>18673380.1291108</text:p>
          </table:table-cell>
          <table:table-cell office:value-type="float" office:value="26017755.0188151" calcext:value-type="float">
            <text:p>26017755.0188151</text:p>
          </table:table-cell>
          <table:table-cell office:value-type="float" office:value="0.0102625589240882" calcext:value-type="float">
            <text:p>0.010262558924088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0" calcext:value-type="float">
            <text:p>0</text:p>
          </table:table-cell>
          <table:table-cell office:value-type="float" office:value="0.560201403873324" calcext:value-type="float">
            <text:p>0.56020140387332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1-17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73287.950520833" calcext:value-type="float">
            <text:p>-373287.950520833</text:p>
          </table:table-cell>
          <table:table-cell office:value-type="float" office:value="-2.16402838632348" calcext:value-type="float">
            <text:p>-2.16402838632348</text:p>
          </table:table-cell>
          <table:table-cell office:value-type="float" office:value="18673380.1291108" calcext:value-type="float">
            <text:p>18673380.1291108</text:p>
          </table:table-cell>
          <table:table-cell office:value-type="float" office:value="26017755.0188151" calcext:value-type="float">
            <text:p>26017755.0188151</text:p>
          </table:table-cell>
          <table:table-cell office:value-type="float" office:value="0.0104690490432851" calcext:value-type="float">
            <text:p>0.010469049043285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0" calcext:value-type="float">
            <text:p>0</text:p>
          </table:table-cell>
          <table:table-cell office:value-type="float" office:value="0.560201403873324" calcext:value-type="float">
            <text:p>0.56020140387332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1-17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73287.950520833" calcext:value-type="float">
            <text:p>-373287.950520833</text:p>
          </table:table-cell>
          <table:table-cell office:value-type="float" office:value="-2.16402838632348" calcext:value-type="float">
            <text:p>-2.16402838632348</text:p>
          </table:table-cell>
          <table:table-cell office:value-type="float" office:value="18673380.1291108" calcext:value-type="float">
            <text:p>18673380.1291108</text:p>
          </table:table-cell>
          <table:table-cell office:value-type="float" office:value="26017755.0188151" calcext:value-type="float">
            <text:p>26017755.0188151</text:p>
          </table:table-cell>
          <table:table-cell office:value-type="float" office:value="0.0102625589240882" calcext:value-type="float">
            <text:p>0.010262558924088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0" calcext:value-type="float">
            <text:p>0</text:p>
          </table:table-cell>
          <table:table-cell office:value-type="float" office:value="0.560201403873324" calcext:value-type="float">
            <text:p>0.56020140387332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1-17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73287.950520833" calcext:value-type="float">
            <text:p>-373287.950520833</text:p>
          </table:table-cell>
          <table:table-cell office:value-type="float" office:value="-2.16402838632348" calcext:value-type="float">
            <text:p>-2.16402838632348</text:p>
          </table:table-cell>
          <table:table-cell office:value-type="float" office:value="18673380.1291108" calcext:value-type="float">
            <text:p>18673380.1291108</text:p>
          </table:table-cell>
          <table:table-cell office:value-type="float" office:value="26037564.1202474" calcext:value-type="float">
            <text:p>26037564.1202474</text:p>
          </table:table-cell>
          <table:table-cell office:value-type="float" office:value="0.0104770198483853" calcext:value-type="float">
            <text:p>0.010477019848385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0" calcext:value-type="float">
            <text:p>0</text:p>
          </table:table-cell>
          <table:table-cell office:value-type="float" office:value="0.560201403873324" calcext:value-type="float">
            <text:p>0.56020140387332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1-18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87243.983072917" calcext:value-type="float">
            <text:p>-387243.983072917</text:p>
          </table:table-cell>
          <table:table-cell office:value-type="float" office:value="-2.1870157950616" calcext:value-type="float">
            <text:p>-2.1870157950616</text:p>
          </table:table-cell>
          <table:table-cell office:value-type="float" office:value="17995499.6075392" calcext:value-type="float">
            <text:p>17995499.6075392</text:p>
          </table:table-cell>
          <table:table-cell office:value-type="float" office:value="26095234.2854818" calcext:value-type="float">
            <text:p>26095234.2854818</text:p>
          </table:table-cell>
          <table:table-cell office:value-type="float" office:value="0.0102931201903845" calcext:value-type="float">
            <text:p>0.010293120190385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0" calcext:value-type="float">
            <text:p>0</text:p>
          </table:table-cell>
          <table:table-cell office:value-type="float" office:value="0.539864988226175" calcext:value-type="float">
            <text:p>0.53986498822617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1-18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87243.983072917" calcext:value-type="float">
            <text:p>-387243.983072917</text:p>
          </table:table-cell>
          <table:table-cell office:value-type="float" office:value="-2.1870157950616" calcext:value-type="float">
            <text:p>-2.1870157950616</text:p>
          </table:table-cell>
          <table:table-cell office:value-type="float" office:value="17995499.6075392" calcext:value-type="float">
            <text:p>17995499.6075392</text:p>
          </table:table-cell>
          <table:table-cell office:value-type="float" office:value="26189917.776888" calcext:value-type="float">
            <text:p>26189917.776888</text:p>
          </table:table-cell>
          <table:table-cell office:value-type="float" office:value="0.010538324057843" calcext:value-type="float">
            <text:p>0.010538324057843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0" calcext:value-type="float">
            <text:p>0</text:p>
          </table:table-cell>
          <table:table-cell office:value-type="float" office:value="0.539864988226175" calcext:value-type="float">
            <text:p>0.53986498822617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1-18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87243.983072917" calcext:value-type="float">
            <text:p>-387243.983072917</text:p>
          </table:table-cell>
          <table:table-cell office:value-type="float" office:value="-2.1870157950616" calcext:value-type="float">
            <text:p>-2.1870157950616</text:p>
          </table:table-cell>
          <table:table-cell office:value-type="float" office:value="17995499.6075392" calcext:value-type="float">
            <text:p>17995499.6075392</text:p>
          </table:table-cell>
          <table:table-cell office:value-type="float" office:value="26298500.9636068" calcext:value-type="float">
            <text:p>26298500.9636068</text:p>
          </table:table-cell>
          <table:table-cell office:value-type="float" office:value="0.0103732976023116" calcext:value-type="float">
            <text:p>0.010373297602312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0" calcext:value-type="float">
            <text:p>0</text:p>
          </table:table-cell>
          <table:table-cell office:value-type="float" office:value="0.539864988226175" calcext:value-type="float">
            <text:p>0.53986498822617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1-18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87243.983072917" calcext:value-type="float">
            <text:p>-387243.983072917</text:p>
          </table:table-cell>
          <table:table-cell office:value-type="float" office:value="-2.1870157950616" calcext:value-type="float">
            <text:p>-2.1870157950616</text:p>
          </table:table-cell>
          <table:table-cell office:value-type="float" office:value="17995499.6075392" calcext:value-type="float">
            <text:p>17995499.6075392</text:p>
          </table:table-cell>
          <table:table-cell office:value-type="float" office:value="26421391.9680339" calcext:value-type="float">
            <text:p>26421391.9680339</text:p>
          </table:table-cell>
          <table:table-cell office:value-type="float" office:value="0.0106314648633279" calcext:value-type="float">
            <text:p>0.010631464863328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0" calcext:value-type="float">
            <text:p>0</text:p>
          </table:table-cell>
          <table:table-cell office:value-type="float" office:value="0.539864988226175" calcext:value-type="float">
            <text:p>0.53986498822617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1-19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400828.0234375" calcext:value-type="float">
            <text:p>-400828.0234375</text:p>
          </table:table-cell>
          <table:table-cell office:value-type="float" office:value="-2.1475449873833" calcext:value-type="float">
            <text:p>-2.1475449873833</text:p>
          </table:table-cell>
          <table:table-cell office:value-type="float" office:value="20284019.9368715" calcext:value-type="float">
            <text:p>20284019.9368715</text:p>
          </table:table-cell>
          <table:table-cell office:value-type="float" office:value="26558583.0688151" calcext:value-type="float">
            <text:p>26558583.0688151</text:p>
          </table:table-cell>
          <table:table-cell office:value-type="float" office:value="0.0104758855438104" calcext:value-type="float">
            <text:p>0.01047588554381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0" calcext:value-type="float">
            <text:p>0</text:p>
          </table:table-cell>
          <table:table-cell office:value-type="float" office:value="0.608520598106146" calcext:value-type="float">
            <text:p>0.60852059810614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1-19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400828.0234375" calcext:value-type="float">
            <text:p>-400828.0234375</text:p>
          </table:table-cell>
          <table:table-cell office:value-type="float" office:value="-2.1475449873833" calcext:value-type="float">
            <text:p>-2.1475449873833</text:p>
          </table:table-cell>
          <table:table-cell office:value-type="float" office:value="20284019.9368715" calcext:value-type="float">
            <text:p>20284019.9368715</text:p>
          </table:table-cell>
          <table:table-cell office:value-type="float" office:value="26709875.9169922" calcext:value-type="float">
            <text:p>26709875.9169922</text:p>
          </table:table-cell>
          <table:table-cell office:value-type="float" office:value="0.0107475453094564" calcext:value-type="float">
            <text:p>0.010747545309456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0" calcext:value-type="float">
            <text:p>0</text:p>
          </table:table-cell>
          <table:table-cell office:value-type="float" office:value="0.608520598106146" calcext:value-type="float">
            <text:p>0.60852059810614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1-19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400828.0234375" calcext:value-type="float">
            <text:p>-400828.0234375</text:p>
          </table:table-cell>
          <table:table-cell office:value-type="float" office:value="-2.1475449873833" calcext:value-type="float">
            <text:p>-2.1475449873833</text:p>
          </table:table-cell>
          <table:table-cell office:value-type="float" office:value="20284019.9368715" calcext:value-type="float">
            <text:p>20284019.9368715</text:p>
          </table:table-cell>
          <table:table-cell office:value-type="float" office:value="26874975.4852214" calcext:value-type="float">
            <text:p>26874975.4852214</text:p>
          </table:table-cell>
          <table:table-cell office:value-type="float" office:value="0.0106006847747262" calcext:value-type="float">
            <text:p>0.010600684774726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0" calcext:value-type="float">
            <text:p>0</text:p>
          </table:table-cell>
          <table:table-cell office:value-type="float" office:value="0.608520598106146" calcext:value-type="float">
            <text:p>0.60852059810614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1-19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400828.0234375" calcext:value-type="float">
            <text:p>-400828.0234375</text:p>
          </table:table-cell>
          <table:table-cell office:value-type="float" office:value="-2.1475449873833" calcext:value-type="float">
            <text:p>-2.1475449873833</text:p>
          </table:table-cell>
          <table:table-cell office:value-type="float" office:value="20284019.9368715" calcext:value-type="float">
            <text:p>20284019.9368715</text:p>
          </table:table-cell>
          <table:table-cell office:value-type="float" office:value="27053534.5261068" calcext:value-type="float">
            <text:p>27053534.5261068</text:p>
          </table:table-cell>
          <table:table-cell office:value-type="float" office:value="0.0108858269878858" calcext:value-type="float">
            <text:p>0.010885826987886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0" calcext:value-type="float">
            <text:p>0</text:p>
          </table:table-cell>
          <table:table-cell office:value-type="float" office:value="0.608520598106146" calcext:value-type="float">
            <text:p>0.60852059810614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1-20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414064.03125" calcext:value-type="float">
            <text:p>-414064.03125</text:p>
          </table:table-cell>
          <table:table-cell office:value-type="float" office:value="-2.11263882010826" calcext:value-type="float">
            <text:p>-2.11263882010826</text:p>
          </table:table-cell>
          <table:table-cell office:value-type="float" office:value="19089900.2821684" calcext:value-type="float">
            <text:p>19089900.2821684</text:p>
          </table:table-cell>
          <table:table-cell office:value-type="float" office:value="27245161.9276693" calcext:value-type="float">
            <text:p>27245161.9276693</text:p>
          </table:table-cell>
          <table:table-cell office:value-type="float" office:value="0.0107467027603584" calcext:value-type="float">
            <text:p>0.010746702760358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0" calcext:value-type="float">
            <text:p>0</text:p>
          </table:table-cell>
          <table:table-cell office:value-type="float" office:value="0.572697008465052" calcext:value-type="float">
            <text:p>0.57269700846505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1-20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414064.03125" calcext:value-type="float">
            <text:p>-414064.03125</text:p>
          </table:table-cell>
          <table:table-cell office:value-type="float" office:value="-2.11263882010826" calcext:value-type="float">
            <text:p>-2.11263882010826</text:p>
          </table:table-cell>
          <table:table-cell office:value-type="float" office:value="19089900.2821684" calcext:value-type="float">
            <text:p>19089900.2821684</text:p>
          </table:table-cell>
          <table:table-cell office:value-type="float" office:value="27449454.2888672" calcext:value-type="float">
            <text:p>27449454.2888672</text:p>
          </table:table-cell>
          <table:table-cell office:value-type="float" office:value="0.0110451375590918" calcext:value-type="float">
            <text:p>0.011045137559092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0" calcext:value-type="float">
            <text:p>0</text:p>
          </table:table-cell>
          <table:table-cell office:value-type="float" office:value="0.572697008465052" calcext:value-type="float">
            <text:p>0.57269700846505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1-20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414064.03125" calcext:value-type="float">
            <text:p>-414064.03125</text:p>
          </table:table-cell>
          <table:table-cell office:value-type="float" office:value="-2.11263882010826" calcext:value-type="float">
            <text:p>-2.11263882010826</text:p>
          </table:table-cell>
          <table:table-cell office:value-type="float" office:value="19089900.2821684" calcext:value-type="float">
            <text:p>19089900.2821684</text:p>
          </table:table-cell>
          <table:table-cell office:value-type="float" office:value="27666049.1995443" calcext:value-type="float">
            <text:p>27666049.1995443</text:p>
          </table:table-cell>
          <table:table-cell office:value-type="float" office:value="0.0109127194064869" calcext:value-type="float">
            <text:p>0.010912719406487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0" calcext:value-type="float">
            <text:p>0</text:p>
          </table:table-cell>
          <table:table-cell office:value-type="float" office:value="0.572697008465052" calcext:value-type="float">
            <text:p>0.57269700846505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1-20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414064.03125" calcext:value-type="float">
            <text:p>-414064.03125</text:p>
          </table:table-cell>
          <table:table-cell office:value-type="float" office:value="-2.11263882010826" calcext:value-type="float">
            <text:p>-2.11263882010826</text:p>
          </table:table-cell>
          <table:table-cell office:value-type="float" office:value="19089900.2821684" calcext:value-type="float">
            <text:p>19089900.2821684</text:p>
          </table:table-cell>
          <table:table-cell office:value-type="float" office:value="27894610.1597005" calcext:value-type="float">
            <text:p>27894610.1597005</text:p>
          </table:table-cell>
          <table:table-cell office:value-type="float" office:value="0.0112242598023557" calcext:value-type="float">
            <text:p>0.011224259802356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0" calcext:value-type="float">
            <text:p>0</text:p>
          </table:table-cell>
          <table:table-cell office:value-type="float" office:value="0.572697008465052" calcext:value-type="float">
            <text:p>0.57269700846505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1-2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426981.4765625" calcext:value-type="float">
            <text:p>-426981.4765625</text:p>
          </table:table-cell>
          <table:table-cell office:value-type="float" office:value="-2.09988729984616" calcext:value-type="float">
            <text:p>-2.09988729984616</text:p>
          </table:table-cell>
          <table:table-cell office:value-type="float" office:value="21113819.8207855" calcext:value-type="float">
            <text:p>21113819.8207855</text:p>
          </table:table-cell>
          <table:table-cell office:value-type="float" office:value="28134807.5182943" calcext:value-type="float">
            <text:p>28134807.5182943</text:p>
          </table:table-cell>
          <table:table-cell office:value-type="float" office:value="0.011097618521105" calcext:value-type="float">
            <text:p>0.011097618521105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0" calcext:value-type="float">
            <text:p>0</text:p>
          </table:table-cell>
          <table:table-cell office:value-type="float" office:value="0.633414594623566" calcext:value-type="float">
            <text:p>0.63341459462356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1-2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426981.4765625" calcext:value-type="float">
            <text:p>-426981.4765625</text:p>
          </table:table-cell>
          <table:table-cell office:value-type="float" office:value="-2.09988729984616" calcext:value-type="float">
            <text:p>-2.09988729984616</text:p>
          </table:table-cell>
          <table:table-cell office:value-type="float" office:value="21113819.8207855" calcext:value-type="float">
            <text:p>21113819.8207855</text:p>
          </table:table-cell>
          <table:table-cell office:value-type="float" office:value="28386315.3235026" calcext:value-type="float">
            <text:p>28386315.3235026</text:p>
          </table:table-cell>
          <table:table-cell office:value-type="float" office:value="0.011422112594457" calcext:value-type="float">
            <text:p>0.011422112594457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0" calcext:value-type="float">
            <text:p>0</text:p>
          </table:table-cell>
          <table:table-cell office:value-type="float" office:value="0.633414594623566" calcext:value-type="float">
            <text:p>0.63341459462356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1-2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426981.4765625" calcext:value-type="float">
            <text:p>-426981.4765625</text:p>
          </table:table-cell>
          <table:table-cell office:value-type="float" office:value="-2.09988729984616" calcext:value-type="float">
            <text:p>-2.09988729984616</text:p>
          </table:table-cell>
          <table:table-cell office:value-type="float" office:value="21113819.8207855" calcext:value-type="float">
            <text:p>21113819.8207855</text:p>
          </table:table-cell>
          <table:table-cell office:value-type="float" office:value="28648812.9919922" calcext:value-type="float">
            <text:p>28648812.9919922</text:p>
          </table:table-cell>
          <table:table-cell office:value-type="float" office:value="0.0113003651246191" calcext:value-type="float">
            <text:p>0.011300365124619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0" calcext:value-type="float">
            <text:p>0</text:p>
          </table:table-cell>
          <table:table-cell office:value-type="float" office:value="0.633414594623566" calcext:value-type="float">
            <text:p>0.63341459462356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1-2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426981.4765625" calcext:value-type="float">
            <text:p>-426981.4765625</text:p>
          </table:table-cell>
          <table:table-cell office:value-type="float" office:value="-2.09988729984616" calcext:value-type="float">
            <text:p>-2.09988729984616</text:p>
          </table:table-cell>
          <table:table-cell office:value-type="float" office:value="21113819.8207855" calcext:value-type="float">
            <text:p>21113819.8207855</text:p>
          </table:table-cell>
          <table:table-cell office:value-type="float" office:value="28921997.7802734" calcext:value-type="float">
            <text:p>28921997.7802734</text:p>
          </table:table-cell>
          <table:table-cell office:value-type="float" office:value="0.0116376610115862" calcext:value-type="float">
            <text:p>0.011637661011586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0" calcext:value-type="float">
            <text:p>0</text:p>
          </table:table-cell>
          <table:table-cell office:value-type="float" office:value="0.633414594623566" calcext:value-type="float">
            <text:p>0.63341459462356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1-22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439590.024739583" calcext:value-type="float">
            <text:p>-439590.024739583</text:p>
          </table:table-cell>
          <table:table-cell office:value-type="float" office:value="-2.07813499073382" calcext:value-type="float">
            <text:p>-2.07813499073382</text:p>
          </table:table-cell>
          <table:table-cell office:value-type="float" office:value="21078900.3519058" calcext:value-type="float">
            <text:p>21078900.3519058</text:p>
          </table:table-cell>
          <table:table-cell office:value-type="float" office:value="29205597.6896484" calcext:value-type="float">
            <text:p>29205597.6896484</text:p>
          </table:table-cell>
          <table:table-cell office:value-type="float" office:value="0.0115199857553613" calcext:value-type="float">
            <text:p>0.011519985755361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0" calcext:value-type="float">
            <text:p>0</text:p>
          </table:table-cell>
          <table:table-cell office:value-type="float" office:value="0.632367010557175" calcext:value-type="float">
            <text:p>0.63236701055717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1-22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439590.024739583" calcext:value-type="float">
            <text:p>-439590.024739583</text:p>
          </table:table-cell>
          <table:table-cell office:value-type="float" office:value="-2.07813499073382" calcext:value-type="float">
            <text:p>-2.07813499073382</text:p>
          </table:table-cell>
          <table:table-cell office:value-type="float" office:value="21078900.3519058" calcext:value-type="float">
            <text:p>21078900.3519058</text:p>
          </table:table-cell>
          <table:table-cell office:value-type="float" office:value="29251330.3639974" calcext:value-type="float">
            <text:p>29251330.3639974</text:p>
          </table:table-cell>
          <table:table-cell office:value-type="float" office:value="0.0117701781702751" calcext:value-type="float">
            <text:p>0.011770178170275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0" calcext:value-type="float">
            <text:p>0</text:p>
          </table:table-cell>
          <table:table-cell office:value-type="float" office:value="0.632367010557175" calcext:value-type="float">
            <text:p>0.63236701055717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1-22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439590.024739583" calcext:value-type="float">
            <text:p>-439590.024739583</text:p>
          </table:table-cell>
          <table:table-cell office:value-type="float" office:value="-2.07813499073382" calcext:value-type="float">
            <text:p>-2.07813499073382</text:p>
          </table:table-cell>
          <table:table-cell office:value-type="float" office:value="21078900.3519058" calcext:value-type="float">
            <text:p>21078900.3519058</text:p>
          </table:table-cell>
          <table:table-cell office:value-type="float" office:value="29251330.3639974" calcext:value-type="float">
            <text:p>29251330.3639974</text:p>
          </table:table-cell>
          <table:table-cell office:value-type="float" office:value="0.0115380247546879" calcext:value-type="float">
            <text:p>0.011538024754688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0" calcext:value-type="float">
            <text:p>0</text:p>
          </table:table-cell>
          <table:table-cell office:value-type="float" office:value="0.632367010557175" calcext:value-type="float">
            <text:p>0.63236701055717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1-22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439590.024739583" calcext:value-type="float">
            <text:p>-439590.024739583</text:p>
          </table:table-cell>
          <table:table-cell office:value-type="float" office:value="-2.07813499073382" calcext:value-type="float">
            <text:p>-2.07813499073382</text:p>
          </table:table-cell>
          <table:table-cell office:value-type="float" office:value="21078900.3519058" calcext:value-type="float">
            <text:p>21078900.3519058</text:p>
          </table:table-cell>
          <table:table-cell office:value-type="float" office:value="29251330.3639974" calcext:value-type="float">
            <text:p>29251330.3639974</text:p>
          </table:table-cell>
          <table:table-cell office:value-type="float" office:value="0.0117701781702751" calcext:value-type="float">
            <text:p>0.011770178170275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0" calcext:value-type="float">
            <text:p>0</text:p>
          </table:table-cell>
          <table:table-cell office:value-type="float" office:value="0.632367010557175" calcext:value-type="float">
            <text:p>0.63236701055717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1-23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451887.377604167" calcext:value-type="float">
            <text:p>-451887.377604167</text:p>
          </table:table-cell>
          <table:table-cell office:value-type="float" office:value="-2.10979305920773" calcext:value-type="float">
            <text:p>-2.10979305920773</text:p>
          </table:table-cell>
          <table:table-cell office:value-type="float" office:value="21519360.5496168" calcext:value-type="float">
            <text:p>21519360.5496168</text:p>
          </table:table-cell>
          <table:table-cell office:value-type="float" office:value="29251330.3639974" calcext:value-type="float">
            <text:p>29251330.3639974</text:p>
          </table:table-cell>
          <table:table-cell office:value-type="float" office:value="0.0115380247546879" calcext:value-type="float">
            <text:p>0.011538024754688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0" calcext:value-type="float">
            <text:p>0</text:p>
          </table:table-cell>
          <table:table-cell office:value-type="float" office:value="0.645580816488504" calcext:value-type="float">
            <text:p>0.64558081648850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1-23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451887.377604167" calcext:value-type="float">
            <text:p>-451887.377604167</text:p>
          </table:table-cell>
          <table:table-cell office:value-type="float" office:value="-2.10979305920773" calcext:value-type="float">
            <text:p>-2.10979305920773</text:p>
          </table:table-cell>
          <table:table-cell office:value-type="float" office:value="21519360.5496168" calcext:value-type="float">
            <text:p>21519360.5496168</text:p>
          </table:table-cell>
          <table:table-cell office:value-type="float" office:value="29251330.3639974" calcext:value-type="float">
            <text:p>29251330.3639974</text:p>
          </table:table-cell>
          <table:table-cell office:value-type="float" office:value="0.0117701781702751" calcext:value-type="float">
            <text:p>0.011770178170275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0" calcext:value-type="float">
            <text:p>0</text:p>
          </table:table-cell>
          <table:table-cell office:value-type="float" office:value="0.645580816488504" calcext:value-type="float">
            <text:p>0.64558081648850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1-23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451887.377604167" calcext:value-type="float">
            <text:p>-451887.377604167</text:p>
          </table:table-cell>
          <table:table-cell office:value-type="float" office:value="-2.10979305920773" calcext:value-type="float">
            <text:p>-2.10979305920773</text:p>
          </table:table-cell>
          <table:table-cell office:value-type="float" office:value="21519360.5496168" calcext:value-type="float">
            <text:p>21519360.5496168</text:p>
          </table:table-cell>
          <table:table-cell office:value-type="float" office:value="29273766.3508464" calcext:value-type="float">
            <text:p>29273766.3508464</text:p>
          </table:table-cell>
          <table:table-cell office:value-type="float" office:value="0.0115468745050561" calcext:value-type="float">
            <text:p>0.011546874505056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0" calcext:value-type="float">
            <text:p>0</text:p>
          </table:table-cell>
          <table:table-cell office:value-type="float" office:value="0.645580816488504" calcext:value-type="float">
            <text:p>0.64558081648850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1-23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451887.377604167" calcext:value-type="float">
            <text:p>-451887.377604167</text:p>
          </table:table-cell>
          <table:table-cell office:value-type="float" office:value="-2.10979305920773" calcext:value-type="float">
            <text:p>-2.10979305920773</text:p>
          </table:table-cell>
          <table:table-cell office:value-type="float" office:value="21519360.5496168" calcext:value-type="float">
            <text:p>21519360.5496168</text:p>
          </table:table-cell>
          <table:table-cell office:value-type="float" office:value="29327059.3123047" calcext:value-type="float">
            <text:p>29327059.3123047</text:p>
          </table:table-cell>
          <table:table-cell office:value-type="float" office:value="0.0118006500566178" calcext:value-type="float">
            <text:p>0.011800650056618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0" calcext:value-type="float">
            <text:p>0</text:p>
          </table:table-cell>
          <table:table-cell office:value-type="float" office:value="0.645580816488504" calcext:value-type="float">
            <text:p>0.64558081648850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1-24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463880.891927083" calcext:value-type="float">
            <text:p>-463880.891927083</text:p>
          </table:table-cell>
          <table:table-cell office:value-type="float" office:value="-2.11468320558197" calcext:value-type="float">
            <text:p>-2.11468320558197</text:p>
          </table:table-cell>
          <table:table-cell office:value-type="float" office:value="20964780.0161362" calcext:value-type="float">
            <text:p>20964780.0161362</text:p>
          </table:table-cell>
          <table:table-cell office:value-type="float" office:value="29349885.5348307" calcext:value-type="float">
            <text:p>29349885.5348307</text:p>
          </table:table-cell>
          <table:table-cell office:value-type="float" office:value="0.0115768992942943" calcext:value-type="float">
            <text:p>0.011576899294294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0" calcext:value-type="float">
            <text:p>0</text:p>
          </table:table-cell>
          <table:table-cell office:value-type="float" office:value="0.628943400484085" calcext:value-type="float">
            <text:p>0.62894340048408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1-24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463880.891927083" calcext:value-type="float">
            <text:p>-463880.891927083</text:p>
          </table:table-cell>
          <table:table-cell office:value-type="float" office:value="-2.11468320558197" calcext:value-type="float">
            <text:p>-2.11468320558197</text:p>
          </table:table-cell>
          <table:table-cell office:value-type="float" office:value="20964780.0161362" calcext:value-type="float">
            <text:p>20964780.0161362</text:p>
          </table:table-cell>
          <table:table-cell office:value-type="float" office:value="29349885.5348307" calcext:value-type="float">
            <text:p>29349885.5348307</text:p>
          </table:table-cell>
          <table:table-cell office:value-type="float" office:value="0.0118098348937771" calcext:value-type="float">
            <text:p>0.011809834893777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0" calcext:value-type="float">
            <text:p>0</text:p>
          </table:table-cell>
          <table:table-cell office:value-type="float" office:value="0.628943400484085" calcext:value-type="float">
            <text:p>0.62894340048408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1-24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463880.891927083" calcext:value-type="float">
            <text:p>-463880.891927083</text:p>
          </table:table-cell>
          <table:table-cell office:value-type="float" office:value="-2.11468320558197" calcext:value-type="float">
            <text:p>-2.11468320558197</text:p>
          </table:table-cell>
          <table:table-cell office:value-type="float" office:value="20964780.0161362" calcext:value-type="float">
            <text:p>20964780.0161362</text:p>
          </table:table-cell>
          <table:table-cell office:value-type="float" office:value="29349885.5348307" calcext:value-type="float">
            <text:p>29349885.5348307</text:p>
          </table:table-cell>
          <table:table-cell office:value-type="float" office:value="0.0115768992942943" calcext:value-type="float">
            <text:p>0.011576899294294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0" calcext:value-type="float">
            <text:p>0</text:p>
          </table:table-cell>
          <table:table-cell office:value-type="float" office:value="0.628943400484085" calcext:value-type="float">
            <text:p>0.62894340048408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1-24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463880.891927083" calcext:value-type="float">
            <text:p>-463880.891927083</text:p>
          </table:table-cell>
          <table:table-cell office:value-type="float" office:value="-2.11468320558197" calcext:value-type="float">
            <text:p>-2.11468320558197</text:p>
          </table:table-cell>
          <table:table-cell office:value-type="float" office:value="20964780.0161362" calcext:value-type="float">
            <text:p>20964780.0161362</text:p>
          </table:table-cell>
          <table:table-cell office:value-type="float" office:value="29349885.5348307" calcext:value-type="float">
            <text:p>29349885.5348307</text:p>
          </table:table-cell>
          <table:table-cell office:value-type="float" office:value="0.0118098348937771" calcext:value-type="float">
            <text:p>0.011809834893777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0" calcext:value-type="float">
            <text:p>0</text:p>
          </table:table-cell>
          <table:table-cell office:value-type="float" office:value="0.628943400484085" calcext:value-type="float">
            <text:p>0.62894340048408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1-25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475573.903645833" calcext:value-type="float">
            <text:p>-475573.903645833</text:p>
          </table:table-cell>
          <table:table-cell office:value-type="float" office:value="-2.11354887214839" calcext:value-type="float">
            <text:p>-2.11354887214839</text:p>
          </table:table-cell>
          <table:table-cell office:value-type="float" office:value="19006379.8953295" calcext:value-type="float">
            <text:p>19006379.8953295</text:p>
          </table:table-cell>
          <table:table-cell office:value-type="float" office:value="29349885.5348307" calcext:value-type="float">
            <text:p>29349885.5348307</text:p>
          </table:table-cell>
          <table:table-cell office:value-type="float" office:value="0.0115768992942943" calcext:value-type="float">
            <text:p>0.011576899294294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0" calcext:value-type="float">
            <text:p>0</text:p>
          </table:table-cell>
          <table:table-cell office:value-type="float" office:value="0.570191396859884" calcext:value-type="float">
            <text:p>0.57019139685988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1-25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475573.903645833" calcext:value-type="float">
            <text:p>-475573.903645833</text:p>
          </table:table-cell>
          <table:table-cell office:value-type="float" office:value="-2.11354887214839" calcext:value-type="float">
            <text:p>-2.11354887214839</text:p>
          </table:table-cell>
          <table:table-cell office:value-type="float" office:value="19006379.8953295" calcext:value-type="float">
            <text:p>19006379.8953295</text:p>
          </table:table-cell>
          <table:table-cell office:value-type="float" office:value="29349885.5348307" calcext:value-type="float">
            <text:p>29349885.5348307</text:p>
          </table:table-cell>
          <table:table-cell office:value-type="float" office:value="0.0118098348937771" calcext:value-type="float">
            <text:p>0.011809834893777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0" calcext:value-type="float">
            <text:p>0</text:p>
          </table:table-cell>
          <table:table-cell office:value-type="float" office:value="0.570191396859884" calcext:value-type="float">
            <text:p>0.57019139685988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1-25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475573.903645833" calcext:value-type="float">
            <text:p>-475573.903645833</text:p>
          </table:table-cell>
          <table:table-cell office:value-type="float" office:value="-2.11354887214839" calcext:value-type="float">
            <text:p>-2.11354887214839</text:p>
          </table:table-cell>
          <table:table-cell office:value-type="float" office:value="19006379.8953295" calcext:value-type="float">
            <text:p>19006379.8953295</text:p>
          </table:table-cell>
          <table:table-cell office:value-type="float" office:value="29349885.5348307" calcext:value-type="float">
            <text:p>29349885.5348307</text:p>
          </table:table-cell>
          <table:table-cell office:value-type="float" office:value="0.0115768992942943" calcext:value-type="float">
            <text:p>0.011576899294294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0" calcext:value-type="float">
            <text:p>0</text:p>
          </table:table-cell>
          <table:table-cell office:value-type="float" office:value="0.570191396859884" calcext:value-type="float">
            <text:p>0.57019139685988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1-25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475573.903645833" calcext:value-type="float">
            <text:p>-475573.903645833</text:p>
          </table:table-cell>
          <table:table-cell office:value-type="float" office:value="-2.11354887214839" calcext:value-type="float">
            <text:p>-2.11354887214839</text:p>
          </table:table-cell>
          <table:table-cell office:value-type="float" office:value="19006379.8953295" calcext:value-type="float">
            <text:p>19006379.8953295</text:p>
          </table:table-cell>
          <table:table-cell office:value-type="float" office:value="29349885.5348307" calcext:value-type="float">
            <text:p>29349885.5348307</text:p>
          </table:table-cell>
          <table:table-cell office:value-type="float" office:value="0.0118098348937771" calcext:value-type="float">
            <text:p>0.011809834893777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0" calcext:value-type="float">
            <text:p>0</text:p>
          </table:table-cell>
          <table:table-cell office:value-type="float" office:value="0.570191396859884" calcext:value-type="float">
            <text:p>0.57019139685988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1-26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486981.131510417" calcext:value-type="float">
            <text:p>-486981.131510417</text:p>
          </table:table-cell>
          <table:table-cell office:value-type="float" office:value="-2.11034159583505" calcext:value-type="float">
            <text:p>-2.11034159583505</text:p>
          </table:table-cell>
          <table:table-cell office:value-type="float" office:value="18903600.341928" calcext:value-type="float">
            <text:p>18903600.341928</text:p>
          </table:table-cell>
          <table:table-cell office:value-type="float" office:value="29349885.5348307" calcext:value-type="float">
            <text:p>29349885.5348307</text:p>
          </table:table-cell>
          <table:table-cell office:value-type="float" office:value="0.0115768992942943" calcext:value-type="float">
            <text:p>0.011576899294294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0" calcext:value-type="float">
            <text:p>0</text:p>
          </table:table-cell>
          <table:table-cell office:value-type="float" office:value="0.56710801025784" calcext:value-type="float">
            <text:p>0.5671080102578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1-26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486981.131510417" calcext:value-type="float">
            <text:p>-486981.131510417</text:p>
          </table:table-cell>
          <table:table-cell office:value-type="float" office:value="-2.11034159583505" calcext:value-type="float">
            <text:p>-2.11034159583505</text:p>
          </table:table-cell>
          <table:table-cell office:value-type="float" office:value="18903600.341928" calcext:value-type="float">
            <text:p>18903600.341928</text:p>
          </table:table-cell>
          <table:table-cell office:value-type="float" office:value="29354813.1994141" calcext:value-type="float">
            <text:p>29354813.1994141</text:p>
          </table:table-cell>
          <table:table-cell office:value-type="float" office:value="0.0118118176921452" calcext:value-type="float">
            <text:p>0.011811817692145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0" calcext:value-type="float">
            <text:p>0</text:p>
          </table:table-cell>
          <table:table-cell office:value-type="float" office:value="0.56710801025784" calcext:value-type="float">
            <text:p>0.5671080102578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1-26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486981.131510417" calcext:value-type="float">
            <text:p>-486981.131510417</text:p>
          </table:table-cell>
          <table:table-cell office:value-type="float" office:value="-2.11034159583505" calcext:value-type="float">
            <text:p>-2.11034159583505</text:p>
          </table:table-cell>
          <table:table-cell office:value-type="float" office:value="18903600.341928" calcext:value-type="float">
            <text:p>18903600.341928</text:p>
          </table:table-cell>
          <table:table-cell office:value-type="float" office:value="29382471.2494141" calcext:value-type="float">
            <text:p>29382471.2494141</text:p>
          </table:table-cell>
          <table:table-cell office:value-type="float" office:value="0.01158975254838" calcext:value-type="float">
            <text:p>0.01158975254838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0" calcext:value-type="float">
            <text:p>0</text:p>
          </table:table-cell>
          <table:table-cell office:value-type="float" office:value="0.56710801025784" calcext:value-type="float">
            <text:p>0.5671080102578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1-26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486981.131510417" calcext:value-type="float">
            <text:p>-486981.131510417</text:p>
          </table:table-cell>
          <table:table-cell office:value-type="float" office:value="-2.11034159583505" calcext:value-type="float">
            <text:p>-2.11034159583505</text:p>
          </table:table-cell>
          <table:table-cell office:value-type="float" office:value="18903600.341928" calcext:value-type="float">
            <text:p>18903600.341928</text:p>
          </table:table-cell>
          <table:table-cell office:value-type="float" office:value="29426810.8195964" calcext:value-type="float">
            <text:p>29426810.8195964</text:p>
          </table:table-cell>
          <table:table-cell office:value-type="float" office:value="0.0118407881631233" calcext:value-type="float">
            <text:p>0.011840788163123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0" calcext:value-type="float">
            <text:p>0</text:p>
          </table:table-cell>
          <table:table-cell office:value-type="float" office:value="0.56710801025784" calcext:value-type="float">
            <text:p>0.5671080102578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1-27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498115.692708333" calcext:value-type="float">
            <text:p>-498115.692708333</text:p>
          </table:table-cell>
          <table:table-cell office:value-type="float" office:value="-2.08789997996064" calcext:value-type="float">
            <text:p>-2.08789997996064</text:p>
          </table:table-cell>
          <table:table-cell office:value-type="float" office:value="21327299.7147202" calcext:value-type="float">
            <text:p>21327299.7147202</text:p>
          </table:table-cell>
          <table:table-cell office:value-type="float" office:value="29484369.1886068" calcext:value-type="float">
            <text:p>29484369.1886068</text:p>
          </table:table-cell>
          <table:table-cell office:value-type="float" office:value="0.0116299456243949" calcext:value-type="float">
            <text:p>0.011629945624395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0" calcext:value-type="float">
            <text:p>0</text:p>
          </table:table-cell>
          <table:table-cell office:value-type="float" office:value="0.639818991441607" calcext:value-type="float">
            <text:p>0.63981899144160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1-27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498115.692708333" calcext:value-type="float">
            <text:p>-498115.692708333</text:p>
          </table:table-cell>
          <table:table-cell office:value-type="float" office:value="-2.08789997996064" calcext:value-type="float">
            <text:p>-2.08789997996064</text:p>
          </table:table-cell>
          <table:table-cell office:value-type="float" office:value="21327299.7147202" calcext:value-type="float">
            <text:p>21327299.7147202</text:p>
          </table:table-cell>
          <table:table-cell office:value-type="float" office:value="29554633.9417318" calcext:value-type="float">
            <text:p>29554633.9417318</text:p>
          </table:table-cell>
          <table:table-cell office:value-type="float" office:value="0.0118922217527444" calcext:value-type="float">
            <text:p>0.011892221752744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0" calcext:value-type="float">
            <text:p>0</text:p>
          </table:table-cell>
          <table:table-cell office:value-type="float" office:value="0.639818991441607" calcext:value-type="float">
            <text:p>0.63981899144160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1-27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498115.692708333" calcext:value-type="float">
            <text:p>-498115.692708333</text:p>
          </table:table-cell>
          <table:table-cell office:value-type="float" office:value="-2.08789997996064" calcext:value-type="float">
            <text:p>-2.08789997996064</text:p>
          </table:table-cell>
          <table:table-cell office:value-type="float" office:value="21327299.7147202" calcext:value-type="float">
            <text:p>21327299.7147202</text:p>
          </table:table-cell>
          <table:table-cell office:value-type="float" office:value="29635877.7241536" calcext:value-type="float">
            <text:p>29635877.7241536</text:p>
          </table:table-cell>
          <table:table-cell office:value-type="float" office:value="0.0116897073245273" calcext:value-type="float">
            <text:p>0.011689707324527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0" calcext:value-type="float">
            <text:p>0</text:p>
          </table:table-cell>
          <table:table-cell office:value-type="float" office:value="0.639818991441607" calcext:value-type="float">
            <text:p>0.63981899144160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1-27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498115.692708333" calcext:value-type="float">
            <text:p>-498115.692708333</text:p>
          </table:table-cell>
          <table:table-cell office:value-type="float" office:value="-2.08789997996064" calcext:value-type="float">
            <text:p>-2.08789997996064</text:p>
          </table:table-cell>
          <table:table-cell office:value-type="float" office:value="21327299.7147202" calcext:value-type="float">
            <text:p>21327299.7147202</text:p>
          </table:table-cell>
          <table:table-cell office:value-type="float" office:value="29635877.7241536" calcext:value-type="float">
            <text:p>29635877.7241536</text:p>
          </table:table-cell>
          <table:table-cell office:value-type="float" office:value="0.0119249127032904" calcext:value-type="float">
            <text:p>0.0119249127032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0" calcext:value-type="float">
            <text:p>0</text:p>
          </table:table-cell>
          <table:table-cell office:value-type="float" office:value="0.639818991441607" calcext:value-type="float">
            <text:p>0.63981899144160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1-28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509003.040364583" calcext:value-type="float">
            <text:p>-509003.040364583</text:p>
          </table:table-cell>
          <table:table-cell office:value-type="float" office:value="-2.1286438088282" calcext:value-type="float">
            <text:p>-2.1286438088282</text:p>
          </table:table-cell>
          <table:table-cell office:value-type="float" office:value="21252420.1681852" calcext:value-type="float">
            <text:p>21252420.1681852</text:p>
          </table:table-cell>
          <table:table-cell office:value-type="float" office:value="29635877.7241536" calcext:value-type="float">
            <text:p>29635877.7241536</text:p>
          </table:table-cell>
          <table:table-cell office:value-type="float" office:value="0.0116897073245273" calcext:value-type="float">
            <text:p>0.011689707324527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0" calcext:value-type="float">
            <text:p>0</text:p>
          </table:table-cell>
          <table:table-cell office:value-type="float" office:value="0.637572605045557" calcext:value-type="float">
            <text:p>0.63757260504555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1-28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509003.040364583" calcext:value-type="float">
            <text:p>-509003.040364583</text:p>
          </table:table-cell>
          <table:table-cell office:value-type="float" office:value="-2.1286438088282" calcext:value-type="float">
            <text:p>-2.1286438088282</text:p>
          </table:table-cell>
          <table:table-cell office:value-type="float" office:value="21252420.1681852" calcext:value-type="float">
            <text:p>21252420.1681852</text:p>
          </table:table-cell>
          <table:table-cell office:value-type="float" office:value="29635877.7241536" calcext:value-type="float">
            <text:p>29635877.7241536</text:p>
          </table:table-cell>
          <table:table-cell office:value-type="float" office:value="0.0119249127032904" calcext:value-type="float">
            <text:p>0.0119249127032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0" calcext:value-type="float">
            <text:p>0</text:p>
          </table:table-cell>
          <table:table-cell office:value-type="float" office:value="0.637572605045557" calcext:value-type="float">
            <text:p>0.63757260504555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1-28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509003.040364583" calcext:value-type="float">
            <text:p>-509003.040364583</text:p>
          </table:table-cell>
          <table:table-cell office:value-type="float" office:value="-2.1286438088282" calcext:value-type="float">
            <text:p>-2.1286438088282</text:p>
          </table:table-cell>
          <table:table-cell office:value-type="float" office:value="21252420.1681852" calcext:value-type="float">
            <text:p>21252420.1681852</text:p>
          </table:table-cell>
          <table:table-cell office:value-type="float" office:value="29635877.7241536" calcext:value-type="float">
            <text:p>29635877.7241536</text:p>
          </table:table-cell>
          <table:table-cell office:value-type="float" office:value="0.0116897073245273" calcext:value-type="float">
            <text:p>0.011689707324527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0" calcext:value-type="float">
            <text:p>0</text:p>
          </table:table-cell>
          <table:table-cell office:value-type="float" office:value="0.637572605045557" calcext:value-type="float">
            <text:p>0.63757260504555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1-28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509003.040364583" calcext:value-type="float">
            <text:p>-509003.040364583</text:p>
          </table:table-cell>
          <table:table-cell office:value-type="float" office:value="-2.1286438088282" calcext:value-type="float">
            <text:p>-2.1286438088282</text:p>
          </table:table-cell>
          <table:table-cell office:value-type="float" office:value="21252420.1681852" calcext:value-type="float">
            <text:p>21252420.1681852</text:p>
          </table:table-cell>
          <table:table-cell office:value-type="float" office:value="29635877.7241536" calcext:value-type="float">
            <text:p>29635877.7241536</text:p>
          </table:table-cell>
          <table:table-cell office:value-type="float" office:value="0.0119249127032904" calcext:value-type="float">
            <text:p>0.0119249127032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0" calcext:value-type="float">
            <text:p>0</text:p>
          </table:table-cell>
          <table:table-cell office:value-type="float" office:value="0.637572605045557" calcext:value-type="float">
            <text:p>0.63757260504555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1-29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519639.825520833" calcext:value-type="float">
            <text:p>-519639.825520833</text:p>
          </table:table-cell>
          <table:table-cell office:value-type="float" office:value="-2.14615518925712" calcext:value-type="float">
            <text:p>-2.14615518925712</text:p>
          </table:table-cell>
          <table:table-cell office:value-type="float" office:value="19060380.0528288" calcext:value-type="float">
            <text:p>19060380.0528288</text:p>
          </table:table-cell>
          <table:table-cell office:value-type="float" office:value="29635877.7241536" calcext:value-type="float">
            <text:p>29635877.7241536</text:p>
          </table:table-cell>
          <table:table-cell office:value-type="float" office:value="0.0116897073245273" calcext:value-type="float">
            <text:p>0.011689707324527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0" calcext:value-type="float">
            <text:p>0</text:p>
          </table:table-cell>
          <table:table-cell office:value-type="float" office:value="0.571811401584864" calcext:value-type="float">
            <text:p>0.57181140158486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1-29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519639.825520833" calcext:value-type="float">
            <text:p>-519639.825520833</text:p>
          </table:table-cell>
          <table:table-cell office:value-type="float" office:value="-2.14615518925712" calcext:value-type="float">
            <text:p>-2.14615518925712</text:p>
          </table:table-cell>
          <table:table-cell office:value-type="float" office:value="19060380.0528288" calcext:value-type="float">
            <text:p>19060380.0528288</text:p>
          </table:table-cell>
          <table:table-cell office:value-type="float" office:value="29635877.7241536" calcext:value-type="float">
            <text:p>29635877.7241536</text:p>
          </table:table-cell>
          <table:table-cell office:value-type="float" office:value="0.0119249127032904" calcext:value-type="float">
            <text:p>0.0119249127032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0" calcext:value-type="float">
            <text:p>0</text:p>
          </table:table-cell>
          <table:table-cell office:value-type="float" office:value="0.571811401584864" calcext:value-type="float">
            <text:p>0.57181140158486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1-29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519639.825520833" calcext:value-type="float">
            <text:p>-519639.825520833</text:p>
          </table:table-cell>
          <table:table-cell office:value-type="float" office:value="-2.14615518925712" calcext:value-type="float">
            <text:p>-2.14615518925712</text:p>
          </table:table-cell>
          <table:table-cell office:value-type="float" office:value="19060380.0528288" calcext:value-type="float">
            <text:p>19060380.0528288</text:p>
          </table:table-cell>
          <table:table-cell office:value-type="float" office:value="29635877.7241536" calcext:value-type="float">
            <text:p>29635877.7241536</text:p>
          </table:table-cell>
          <table:table-cell office:value-type="float" office:value="0.0116897073245273" calcext:value-type="float">
            <text:p>0.011689707324527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0" calcext:value-type="float">
            <text:p>0</text:p>
          </table:table-cell>
          <table:table-cell office:value-type="float" office:value="0.571811401584864" calcext:value-type="float">
            <text:p>0.57181140158486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1-29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519639.825520833" calcext:value-type="float">
            <text:p>-519639.825520833</text:p>
          </table:table-cell>
          <table:table-cell office:value-type="float" office:value="-2.14615518925712" calcext:value-type="float">
            <text:p>-2.14615518925712</text:p>
          </table:table-cell>
          <table:table-cell office:value-type="float" office:value="19060380.0528288" calcext:value-type="float">
            <text:p>19060380.0528288</text:p>
          </table:table-cell>
          <table:table-cell office:value-type="float" office:value="29635877.7241536" calcext:value-type="float">
            <text:p>29635877.7241536</text:p>
          </table:table-cell>
          <table:table-cell office:value-type="float" office:value="0.0119249127032904" calcext:value-type="float">
            <text:p>0.0119249127032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0" calcext:value-type="float">
            <text:p>0</text:p>
          </table:table-cell>
          <table:table-cell office:value-type="float" office:value="0.571811401584864" calcext:value-type="float">
            <text:p>0.57181140158486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1-30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530018.463541667" calcext:value-type="float">
            <text:p>-530018.463541667</text:p>
          </table:table-cell>
          <table:table-cell office:value-type="float" office:value="-2.14232384096249" calcext:value-type="float">
            <text:p>-2.14232384096249</text:p>
          </table:table-cell>
          <table:table-cell office:value-type="float" office:value="18848520.2828765" calcext:value-type="float">
            <text:p>18848520.2828765</text:p>
          </table:table-cell>
          <table:table-cell office:value-type="float" office:value="29635877.7241536" calcext:value-type="float">
            <text:p>29635877.7241536</text:p>
          </table:table-cell>
          <table:table-cell office:value-type="float" office:value="0.0116897073245273" calcext:value-type="float">
            <text:p>0.011689707324527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0" calcext:value-type="float">
            <text:p>0</text:p>
          </table:table-cell>
          <table:table-cell office:value-type="float" office:value="0.565455608486295" calcext:value-type="float">
            <text:p>0.56545560848629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1-30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530018.463541667" calcext:value-type="float">
            <text:p>-530018.463541667</text:p>
          </table:table-cell>
          <table:table-cell office:value-type="float" office:value="-2.14232384096249" calcext:value-type="float">
            <text:p>-2.14232384096249</text:p>
          </table:table-cell>
          <table:table-cell office:value-type="float" office:value="18848520.2828765" calcext:value-type="float">
            <text:p>18848520.2828765</text:p>
          </table:table-cell>
          <table:table-cell office:value-type="float" office:value="29635877.7241536" calcext:value-type="float">
            <text:p>29635877.7241536</text:p>
          </table:table-cell>
          <table:table-cell office:value-type="float" office:value="0.0119249127032904" calcext:value-type="float">
            <text:p>0.0119249127032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0" calcext:value-type="float">
            <text:p>0</text:p>
          </table:table-cell>
          <table:table-cell office:value-type="float" office:value="0.565455608486295" calcext:value-type="float">
            <text:p>0.56545560848629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1-30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530018.463541667" calcext:value-type="float">
            <text:p>-530018.463541667</text:p>
          </table:table-cell>
          <table:table-cell office:value-type="float" office:value="-2.14232384096249" calcext:value-type="float">
            <text:p>-2.14232384096249</text:p>
          </table:table-cell>
          <table:table-cell office:value-type="float" office:value="18848520.2828765" calcext:value-type="float">
            <text:p>18848520.2828765</text:p>
          </table:table-cell>
          <table:table-cell office:value-type="float" office:value="29635877.7241536" calcext:value-type="float">
            <text:p>29635877.7241536</text:p>
          </table:table-cell>
          <table:table-cell office:value-type="float" office:value="0.0116897073245273" calcext:value-type="float">
            <text:p>0.011689707324527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0" calcext:value-type="float">
            <text:p>0</text:p>
          </table:table-cell>
          <table:table-cell office:value-type="float" office:value="0.565455608486295" calcext:value-type="float">
            <text:p>0.56545560848629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1-30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530018.463541667" calcext:value-type="float">
            <text:p>-530018.463541667</text:p>
          </table:table-cell>
          <table:table-cell office:value-type="float" office:value="-2.14232384096249" calcext:value-type="float">
            <text:p>-2.14232384096249</text:p>
          </table:table-cell>
          <table:table-cell office:value-type="float" office:value="18848520.2828765" calcext:value-type="float">
            <text:p>18848520.2828765</text:p>
          </table:table-cell>
          <table:table-cell office:value-type="float" office:value="29635877.7241536" calcext:value-type="float">
            <text:p>29635877.7241536</text:p>
          </table:table-cell>
          <table:table-cell office:value-type="float" office:value="0.0119249127032904" calcext:value-type="float">
            <text:p>0.0119249127032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0" calcext:value-type="float">
            <text:p>0</text:p>
          </table:table-cell>
          <table:table-cell office:value-type="float" office:value="0.565455608486295" calcext:value-type="float">
            <text:p>0.56545560848629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1-3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540162.041666667" calcext:value-type="float">
            <text:p>-540162.041666667</text:p>
          </table:table-cell>
          <table:table-cell office:value-type="float" office:value="-2.15269412801717" calcext:value-type="float">
            <text:p>-2.15269412801717</text:p>
          </table:table-cell>
          <table:table-cell office:value-type="float" office:value="14099759.8808885" calcext:value-type="float">
            <text:p>14099759.8808885</text:p>
          </table:table-cell>
          <table:table-cell office:value-type="float" office:value="29635877.7241536" calcext:value-type="float">
            <text:p>29635877.7241536</text:p>
          </table:table-cell>
          <table:table-cell office:value-type="float" office:value="0.0116897073245273" calcext:value-type="float">
            <text:p>0.011689707324527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0" calcext:value-type="float">
            <text:p>0</text:p>
          </table:table-cell>
          <table:table-cell office:value-type="float" office:value="0.422992796426654" calcext:value-type="float">
            <text:p>0.42299279642665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1-3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540162.041666667" calcext:value-type="float">
            <text:p>-540162.041666667</text:p>
          </table:table-cell>
          <table:table-cell office:value-type="float" office:value="-2.15269412801717" calcext:value-type="float">
            <text:p>-2.15269412801717</text:p>
          </table:table-cell>
          <table:table-cell office:value-type="float" office:value="14099759.8808885" calcext:value-type="float">
            <text:p>14099759.8808885</text:p>
          </table:table-cell>
          <table:table-cell office:value-type="float" office:value="29635877.7241536" calcext:value-type="float">
            <text:p>29635877.7241536</text:p>
          </table:table-cell>
          <table:table-cell office:value-type="float" office:value="0.0119249127032904" calcext:value-type="float">
            <text:p>0.0119249127032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0" calcext:value-type="float">
            <text:p>0</text:p>
          </table:table-cell>
          <table:table-cell office:value-type="float" office:value="0.422992796426654" calcext:value-type="float">
            <text:p>0.42299279642665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1-3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540162.041666667" calcext:value-type="float">
            <text:p>-540162.041666667</text:p>
          </table:table-cell>
          <table:table-cell office:value-type="float" office:value="-2.15269412801717" calcext:value-type="float">
            <text:p>-2.15269412801717</text:p>
          </table:table-cell>
          <table:table-cell office:value-type="float" office:value="14099759.8808885" calcext:value-type="float">
            <text:p>14099759.8808885</text:p>
          </table:table-cell>
          <table:table-cell office:value-type="float" office:value="29635877.7241536" calcext:value-type="float">
            <text:p>29635877.7241536</text:p>
          </table:table-cell>
          <table:table-cell office:value-type="float" office:value="0.0116897073245273" calcext:value-type="float">
            <text:p>0.011689707324527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0" calcext:value-type="float">
            <text:p>0</text:p>
          </table:table-cell>
          <table:table-cell office:value-type="float" office:value="0.422992796426654" calcext:value-type="float">
            <text:p>0.42299279642665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1-3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540162.041666667" calcext:value-type="float">
            <text:p>-540162.041666667</text:p>
          </table:table-cell>
          <table:table-cell office:value-type="float" office:value="-2.15269412801717" calcext:value-type="float">
            <text:p>-2.15269412801717</text:p>
          </table:table-cell>
          <table:table-cell office:value-type="float" office:value="14099759.8808885" calcext:value-type="float">
            <text:p>14099759.8808885</text:p>
          </table:table-cell>
          <table:table-cell office:value-type="float" office:value="29635877.7241536" calcext:value-type="float">
            <text:p>29635877.7241536</text:p>
          </table:table-cell>
          <table:table-cell office:value-type="float" office:value="0.0119249127032904" calcext:value-type="float">
            <text:p>0.0119249127032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0" calcext:value-type="float">
            <text:p>0</text:p>
          </table:table-cell>
          <table:table-cell office:value-type="float" office:value="0.422992796426654" calcext:value-type="float">
            <text:p>0.42299279642665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2-0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550081.544270833" calcext:value-type="float">
            <text:p>-550081.544270833</text:p>
          </table:table-cell>
          <table:table-cell office:value-type="float" office:value="-2.13732376068947" calcext:value-type="float">
            <text:p>-2.13732376068947</text:p>
          </table:table-cell>
          <table:table-cell office:value-type="float" office:value="16588979.758966" calcext:value-type="float">
            <text:p>16588979.758966</text:p>
          </table:table-cell>
          <table:table-cell office:value-type="float" office:value="29635877.7241536" calcext:value-type="float">
            <text:p>29635877.7241536</text:p>
          </table:table-cell>
          <table:table-cell office:value-type="float" office:value="0.0116897073245273" calcext:value-type="float">
            <text:p>0.011689707324527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0" calcext:value-type="float">
            <text:p>0</text:p>
          </table:table-cell>
          <table:table-cell office:value-type="float" office:value="0.497669392768979" calcext:value-type="float">
            <text:p>0.49766939276897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2-0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550081.544270833" calcext:value-type="float">
            <text:p>-550081.544270833</text:p>
          </table:table-cell>
          <table:table-cell office:value-type="float" office:value="-2.13732376068947" calcext:value-type="float">
            <text:p>-2.13732376068947</text:p>
          </table:table-cell>
          <table:table-cell office:value-type="float" office:value="16588979.758966" calcext:value-type="float">
            <text:p>16588979.758966</text:p>
          </table:table-cell>
          <table:table-cell office:value-type="float" office:value="29635877.7241536" calcext:value-type="float">
            <text:p>29635877.7241536</text:p>
          </table:table-cell>
          <table:table-cell office:value-type="float" office:value="0.0119249127032904" calcext:value-type="float">
            <text:p>0.0119249127032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0" calcext:value-type="float">
            <text:p>0</text:p>
          </table:table-cell>
          <table:table-cell office:value-type="float" office:value="0.497669392768979" calcext:value-type="float">
            <text:p>0.49766939276897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2-0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550081.544270833" calcext:value-type="float">
            <text:p>-550081.544270833</text:p>
          </table:table-cell>
          <table:table-cell office:value-type="float" office:value="-2.13732376068947" calcext:value-type="float">
            <text:p>-2.13732376068947</text:p>
          </table:table-cell>
          <table:table-cell office:value-type="float" office:value="16588979.758966" calcext:value-type="float">
            <text:p>16588979.758966</text:p>
          </table:table-cell>
          <table:table-cell office:value-type="float" office:value="29635877.7241536" calcext:value-type="float">
            <text:p>29635877.7241536</text:p>
          </table:table-cell>
          <table:table-cell office:value-type="float" office:value="0.0116897073245273" calcext:value-type="float">
            <text:p>0.011689707324527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0" calcext:value-type="float">
            <text:p>0</text:p>
          </table:table-cell>
          <table:table-cell office:value-type="float" office:value="0.497669392768979" calcext:value-type="float">
            <text:p>0.49766939276897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2-0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550081.544270833" calcext:value-type="float">
            <text:p>-550081.544270833</text:p>
          </table:table-cell>
          <table:table-cell office:value-type="float" office:value="-2.13732376068947" calcext:value-type="float">
            <text:p>-2.13732376068947</text:p>
          </table:table-cell>
          <table:table-cell office:value-type="float" office:value="16588979.758966" calcext:value-type="float">
            <text:p>16588979.758966</text:p>
          </table:table-cell>
          <table:table-cell office:value-type="float" office:value="28727659.038737" calcext:value-type="float">
            <text:p>28727659.038737</text:p>
          </table:table-cell>
          <table:table-cell office:value-type="float" office:value="0.0115594628036823" calcext:value-type="float">
            <text:p>0.011559462803682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0" calcext:value-type="float">
            <text:p>0</text:p>
          </table:table-cell>
          <table:table-cell office:value-type="float" office:value="0.497669392768979" calcext:value-type="float">
            <text:p>0.49766939276897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2-02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559771.270833333" calcext:value-type="float">
            <text:p>-559771.270833333</text:p>
          </table:table-cell>
          <table:table-cell office:value-type="float" office:value="-2.14094968687277" calcext:value-type="float">
            <text:p>-2.14094968687277</text:p>
          </table:table-cell>
          <table:table-cell office:value-type="float" office:value="16289279.8716187" calcext:value-type="float">
            <text:p>16289279.8716187</text:p>
          </table:table-cell>
          <table:table-cell office:value-type="float" office:value="27821878.1710286" calcext:value-type="float">
            <text:p>27821878.1710286</text:p>
          </table:table-cell>
          <table:table-cell office:value-type="float" office:value="0.0109741852785724" calcext:value-type="float">
            <text:p>0.010974185278572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0" calcext:value-type="float">
            <text:p>0</text:p>
          </table:table-cell>
          <table:table-cell office:value-type="float" office:value="0.488678396148562" calcext:value-type="float">
            <text:p>0.48867839614856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2-02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559771.270833333" calcext:value-type="float">
            <text:p>-559771.270833333</text:p>
          </table:table-cell>
          <table:table-cell office:value-type="float" office:value="-2.14094968687277" calcext:value-type="float">
            <text:p>-2.14094968687277</text:p>
          </table:table-cell>
          <table:table-cell office:value-type="float" office:value="16289279.8716187" calcext:value-type="float">
            <text:p>16289279.8716187</text:p>
          </table:table-cell>
          <table:table-cell office:value-type="float" office:value="26919593.313737" calcext:value-type="float">
            <text:p>26919593.313737</text:p>
          </table:table-cell>
          <table:table-cell office:value-type="float" office:value="0.0108319315952894" calcext:value-type="float">
            <text:p>0.01083193159528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0" calcext:value-type="float">
            <text:p>0</text:p>
          </table:table-cell>
          <table:table-cell office:value-type="float" office:value="0.488678396148562" calcext:value-type="float">
            <text:p>0.48867839614856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2-02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559771.270833333" calcext:value-type="float">
            <text:p>-559771.270833333</text:p>
          </table:table-cell>
          <table:table-cell office:value-type="float" office:value="-2.14094968687277" calcext:value-type="float">
            <text:p>-2.14094968687277</text:p>
          </table:table-cell>
          <table:table-cell office:value-type="float" office:value="16289279.8716187" calcext:value-type="float">
            <text:p>16289279.8716187</text:p>
          </table:table-cell>
          <table:table-cell office:value-type="float" office:value="26336204.943099" calcext:value-type="float">
            <text:p>26336204.943099</text:p>
          </table:table-cell>
          <table:table-cell office:value-type="float" office:value="0.0103881697275557" calcext:value-type="float">
            <text:p>0.010388169727556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0" calcext:value-type="float">
            <text:p>0</text:p>
          </table:table-cell>
          <table:table-cell office:value-type="float" office:value="0.488678396148562" calcext:value-type="float">
            <text:p>0.48867839614856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2-02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559771.270833333" calcext:value-type="float">
            <text:p>-559771.270833333</text:p>
          </table:table-cell>
          <table:table-cell office:value-type="float" office:value="-2.14094968687277" calcext:value-type="float">
            <text:p>-2.14094968687277</text:p>
          </table:table-cell>
          <table:table-cell office:value-type="float" office:value="16289279.8716187" calcext:value-type="float">
            <text:p>16289279.8716187</text:p>
          </table:table-cell>
          <table:table-cell office:value-type="float" office:value="26336204.943099" calcext:value-type="float">
            <text:p>26336204.943099</text:p>
          </table:table-cell>
          <table:table-cell office:value-type="float" office:value="0.0105971872271041" calcext:value-type="float">
            <text:p>0.010597187227104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0" calcext:value-type="float">
            <text:p>0</text:p>
          </table:table-cell>
          <table:table-cell office:value-type="float" office:value="0.488678396148562" calcext:value-type="float">
            <text:p>0.48867839614856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2-03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569248.1328125" calcext:value-type="float">
            <text:p>-569248.1328125</text:p>
          </table:table-cell>
          <table:table-cell office:value-type="float" office:value="-2.1135297116416" calcext:value-type="float">
            <text:p>-2.1135297116416</text:p>
          </table:table-cell>
          <table:table-cell office:value-type="float" office:value="17422919.7219193" calcext:value-type="float">
            <text:p>17422919.7219193</text:p>
          </table:table-cell>
          <table:table-cell office:value-type="float" office:value="26336204.943099" calcext:value-type="float">
            <text:p>26336204.943099</text:p>
          </table:table-cell>
          <table:table-cell office:value-type="float" office:value="0.0103881697275557" calcext:value-type="float">
            <text:p>0.010388169727556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0" calcext:value-type="float">
            <text:p>0</text:p>
          </table:table-cell>
          <table:table-cell office:value-type="float" office:value="0.522687591657579" calcext:value-type="float">
            <text:p>0.52268759165757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2-03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569248.1328125" calcext:value-type="float">
            <text:p>-569248.1328125</text:p>
          </table:table-cell>
          <table:table-cell office:value-type="float" office:value="-2.1135297116416" calcext:value-type="float">
            <text:p>-2.1135297116416</text:p>
          </table:table-cell>
          <table:table-cell office:value-type="float" office:value="17422919.7219193" calcext:value-type="float">
            <text:p>17422919.7219193</text:p>
          </table:table-cell>
          <table:table-cell office:value-type="float" office:value="26331950.8390625" calcext:value-type="float">
            <text:p>26331950.8390625</text:p>
          </table:table-cell>
          <table:table-cell office:value-type="float" office:value="0.0105954754566704" calcext:value-type="float">
            <text:p>0.01059547545667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0" calcext:value-type="float">
            <text:p>0</text:p>
          </table:table-cell>
          <table:table-cell office:value-type="float" office:value="0.522687591657579" calcext:value-type="float">
            <text:p>0.52268759165757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2-03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569248.1328125" calcext:value-type="float">
            <text:p>-569248.1328125</text:p>
          </table:table-cell>
          <table:table-cell office:value-type="float" office:value="-2.1135297116416" calcext:value-type="float">
            <text:p>-2.1135297116416</text:p>
          </table:table-cell>
          <table:table-cell office:value-type="float" office:value="17422919.7219193" calcext:value-type="float">
            <text:p>17422919.7219193</text:p>
          </table:table-cell>
          <table:table-cell office:value-type="float" office:value="26296847.7408854" calcext:value-type="float">
            <text:p>26296847.7408854</text:p>
          </table:table-cell>
          <table:table-cell office:value-type="float" office:value="0.0103726454977937" calcext:value-type="float">
            <text:p>0.010372645497794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0" calcext:value-type="float">
            <text:p>0</text:p>
          </table:table-cell>
          <table:table-cell office:value-type="float" office:value="0.522687591657579" calcext:value-type="float">
            <text:p>0.52268759165757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2-03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569248.1328125" calcext:value-type="float">
            <text:p>-569248.1328125</text:p>
          </table:table-cell>
          <table:table-cell office:value-type="float" office:value="-2.1135297116416" calcext:value-type="float">
            <text:p>-2.1135297116416</text:p>
          </table:table-cell>
          <table:table-cell office:value-type="float" office:value="17422919.7219193" calcext:value-type="float">
            <text:p>17422919.7219193</text:p>
          </table:table-cell>
          <table:table-cell office:value-type="float" office:value="26224904.1967448" calcext:value-type="float">
            <text:p>26224904.1967448</text:p>
          </table:table-cell>
          <table:table-cell office:value-type="float" office:value="0.0105524019267854" calcext:value-type="float">
            <text:p>0.010552401926785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0" calcext:value-type="float">
            <text:p>0</text:p>
          </table:table-cell>
          <table:table-cell office:value-type="float" office:value="0.522687591657579" calcext:value-type="float">
            <text:p>0.52268759165757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2-04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578527.557291667" calcext:value-type="float">
            <text:p>-578527.557291667</text:p>
          </table:table-cell>
          <table:table-cell office:value-type="float" office:value="-2.10991943604313" calcext:value-type="float">
            <text:p>-2.10991943604313</text:p>
          </table:table-cell>
          <table:table-cell office:value-type="float" office:value="21152879.937011" calcext:value-type="float">
            <text:p>21152879.937011</text:p>
          </table:table-cell>
          <table:table-cell office:value-type="float" office:value="26126748.275651" calcext:value-type="float">
            <text:p>26126748.275651</text:p>
          </table:table-cell>
          <table:table-cell office:value-type="float" office:value="0.010305550708729" calcext:value-type="float">
            <text:p>0.010305550708729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0" calcext:value-type="float">
            <text:p>0</text:p>
          </table:table-cell>
          <table:table-cell office:value-type="float" office:value="0.63458639811033" calcext:value-type="float">
            <text:p>0.6345863981103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2-04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578527.557291667" calcext:value-type="float">
            <text:p>-578527.557291667</text:p>
          </table:table-cell>
          <table:table-cell office:value-type="float" office:value="-2.10991943604313" calcext:value-type="float">
            <text:p>-2.10991943604313</text:p>
          </table:table-cell>
          <table:table-cell office:value-type="float" office:value="21152879.937011" calcext:value-type="float">
            <text:p>21152879.937011</text:p>
          </table:table-cell>
          <table:table-cell office:value-type="float" office:value="26012940.4248698" calcext:value-type="float">
            <text:p>26012940.4248698</text:p>
          </table:table-cell>
          <table:table-cell office:value-type="float" office:value="0.0104671117423881" calcext:value-type="float">
            <text:p>0.010467111742388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0" calcext:value-type="float">
            <text:p>0</text:p>
          </table:table-cell>
          <table:table-cell office:value-type="float" office:value="0.63458639811033" calcext:value-type="float">
            <text:p>0.6345863981103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2-04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578527.557291667" calcext:value-type="float">
            <text:p>-578527.557291667</text:p>
          </table:table-cell>
          <table:table-cell office:value-type="float" office:value="-2.10991943604313" calcext:value-type="float">
            <text:p>-2.10991943604313</text:p>
          </table:table-cell>
          <table:table-cell office:value-type="float" office:value="21152879.937011" calcext:value-type="float">
            <text:p>21152879.937011</text:p>
          </table:table-cell>
          <table:table-cell office:value-type="float" office:value="25883271.908724" calcext:value-type="float">
            <text:p>25883271.908724</text:p>
          </table:table-cell>
          <table:table-cell office:value-type="float" office:value="0.0102095128084411" calcext:value-type="float">
            <text:p>0.010209512808441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0" calcext:value-type="float">
            <text:p>0</text:p>
          </table:table-cell>
          <table:table-cell office:value-type="float" office:value="0.63458639811033" calcext:value-type="float">
            <text:p>0.6345863981103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2-04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578527.557291667" calcext:value-type="float">
            <text:p>-578527.557291667</text:p>
          </table:table-cell>
          <table:table-cell office:value-type="float" office:value="-2.10991943604313" calcext:value-type="float">
            <text:p>-2.10991943604313</text:p>
          </table:table-cell>
          <table:table-cell office:value-type="float" office:value="21152879.937011" calcext:value-type="float">
            <text:p>21152879.937011</text:p>
          </table:table-cell>
          <table:table-cell office:value-type="float" office:value="25737854.031901" calcext:value-type="float">
            <text:p>25737854.031901</text:p>
          </table:table-cell>
          <table:table-cell office:value-type="float" office:value="0.0103564222175983" calcext:value-type="float">
            <text:p>0.010356422217598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0" calcext:value-type="float">
            <text:p>0</text:p>
          </table:table-cell>
          <table:table-cell office:value-type="float" office:value="0.63458639811033" calcext:value-type="float">
            <text:p>0.6345863981103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2-05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587619.971354167" calcext:value-type="float">
            <text:p>-587619.971354167</text:p>
          </table:table-cell>
          <table:table-cell office:value-type="float" office:value="-2.13655134866713" calcext:value-type="float">
            <text:p>-2.13655134866713</text:p>
          </table:table-cell>
          <table:table-cell office:value-type="float" office:value="21506039.9035692" calcext:value-type="float">
            <text:p>21506039.9035692</text:p>
          </table:table-cell>
          <table:table-cell office:value-type="float" office:value="25576937.1199219" calcext:value-type="float">
            <text:p>25576937.1199219</text:p>
          </table:table-cell>
          <table:table-cell office:value-type="float" office:value="0.0100886807528581" calcext:value-type="float">
            <text:p>0.010088680752858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0" calcext:value-type="float">
            <text:p>0</text:p>
          </table:table-cell>
          <table:table-cell office:value-type="float" office:value="0.645181197107077" calcext:value-type="float">
            <text:p>0.64518119710707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2-05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587619.971354167" calcext:value-type="float">
            <text:p>-587619.971354167</text:p>
          </table:table-cell>
          <table:table-cell office:value-type="float" office:value="-2.13655134866713" calcext:value-type="float">
            <text:p>-2.13655134866713</text:p>
          </table:table-cell>
          <table:table-cell office:value-type="float" office:value="21506039.9035692" calcext:value-type="float">
            <text:p>21506039.9035692</text:p>
          </table:table-cell>
          <table:table-cell office:value-type="float" office:value="25400840.9709635" calcext:value-type="float">
            <text:p>25400840.9709635</text:p>
          </table:table-cell>
          <table:table-cell office:value-type="float" office:value="0.0102208145811734" calcext:value-type="float">
            <text:p>0.010220814581173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0" calcext:value-type="float">
            <text:p>0</text:p>
          </table:table-cell>
          <table:table-cell office:value-type="float" office:value="0.645181197107077" calcext:value-type="float">
            <text:p>0.64518119710707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2-05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587619.971354167" calcext:value-type="float">
            <text:p>-587619.971354167</text:p>
          </table:table-cell>
          <table:table-cell office:value-type="float" office:value="-2.13655134866713" calcext:value-type="float">
            <text:p>-2.13655134866713</text:p>
          </table:table-cell>
          <table:table-cell office:value-type="float" office:value="21506039.9035692" calcext:value-type="float">
            <text:p>21506039.9035692</text:p>
          </table:table-cell>
          <table:table-cell office:value-type="float" office:value="25209944.335026" calcext:value-type="float">
            <text:p>25209944.335026</text:p>
          </table:table-cell>
          <table:table-cell office:value-type="float" office:value="0.00994392248770472" calcext:value-type="float">
            <text:p>0.009943922487705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0" calcext:value-type="float">
            <text:p>0</text:p>
          </table:table-cell>
          <table:table-cell office:value-type="float" office:value="0.645181197107077" calcext:value-type="float">
            <text:p>0.64518119710707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2-05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587619.971354167" calcext:value-type="float">
            <text:p>-587619.971354167</text:p>
          </table:table-cell>
          <table:table-cell office:value-type="float" office:value="-2.13655134866713" calcext:value-type="float">
            <text:p>-2.13655134866713</text:p>
          </table:table-cell>
          <table:table-cell office:value-type="float" office:value="21506039.9035692" calcext:value-type="float">
            <text:p>21506039.9035692</text:p>
          </table:table-cell>
          <table:table-cell office:value-type="float" office:value="25004629.5845052" calcext:value-type="float">
            <text:p>25004629.5845052</text:p>
          </table:table-cell>
          <table:table-cell office:value-type="float" office:value="0.0100613866661461" calcext:value-type="float">
            <text:p>0.010061386666146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0" calcext:value-type="float">
            <text:p>0</text:p>
          </table:table-cell>
          <table:table-cell office:value-type="float" office:value="0.645181197107077" calcext:value-type="float">
            <text:p>0.64518119710707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2-06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596527.752604167" calcext:value-type="float">
            <text:p>-596527.752604167</text:p>
          </table:table-cell>
          <table:table-cell office:value-type="float" office:value="-2.12606778804911" calcext:value-type="float">
            <text:p>-2.12606778804911</text:p>
          </table:table-cell>
          <table:table-cell office:value-type="float" office:value="19688040.2300477" calcext:value-type="float">
            <text:p>19688040.2300477</text:p>
          </table:table-cell>
          <table:table-cell office:value-type="float" office:value="24785358.8014323" calcext:value-type="float">
            <text:p>24785358.8014323</text:p>
          </table:table-cell>
          <table:table-cell office:value-type="float" office:value="0.00977644708278718" calcext:value-type="float">
            <text:p>0.009776447082787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0" calcext:value-type="float">
            <text:p>0</text:p>
          </table:table-cell>
          <table:table-cell office:value-type="float" office:value="0.590641206901431" calcext:value-type="float">
            <text:p>0.59064120690143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2-06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596527.752604167" calcext:value-type="float">
            <text:p>-596527.752604167</text:p>
          </table:table-cell>
          <table:table-cell office:value-type="float" office:value="-2.12606778804911" calcext:value-type="float">
            <text:p>-2.12606778804911</text:p>
          </table:table-cell>
          <table:table-cell office:value-type="float" office:value="19688040.2300477" calcext:value-type="float">
            <text:p>19688040.2300477</text:p>
          </table:table-cell>
          <table:table-cell office:value-type="float" office:value="24552503.9779948" calcext:value-type="float">
            <text:p>24552503.9779948</text:p>
          </table:table-cell>
          <table:table-cell office:value-type="float" office:value="0.00987945993400266" calcext:value-type="float">
            <text:p>0.009879459934003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0" calcext:value-type="float">
            <text:p>0</text:p>
          </table:table-cell>
          <table:table-cell office:value-type="float" office:value="0.590641206901431" calcext:value-type="float">
            <text:p>0.59064120690143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2-06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596527.752604167" calcext:value-type="float">
            <text:p>-596527.752604167</text:p>
          </table:table-cell>
          <table:table-cell office:value-type="float" office:value="-2.12606778804911" calcext:value-type="float">
            <text:p>-2.12606778804911</text:p>
          </table:table-cell>
          <table:table-cell office:value-type="float" office:value="19688040.2300477" calcext:value-type="float">
            <text:p>19688040.2300477</text:p>
          </table:table-cell>
          <table:table-cell office:value-type="float" office:value="24306413.1467448" calcext:value-type="float">
            <text:p>24306413.1467448</text:p>
          </table:table-cell>
          <table:table-cell office:value-type="float" office:value="0.00958752963010489" calcext:value-type="float">
            <text:p>0.009587529630105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0" calcext:value-type="float">
            <text:p>0</text:p>
          </table:table-cell>
          <table:table-cell office:value-type="float" office:value="0.590641206901431" calcext:value-type="float">
            <text:p>0.59064120690143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2-06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596527.752604167" calcext:value-type="float">
            <text:p>-596527.752604167</text:p>
          </table:table-cell>
          <table:table-cell office:value-type="float" office:value="-2.12606778804911" calcext:value-type="float">
            <text:p>-2.12606778804911</text:p>
          </table:table-cell>
          <table:table-cell office:value-type="float" office:value="19688040.2300477" calcext:value-type="float">
            <text:p>19688040.2300477</text:p>
          </table:table-cell>
          <table:table-cell office:value-type="float" office:value="24047404.8701823" calcext:value-type="float">
            <text:p>24047404.8701823</text:p>
          </table:table-cell>
          <table:table-cell office:value-type="float" office:value="0.0096762176739543" calcext:value-type="float">
            <text:p>0.009676217673954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0" calcext:value-type="float">
            <text:p>0</text:p>
          </table:table-cell>
          <table:table-cell office:value-type="float" office:value="0.590641206901431" calcext:value-type="float">
            <text:p>0.59064120690143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2-07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605258.427083333" calcext:value-type="float">
            <text:p>-605258.427083333</text:p>
          </table:table-cell>
          <table:table-cell office:value-type="float" office:value="-2.14783578048809" calcext:value-type="float">
            <text:p>-2.14783578048809</text:p>
          </table:table-cell>
          <table:table-cell office:value-type="float" office:value="15585119.9815035" calcext:value-type="float">
            <text:p>15585119.9815035</text:p>
          </table:table-cell>
          <table:table-cell office:value-type="float" office:value="23775788.0454427" calcext:value-type="float">
            <text:p>23775788.0454427</text:p>
          </table:table-cell>
          <table:table-cell office:value-type="float" office:value="0.00937822750681351" calcext:value-type="float">
            <text:p>0.009378227506814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0" calcext:value-type="float">
            <text:p>0</text:p>
          </table:table-cell>
          <table:table-cell office:value-type="float" office:value="0.467553599445105" calcext:value-type="float">
            <text:p>0.4675535994451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2-07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605258.427083333" calcext:value-type="float">
            <text:p>-605258.427083333</text:p>
          </table:table-cell>
          <table:table-cell office:value-type="float" office:value="-2.14783578048809" calcext:value-type="float">
            <text:p>-2.14783578048809</text:p>
          </table:table-cell>
          <table:table-cell office:value-type="float" office:value="15585119.9815035" calcext:value-type="float">
            <text:p>15585119.9815035</text:p>
          </table:table-cell>
          <table:table-cell office:value-type="float" office:value="23491873.8678385" calcext:value-type="float">
            <text:p>23491873.8678385</text:p>
          </table:table-cell>
          <table:table-cell office:value-type="float" office:value="0.00945268258015408" calcext:value-type="float">
            <text:p>0.009452682580154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0" calcext:value-type="float">
            <text:p>0</text:p>
          </table:table-cell>
          <table:table-cell office:value-type="float" office:value="0.467553599445105" calcext:value-type="float">
            <text:p>0.46755359944510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2-07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605258.427083333" calcext:value-type="float">
            <text:p>-605258.427083333</text:p>
          </table:table-cell>
          <table:table-cell office:value-type="float" office:value="-2.14783578048809" calcext:value-type="float">
            <text:p>-2.14783578048809</text:p>
          </table:table-cell>
          <table:table-cell office:value-type="float" office:value="15585119.9815035" calcext:value-type="float">
            <text:p>15585119.9815035</text:p>
          </table:table-cell>
          <table:table-cell office:value-type="float" office:value="23195966.1759115" calcext:value-type="float">
            <text:p>23195966.1759115</text:p>
          </table:table-cell>
          <table:table-cell office:value-type="float" office:value="0.00914951999160952" calcext:value-type="float">
            <text:p>0.00914951999161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0" calcext:value-type="float">
            <text:p>0</text:p>
          </table:table-cell>
          <table:table-cell office:value-type="float" office:value="0.467553599445105" calcext:value-type="float">
            <text:p>0.46755359944510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2-07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605258.427083333" calcext:value-type="float">
            <text:p>-605258.427083333</text:p>
          </table:table-cell>
          <table:table-cell office:value-type="float" office:value="-2.14783578048809" calcext:value-type="float">
            <text:p>-2.14783578048809</text:p>
          </table:table-cell>
          <table:table-cell office:value-type="float" office:value="15585119.9815035" calcext:value-type="float">
            <text:p>15585119.9815035</text:p>
          </table:table-cell>
          <table:table-cell office:value-type="float" office:value="22888365.4722656" calcext:value-type="float">
            <text:p>22888365.4722656</text:p>
          </table:table-cell>
          <table:table-cell office:value-type="float" office:value="0.00920984229717355" calcext:value-type="float">
            <text:p>0.009209842297174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0" calcext:value-type="float">
            <text:p>0</text:p>
          </table:table-cell>
          <table:table-cell office:value-type="float" office:value="0.467553599445105" calcext:value-type="float">
            <text:p>0.4675535994451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2-08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613801.877604167" calcext:value-type="float">
            <text:p>-613801.877604167</text:p>
          </table:table-cell>
          <table:table-cell office:value-type="float" office:value="-2.15535307725077" calcext:value-type="float">
            <text:p>-2.15535307725077</text:p>
          </table:table-cell>
          <table:table-cell office:value-type="float" office:value="14936400.0006437" calcext:value-type="float">
            <text:p>14936400.0006437</text:p>
          </table:table-cell>
          <table:table-cell office:value-type="float" office:value="22569357.5407552" calcext:value-type="float">
            <text:p>22569357.5407552</text:p>
          </table:table-cell>
          <table:table-cell office:value-type="float" office:value="0.00890235769663122" calcext:value-type="float">
            <text:p>0.008902357696631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0" calcext:value-type="float">
            <text:p>0</text:p>
          </table:table-cell>
          <table:table-cell office:value-type="float" office:value="0.448092000019312" calcext:value-type="float">
            <text:p>0.44809200001931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2-08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613801.877604167" calcext:value-type="float">
            <text:p>-613801.877604167</text:p>
          </table:table-cell>
          <table:table-cell office:value-type="float" office:value="-2.15535307725077" calcext:value-type="float">
            <text:p>-2.15535307725077</text:p>
          </table:table-cell>
          <table:table-cell office:value-type="float" office:value="14936400.0006437" calcext:value-type="float">
            <text:p>14936400.0006437</text:p>
          </table:table-cell>
          <table:table-cell office:value-type="float" office:value="22239215.0480469" calcext:value-type="float">
            <text:p>22239215.0480469</text:p>
          </table:table-cell>
          <table:table-cell office:value-type="float" office:value="0.00894863653123791" calcext:value-type="float">
            <text:p>0.008948636531238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0" calcext:value-type="float">
            <text:p>0</text:p>
          </table:table-cell>
          <table:table-cell office:value-type="float" office:value="0.448092000019312" calcext:value-type="float">
            <text:p>0.44809200001931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2-08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613801.877604167" calcext:value-type="float">
            <text:p>-613801.877604167</text:p>
          </table:table-cell>
          <table:table-cell office:value-type="float" office:value="-2.15535307725077" calcext:value-type="float">
            <text:p>-2.15535307725077</text:p>
          </table:table-cell>
          <table:table-cell office:value-type="float" office:value="14936400.0006437" calcext:value-type="float">
            <text:p>14936400.0006437</text:p>
          </table:table-cell>
          <table:table-cell office:value-type="float" office:value="21898185.2076823" calcext:value-type="float">
            <text:p>21898185.2076823</text:p>
          </table:table-cell>
          <table:table-cell office:value-type="float" office:value="0.00863761749858579" calcext:value-type="float">
            <text:p>0.008637617498586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0" calcext:value-type="float">
            <text:p>0</text:p>
          </table:table-cell>
          <table:table-cell office:value-type="float" office:value="0.448092000019312" calcext:value-type="float">
            <text:p>0.44809200001931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2-08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613801.877604167" calcext:value-type="float">
            <text:p>-613801.877604167</text:p>
          </table:table-cell>
          <table:table-cell office:value-type="float" office:value="-2.15535307725077" calcext:value-type="float">
            <text:p>-2.15535307725077</text:p>
          </table:table-cell>
          <table:table-cell office:value-type="float" office:value="14936400.0006437" calcext:value-type="float">
            <text:p>14936400.0006437</text:p>
          </table:table-cell>
          <table:table-cell office:value-type="float" office:value="21546518.5821615" calcext:value-type="float">
            <text:p>21546518.5821615</text:p>
          </table:table-cell>
          <table:table-cell office:value-type="float" office:value="0.00866990866758401" calcext:value-type="float">
            <text:p>0.008669908667584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0" calcext:value-type="float">
            <text:p>0</text:p>
          </table:table-cell>
          <table:table-cell office:value-type="float" office:value="0.448092000019312" calcext:value-type="float">
            <text:p>0.44809200001931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2-09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622167.690104167" calcext:value-type="float">
            <text:p>-622167.690104167</text:p>
          </table:table-cell>
          <table:table-cell office:value-type="float" office:value="-2.12141673546284" calcext:value-type="float">
            <text:p>-2.12141673546284</text:p>
          </table:table-cell>
          <table:table-cell office:value-type="float" office:value="20060999.8839676" calcext:value-type="float">
            <text:p>20060999.8839676</text:p>
          </table:table-cell>
          <table:table-cell office:value-type="float" office:value="21184473.3186198" calcext:value-type="float">
            <text:p>21184473.3186198</text:p>
          </table:table-cell>
          <table:table-cell office:value-type="float" office:value="0.00835609780901114" calcext:value-type="float">
            <text:p>0.008356097809011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0" calcext:value-type="float">
            <text:p>0</text:p>
          </table:table-cell>
          <table:table-cell office:value-type="float" office:value="0.601829996519029" calcext:value-type="float">
            <text:p>0.60182999651902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2-09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622167.690104167" calcext:value-type="float">
            <text:p>-622167.690104167</text:p>
          </table:table-cell>
          <table:table-cell office:value-type="float" office:value="-2.12141673546284" calcext:value-type="float">
            <text:p>-2.12141673546284</text:p>
          </table:table-cell>
          <table:table-cell office:value-type="float" office:value="20060999.8839676" calcext:value-type="float">
            <text:p>20060999.8839676</text:p>
          </table:table-cell>
          <table:table-cell office:value-type="float" office:value="20812284.4769531" calcext:value-type="float">
            <text:p>20812284.4769531</text:p>
          </table:table-cell>
          <table:table-cell office:value-type="float" office:value="0.00837446684905971" calcext:value-type="float">
            <text:p>0.00837446684906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0" calcext:value-type="float">
            <text:p>0</text:p>
          </table:table-cell>
          <table:table-cell office:value-type="float" office:value="0.601829996519029" calcext:value-type="float">
            <text:p>0.60182999651902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2-09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622167.690104167" calcext:value-type="float">
            <text:p>-622167.690104167</text:p>
          </table:table-cell>
          <table:table-cell office:value-type="float" office:value="-2.12141673546284" calcext:value-type="float">
            <text:p>-2.12141673546284</text:p>
          </table:table-cell>
          <table:table-cell office:value-type="float" office:value="20060999.8839676" calcext:value-type="float">
            <text:p>20060999.8839676</text:p>
          </table:table-cell>
          <table:table-cell office:value-type="float" office:value="20430176.1326823" calcext:value-type="float">
            <text:p>20430176.1326823</text:p>
          </table:table-cell>
          <table:table-cell office:value-type="float" office:value="0.00805856947455801" calcext:value-type="float">
            <text:p>0.008058569474558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0" calcext:value-type="float">
            <text:p>0</text:p>
          </table:table-cell>
          <table:table-cell office:value-type="float" office:value="0.601829996519029" calcext:value-type="float">
            <text:p>0.60182999651902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2-09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622167.690104167" calcext:value-type="float">
            <text:p>-622167.690104167</text:p>
          </table:table-cell>
          <table:table-cell office:value-type="float" office:value="-2.12141673546284" calcext:value-type="float">
            <text:p>-2.12141673546284</text:p>
          </table:table-cell>
          <table:table-cell office:value-type="float" office:value="20060999.8839676" calcext:value-type="float">
            <text:p>20060999.8839676</text:p>
          </table:table-cell>
          <table:table-cell office:value-type="float" office:value="20038378.061849" calcext:value-type="float">
            <text:p>20038378.061849</text:p>
          </table:table-cell>
          <table:table-cell office:value-type="float" office:value="0.00806306164869637" calcext:value-type="float">
            <text:p>0.008063061648696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0" calcext:value-type="float">
            <text:p>0</text:p>
          </table:table-cell>
          <table:table-cell office:value-type="float" office:value="0.601829996519029" calcext:value-type="float">
            <text:p>0.60182999651902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2-10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630375.755208333" calcext:value-type="float">
            <text:p>-630375.755208333</text:p>
          </table:table-cell>
          <table:table-cell office:value-type="float" office:value="-2.1365844833781" calcext:value-type="float">
            <text:p>-2.1365844833781</text:p>
          </table:table-cell>
          <table:table-cell office:value-type="float" office:value="17773379.5790434" calcext:value-type="float">
            <text:p>17773379.5790434</text:p>
          </table:table-cell>
          <table:table-cell office:value-type="float" office:value="19637103.1290365" calcext:value-type="float">
            <text:p>19637103.1290365</text:p>
          </table:table-cell>
          <table:table-cell office:value-type="float" office:value="0.00774574623423105" calcext:value-type="float">
            <text:p>0.007745746234231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0" calcext:value-type="float">
            <text:p>0</text:p>
          </table:table-cell>
          <table:table-cell office:value-type="float" office:value="0.533201387371302" calcext:value-type="float">
            <text:p>0.53320138737130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2-10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630375.755208333" calcext:value-type="float">
            <text:p>-630375.755208333</text:p>
          </table:table-cell>
          <table:table-cell office:value-type="float" office:value="-2.1365844833781" calcext:value-type="float">
            <text:p>-2.1365844833781</text:p>
          </table:table-cell>
          <table:table-cell office:value-type="float" office:value="17773379.5790434" calcext:value-type="float">
            <text:p>17773379.5790434</text:p>
          </table:table-cell>
          <table:table-cell office:value-type="float" office:value="19226548.7717448" calcext:value-type="float">
            <text:p>19226548.7717448</text:p>
          </table:table-cell>
          <table:table-cell office:value-type="float" office:value="0.0077363970057735" calcext:value-type="float">
            <text:p>0.007736397005774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0" calcext:value-type="float">
            <text:p>0</text:p>
          </table:table-cell>
          <table:table-cell office:value-type="float" office:value="0.533201387371302" calcext:value-type="float">
            <text:p>0.53320138737130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2-10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630375.755208333" calcext:value-type="float">
            <text:p>-630375.755208333</text:p>
          </table:table-cell>
          <table:table-cell office:value-type="float" office:value="-2.1365844833781" calcext:value-type="float">
            <text:p>-2.1365844833781</text:p>
          </table:table-cell>
          <table:table-cell office:value-type="float" office:value="17773379.5790434" calcext:value-type="float">
            <text:p>17773379.5790434</text:p>
          </table:table-cell>
          <table:table-cell office:value-type="float" office:value="18806902.0003906" calcext:value-type="float">
            <text:p>18806902.0003906</text:p>
          </table:table-cell>
          <table:table-cell office:value-type="float" office:value="0.00741827801126519" calcext:value-type="float">
            <text:p>0.007418278011265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0" calcext:value-type="float">
            <text:p>0</text:p>
          </table:table-cell>
          <table:table-cell office:value-type="float" office:value="0.533201387371302" calcext:value-type="float">
            <text:p>0.53320138737130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2-10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630375.755208333" calcext:value-type="float">
            <text:p>-630375.755208333</text:p>
          </table:table-cell>
          <table:table-cell office:value-type="float" office:value="-2.1365844833781" calcext:value-type="float">
            <text:p>-2.1365844833781</text:p>
          </table:table-cell>
          <table:table-cell office:value-type="float" office:value="17773379.5790434" calcext:value-type="float">
            <text:p>17773379.5790434</text:p>
          </table:table-cell>
          <table:table-cell office:value-type="float" office:value="18378347.4477865" calcext:value-type="float">
            <text:p>18378347.4477865</text:p>
          </table:table-cell>
          <table:table-cell office:value-type="float" office:value="0.00739509694922836" calcext:value-type="float">
            <text:p>0.007395096949228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0" calcext:value-type="float">
            <text:p>0</text:p>
          </table:table-cell>
          <table:table-cell office:value-type="float" office:value="0.533201387371302" calcext:value-type="float">
            <text:p>0.53320138737130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2-1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638324.255208333" calcext:value-type="float">
            <text:p>-638324.255208333</text:p>
          </table:table-cell>
          <table:table-cell office:value-type="float" office:value="-2.09869826139766" calcext:value-type="float">
            <text:p>-2.09869826139766</text:p>
          </table:table-cell>
          <table:table-cell office:value-type="float" office:value="16880400.0085831" calcext:value-type="float">
            <text:p>16880400.0085831</text:p>
          </table:table-cell>
          <table:table-cell office:value-type="float" office:value="17941062.2207031" calcext:value-type="float">
            <text:p>17941062.2207031</text:p>
          </table:table-cell>
          <table:table-cell office:value-type="float" office:value="0.00707675232038845" calcext:value-type="float">
            <text:p>0.007076752320388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0" calcext:value-type="float">
            <text:p>0</text:p>
          </table:table-cell>
          <table:table-cell office:value-type="float" office:value="0.506412000257492" calcext:value-type="float">
            <text:p>0.50641200025749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2-1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638324.255208333" calcext:value-type="float">
            <text:p>-638324.255208333</text:p>
          </table:table-cell>
          <table:table-cell office:value-type="float" office:value="-2.09869826139766" calcext:value-type="float">
            <text:p>-2.09869826139766</text:p>
          </table:table-cell>
          <table:table-cell office:value-type="float" office:value="16880400.0085831" calcext:value-type="float">
            <text:p>16880400.0085831</text:p>
          </table:table-cell>
          <table:table-cell office:value-type="float" office:value="17495233.543099" calcext:value-type="float">
            <text:p>17495233.543099</text:p>
          </table:table-cell>
          <table:table-cell office:value-type="float" office:value="0.00703974873519934" calcext:value-type="float">
            <text:p>0.00703974873519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0" calcext:value-type="float">
            <text:p>0</text:p>
          </table:table-cell>
          <table:table-cell office:value-type="float" office:value="0.506412000257492" calcext:value-type="float">
            <text:p>0.50641200025749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2-1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638324.255208333" calcext:value-type="float">
            <text:p>-638324.255208333</text:p>
          </table:table-cell>
          <table:table-cell office:value-type="float" office:value="-2.09869826139766" calcext:value-type="float">
            <text:p>-2.09869826139766</text:p>
          </table:table-cell>
          <table:table-cell office:value-type="float" office:value="16880400.0085831" calcext:value-type="float">
            <text:p>16880400.0085831</text:p>
          </table:table-cell>
          <table:table-cell office:value-type="float" office:value="17041039.0529948" calcext:value-type="float">
            <text:p>17041039.0529948</text:p>
          </table:table-cell>
          <table:table-cell office:value-type="float" office:value="0.00672174318201461" calcext:value-type="float">
            <text:p>0.006721743182015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0" calcext:value-type="float">
            <text:p>0</text:p>
          </table:table-cell>
          <table:table-cell office:value-type="float" office:value="0.506412000257492" calcext:value-type="float">
            <text:p>0.50641200025749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2-1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638324.255208333" calcext:value-type="float">
            <text:p>-638324.255208333</text:p>
          </table:table-cell>
          <table:table-cell office:value-type="float" office:value="-2.09869826139766" calcext:value-type="float">
            <text:p>-2.09869826139766</text:p>
          </table:table-cell>
          <table:table-cell office:value-type="float" office:value="16880400.0085831" calcext:value-type="float">
            <text:p>16880400.0085831</text:p>
          </table:table-cell>
          <table:table-cell office:value-type="float" office:value="16578636.4977865" calcext:value-type="float">
            <text:p>16578636.4977865</text:p>
          </table:table-cell>
          <table:table-cell office:value-type="float" office:value="0.00667092754315693" calcext:value-type="float">
            <text:p>0.006670927543157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0" calcext:value-type="float">
            <text:p>0</text:p>
          </table:table-cell>
          <table:table-cell office:value-type="float" office:value="0.506412000257492" calcext:value-type="float">
            <text:p>0.50641200025749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2-12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645433.760416667" calcext:value-type="float">
            <text:p>-645433.760416667</text:p>
          </table:table-cell>
          <table:table-cell office:value-type="float" office:value="-2.08998582311324" calcext:value-type="float">
            <text:p>-2.08998582311324</text:p>
          </table:table-cell>
          <table:table-cell office:value-type="float" office:value="20734379.5015812" calcext:value-type="float">
            <text:p>20734379.5015812</text:p>
          </table:table-cell>
          <table:table-cell office:value-type="float" office:value="16108285.4425781" calcext:value-type="float">
            <text:p>16108285.4425781</text:p>
          </table:table-cell>
          <table:table-cell office:value-type="float" office:value="0.00635382370235026" calcext:value-type="float">
            <text:p>0.00635382370235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0" calcext:value-type="float">
            <text:p>0</text:p>
          </table:table-cell>
          <table:table-cell office:value-type="float" office:value="0.622031385047436" calcext:value-type="float">
            <text:p>0.62203138504743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2-12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645433.760416667" calcext:value-type="float">
            <text:p>-645433.760416667</text:p>
          </table:table-cell>
          <table:table-cell office:value-type="float" office:value="-2.08998582311324" calcext:value-type="float">
            <text:p>-2.08998582311324</text:p>
          </table:table-cell>
          <table:table-cell office:value-type="float" office:value="20734379.5015812" calcext:value-type="float">
            <text:p>20734379.5015812</text:p>
          </table:table-cell>
          <table:table-cell office:value-type="float" office:value="15630824.8821615" calcext:value-type="float">
            <text:p>15630824.8821615</text:p>
          </table:table-cell>
          <table:table-cell office:value-type="float" office:value="0.00628954620258401" calcext:value-type="float">
            <text:p>0.006289546202584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0" calcext:value-type="float">
            <text:p>0</text:p>
          </table:table-cell>
          <table:table-cell office:value-type="float" office:value="0.622031385047436" calcext:value-type="float">
            <text:p>0.62203138504743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2-12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645433.760416667" calcext:value-type="float">
            <text:p>-645433.760416667</text:p>
          </table:table-cell>
          <table:table-cell office:value-type="float" office:value="-2.08998582311324" calcext:value-type="float">
            <text:p>-2.08998582311324</text:p>
          </table:table-cell>
          <table:table-cell office:value-type="float" office:value="20734379.5015812" calcext:value-type="float">
            <text:p>20734379.5015812</text:p>
          </table:table-cell>
          <table:table-cell office:value-type="float" office:value="15146775.6186198" calcext:value-type="float">
            <text:p>15146775.6186198</text:p>
          </table:table-cell>
          <table:table-cell office:value-type="float" office:value="0.00597456149401114" calcext:value-type="float">
            <text:p>0.005974561494011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0" calcext:value-type="float">
            <text:p>0</text:p>
          </table:table-cell>
          <table:table-cell office:value-type="float" office:value="0.622031385047436" calcext:value-type="float">
            <text:p>0.62203138504743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2-12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645433.760416667" calcext:value-type="float">
            <text:p>-645433.760416667</text:p>
          </table:table-cell>
          <table:table-cell office:value-type="float" office:value="-2.08998582311324" calcext:value-type="float">
            <text:p>-2.08998582311324</text:p>
          </table:table-cell>
          <table:table-cell office:value-type="float" office:value="20734379.5015812" calcext:value-type="float">
            <text:p>20734379.5015812</text:p>
          </table:table-cell>
          <table:table-cell office:value-type="float" office:value="14656121.477474" calcext:value-type="float">
            <text:p>14656121.477474</text:p>
          </table:table-cell>
          <table:table-cell office:value-type="float" office:value="0.0058973441183169" calcext:value-type="float">
            <text:p>0.005897344118317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0" calcext:value-type="float">
            <text:p>0</text:p>
          </table:table-cell>
          <table:table-cell office:value-type="float" office:value="0.622031385047436" calcext:value-type="float">
            <text:p>0.62203138504743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2-13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652022.463541667" calcext:value-type="float">
            <text:p>-652022.463541667</text:p>
          </table:table-cell>
          <table:table-cell office:value-type="float" office:value="-2.08826093221433" calcext:value-type="float">
            <text:p>-2.08826093221433</text:p>
          </table:table-cell>
          <table:table-cell office:value-type="float" office:value="21552120.0021029" calcext:value-type="float">
            <text:p>21552120.0021029</text:p>
          </table:table-cell>
          <table:table-cell office:value-type="float" office:value="14158802.4691406" calcext:value-type="float">
            <text:p>14158802.4691406</text:p>
          </table:table-cell>
          <table:table-cell office:value-type="float" office:value="0.0055848609739388" calcext:value-type="float">
            <text:p>0.005584860973939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0" calcext:value-type="float">
            <text:p>0</text:p>
          </table:table-cell>
          <table:table-cell office:value-type="float" office:value="0.646563600063086" calcext:value-type="float">
            <text:p>0.64656360006308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2-13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652022.463541667" calcext:value-type="float">
            <text:p>-652022.463541667</text:p>
          </table:table-cell>
          <table:table-cell office:value-type="float" office:value="-2.08826093221433" calcext:value-type="float">
            <text:p>-2.08826093221433</text:p>
          </table:table-cell>
          <table:table-cell office:value-type="float" office:value="21552120.0021029" calcext:value-type="float">
            <text:p>21552120.0021029</text:p>
          </table:table-cell>
          <table:table-cell office:value-type="float" office:value="13654761.9165365" calcext:value-type="float">
            <text:p>13654761.9165365</text:p>
          </table:table-cell>
          <table:table-cell office:value-type="float" office:value="0.0054944161045111" calcext:value-type="float">
            <text:p>0.005494416104511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0" calcext:value-type="float">
            <text:p>0</text:p>
          </table:table-cell>
          <table:table-cell office:value-type="float" office:value="0.646563600063086" calcext:value-type="float">
            <text:p>0.64656360006308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2-13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652022.463541667" calcext:value-type="float">
            <text:p>-652022.463541667</text:p>
          </table:table-cell>
          <table:table-cell office:value-type="float" office:value="-2.08826093221433" calcext:value-type="float">
            <text:p>-2.08826093221433</text:p>
          </table:table-cell>
          <table:table-cell office:value-type="float" office:value="21552120.0021029" calcext:value-type="float">
            <text:p>21552120.0021029</text:p>
          </table:table-cell>
          <table:table-cell office:value-type="float" office:value="13143978.4082031" calcext:value-type="float">
            <text:p>13143978.4082031</text:p>
          </table:table-cell>
          <table:table-cell office:value-type="float" office:value="0.00518456926101345" calcext:value-type="float">
            <text:p>0.005184569261013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0" calcext:value-type="float">
            <text:p>0</text:p>
          </table:table-cell>
          <table:table-cell office:value-type="float" office:value="0.646563600063086" calcext:value-type="float">
            <text:p>0.64656360006308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2-13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652022.463541667" calcext:value-type="float">
            <text:p>-652022.463541667</text:p>
          </table:table-cell>
          <table:table-cell office:value-type="float" office:value="-2.08826093221433" calcext:value-type="float">
            <text:p>-2.08826093221433</text:p>
          </table:table-cell>
          <table:table-cell office:value-type="float" office:value="21552120.0021029" calcext:value-type="float">
            <text:p>21552120.0021029</text:p>
          </table:table-cell>
          <table:table-cell office:value-type="float" office:value="12626436.0665365" calcext:value-type="float">
            <text:p>12626436.0665365</text:p>
          </table:table-cell>
          <table:table-cell office:value-type="float" office:value="0.00508063736963015" calcext:value-type="float">
            <text:p>0.00508063736963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0" calcext:value-type="float">
            <text:p>0</text:p>
          </table:table-cell>
          <table:table-cell office:value-type="float" office:value="0.646563600063086" calcext:value-type="float">
            <text:p>0.64656360006308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2-14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658627.341145833" calcext:value-type="float">
            <text:p>-658627.341145833</text:p>
          </table:table-cell>
          <table:table-cell office:value-type="float" office:value="-2.08883352752309" calcext:value-type="float">
            <text:p>-2.08883352752309</text:p>
          </table:table-cell>
          <table:table-cell office:value-type="float" office:value="22833179.8217297" calcext:value-type="float">
            <text:p>22833179.8217297</text:p>
          </table:table-cell>
          <table:table-cell office:value-type="float" office:value="12102133.7951823" calcext:value-type="float">
            <text:p>12102133.7951823</text:p>
          </table:table-cell>
          <table:table-cell office:value-type="float" office:value="0.00477361944143301" calcext:value-type="float">
            <text:p>0.004773619441433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0" calcext:value-type="float">
            <text:p>0</text:p>
          </table:table-cell>
          <table:table-cell office:value-type="float" office:value="0.68499539465189" calcext:value-type="float">
            <text:p>0.6849953946518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2-14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658627.341145833" calcext:value-type="float">
            <text:p>-658627.341145833</text:p>
          </table:table-cell>
          <table:table-cell office:value-type="float" office:value="-2.08883352752309" calcext:value-type="float">
            <text:p>-2.08883352752309</text:p>
          </table:table-cell>
          <table:table-cell office:value-type="float" office:value="22833179.8217297" calcext:value-type="float">
            <text:p>22833179.8217297</text:p>
          </table:table-cell>
          <table:table-cell office:value-type="float" office:value="11571086.3910156" calcext:value-type="float">
            <text:p>11571086.3910156</text:p>
          </table:table-cell>
          <table:table-cell office:value-type="float" office:value="0.00465598476209914" calcext:value-type="float">
            <text:p>0.00465598476209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0" calcext:value-type="float">
            <text:p>0</text:p>
          </table:table-cell>
          <table:table-cell office:value-type="float" office:value="0.68499539465189" calcext:value-type="float">
            <text:p>0.6849953946518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2-14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658627.341145833" calcext:value-type="float">
            <text:p>-658627.341145833</text:p>
          </table:table-cell>
          <table:table-cell office:value-type="float" office:value="-2.08883352752309" calcext:value-type="float">
            <text:p>-2.08883352752309</text:p>
          </table:table-cell>
          <table:table-cell office:value-type="float" office:value="22833179.8217297" calcext:value-type="float">
            <text:p>22833179.8217297</text:p>
          </table:table-cell>
          <table:table-cell office:value-type="float" office:value="11033310.5779948" calcext:value-type="float">
            <text:p>11033310.5779948</text:p>
          </table:table-cell>
          <table:table-cell office:value-type="float" office:value="0.00435202806132017" calcext:value-type="float">
            <text:p>0.00435202806132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0" calcext:value-type="float">
            <text:p>0</text:p>
          </table:table-cell>
          <table:table-cell office:value-type="float" office:value="0.68499539465189" calcext:value-type="float">
            <text:p>0.6849953946518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2-14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658627.341145833" calcext:value-type="float">
            <text:p>-658627.341145833</text:p>
          </table:table-cell>
          <table:table-cell office:value-type="float" office:value="-2.08883352752309" calcext:value-type="float">
            <text:p>-2.08883352752309</text:p>
          </table:table-cell>
          <table:table-cell office:value-type="float" office:value="22833179.8217297" calcext:value-type="float">
            <text:p>22833179.8217297</text:p>
          </table:table-cell>
          <table:table-cell office:value-type="float" office:value="10488822.811849" calcext:value-type="float">
            <text:p>10488822.811849</text:p>
          </table:table-cell>
          <table:table-cell office:value-type="float" office:value="0.00422050251238684" calcext:value-type="float">
            <text:p>0.004220502512387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0" calcext:value-type="float">
            <text:p>0</text:p>
          </table:table-cell>
          <table:table-cell office:value-type="float" office:value="0.68499539465189" calcext:value-type="float">
            <text:p>0.6849953946518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2-15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665292.208333333" calcext:value-type="float">
            <text:p>-665292.208333333</text:p>
          </table:table-cell>
          <table:table-cell office:value-type="float" office:value="-2.04916514921933" calcext:value-type="float">
            <text:p>-2.04916514921933</text:p>
          </table:table-cell>
          <table:table-cell office:value-type="float" office:value="22122360.1786137" calcext:value-type="float">
            <text:p>22122360.1786137</text:p>
          </table:table-cell>
          <table:table-cell office:value-type="float" office:value="9937652.20195312" calcext:value-type="float">
            <text:p>9937652.20195312</text:p>
          </table:table-cell>
          <table:table-cell office:value-type="float" office:value="0.00391985170188151" calcext:value-type="float">
            <text:p>0.003919851701882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0" calcext:value-type="float">
            <text:p>0</text:p>
          </table:table-cell>
          <table:table-cell office:value-type="float" office:value="0.66367080535841" calcext:value-type="float">
            <text:p>0.6636708053584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2-15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665292.208333333" calcext:value-type="float">
            <text:p>-665292.208333333</text:p>
          </table:table-cell>
          <table:table-cell office:value-type="float" office:value="-2.04916514921933" calcext:value-type="float">
            <text:p>-2.04916514921933</text:p>
          </table:table-cell>
          <table:table-cell office:value-type="float" office:value="22122360.1786137" calcext:value-type="float">
            <text:p>22122360.1786137</text:p>
          </table:table-cell>
          <table:table-cell office:value-type="float" office:value="9379833.01914062" calcext:value-type="float">
            <text:p>9379833.01914062</text:p>
          </table:table-cell>
          <table:table-cell office:value-type="float" office:value="0.00377426614341611" calcext:value-type="float">
            <text:p>0.003774266143416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0" calcext:value-type="float">
            <text:p>0</text:p>
          </table:table-cell>
          <table:table-cell office:value-type="float" office:value="0.66367080535841" calcext:value-type="float">
            <text:p>0.6636708053584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2-15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665292.208333333" calcext:value-type="float">
            <text:p>-665292.208333333</text:p>
          </table:table-cell>
          <table:table-cell office:value-type="float" office:value="-2.04916514921933" calcext:value-type="float">
            <text:p>-2.04916514921933</text:p>
          </table:table-cell>
          <table:table-cell office:value-type="float" office:value="22122360.1786137" calcext:value-type="float">
            <text:p>22122360.1786137</text:p>
          </table:table-cell>
          <table:table-cell office:value-type="float" office:value="8815411.64101562" calcext:value-type="float">
            <text:p>8815411.64101562</text:p>
          </table:table-cell>
          <table:table-cell office:value-type="float" office:value="0.0034771901472895" calcext:value-type="float">
            <text:p>0.00347719014729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0" calcext:value-type="float">
            <text:p>0</text:p>
          </table:table-cell>
          <table:table-cell office:value-type="float" office:value="0.66367080535841" calcext:value-type="float">
            <text:p>0.6636708053584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2-15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665292.208333333" calcext:value-type="float">
            <text:p>-665292.208333333</text:p>
          </table:table-cell>
          <table:table-cell office:value-type="float" office:value="-2.04916514921933" calcext:value-type="float">
            <text:p>-2.04916514921933</text:p>
          </table:table-cell>
          <table:table-cell office:value-type="float" office:value="22122360.1786137" calcext:value-type="float">
            <text:p>22122360.1786137</text:p>
          </table:table-cell>
          <table:table-cell office:value-type="float" office:value="8244451.36966146" calcext:value-type="float">
            <text:p>8244451.36966146</text:p>
          </table:table-cell>
          <table:table-cell office:value-type="float" office:value="0.00331741019398282" calcext:value-type="float">
            <text:p>0.003317410193983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0" calcext:value-type="float">
            <text:p>0</text:p>
          </table:table-cell>
          <table:table-cell office:value-type="float" office:value="0.66367080535841" calcext:value-type="float">
            <text:p>0.6636708053584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2-16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672013.752604167" calcext:value-type="float">
            <text:p>-672013.752604167</text:p>
          </table:table-cell>
          <table:table-cell office:value-type="float" office:value="-2.0993012280087" calcext:value-type="float">
            <text:p>-2.0993012280087</text:p>
          </table:table-cell>
          <table:table-cell office:value-type="float" office:value="20926440.7054424" calcext:value-type="float">
            <text:p>20926440.7054424</text:p>
          </table:table-cell>
          <table:table-cell office:value-type="float" office:value="7667005.90559896" calcext:value-type="float">
            <text:p>7667005.90559896</text:p>
          </table:table-cell>
          <table:table-cell office:value-type="float" office:value="0.00302420788498626" calcext:value-type="float">
            <text:p>0.003024207884986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0" calcext:value-type="float">
            <text:p>0</text:p>
          </table:table-cell>
          <table:table-cell office:value-type="float" office:value="0.627793221163273" calcext:value-type="float">
            <text:p>0.62779322116327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2-16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672013.752604167" calcext:value-type="float">
            <text:p>-672013.752604167</text:p>
          </table:table-cell>
          <table:table-cell office:value-type="float" office:value="-2.0993012280087" calcext:value-type="float">
            <text:p>-2.0993012280087</text:p>
          </table:table-cell>
          <table:table-cell office:value-type="float" office:value="20926440.7054424" calcext:value-type="float">
            <text:p>20926440.7054424</text:p>
          </table:table-cell>
          <table:table-cell office:value-type="float" office:value="7083119.35820312" calcext:value-type="float">
            <text:p>7083119.35820312</text:p>
          </table:table-cell>
          <table:table-cell office:value-type="float" office:value="0.00285011231318173" calcext:value-type="float">
            <text:p>0.002850112313182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0" calcext:value-type="float">
            <text:p>0</text:p>
          </table:table-cell>
          <table:table-cell office:value-type="float" office:value="0.627793221163273" calcext:value-type="float">
            <text:p>0.62779322116327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2-16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672013.752604167" calcext:value-type="float">
            <text:p>-672013.752604167</text:p>
          </table:table-cell>
          <table:table-cell office:value-type="float" office:value="-2.0993012280087" calcext:value-type="float">
            <text:p>-2.0993012280087</text:p>
          </table:table-cell>
          <table:table-cell office:value-type="float" office:value="20926440.7054424" calcext:value-type="float">
            <text:p>20926440.7054424</text:p>
          </table:table-cell>
          <table:table-cell office:value-type="float" office:value="6492832.43059896" calcext:value-type="float">
            <text:p>6492832.43059896</text:p>
          </table:table-cell>
          <table:table-cell office:value-type="float" office:value="0.00256106168095848" calcext:value-type="float">
            <text:p>0.002561061680958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0" calcext:value-type="float">
            <text:p>0</text:p>
          </table:table-cell>
          <table:table-cell office:value-type="float" office:value="0.627793221163273" calcext:value-type="float">
            <text:p>0.62779322116327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2-16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672013.752604167" calcext:value-type="float">
            <text:p>-672013.752604167</text:p>
          </table:table-cell>
          <table:table-cell office:value-type="float" office:value="-2.0993012280087" calcext:value-type="float">
            <text:p>-2.0993012280087</text:p>
          </table:table-cell>
          <table:table-cell office:value-type="float" office:value="20926440.7054424" calcext:value-type="float">
            <text:p>20926440.7054424</text:p>
          </table:table-cell>
          <table:table-cell office:value-type="float" office:value="5896186.03164062" calcext:value-type="float">
            <text:p>5896186.03164062</text:p>
          </table:table-cell>
          <table:table-cell office:value-type="float" office:value="0.00237251295082682" calcext:value-type="float">
            <text:p>0.002372512950827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0" calcext:value-type="float">
            <text:p>0</text:p>
          </table:table-cell>
          <table:table-cell office:value-type="float" office:value="0.627793221163273" calcext:value-type="float">
            <text:p>0.62779322116327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2-17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678756.708333333" calcext:value-type="float">
            <text:p>-678756.708333333</text:p>
          </table:table-cell>
          <table:table-cell office:value-type="float" office:value="-2.08329953311477" calcext:value-type="float">
            <text:p>-2.08329953311477</text:p>
          </table:table-cell>
          <table:table-cell office:value-type="float" office:value="22882140.1200771" calcext:value-type="float">
            <text:p>22882140.1200771</text:p>
          </table:table-cell>
          <table:table-cell office:value-type="float" office:value="5293228.11705729" calcext:value-type="float">
            <text:p>5293228.11705729</text:p>
          </table:table-cell>
          <table:table-cell office:value-type="float" office:value="0.00208788442395038" calcext:value-type="float">
            <text:p>0.00208788442395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0" calcext:value-type="float">
            <text:p>0</text:p>
          </table:table-cell>
          <table:table-cell office:value-type="float" office:value="0.686464203602314" calcext:value-type="float">
            <text:p>0.68646420360231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2-17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678756.708333333" calcext:value-type="float">
            <text:p>-678756.708333333</text:p>
          </table:table-cell>
          <table:table-cell office:value-type="float" office:value="-2.08329953311477" calcext:value-type="float">
            <text:p>-2.08329953311477</text:p>
          </table:table-cell>
          <table:table-cell office:value-type="float" office:value="22882140.1200771" calcext:value-type="float">
            <text:p>22882140.1200771</text:p>
          </table:table-cell>
          <table:table-cell office:value-type="float" office:value="4684029.43684896" calcext:value-type="float">
            <text:p>4684029.43684896</text:p>
          </table:table-cell>
          <table:table-cell office:value-type="float" office:value="0.0018847642257797" calcext:value-type="float">
            <text:p>0.00188476422578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0" calcext:value-type="float">
            <text:p>0</text:p>
          </table:table-cell>
          <table:table-cell office:value-type="float" office:value="0.686464203602314" calcext:value-type="float">
            <text:p>0.68646420360231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2-17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678756.708333333" calcext:value-type="float">
            <text:p>-678756.708333333</text:p>
          </table:table-cell>
          <table:table-cell office:value-type="float" office:value="-2.08329953311477" calcext:value-type="float">
            <text:p>-2.08329953311477</text:p>
          </table:table-cell>
          <table:table-cell office:value-type="float" office:value="22882140.1200771" calcext:value-type="float">
            <text:p>22882140.1200771</text:p>
          </table:table-cell>
          <table:table-cell office:value-type="float" office:value="4068661.51184896" calcext:value-type="float">
            <text:p>4068661.51184896</text:p>
          </table:table-cell>
          <table:table-cell office:value-type="float" office:value="0.00160486092967376" calcext:value-type="float">
            <text:p>0.001604860929674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0" calcext:value-type="float">
            <text:p>0</text:p>
          </table:table-cell>
          <table:table-cell office:value-type="float" office:value="0.686464203602314" calcext:value-type="float">
            <text:p>0.68646420360231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2-17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678756.708333333" calcext:value-type="float">
            <text:p>-678756.708333333</text:p>
          </table:table-cell>
          <table:table-cell office:value-type="float" office:value="-2.08329953311477" calcext:value-type="float">
            <text:p>-2.08329953311477</text:p>
          </table:table-cell>
          <table:table-cell office:value-type="float" office:value="22882140.1200771" calcext:value-type="float">
            <text:p>22882140.1200771</text:p>
          </table:table-cell>
          <table:table-cell office:value-type="float" office:value="3618122.70533854" calcext:value-type="float">
            <text:p>3618122.70533854</text:p>
          </table:table-cell>
          <table:table-cell office:value-type="float" office:value="0.00145586366000527" calcext:value-type="float">
            <text:p>0.001455863660005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0" calcext:value-type="float">
            <text:p>0</text:p>
          </table:table-cell>
          <table:table-cell office:value-type="float" office:value="0.686464203602314" calcext:value-type="float">
            <text:p>0.68646420360231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2-18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685515.541666667" calcext:value-type="float">
            <text:p>-685515.541666667</text:p>
          </table:table-cell>
          <table:table-cell office:value-type="float" office:value="-2.08648905027076" calcext:value-type="float">
            <text:p>-2.08648905027076</text:p>
          </table:table-cell>
          <table:table-cell office:value-type="float" office:value="21860460.1256132" calcext:value-type="float">
            <text:p>21860460.1256132</text:p>
          </table:table-cell>
          <table:table-cell office:value-type="float" office:value="3618122.70533854" calcext:value-type="float">
            <text:p>3618122.70533854</text:p>
          </table:table-cell>
          <table:table-cell office:value-type="float" office:value="0.00142714840043909" calcext:value-type="float">
            <text:p>0.001427148400439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0" calcext:value-type="float">
            <text:p>0</text:p>
          </table:table-cell>
          <table:table-cell office:value-type="float" office:value="0.655813803768396" calcext:value-type="float">
            <text:p>0.65581380376839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2-18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685515.541666667" calcext:value-type="float">
            <text:p>-685515.541666667</text:p>
          </table:table-cell>
          <table:table-cell office:value-type="float" office:value="-2.08648905027076" calcext:value-type="float">
            <text:p>-2.08648905027076</text:p>
          </table:table-cell>
          <table:table-cell office:value-type="float" office:value="21860460.1256132" calcext:value-type="float">
            <text:p>21860460.1256132</text:p>
          </table:table-cell>
          <table:table-cell office:value-type="float" office:value="3618122.70533854" calcext:value-type="float">
            <text:p>3618122.70533854</text:p>
          </table:table-cell>
          <table:table-cell office:value-type="float" office:value="0.00145586366000527" calcext:value-type="float">
            <text:p>0.001455863660005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0" calcext:value-type="float">
            <text:p>0</text:p>
          </table:table-cell>
          <table:table-cell office:value-type="float" office:value="0.655813803768396" calcext:value-type="float">
            <text:p>0.65581380376839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2-18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685515.541666667" calcext:value-type="float">
            <text:p>-685515.541666667</text:p>
          </table:table-cell>
          <table:table-cell office:value-type="float" office:value="-2.08648905027076" calcext:value-type="float">
            <text:p>-2.08648905027076</text:p>
          </table:table-cell>
          <table:table-cell office:value-type="float" office:value="21860460.1256132" calcext:value-type="float">
            <text:p>21860460.1256132</text:p>
          </table:table-cell>
          <table:table-cell office:value-type="float" office:value="3598313.60390625" calcext:value-type="float">
            <text:p>3598313.60390625</text:p>
          </table:table-cell>
          <table:table-cell office:value-type="float" office:value="0.00141933481042969" calcext:value-type="float">
            <text:p>0.00141933481043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0" calcext:value-type="float">
            <text:p>0</text:p>
          </table:table-cell>
          <table:table-cell office:value-type="float" office:value="0.655813803768396" calcext:value-type="float">
            <text:p>0.65581380376839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2-18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685515.541666667" calcext:value-type="float">
            <text:p>-685515.541666667</text:p>
          </table:table-cell>
          <table:table-cell office:value-type="float" office:value="-2.08648905027076" calcext:value-type="float">
            <text:p>-2.08648905027076</text:p>
          </table:table-cell>
          <table:table-cell office:value-type="float" office:value="21860460.1256132" calcext:value-type="float">
            <text:p>21860460.1256132</text:p>
          </table:table-cell>
          <table:table-cell office:value-type="float" office:value="3540643.43867187" calcext:value-type="float">
            <text:p>3540643.43867187</text:p>
          </table:table-cell>
          <table:table-cell office:value-type="float" office:value="0.00142468747889416" calcext:value-type="float">
            <text:p>0.001424687478894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0" calcext:value-type="float">
            <text:p>0</text:p>
          </table:table-cell>
          <table:table-cell office:value-type="float" office:value="0.655813803768396" calcext:value-type="float">
            <text:p>0.65581380376839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2-19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692275.471354167" calcext:value-type="float">
            <text:p>-692275.471354167</text:p>
          </table:table-cell>
          <table:table-cell office:value-type="float" office:value="-2.07269988968619" calcext:value-type="float">
            <text:p>-2.07269988968619</text:p>
          </table:table-cell>
          <table:table-cell office:value-type="float" office:value="22299120.2967167" calcext:value-type="float">
            <text:p>22299120.2967167</text:p>
          </table:table-cell>
          <table:table-cell office:value-type="float" office:value="3445959.94726562" calcext:value-type="float">
            <text:p>3445959.94726562</text:p>
          </table:table-cell>
          <table:table-cell office:value-type="float" office:value="0.001359239756977" calcext:value-type="float">
            <text:p>0.001359239756977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0" calcext:value-type="float">
            <text:p>0</text:p>
          </table:table-cell>
          <table:table-cell office:value-type="float" office:value="0.668973608901501" calcext:value-type="float">
            <text:p>0.66897360890150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2-19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692275.471354167" calcext:value-type="float">
            <text:p>-692275.471354167</text:p>
          </table:table-cell>
          <table:table-cell office:value-type="float" office:value="-2.07269988968619" calcext:value-type="float">
            <text:p>-2.07269988968619</text:p>
          </table:table-cell>
          <table:table-cell office:value-type="float" office:value="22299120.2967167" calcext:value-type="float">
            <text:p>22299120.2967167</text:p>
          </table:table-cell>
          <table:table-cell office:value-type="float" office:value="3337376.76054687" calcext:value-type="float">
            <text:p>3337376.76054687</text:p>
          </table:table-cell>
          <table:table-cell office:value-type="float" office:value="0.00134289683936291" calcext:value-type="float">
            <text:p>0.001342896839363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0" calcext:value-type="float">
            <text:p>0</text:p>
          </table:table-cell>
          <table:table-cell office:value-type="float" office:value="0.668973608901501" calcext:value-type="float">
            <text:p>0.66897360890150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2-19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692275.471354167" calcext:value-type="float">
            <text:p>-692275.471354167</text:p>
          </table:table-cell>
          <table:table-cell office:value-type="float" office:value="-2.07269988968619" calcext:value-type="float">
            <text:p>-2.07269988968619</text:p>
          </table:table-cell>
          <table:table-cell office:value-type="float" office:value="22299120.2967167" calcext:value-type="float">
            <text:p>22299120.2967167</text:p>
          </table:table-cell>
          <table:table-cell office:value-type="float" office:value="3214485.75611979" calcext:value-type="float">
            <text:p>3214485.75611979</text:p>
          </table:table-cell>
          <table:table-cell office:value-type="float" office:value="0.00126793604824725" calcext:value-type="float">
            <text:p>0.001267936048247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0" calcext:value-type="float">
            <text:p>0</text:p>
          </table:table-cell>
          <table:table-cell office:value-type="float" office:value="0.668973608901501" calcext:value-type="float">
            <text:p>0.6689736089015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2-19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692275.471354167" calcext:value-type="float">
            <text:p>-692275.471354167</text:p>
          </table:table-cell>
          <table:table-cell office:value-type="float" office:value="-2.07269988968619" calcext:value-type="float">
            <text:p>-2.07269988968619</text:p>
          </table:table-cell>
          <table:table-cell office:value-type="float" office:value="22299120.2967167" calcext:value-type="float">
            <text:p>22299120.2967167</text:p>
          </table:table-cell>
          <table:table-cell office:value-type="float" office:value="3077294.65533854" calcext:value-type="float">
            <text:p>3077294.65533854</text:p>
          </table:table-cell>
          <table:table-cell office:value-type="float" office:value="0.00123824475417194" calcext:value-type="float">
            <text:p>0.001238244754172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0" calcext:value-type="float">
            <text:p>0</text:p>
          </table:table-cell>
          <table:table-cell office:value-type="float" office:value="0.668973608901501" calcext:value-type="float">
            <text:p>0.66897360890150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2-20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699020.604166667" calcext:value-type="float">
            <text:p>-699020.604166667</text:p>
          </table:table-cell>
          <table:table-cell office:value-type="float" office:value="-2.07899445013027" calcext:value-type="float">
            <text:p>-2.07899445013027</text:p>
          </table:table-cell>
          <table:table-cell office:value-type="float" office:value="23067720.1812744" calcext:value-type="float">
            <text:p>23067720.1812744</text:p>
          </table:table-cell>
          <table:table-cell office:value-type="float" office:value="2926001.80716146" calcext:value-type="float">
            <text:p>2926001.80716146</text:p>
          </table:table-cell>
          <table:table-cell office:value-type="float" office:value="0.00115414515726924" calcext:value-type="float">
            <text:p>0.001154145157269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0" calcext:value-type="float">
            <text:p>0</text:p>
          </table:table-cell>
          <table:table-cell office:value-type="float" office:value="0.692031605438232" calcext:value-type="float">
            <text:p>0.69203160543823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2-20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699020.604166667" calcext:value-type="float">
            <text:p>-699020.604166667</text:p>
          </table:table-cell>
          <table:table-cell office:value-type="float" office:value="-2.07899445013027" calcext:value-type="float">
            <text:p>-2.07899445013027</text:p>
          </table:table-cell>
          <table:table-cell office:value-type="float" office:value="23067720.1812744" calcext:value-type="float">
            <text:p>23067720.1812744</text:p>
          </table:table-cell>
          <table:table-cell office:value-type="float" office:value="2760902.23893229" calcext:value-type="float">
            <text:p>2760902.23893229</text:p>
          </table:table-cell>
          <table:table-cell office:value-type="float" office:value="0.00111093447233228" calcext:value-type="float">
            <text:p>0.001110934472332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0" calcext:value-type="float">
            <text:p>0</text:p>
          </table:table-cell>
          <table:table-cell office:value-type="float" office:value="0.692031605438232" calcext:value-type="float">
            <text:p>0.69203160543823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2-20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699020.604166667" calcext:value-type="float">
            <text:p>-699020.604166667</text:p>
          </table:table-cell>
          <table:table-cell office:value-type="float" office:value="-2.07899445013027" calcext:value-type="float">
            <text:p>-2.07899445013027</text:p>
          </table:table-cell>
          <table:table-cell office:value-type="float" office:value="23067720.1812744" calcext:value-type="float">
            <text:p>23067720.1812744</text:p>
          </table:table-cell>
          <table:table-cell office:value-type="float" office:value="2582343.19804687" calcext:value-type="float">
            <text:p>2582343.19804687</text:p>
          </table:table-cell>
          <table:table-cell office:value-type="float" office:value="0.00101859092811849" calcext:value-type="float">
            <text:p>0.001018590928118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0" calcext:value-type="float">
            <text:p>0</text:p>
          </table:table-cell>
          <table:table-cell office:value-type="float" office:value="0.692031605438232" calcext:value-type="float">
            <text:p>0.69203160543823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2-20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699020.604166667" calcext:value-type="float">
            <text:p>-699020.604166667</text:p>
          </table:table-cell>
          <table:table-cell office:value-type="float" office:value="-2.07899445013027" calcext:value-type="float">
            <text:p>-2.07899445013027</text:p>
          </table:table-cell>
          <table:table-cell office:value-type="float" office:value="23067720.1812744" calcext:value-type="float">
            <text:p>23067720.1812744</text:p>
          </table:table-cell>
          <table:table-cell office:value-type="float" office:value="2390715.79648437" calcext:value-type="float">
            <text:p>2390715.79648437</text:p>
          </table:table-cell>
          <table:table-cell office:value-type="float" office:value="0.00096197849906157" calcext:value-type="float">
            <text:p>0.000961978499062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0" calcext:value-type="float">
            <text:p>0</text:p>
          </table:table-cell>
          <table:table-cell office:value-type="float" office:value="0.692031605438232" calcext:value-type="float">
            <text:p>0.69203160543823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2-2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705749.013020833" calcext:value-type="float">
            <text:p>-705749.013020833</text:p>
          </table:table-cell>
          <table:table-cell office:value-type="float" office:value="-2.06719056950533" calcext:value-type="float">
            <text:p>-2.06719056950533</text:p>
          </table:table-cell>
          <table:table-cell office:value-type="float" office:value="20962980.0240755" calcext:value-type="float">
            <text:p>20962980.0240755</text:p>
          </table:table-cell>
          <table:table-cell office:value-type="float" office:value="2186423.43528646" calcext:value-type="float">
            <text:p>2186423.43528646</text:p>
          </table:table-cell>
          <table:table-cell office:value-type="float" office:value="0.00086242257725188" calcext:value-type="float">
            <text:p>0.000862422577252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0" calcext:value-type="float">
            <text:p>0</text:p>
          </table:table-cell>
          <table:table-cell office:value-type="float" office:value="0.628889400722265" calcext:value-type="float">
            <text:p>0.62888940072226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2-2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705749.013020833" calcext:value-type="float">
            <text:p>-705749.013020833</text:p>
          </table:table-cell>
          <table:table-cell office:value-type="float" office:value="-2.06719056950533" calcext:value-type="float">
            <text:p>-2.06719056950533</text:p>
          </table:table-cell>
          <table:table-cell office:value-type="float" office:value="20962980.0240755" calcext:value-type="float">
            <text:p>20962980.0240755</text:p>
          </table:table-cell>
          <table:table-cell office:value-type="float" office:value="1969828.52460937" calcext:value-type="float">
            <text:p>1969828.52460937</text:p>
          </table:table-cell>
          <table:table-cell office:value-type="float" office:value="0.000792621477759486" calcext:value-type="float">
            <text:p>0.00079262147775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0" calcext:value-type="float">
            <text:p>0</text:p>
          </table:table-cell>
          <table:table-cell office:value-type="float" office:value="0.628889400722265" calcext:value-type="float">
            <text:p>0.62888940072226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2-2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705749.013020833" calcext:value-type="float">
            <text:p>-705749.013020833</text:p>
          </table:table-cell>
          <table:table-cell office:value-type="float" office:value="-2.06719056950533" calcext:value-type="float">
            <text:p>-2.06719056950533</text:p>
          </table:table-cell>
          <table:table-cell office:value-type="float" office:value="20962980.0240755" calcext:value-type="float">
            <text:p>20962980.0240755</text:p>
          </table:table-cell>
          <table:table-cell office:value-type="float" office:value="1741267.56445312" calcext:value-type="float">
            <text:p>1741267.56445312</text:p>
          </table:table-cell>
          <table:table-cell office:value-type="float" office:value="0.000686833317089843" calcext:value-type="float">
            <text:p>0.00068683331709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0" calcext:value-type="float">
            <text:p>0</text:p>
          </table:table-cell>
          <table:table-cell office:value-type="float" office:value="0.628889400722265" calcext:value-type="float">
            <text:p>0.62888940072226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2-2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705749.013020833" calcext:value-type="float">
            <text:p>-705749.013020833</text:p>
          </table:table-cell>
          <table:table-cell office:value-type="float" office:value="-2.06719056950533" calcext:value-type="float">
            <text:p>-2.06719056950533</text:p>
          </table:table-cell>
          <table:table-cell office:value-type="float" office:value="20962980.0240755" calcext:value-type="float">
            <text:p>20962980.0240755</text:p>
          </table:table-cell>
          <table:table-cell office:value-type="float" office:value="1501070.20585937" calcext:value-type="float">
            <text:p>1501070.20585937</text:p>
          </table:table-cell>
          <table:table-cell office:value-type="float" office:value="0.000604002059024367" calcext:value-type="float">
            <text:p>0.000604002059024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0" calcext:value-type="float">
            <text:p>0</text:p>
          </table:table-cell>
          <table:table-cell office:value-type="float" office:value="0.628889400722265" calcext:value-type="float">
            <text:p>0.62888940072226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2-22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712460.966145833" calcext:value-type="float">
            <text:p>-712460.966145833</text:p>
          </table:table-cell>
          <table:table-cell office:value-type="float" office:value="-2.07144149753731" calcext:value-type="float">
            <text:p>-2.07144149753731</text:p>
          </table:table-cell>
          <table:table-cell office:value-type="float" office:value="23339700.244832" calcext:value-type="float">
            <text:p>23339700.244832</text:p>
          </table:table-cell>
          <table:table-cell office:value-type="float" office:value="1249562.40065104" calcext:value-type="float">
            <text:p>1249562.40065104</text:p>
          </table:table-cell>
          <table:table-cell office:value-type="float" office:value="0.000492882946923466" calcext:value-type="float">
            <text:p>0.000492882946923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0" calcext:value-type="float">
            <text:p>0</text:p>
          </table:table-cell>
          <table:table-cell office:value-type="float" office:value="0.700191007344961" calcext:value-type="float">
            <text:p>0.70019100734496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2-22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712460.966145833" calcext:value-type="float">
            <text:p>-712460.966145833</text:p>
          </table:table-cell>
          <table:table-cell office:value-type="float" office:value="-2.07144149753731" calcext:value-type="float">
            <text:p>-2.07144149753731</text:p>
          </table:table-cell>
          <table:table-cell office:value-type="float" office:value="23339700.244832" calcext:value-type="float">
            <text:p>23339700.244832</text:p>
          </table:table-cell>
          <table:table-cell office:value-type="float" office:value="987064.732161458" calcext:value-type="float">
            <text:p>987064.732161458</text:p>
          </table:table-cell>
          <table:table-cell office:value-type="float" office:value="0.000397176046988777" calcext:value-type="float">
            <text:p>0.00039717604698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0" calcext:value-type="float">
            <text:p>0</text:p>
          </table:table-cell>
          <table:table-cell office:value-type="float" office:value="0.700191007344961" calcext:value-type="float">
            <text:p>0.70019100734496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2-22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712460.966145833" calcext:value-type="float">
            <text:p>-712460.966145833</text:p>
          </table:table-cell>
          <table:table-cell office:value-type="float" office:value="-2.07144149753731" calcext:value-type="float">
            <text:p>-2.07144149753731</text:p>
          </table:table-cell>
          <table:table-cell office:value-type="float" office:value="23339700.244832" calcext:value-type="float">
            <text:p>23339700.244832</text:p>
          </table:table-cell>
          <table:table-cell office:value-type="float" office:value="713879.943880208" calcext:value-type="float">
            <text:p>713879.943880208</text:p>
          </table:table-cell>
          <table:table-cell office:value-type="float" office:value="0.00028158597786386" calcext:value-type="float">
            <text:p>0.000281585977864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0" calcext:value-type="float">
            <text:p>0</text:p>
          </table:table-cell>
          <table:table-cell office:value-type="float" office:value="0.700191007344961" calcext:value-type="float">
            <text:p>0.70019100734496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2-22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712460.966145833" calcext:value-type="float">
            <text:p>-712460.966145833</text:p>
          </table:table-cell>
          <table:table-cell office:value-type="float" office:value="-2.07144149753731" calcext:value-type="float">
            <text:p>-2.07144149753731</text:p>
          </table:table-cell>
          <table:table-cell office:value-type="float" office:value="23339700.244832" calcext:value-type="float">
            <text:p>23339700.244832</text:p>
          </table:table-cell>
          <table:table-cell office:value-type="float" office:value="430280.034505208" calcext:value-type="float">
            <text:p>430280.034505208</text:p>
          </table:table-cell>
          <table:table-cell office:value-type="float" office:value="0.000173136490074715" calcext:value-type="float">
            <text:p>0.000173136490075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0" calcext:value-type="float">
            <text:p>0</text:p>
          </table:table-cell>
          <table:table-cell office:value-type="float" office:value="0.700191007344961" calcext:value-type="float">
            <text:p>0.70019100734496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2-23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719143.809895833" calcext:value-type="float">
            <text:p>-719143.809895833</text:p>
          </table:table-cell>
          <table:table-cell office:value-type="float" office:value="-2.10037565047969" calcext:value-type="float">
            <text:p>-2.10037565047969</text:p>
          </table:table-cell>
          <table:table-cell office:value-type="float" office:value="22888980.1367283" calcext:value-type="float">
            <text:p>22888980.1367283</text:p>
          </table:table-cell>
          <table:table-cell office:value-type="float" office:value="384547.36015625" calcext:value-type="float">
            <text:p>384547.36015625</text:p>
          </table:table-cell>
          <table:table-cell office:value-type="float" office:value="0.000151682569839409" calcext:value-type="float">
            <text:p>0.000151682569839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0" calcext:value-type="float">
            <text:p>0</text:p>
          </table:table-cell>
          <table:table-cell office:value-type="float" office:value="0.686669404101849" calcext:value-type="float">
            <text:p>0.68666940410184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2-23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719143.809895833" calcext:value-type="float">
            <text:p>-719143.809895833</text:p>
          </table:table-cell>
          <table:table-cell office:value-type="float" office:value="-2.10037565047969" calcext:value-type="float">
            <text:p>-2.10037565047969</text:p>
          </table:table-cell>
          <table:table-cell office:value-type="float" office:value="22888980.1367283" calcext:value-type="float">
            <text:p>22888980.1367283</text:p>
          </table:table-cell>
          <table:table-cell office:value-type="float" office:value="384547.36015625" calcext:value-type="float">
            <text:p>384547.36015625</text:p>
          </table:table-cell>
          <table:table-cell office:value-type="float" office:value="0.000154734533015253" calcext:value-type="float">
            <text:p>0.000154734533015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0" calcext:value-type="float">
            <text:p>0</text:p>
          </table:table-cell>
          <table:table-cell office:value-type="float" office:value="0.686669404101849" calcext:value-type="float">
            <text:p>0.68666940410184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2-23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719143.809895833" calcext:value-type="float">
            <text:p>-719143.809895833</text:p>
          </table:table-cell>
          <table:table-cell office:value-type="float" office:value="-2.10037565047969" calcext:value-type="float">
            <text:p>-2.10037565047969</text:p>
          </table:table-cell>
          <table:table-cell office:value-type="float" office:value="22888980.1367283" calcext:value-type="float">
            <text:p>22888980.1367283</text:p>
          </table:table-cell>
          <table:table-cell office:value-type="float" office:value="384547.36015625" calcext:value-type="float">
            <text:p>384547.36015625</text:p>
          </table:table-cell>
          <table:table-cell office:value-type="float" office:value="0.000151682569839409" calcext:value-type="float">
            <text:p>0.000151682569839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0" calcext:value-type="float">
            <text:p>0</text:p>
          </table:table-cell>
          <table:table-cell office:value-type="float" office:value="0.686669404101849" calcext:value-type="float">
            <text:p>0.68666940410184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2-23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719143.809895833" calcext:value-type="float">
            <text:p>-719143.809895833</text:p>
          </table:table-cell>
          <table:table-cell office:value-type="float" office:value="-2.10037565047969" calcext:value-type="float">
            <text:p>-2.10037565047969</text:p>
          </table:table-cell>
          <table:table-cell office:value-type="float" office:value="22888980.1367283" calcext:value-type="float">
            <text:p>22888980.1367283</text:p>
          </table:table-cell>
          <table:table-cell office:value-type="float" office:value="384547.36015625" calcext:value-type="float">
            <text:p>384547.36015625</text:p>
          </table:table-cell>
          <table:table-cell office:value-type="float" office:value="0.000154734533015253" calcext:value-type="float">
            <text:p>0.000154734533015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0" calcext:value-type="float">
            <text:p>0</text:p>
          </table:table-cell>
          <table:table-cell office:value-type="float" office:value="0.686669404101849" calcext:value-type="float">
            <text:p>0.68666940410184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2-24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725792.3828125" calcext:value-type="float">
            <text:p>-725792.3828125</text:p>
          </table:table-cell>
          <table:table-cell office:value-type="float" office:value="-2.1062596286356" calcext:value-type="float">
            <text:p>-2.1062596286356</text:p>
          </table:table-cell>
          <table:table-cell office:value-type="float" office:value="21121200.005579" calcext:value-type="float">
            <text:p>21121200.005579</text:p>
          </table:table-cell>
          <table:table-cell office:value-type="float" office:value="384547.36015625" calcext:value-type="float">
            <text:p>384547.36015625</text:p>
          </table:table-cell>
          <table:table-cell office:value-type="float" office:value="0.000151682569839409" calcext:value-type="float">
            <text:p>0.000151682569839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0" calcext:value-type="float">
            <text:p>0</text:p>
          </table:table-cell>
          <table:table-cell office:value-type="float" office:value="0.63363600016737" calcext:value-type="float">
            <text:p>0.6336360001673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2-24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725792.3828125" calcext:value-type="float">
            <text:p>-725792.3828125</text:p>
          </table:table-cell>
          <table:table-cell office:value-type="float" office:value="-2.1062596286356" calcext:value-type="float">
            <text:p>-2.1062596286356</text:p>
          </table:table-cell>
          <table:table-cell office:value-type="float" office:value="21121200.005579" calcext:value-type="float">
            <text:p>21121200.005579</text:p>
          </table:table-cell>
          <table:table-cell office:value-type="float" office:value="362111.373307292" calcext:value-type="float">
            <text:p>362111.373307292</text:p>
          </table:table-cell>
          <table:table-cell office:value-type="float" office:value="0.000145706719259362" calcext:value-type="float">
            <text:p>0.00014570671925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0" calcext:value-type="float">
            <text:p>0</text:p>
          </table:table-cell>
          <table:table-cell office:value-type="float" office:value="0.63363600016737" calcext:value-type="float">
            <text:p>0.6336360001673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2-24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725792.3828125" calcext:value-type="float">
            <text:p>-725792.3828125</text:p>
          </table:table-cell>
          <table:table-cell office:value-type="float" office:value="-2.1062596286356" calcext:value-type="float">
            <text:p>-2.1062596286356</text:p>
          </table:table-cell>
          <table:table-cell office:value-type="float" office:value="21121200.005579" calcext:value-type="float">
            <text:p>21121200.005579</text:p>
          </table:table-cell>
          <table:table-cell office:value-type="float" office:value="308818.411848958" calcext:value-type="float">
            <text:p>308818.411848958</text:p>
          </table:table-cell>
          <table:table-cell office:value-type="float" office:value="0.000121811706895978" calcext:value-type="float">
            <text:p>0.000121811706896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0" calcext:value-type="float">
            <text:p>0</text:p>
          </table:table-cell>
          <table:table-cell office:value-type="float" office:value="0.63363600016737" calcext:value-type="float">
            <text:p>0.6336360001673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2-24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725792.3828125" calcext:value-type="float">
            <text:p>-725792.3828125</text:p>
          </table:table-cell>
          <table:table-cell office:value-type="float" office:value="-2.1062596286356" calcext:value-type="float">
            <text:p>-2.1062596286356</text:p>
          </table:table-cell>
          <table:table-cell office:value-type="float" office:value="21121200.005579" calcext:value-type="float">
            <text:p>21121200.005579</text:p>
          </table:table-cell>
          <table:table-cell office:value-type="float" office:value="285992.189322917" calcext:value-type="float">
            <text:p>285992.189322917</text:p>
          </table:table-cell>
          <table:table-cell office:value-type="float" office:value="0.000115077809513269" calcext:value-type="float">
            <text:p>0.000115077809513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0" calcext:value-type="float">
            <text:p>0</text:p>
          </table:table-cell>
          <table:table-cell office:value-type="float" office:value="0.63363600016737" calcext:value-type="float">
            <text:p>0.6336360001673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2-25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732394.578125" calcext:value-type="float">
            <text:p>-732394.578125</text:p>
          </table:table-cell>
          <table:table-cell office:value-type="float" office:value="-2.10635092589655" calcext:value-type="float">
            <text:p>-2.10635092589655</text:p>
          </table:table-cell>
          <table:table-cell office:value-type="float" office:value="17802540.0398254" calcext:value-type="float">
            <text:p>17802540.0398254</text:p>
          </table:table-cell>
          <table:table-cell office:value-type="float" office:value="285992.189322917" calcext:value-type="float">
            <text:p>285992.189322917</text:p>
          </table:table-cell>
          <table:table-cell office:value-type="float" office:value="0.000112808030232928" calcext:value-type="float">
            <text:p>0.000112808030233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0" calcext:value-type="float">
            <text:p>0</text:p>
          </table:table-cell>
          <table:table-cell office:value-type="float" office:value="0.534076201194763" calcext:value-type="float">
            <text:p>0.53407620119476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2-25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732394.578125" calcext:value-type="float">
            <text:p>-732394.578125</text:p>
          </table:table-cell>
          <table:table-cell office:value-type="float" office:value="-2.10635092589655" calcext:value-type="float">
            <text:p>-2.10635092589655</text:p>
          </table:table-cell>
          <table:table-cell office:value-type="float" office:value="17802540.0398254" calcext:value-type="float">
            <text:p>17802540.0398254</text:p>
          </table:table-cell>
          <table:table-cell office:value-type="float" office:value="285992.189322917" calcext:value-type="float">
            <text:p>285992.189322917</text:p>
          </table:table-cell>
          <table:table-cell office:value-type="float" office:value="0.000115077809513269" calcext:value-type="float">
            <text:p>0.000115077809513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0" calcext:value-type="float">
            <text:p>0</text:p>
          </table:table-cell>
          <table:table-cell office:value-type="float" office:value="0.534076201194763" calcext:value-type="float">
            <text:p>0.53407620119476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2-25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732394.578125" calcext:value-type="float">
            <text:p>-732394.578125</text:p>
          </table:table-cell>
          <table:table-cell office:value-type="float" office:value="-2.10635092589655" calcext:value-type="float">
            <text:p>-2.10635092589655</text:p>
          </table:table-cell>
          <table:table-cell office:value-type="float" office:value="17802540.0398254" calcext:value-type="float">
            <text:p>17802540.0398254</text:p>
          </table:table-cell>
          <table:table-cell office:value-type="float" office:value="285992.189322917" calcext:value-type="float">
            <text:p>285992.189322917</text:p>
          </table:table-cell>
          <table:table-cell office:value-type="float" office:value="0.000112808030232928" calcext:value-type="float">
            <text:p>0.000112808030233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0" calcext:value-type="float">
            <text:p>0</text:p>
          </table:table-cell>
          <table:table-cell office:value-type="float" office:value="0.534076201194763" calcext:value-type="float">
            <text:p>0.53407620119476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2-25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732394.578125" calcext:value-type="float">
            <text:p>-732394.578125</text:p>
          </table:table-cell>
          <table:table-cell office:value-type="float" office:value="-2.10635092589655" calcext:value-type="float">
            <text:p>-2.10635092589655</text:p>
          </table:table-cell>
          <table:table-cell office:value-type="float" office:value="17802540.0398254" calcext:value-type="float">
            <text:p>17802540.0398254</text:p>
          </table:table-cell>
          <table:table-cell office:value-type="float" office:value="285992.189322917" calcext:value-type="float">
            <text:p>285992.189322917</text:p>
          </table:table-cell>
          <table:table-cell office:value-type="float" office:value="0.000115077809513269" calcext:value-type="float">
            <text:p>0.000115077809513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0" calcext:value-type="float">
            <text:p>0</text:p>
          </table:table-cell>
          <table:table-cell office:value-type="float" office:value="0.534076201194763" calcext:value-type="float">
            <text:p>0.53407620119476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2-26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738933.471354167" calcext:value-type="float">
            <text:p>-738933.471354167</text:p>
          </table:table-cell>
          <table:table-cell office:value-type="float" office:value="-2.09479675395414" calcext:value-type="float">
            <text:p>-2.09479675395414</text:p>
          </table:table-cell>
          <table:table-cell office:value-type="float" office:value="22373820.3821182" calcext:value-type="float">
            <text:p>22373820.3821182</text:p>
          </table:table-cell>
          <table:table-cell office:value-type="float" office:value="285992.189322917" calcext:value-type="float">
            <text:p>285992.189322917</text:p>
          </table:table-cell>
          <table:table-cell office:value-type="float" office:value="0.000112808030232928" calcext:value-type="float">
            <text:p>0.000112808030233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0" calcext:value-type="float">
            <text:p>0</text:p>
          </table:table-cell>
          <table:table-cell office:value-type="float" office:value="0.671214611463547" calcext:value-type="float">
            <text:p>0.67121461146354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2-26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738933.471354167" calcext:value-type="float">
            <text:p>-738933.471354167</text:p>
          </table:table-cell>
          <table:table-cell office:value-type="float" office:value="-2.09479675395414" calcext:value-type="float">
            <text:p>-2.09479675395414</text:p>
          </table:table-cell>
          <table:table-cell office:value-type="float" office:value="22373820.3821182" calcext:value-type="float">
            <text:p>22373820.3821182</text:p>
          </table:table-cell>
          <table:table-cell office:value-type="float" office:value="285992.189322917" calcext:value-type="float">
            <text:p>285992.189322917</text:p>
          </table:table-cell>
          <table:table-cell office:value-type="float" office:value="0.000115077809513269" calcext:value-type="float">
            <text:p>0.000115077809513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0" calcext:value-type="float">
            <text:p>0</text:p>
          </table:table-cell>
          <table:table-cell office:value-type="float" office:value="0.671214611463547" calcext:value-type="float">
            <text:p>0.67121461146354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2-26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738933.471354167" calcext:value-type="float">
            <text:p>-738933.471354167</text:p>
          </table:table-cell>
          <table:table-cell office:value-type="float" office:value="-2.09479675395414" calcext:value-type="float">
            <text:p>-2.09479675395414</text:p>
          </table:table-cell>
          <table:table-cell office:value-type="float" office:value="22373820.3821182" calcext:value-type="float">
            <text:p>22373820.3821182</text:p>
          </table:table-cell>
          <table:table-cell office:value-type="float" office:value="285992.189322917" calcext:value-type="float">
            <text:p>285992.189322917</text:p>
          </table:table-cell>
          <table:table-cell office:value-type="float" office:value="0.000112808030232928" calcext:value-type="float">
            <text:p>0.000112808030233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0" calcext:value-type="float">
            <text:p>0</text:p>
          </table:table-cell>
          <table:table-cell office:value-type="float" office:value="0.671214611463547" calcext:value-type="float">
            <text:p>0.67121461146354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2-26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738933.471354167" calcext:value-type="float">
            <text:p>-738933.471354167</text:p>
          </table:table-cell>
          <table:table-cell office:value-type="float" office:value="-2.09479675395414" calcext:value-type="float">
            <text:p>-2.09479675395414</text:p>
          </table:table-cell>
          <table:table-cell office:value-type="float" office:value="22373820.3821182" calcext:value-type="float">
            <text:p>22373820.3821182</text:p>
          </table:table-cell>
          <table:table-cell office:value-type="float" office:value="285992.189322917" calcext:value-type="float">
            <text:p>285992.189322917</text:p>
          </table:table-cell>
          <table:table-cell office:value-type="float" office:value="0.000115077809513269" calcext:value-type="float">
            <text:p>0.000115077809513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0" calcext:value-type="float">
            <text:p>0</text:p>
          </table:table-cell>
          <table:table-cell office:value-type="float" office:value="0.671214611463547" calcext:value-type="float">
            <text:p>0.67121461146354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2-27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745418.6640625" calcext:value-type="float">
            <text:p>-745418.6640625</text:p>
          </table:table-cell>
          <table:table-cell office:value-type="float" office:value="-2.10513206620817" calcext:value-type="float">
            <text:p>-2.10513206620817</text:p>
          </table:table-cell>
          <table:table-cell office:value-type="float" office:value="21824639.6587372" calcext:value-type="float">
            <text:p>21824639.6587372</text:p>
          </table:table-cell>
          <table:table-cell office:value-type="float" office:value="281064.524739583" calcext:value-type="float">
            <text:p>281064.524739583</text:p>
          </table:table-cell>
          <table:table-cell office:value-type="float" office:value="0.000110864340313946" calcext:value-type="float">
            <text:p>0.000110864340314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0" calcext:value-type="float">
            <text:p>0</text:p>
          </table:table-cell>
          <table:table-cell office:value-type="float" office:value="0.654739189762115" calcext:value-type="float">
            <text:p>0.65473918976211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2-27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745418.6640625" calcext:value-type="float">
            <text:p>-745418.6640625</text:p>
          </table:table-cell>
          <table:table-cell office:value-type="float" office:value="-2.10513206620817" calcext:value-type="float">
            <text:p>-2.10513206620817</text:p>
          </table:table-cell>
          <table:table-cell office:value-type="float" office:value="21824639.6587372" calcext:value-type="float">
            <text:p>21824639.6587372</text:p>
          </table:table-cell>
          <table:table-cell office:value-type="float" office:value="253406.474739583" calcext:value-type="float">
            <text:p>253406.474739583</text:p>
          </table:table-cell>
          <table:table-cell office:value-type="float" office:value="0.000101965938645213" calcext:value-type="float">
            <text:p>0.000101965938645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0" calcext:value-type="float">
            <text:p>0</text:p>
          </table:table-cell>
          <table:table-cell office:value-type="float" office:value="0.654739189762115" calcext:value-type="float">
            <text:p>0.65473918976211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2-27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745418.6640625" calcext:value-type="float">
            <text:p>-745418.6640625</text:p>
          </table:table-cell>
          <table:table-cell office:value-type="float" office:value="-2.10513206620817" calcext:value-type="float">
            <text:p>-2.10513206620817</text:p>
          </table:table-cell>
          <table:table-cell office:value-type="float" office:value="21824639.6587372" calcext:value-type="float">
            <text:p>21824639.6587372</text:p>
          </table:table-cell>
          <table:table-cell office:value-type="float" office:value="209066.904557292" calcext:value-type="float">
            <text:p>209066.904557292</text:p>
          </table:table-cell>
          <table:table-cell office:value-type="float" office:value="0.0000824652790198203" calcext:value-type="float">
            <text:p>8.24652790198203E-05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0" calcext:value-type="float">
            <text:p>0</text:p>
          </table:table-cell>
          <table:table-cell office:value-type="float" office:value="0.654739189762115" calcext:value-type="float">
            <text:p>0.65473918976211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2-27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745418.6640625" calcext:value-type="float">
            <text:p>-745418.6640625</text:p>
          </table:table-cell>
          <table:table-cell office:value-type="float" office:value="-2.10513206620817" calcext:value-type="float">
            <text:p>-2.10513206620817</text:p>
          </table:table-cell>
          <table:table-cell office:value-type="float" office:value="21824639.6587372" calcext:value-type="float">
            <text:p>21824639.6587372</text:p>
          </table:table-cell>
          <table:table-cell office:value-type="float" office:value="151508.535546875" calcext:value-type="float">
            <text:p>151508.535546875</text:p>
          </table:table-cell>
          <table:table-cell office:value-type="float" office:value="0.0000609641488271947" calcext:value-type="float">
            <text:p>6.09641488271947E-05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0" calcext:value-type="float">
            <text:p>0</text:p>
          </table:table-cell>
          <table:table-cell office:value-type="float" office:value="0.654739189762115" calcext:value-type="float">
            <text:p>0.65473918976211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2-28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751859.747395833" calcext:value-type="float">
            <text:p>-751859.747395833</text:p>
          </table:table-cell>
          <table:table-cell office:value-type="float" office:value="-2.09761355145019" calcext:value-type="float">
            <text:p>-2.09761355145019</text:p>
          </table:table-cell>
          <table:table-cell office:value-type="float" office:value="20979000.1703739" calcext:value-type="float">
            <text:p>20979000.1703739</text:p>
          </table:table-cell>
          <table:table-cell office:value-type="float" office:value="81243.782421875" calcext:value-type="float">
            <text:p>81243.782421875</text:p>
          </table:table-cell>
          <table:table-cell office:value-type="float" office:value="0.0000320461586219615" calcext:value-type="float">
            <text:p>3.20461586219615E-05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0" calcext:value-type="float">
            <text:p>0</text:p>
          </table:table-cell>
          <table:table-cell office:value-type="float" office:value="0.629370005111218" calcext:value-type="float">
            <text:p>0.62937000511121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2-28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751859.747395833" calcext:value-type="float">
            <text:p>-751859.747395833</text:p>
          </table:table-cell>
          <table:table-cell office:value-type="float" office:value="-2.09761355145019" calcext:value-type="float">
            <text:p>-2.09761355145019</text:p>
          </table:table-cell>
          <table:table-cell office:value-type="float" office:value="20979000.1703739" calcext:value-type="float">
            <text:p>20979000.1703739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0" calcext:value-type="float">
            <text:p>0</text:p>
          </table:table-cell>
          <table:table-cell office:value-type="float" office:value="0.629370005111218" calcext:value-type="float">
            <text:p>0.62937000511121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2-28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751859.747395833" calcext:value-type="float">
            <text:p>-751859.747395833</text:p>
          </table:table-cell>
          <table:table-cell office:value-type="float" office:value="-2.09761355145019" calcext:value-type="float">
            <text:p>-2.09761355145019</text:p>
          </table:table-cell>
          <table:table-cell office:value-type="float" office:value="20979000.1703739" calcext:value-type="float">
            <text:p>20979000.1703739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0" calcext:value-type="float">
            <text:p>0</text:p>
          </table:table-cell>
          <table:table-cell office:value-type="float" office:value="0.629370005111218" calcext:value-type="float">
            <text:p>0.62937000511121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2-28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751859.747395833" calcext:value-type="float">
            <text:p>-751859.747395833</text:p>
          </table:table-cell>
          <table:table-cell office:value-type="float" office:value="-2.09761355145019" calcext:value-type="float">
            <text:p>-2.09761355145019</text:p>
          </table:table-cell>
          <table:table-cell office:value-type="float" office:value="20979000.1703739" calcext:value-type="float">
            <text:p>20979000.1703739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0" calcext:value-type="float">
            <text:p>0</text:p>
          </table:table-cell>
          <table:table-cell office:value-type="float" office:value="0.629370005111218" calcext:value-type="float">
            <text:p>0.62937000511121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3-0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758260.127604167" calcext:value-type="float">
            <text:p>-758260.127604167</text:p>
          </table:table-cell>
          <table:table-cell office:value-type="float" office:value="-2.08639737975318" calcext:value-type="float">
            <text:p>-2.08639737975318</text:p>
          </table:table-cell>
          <table:table-cell office:value-type="float" office:value="23979060.017252" calcext:value-type="float">
            <text:p>23979060.017252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0" calcext:value-type="float">
            <text:p>0</text:p>
          </table:table-cell>
          <table:table-cell office:value-type="float" office:value="0.719371800517559" calcext:value-type="float">
            <text:p>0.71937180051755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3-0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758260.127604167" calcext:value-type="float">
            <text:p>-758260.127604167</text:p>
          </table:table-cell>
          <table:table-cell office:value-type="float" office:value="-2.08639737975318" calcext:value-type="float">
            <text:p>-2.08639737975318</text:p>
          </table:table-cell>
          <table:table-cell office:value-type="float" office:value="23979060.017252" calcext:value-type="float">
            <text:p>23979060.017252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0" calcext:value-type="float">
            <text:p>0</text:p>
          </table:table-cell>
          <table:table-cell office:value-type="float" office:value="0.719371800517559" calcext:value-type="float">
            <text:p>0.719371800517559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3-0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758260.127604167" calcext:value-type="float">
            <text:p>-758260.127604167</text:p>
          </table:table-cell>
          <table:table-cell office:value-type="float" office:value="-2.08639737975318" calcext:value-type="float">
            <text:p>-2.08639737975318</text:p>
          </table:table-cell>
          <table:table-cell office:value-type="float" office:value="23979060.017252" calcext:value-type="float">
            <text:p>23979060.017252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0" calcext:value-type="float">
            <text:p>0</text:p>
          </table:table-cell>
          <table:table-cell office:value-type="float" office:value="0.719371800517559" calcext:value-type="float">
            <text:p>0.71937180051755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3-0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758260.127604167" calcext:value-type="float">
            <text:p>-758260.127604167</text:p>
          </table:table-cell>
          <table:table-cell office:value-type="float" office:value="-2.08639737975318" calcext:value-type="float">
            <text:p>-2.08639737975318</text:p>
          </table:table-cell>
          <table:table-cell office:value-type="float" office:value="23979060.017252" calcext:value-type="float">
            <text:p>23979060.017252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0" calcext:value-type="float">
            <text:p>0</text:p>
          </table:table-cell>
          <table:table-cell office:value-type="float" office:value="0.719371800517559" calcext:value-type="float">
            <text:p>0.71937180051755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3-02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764619.598958333" calcext:value-type="float">
            <text:p>-764619.598958333</text:p>
          </table:table-cell>
          <table:table-cell office:value-type="float" office:value="-2.09238025781815" calcext:value-type="float">
            <text:p>-2.09238025781815</text:p>
          </table:table-cell>
          <table:table-cell office:value-type="float" office:value="23013360.0219727" calcext:value-type="float">
            <text:p>23013360.0219727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0" calcext:value-type="float">
            <text:p>0</text:p>
          </table:table-cell>
          <table:table-cell office:value-type="float" office:value="0.69040080065918" calcext:value-type="float">
            <text:p>0.6904008006591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3-02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764619.598958333" calcext:value-type="float">
            <text:p>-764619.598958333</text:p>
          </table:table-cell>
          <table:table-cell office:value-type="float" office:value="-2.09238025781815" calcext:value-type="float">
            <text:p>-2.09238025781815</text:p>
          </table:table-cell>
          <table:table-cell office:value-type="float" office:value="23013360.0219727" calcext:value-type="float">
            <text:p>23013360.0219727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0" calcext:value-type="float">
            <text:p>0</text:p>
          </table:table-cell>
          <table:table-cell office:value-type="float" office:value="0.69040080065918" calcext:value-type="float">
            <text:p>0.6904008006591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3-02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764619.598958333" calcext:value-type="float">
            <text:p>-764619.598958333</text:p>
          </table:table-cell>
          <table:table-cell office:value-type="float" office:value="-2.09238025781815" calcext:value-type="float">
            <text:p>-2.09238025781815</text:p>
          </table:table-cell>
          <table:table-cell office:value-type="float" office:value="23013360.0219727" calcext:value-type="float">
            <text:p>23013360.0219727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0" calcext:value-type="float">
            <text:p>0</text:p>
          </table:table-cell>
          <table:table-cell office:value-type="float" office:value="0.69040080065918" calcext:value-type="float">
            <text:p>0.6904008006591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3-02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764619.598958333" calcext:value-type="float">
            <text:p>-764619.598958333</text:p>
          </table:table-cell>
          <table:table-cell office:value-type="float" office:value="-2.09238025781815" calcext:value-type="float">
            <text:p>-2.09238025781815</text:p>
          </table:table-cell>
          <table:table-cell office:value-type="float" office:value="23013360.0219727" calcext:value-type="float">
            <text:p>23013360.0219727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0" calcext:value-type="float">
            <text:p>0</text:p>
          </table:table-cell>
          <table:table-cell office:value-type="float" office:value="0.69040080065918" calcext:value-type="float">
            <text:p>0.6904008006591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3-03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770931.114583333" calcext:value-type="float">
            <text:p>-770931.114583333</text:p>
          </table:table-cell>
          <table:table-cell office:value-type="float" office:value="-2.11268344719429" calcext:value-type="float">
            <text:p>-2.11268344719429</text:p>
          </table:table-cell>
          <table:table-cell office:value-type="float" office:value="19397339.9754524" calcext:value-type="float">
            <text:p>19397339.9754524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0" calcext:value-type="float">
            <text:p>0</text:p>
          </table:table-cell>
          <table:table-cell office:value-type="float" office:value="0.581920199263573" calcext:value-type="float">
            <text:p>0.58192019926357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3-03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770931.114583333" calcext:value-type="float">
            <text:p>-770931.114583333</text:p>
          </table:table-cell>
          <table:table-cell office:value-type="float" office:value="-2.11268344719429" calcext:value-type="float">
            <text:p>-2.11268344719429</text:p>
          </table:table-cell>
          <table:table-cell office:value-type="float" office:value="19397339.9754524" calcext:value-type="float">
            <text:p>19397339.9754524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0" calcext:value-type="float">
            <text:p>0</text:p>
          </table:table-cell>
          <table:table-cell office:value-type="float" office:value="0.581920199263573" calcext:value-type="float">
            <text:p>0.58192019926357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3-03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770931.114583333" calcext:value-type="float">
            <text:p>-770931.114583333</text:p>
          </table:table-cell>
          <table:table-cell office:value-type="float" office:value="-2.11268344719429" calcext:value-type="float">
            <text:p>-2.11268344719429</text:p>
          </table:table-cell>
          <table:table-cell office:value-type="float" office:value="19397339.9754524" calcext:value-type="float">
            <text:p>19397339.9754524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0" calcext:value-type="float">
            <text:p>0</text:p>
          </table:table-cell>
          <table:table-cell office:value-type="float" office:value="0.581920199263573" calcext:value-type="float">
            <text:p>0.58192019926357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3-03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770931.114583333" calcext:value-type="float">
            <text:p>-770931.114583333</text:p>
          </table:table-cell>
          <table:table-cell office:value-type="float" office:value="-2.11268344719429" calcext:value-type="float">
            <text:p>-2.11268344719429</text:p>
          </table:table-cell>
          <table:table-cell office:value-type="float" office:value="19397339.9754524" calcext:value-type="float">
            <text:p>19397339.9754524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0" calcext:value-type="float">
            <text:p>0</text:p>
          </table:table-cell>
          <table:table-cell office:value-type="float" office:value="0.581920199263573" calcext:value-type="float">
            <text:p>0.58192019926357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3-04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777171.880208333" calcext:value-type="float">
            <text:p>-777171.880208333</text:p>
          </table:table-cell>
          <table:table-cell office:value-type="float" office:value="-2.11546594437095" calcext:value-type="float">
            <text:p>-2.11546594437095</text:p>
          </table:table-cell>
          <table:table-cell office:value-type="float" office:value="18468719.8126316" calcext:value-type="float">
            <text:p>18468719.8126316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0" calcext:value-type="float">
            <text:p>0</text:p>
          </table:table-cell>
          <table:table-cell office:value-type="float" office:value="0.554061594378948" calcext:value-type="float">
            <text:p>0.55406159437894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3-04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777171.880208333" calcext:value-type="float">
            <text:p>-777171.880208333</text:p>
          </table:table-cell>
          <table:table-cell office:value-type="float" office:value="-2.11546594437095" calcext:value-type="float">
            <text:p>-2.11546594437095</text:p>
          </table:table-cell>
          <table:table-cell office:value-type="float" office:value="18468719.8126316" calcext:value-type="float">
            <text:p>18468719.8126316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0" calcext:value-type="float">
            <text:p>0</text:p>
          </table:table-cell>
          <table:table-cell office:value-type="float" office:value="0.554061594378948" calcext:value-type="float">
            <text:p>0.55406159437894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3-04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777171.880208333" calcext:value-type="float">
            <text:p>-777171.880208333</text:p>
          </table:table-cell>
          <table:table-cell office:value-type="float" office:value="-2.11546594437095" calcext:value-type="float">
            <text:p>-2.11546594437095</text:p>
          </table:table-cell>
          <table:table-cell office:value-type="float" office:value="18468719.8126316" calcext:value-type="float">
            <text:p>18468719.8126316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0" calcext:value-type="float">
            <text:p>0</text:p>
          </table:table-cell>
          <table:table-cell office:value-type="float" office:value="0.554061594378948" calcext:value-type="float">
            <text:p>0.55406159437894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3-04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777171.880208333" calcext:value-type="float">
            <text:p>-777171.880208333</text:p>
          </table:table-cell>
          <table:table-cell office:value-type="float" office:value="-2.11546594437095" calcext:value-type="float">
            <text:p>-2.11546594437095</text:p>
          </table:table-cell>
          <table:table-cell office:value-type="float" office:value="18468719.8126316" calcext:value-type="float">
            <text:p>18468719.8126316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0" calcext:value-type="float">
            <text:p>0</text:p>
          </table:table-cell>
          <table:table-cell office:value-type="float" office:value="0.554061594378948" calcext:value-type="float">
            <text:p>0.55406159437894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3-05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783341.125" calcext:value-type="float">
            <text:p>-783341.125</text:p>
          </table:table-cell>
          <table:table-cell office:value-type="float" office:value="-2.10257028156775" calcext:value-type="float">
            <text:p>-2.10257028156775</text:p>
          </table:table-cell>
          <table:table-cell office:value-type="float" office:value="18306000.1180172" calcext:value-type="float">
            <text:p>18306000.1180172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0" calcext:value-type="float">
            <text:p>0</text:p>
          </table:table-cell>
          <table:table-cell office:value-type="float" office:value="0.549180003540516" calcext:value-type="float">
            <text:p>0.54918000354051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3-05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783341.125" calcext:value-type="float">
            <text:p>-783341.125</text:p>
          </table:table-cell>
          <table:table-cell office:value-type="float" office:value="-2.10257028156775" calcext:value-type="float">
            <text:p>-2.10257028156775</text:p>
          </table:table-cell>
          <table:table-cell office:value-type="float" office:value="18306000.1180172" calcext:value-type="float">
            <text:p>18306000.1180172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0" calcext:value-type="float">
            <text:p>0</text:p>
          </table:table-cell>
          <table:table-cell office:value-type="float" office:value="0.549180003540516" calcext:value-type="float">
            <text:p>0.54918000354051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3-05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783341.125" calcext:value-type="float">
            <text:p>-783341.125</text:p>
          </table:table-cell>
          <table:table-cell office:value-type="float" office:value="-2.10257028156775" calcext:value-type="float">
            <text:p>-2.10257028156775</text:p>
          </table:table-cell>
          <table:table-cell office:value-type="float" office:value="18306000.1180172" calcext:value-type="float">
            <text:p>18306000.1180172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0" calcext:value-type="float">
            <text:p>0</text:p>
          </table:table-cell>
          <table:table-cell office:value-type="float" office:value="0.549180003540516" calcext:value-type="float">
            <text:p>0.54918000354051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3-05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783341.125" calcext:value-type="float">
            <text:p>-783341.125</text:p>
          </table:table-cell>
          <table:table-cell office:value-type="float" office:value="-2.10257028156775" calcext:value-type="float">
            <text:p>-2.10257028156775</text:p>
          </table:table-cell>
          <table:table-cell office:value-type="float" office:value="18306000.1180172" calcext:value-type="float">
            <text:p>18306000.1180172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0" calcext:value-type="float">
            <text:p>0</text:p>
          </table:table-cell>
          <table:table-cell office:value-type="float" office:value="0.549180003540516" calcext:value-type="float">
            <text:p>0.54918000354051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3-06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618512.006510417" calcext:value-type="float">
            <text:p>-618512.006510417</text:p>
          </table:table-cell>
          <table:table-cell office:value-type="float" office:value="-1.21631306427048" calcext:value-type="float">
            <text:p>-1.21631306427048</text:p>
          </table:table-cell>
          <table:table-cell office:value-type="float" office:value="18173699.7751236" calcext:value-type="float">
            <text:p>18173699.7751236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0" calcext:value-type="float">
            <text:p>0</text:p>
          </table:table-cell>
          <table:table-cell office:value-type="float" office:value="0.545210993253708" calcext:value-type="float">
            <text:p>0.54521099325370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3-06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618512.006510417" calcext:value-type="float">
            <text:p>-618512.006510417</text:p>
          </table:table-cell>
          <table:table-cell office:value-type="float" office:value="-1.21631306427048" calcext:value-type="float">
            <text:p>-1.21631306427048</text:p>
          </table:table-cell>
          <table:table-cell office:value-type="float" office:value="18173699.7751236" calcext:value-type="float">
            <text:p>18173699.7751236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0" calcext:value-type="float">
            <text:p>0</text:p>
          </table:table-cell>
          <table:table-cell office:value-type="float" office:value="0.545210993253708" calcext:value-type="float">
            <text:p>0.54521099325370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3-06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618512.006510417" calcext:value-type="float">
            <text:p>-618512.006510417</text:p>
          </table:table-cell>
          <table:table-cell office:value-type="float" office:value="-1.21631306427048" calcext:value-type="float">
            <text:p>-1.21631306427048</text:p>
          </table:table-cell>
          <table:table-cell office:value-type="float" office:value="18173699.7751236" calcext:value-type="float">
            <text:p>18173699.7751236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0" calcext:value-type="float">
            <text:p>0</text:p>
          </table:table-cell>
          <table:table-cell office:value-type="float" office:value="0.545210993253708" calcext:value-type="float">
            <text:p>0.54521099325370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3-06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618512.006510417" calcext:value-type="float">
            <text:p>-618512.006510417</text:p>
          </table:table-cell>
          <table:table-cell office:value-type="float" office:value="-1.21631306427048" calcext:value-type="float">
            <text:p>-1.21631306427048</text:p>
          </table:table-cell>
          <table:table-cell office:value-type="float" office:value="18173699.7751236" calcext:value-type="float">
            <text:p>18173699.7751236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0" calcext:value-type="float">
            <text:p>0</text:p>
          </table:table-cell>
          <table:table-cell office:value-type="float" office:value="0.545210993253708" calcext:value-type="float">
            <text:p>0.54521099325370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3-07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36517.429036458" calcext:value-type="float">
            <text:p>-136517.429036458</text:p>
          </table:table-cell>
          <table:table-cell office:value-type="float" office:value="-0.915738295202573" calcext:value-type="float">
            <text:p>-0.915738295202573</text:p>
          </table:table-cell>
          <table:table-cell office:value-type="float" office:value="16498799.8304844" calcext:value-type="float">
            <text:p>16498799.8304844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0" calcext:value-type="float">
            <text:p>0</text:p>
          </table:table-cell>
          <table:table-cell office:value-type="float" office:value="0.494963994914532" calcext:value-type="float">
            <text:p>0.49496399491453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3-07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36517.429036458" calcext:value-type="float">
            <text:p>-136517.429036458</text:p>
          </table:table-cell>
          <table:table-cell office:value-type="float" office:value="-0.915738295202573" calcext:value-type="float">
            <text:p>-0.915738295202573</text:p>
          </table:table-cell>
          <table:table-cell office:value-type="float" office:value="16498799.8304844" calcext:value-type="float">
            <text:p>16498799.8304844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0" calcext:value-type="float">
            <text:p>0</text:p>
          </table:table-cell>
          <table:table-cell office:value-type="float" office:value="0.494963994914532" calcext:value-type="float">
            <text:p>0.49496399491453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3-07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36517.429036458" calcext:value-type="float">
            <text:p>-136517.429036458</text:p>
          </table:table-cell>
          <table:table-cell office:value-type="float" office:value="-0.915738295202573" calcext:value-type="float">
            <text:p>-0.915738295202573</text:p>
          </table:table-cell>
          <table:table-cell office:value-type="float" office:value="16498799.8304844" calcext:value-type="float">
            <text:p>16498799.8304844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0" calcext:value-type="float">
            <text:p>0</text:p>
          </table:table-cell>
          <table:table-cell office:value-type="float" office:value="0.494963994914532" calcext:value-type="float">
            <text:p>0.49496399491453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3-07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36517.429036458" calcext:value-type="float">
            <text:p>-136517.429036458</text:p>
          </table:table-cell>
          <table:table-cell office:value-type="float" office:value="-0.915738295202573" calcext:value-type="float">
            <text:p>-0.915738295202573</text:p>
          </table:table-cell>
          <table:table-cell office:value-type="float" office:value="16498799.8304844" calcext:value-type="float">
            <text:p>16498799.8304844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0" calcext:value-type="float">
            <text:p>0</text:p>
          </table:table-cell>
          <table:table-cell office:value-type="float" office:value="0.494963994914532" calcext:value-type="float">
            <text:p>0.49496399491453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3-08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57335.8515625" calcext:value-type="float">
            <text:p>-157335.8515625</text:p>
          </table:table-cell>
          <table:table-cell office:value-type="float" office:value="-1.3827885316914" calcext:value-type="float">
            <text:p>-1.3827885316914</text:p>
          </table:table-cell>
          <table:table-cell office:value-type="float" office:value="16229159.5297337" calcext:value-type="float">
            <text:p>16229159.5297337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0" calcext:value-type="float">
            <text:p>0</text:p>
          </table:table-cell>
          <table:table-cell office:value-type="float" office:value="0.48687478589201" calcext:value-type="float">
            <text:p>0.4868747858920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3-08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57335.8515625" calcext:value-type="float">
            <text:p>-157335.8515625</text:p>
          </table:table-cell>
          <table:table-cell office:value-type="float" office:value="-1.3827885316914" calcext:value-type="float">
            <text:p>-1.3827885316914</text:p>
          </table:table-cell>
          <table:table-cell office:value-type="float" office:value="16229159.5297337" calcext:value-type="float">
            <text:p>16229159.5297337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0" calcext:value-type="float">
            <text:p>0</text:p>
          </table:table-cell>
          <table:table-cell office:value-type="float" office:value="0.48687478589201" calcext:value-type="float">
            <text:p>0.4868747858920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3-08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57335.8515625" calcext:value-type="float">
            <text:p>-157335.8515625</text:p>
          </table:table-cell>
          <table:table-cell office:value-type="float" office:value="-1.3827885316914" calcext:value-type="float">
            <text:p>-1.3827885316914</text:p>
          </table:table-cell>
          <table:table-cell office:value-type="float" office:value="16229159.5297337" calcext:value-type="float">
            <text:p>16229159.5297337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0" calcext:value-type="float">
            <text:p>0</text:p>
          </table:table-cell>
          <table:table-cell office:value-type="float" office:value="0.48687478589201" calcext:value-type="float">
            <text:p>0.4868747858920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3-08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57335.8515625" calcext:value-type="float">
            <text:p>-157335.8515625</text:p>
          </table:table-cell>
          <table:table-cell office:value-type="float" office:value="-1.3827885316914" calcext:value-type="float">
            <text:p>-1.3827885316914</text:p>
          </table:table-cell>
          <table:table-cell office:value-type="float" office:value="16229159.5297337" calcext:value-type="float">
            <text:p>16229159.5297337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0" calcext:value-type="float">
            <text:p>0</text:p>
          </table:table-cell>
          <table:table-cell office:value-type="float" office:value="0.48687478589201" calcext:value-type="float">
            <text:p>0.4868747858920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3-09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87782.301432292" calcext:value-type="float">
            <text:p>-187782.301432292</text:p>
          </table:table-cell>
          <table:table-cell office:value-type="float" office:value="-1.74239235857385" calcext:value-type="float">
            <text:p>-1.74239235857385</text:p>
          </table:table-cell>
          <table:table-cell office:value-type="float" office:value="20991780.2401543" calcext:value-type="float">
            <text:p>20991780.2401543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0" calcext:value-type="float">
            <text:p>0</text:p>
          </table:table-cell>
          <table:table-cell office:value-type="float" office:value="0.629753407204628" calcext:value-type="float">
            <text:p>0.62975340720462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3-09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87782.301432292" calcext:value-type="float">
            <text:p>-187782.301432292</text:p>
          </table:table-cell>
          <table:table-cell office:value-type="float" office:value="-1.74239235857385" calcext:value-type="float">
            <text:p>-1.74239235857385</text:p>
          </table:table-cell>
          <table:table-cell office:value-type="float" office:value="20991780.2401543" calcext:value-type="float">
            <text:p>20991780.2401543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0" calcext:value-type="float">
            <text:p>0</text:p>
          </table:table-cell>
          <table:table-cell office:value-type="float" office:value="0.629753407204628" calcext:value-type="float">
            <text:p>0.62975340720462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3-09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87782.301432292" calcext:value-type="float">
            <text:p>-187782.301432292</text:p>
          </table:table-cell>
          <table:table-cell office:value-type="float" office:value="-1.74239235857385" calcext:value-type="float">
            <text:p>-1.74239235857385</text:p>
          </table:table-cell>
          <table:table-cell office:value-type="float" office:value="20991780.2401543" calcext:value-type="float">
            <text:p>20991780.2401543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0" calcext:value-type="float">
            <text:p>0</text:p>
          </table:table-cell>
          <table:table-cell office:value-type="float" office:value="0.629753407204628" calcext:value-type="float">
            <text:p>0.62975340720462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3-09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87782.301432292" calcext:value-type="float">
            <text:p>-187782.301432292</text:p>
          </table:table-cell>
          <table:table-cell office:value-type="float" office:value="-1.74239235857385" calcext:value-type="float">
            <text:p>-1.74239235857385</text:p>
          </table:table-cell>
          <table:table-cell office:value-type="float" office:value="20991780.2401543" calcext:value-type="float">
            <text:p>20991780.2401543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0" calcext:value-type="float">
            <text:p>0</text:p>
          </table:table-cell>
          <table:table-cell office:value-type="float" office:value="0.629753407204628" calcext:value-type="float">
            <text:p>0.62975340720462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3-10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25643.365234375" calcext:value-type="float">
            <text:p>-225643.365234375</text:p>
          </table:table-cell>
          <table:table-cell office:value-type="float" office:value="-2.00542854872765" calcext:value-type="float">
            <text:p>-2.00542854872765</text:p>
          </table:table-cell>
          <table:table-cell office:value-type="float" office:value="22298040.0316715" calcext:value-type="float">
            <text:p>22298040.0316715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0" calcext:value-type="float">
            <text:p>0</text:p>
          </table:table-cell>
          <table:table-cell office:value-type="float" office:value="0.668941200950146" calcext:value-type="float">
            <text:p>0.66894120095014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3-10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25643.365234375" calcext:value-type="float">
            <text:p>-225643.365234375</text:p>
          </table:table-cell>
          <table:table-cell office:value-type="float" office:value="-2.00542854872765" calcext:value-type="float">
            <text:p>-2.00542854872765</text:p>
          </table:table-cell>
          <table:table-cell office:value-type="float" office:value="22298040.0316715" calcext:value-type="float">
            <text:p>22298040.0316715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0" calcext:value-type="float">
            <text:p>0</text:p>
          </table:table-cell>
          <table:table-cell office:value-type="float" office:value="0.668941200950146" calcext:value-type="float">
            <text:p>0.66894120095014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3-10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25643.365234375" calcext:value-type="float">
            <text:p>-225643.365234375</text:p>
          </table:table-cell>
          <table:table-cell office:value-type="float" office:value="-2.00542854872765" calcext:value-type="float">
            <text:p>-2.00542854872765</text:p>
          </table:table-cell>
          <table:table-cell office:value-type="float" office:value="22298040.0316715" calcext:value-type="float">
            <text:p>22298040.0316715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0" calcext:value-type="float">
            <text:p>0</text:p>
          </table:table-cell>
          <table:table-cell office:value-type="float" office:value="0.668941200950146" calcext:value-type="float">
            <text:p>0.66894120095014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3-10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25643.365234375" calcext:value-type="float">
            <text:p>-225643.365234375</text:p>
          </table:table-cell>
          <table:table-cell office:value-type="float" office:value="-2.00542854872765" calcext:value-type="float">
            <text:p>-2.00542854872765</text:p>
          </table:table-cell>
          <table:table-cell office:value-type="float" office:value="22298040.0316715" calcext:value-type="float">
            <text:p>22298040.0316715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0" calcext:value-type="float">
            <text:p>0</text:p>
          </table:table-cell>
          <table:table-cell office:value-type="float" office:value="0.668941200950146" calcext:value-type="float">
            <text:p>0.66894120095014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3-1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62656.69140625" calcext:value-type="float">
            <text:p>-262656.69140625</text:p>
          </table:table-cell>
          <table:table-cell office:value-type="float" office:value="-2.08046898405883" calcext:value-type="float">
            <text:p>-2.08046898405883</text:p>
          </table:table-cell>
          <table:table-cell office:value-type="float" office:value="23322239.6673203" calcext:value-type="float">
            <text:p>23322239.6673203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0" calcext:value-type="float">
            <text:p>0</text:p>
          </table:table-cell>
          <table:table-cell office:value-type="float" office:value="0.699667190019608" calcext:value-type="float">
            <text:p>0.69966719001960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3-1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62656.69140625" calcext:value-type="float">
            <text:p>-262656.69140625</text:p>
          </table:table-cell>
          <table:table-cell office:value-type="float" office:value="-2.08046898405883" calcext:value-type="float">
            <text:p>-2.08046898405883</text:p>
          </table:table-cell>
          <table:table-cell office:value-type="float" office:value="23322239.6673203" calcext:value-type="float">
            <text:p>23322239.6673203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0" calcext:value-type="float">
            <text:p>0</text:p>
          </table:table-cell>
          <table:table-cell office:value-type="float" office:value="0.699667190019608" calcext:value-type="float">
            <text:p>0.69966719001960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3-1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62656.69140625" calcext:value-type="float">
            <text:p>-262656.69140625</text:p>
          </table:table-cell>
          <table:table-cell office:value-type="float" office:value="-2.08046898405883" calcext:value-type="float">
            <text:p>-2.08046898405883</text:p>
          </table:table-cell>
          <table:table-cell office:value-type="float" office:value="23322239.6673203" calcext:value-type="float">
            <text:p>23322239.6673203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0" calcext:value-type="float">
            <text:p>0</text:p>
          </table:table-cell>
          <table:table-cell office:value-type="float" office:value="0.699667190019608" calcext:value-type="float">
            <text:p>0.69966719001960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3-1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62656.69140625" calcext:value-type="float">
            <text:p>-262656.69140625</text:p>
          </table:table-cell>
          <table:table-cell office:value-type="float" office:value="-2.08046898405883" calcext:value-type="float">
            <text:p>-2.08046898405883</text:p>
          </table:table-cell>
          <table:table-cell office:value-type="float" office:value="23322239.6673203" calcext:value-type="float">
            <text:p>23322239.6673203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0" calcext:value-type="float">
            <text:p>0</text:p>
          </table:table-cell>
          <table:table-cell office:value-type="float" office:value="0.699667190019608" calcext:value-type="float">
            <text:p>0.69966719001960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3-12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76556.38671875" calcext:value-type="float">
            <text:p>-276556.38671875</text:p>
          </table:table-cell>
          <table:table-cell office:value-type="float" office:value="-2.10658709911513" calcext:value-type="float">
            <text:p>-2.10658709911513</text:p>
          </table:table-cell>
          <table:table-cell office:value-type="float" office:value="19216079.9380302" calcext:value-type="float">
            <text:p>19216079.9380302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0" calcext:value-type="float">
            <text:p>0</text:p>
          </table:table-cell>
          <table:table-cell office:value-type="float" office:value="0.576482398140907" calcext:value-type="float">
            <text:p>0.576482398140907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3-12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76556.38671875" calcext:value-type="float">
            <text:p>-276556.38671875</text:p>
          </table:table-cell>
          <table:table-cell office:value-type="float" office:value="-2.10658709911513" calcext:value-type="float">
            <text:p>-2.10658709911513</text:p>
          </table:table-cell>
          <table:table-cell office:value-type="float" office:value="19216079.9380302" calcext:value-type="float">
            <text:p>19216079.9380302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0" calcext:value-type="float">
            <text:p>0</text:p>
          </table:table-cell>
          <table:table-cell office:value-type="float" office:value="0.576482398140907" calcext:value-type="float">
            <text:p>0.57648239814090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3-12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76556.38671875" calcext:value-type="float">
            <text:p>-276556.38671875</text:p>
          </table:table-cell>
          <table:table-cell office:value-type="float" office:value="-2.10658709911513" calcext:value-type="float">
            <text:p>-2.10658709911513</text:p>
          </table:table-cell>
          <table:table-cell office:value-type="float" office:value="19216079.9380302" calcext:value-type="float">
            <text:p>19216079.9380302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0" calcext:value-type="float">
            <text:p>0</text:p>
          </table:table-cell>
          <table:table-cell office:value-type="float" office:value="0.576482398140907" calcext:value-type="float">
            <text:p>0.57648239814090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3-12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76556.38671875" calcext:value-type="float">
            <text:p>-276556.38671875</text:p>
          </table:table-cell>
          <table:table-cell office:value-type="float" office:value="-2.10658709911513" calcext:value-type="float">
            <text:p>-2.10658709911513</text:p>
          </table:table-cell>
          <table:table-cell office:value-type="float" office:value="19216079.9380302" calcext:value-type="float">
            <text:p>19216079.9380302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0" calcext:value-type="float">
            <text:p>0</text:p>
          </table:table-cell>
          <table:table-cell office:value-type="float" office:value="0.576482398140907" calcext:value-type="float">
            <text:p>0.57648239814090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3-13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90864.204427083" calcext:value-type="float">
            <text:p>-290864.204427083</text:p>
          </table:table-cell>
          <table:table-cell office:value-type="float" office:value="-2.08437206965755" calcext:value-type="float">
            <text:p>-2.08437206965755</text:p>
          </table:table-cell>
          <table:table-cell office:value-type="float" office:value="19537919.8267937" calcext:value-type="float">
            <text:p>19537919.8267937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0" calcext:value-type="float">
            <text:p>0</text:p>
          </table:table-cell>
          <table:table-cell office:value-type="float" office:value="0.58613759480381" calcext:value-type="float">
            <text:p>0.5861375948038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3-13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90864.204427083" calcext:value-type="float">
            <text:p>-290864.204427083</text:p>
          </table:table-cell>
          <table:table-cell office:value-type="float" office:value="-2.08437206965755" calcext:value-type="float">
            <text:p>-2.08437206965755</text:p>
          </table:table-cell>
          <table:table-cell office:value-type="float" office:value="19537919.8267937" calcext:value-type="float">
            <text:p>19537919.8267937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0" calcext:value-type="float">
            <text:p>0</text:p>
          </table:table-cell>
          <table:table-cell office:value-type="float" office:value="0.58613759480381" calcext:value-type="float">
            <text:p>0.5861375948038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3-13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90864.204427083" calcext:value-type="float">
            <text:p>-290864.204427083</text:p>
          </table:table-cell>
          <table:table-cell office:value-type="float" office:value="-2.08437206965755" calcext:value-type="float">
            <text:p>-2.08437206965755</text:p>
          </table:table-cell>
          <table:table-cell office:value-type="float" office:value="19537919.8267937" calcext:value-type="float">
            <text:p>19537919.8267937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0" calcext:value-type="float">
            <text:p>0</text:p>
          </table:table-cell>
          <table:table-cell office:value-type="float" office:value="0.58613759480381" calcext:value-type="float">
            <text:p>0.5861375948038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3-13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90864.204427083" calcext:value-type="float">
            <text:p>-290864.204427083</text:p>
          </table:table-cell>
          <table:table-cell office:value-type="float" office:value="-2.08437206965755" calcext:value-type="float">
            <text:p>-2.08437206965755</text:p>
          </table:table-cell>
          <table:table-cell office:value-type="float" office:value="19537919.8267937" calcext:value-type="float">
            <text:p>19537919.8267937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0" calcext:value-type="float">
            <text:p>0</text:p>
          </table:table-cell>
          <table:table-cell office:value-type="float" office:value="0.58613759480381" calcext:value-type="float">
            <text:p>0.5861375948038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3-14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05164.30078125" calcext:value-type="float">
            <text:p>-305164.30078125</text:p>
          </table:table-cell>
          <table:table-cell office:value-type="float" office:value="-2.09478085453156" calcext:value-type="float">
            <text:p>-2.09478085453156</text:p>
          </table:table-cell>
          <table:table-cell office:value-type="float" office:value="18832500.184536" calcext:value-type="float">
            <text:p>18832500.184536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0" calcext:value-type="float">
            <text:p>0</text:p>
          </table:table-cell>
          <table:table-cell office:value-type="float" office:value="0.564975005536079" calcext:value-type="float">
            <text:p>0.56497500553607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3-14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05164.30078125" calcext:value-type="float">
            <text:p>-305164.30078125</text:p>
          </table:table-cell>
          <table:table-cell office:value-type="float" office:value="-2.09478085453156" calcext:value-type="float">
            <text:p>-2.09478085453156</text:p>
          </table:table-cell>
          <table:table-cell office:value-type="float" office:value="18832500.184536" calcext:value-type="float">
            <text:p>18832500.184536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0" calcext:value-type="float">
            <text:p>0</text:p>
          </table:table-cell>
          <table:table-cell office:value-type="float" office:value="0.564975005536079" calcext:value-type="float">
            <text:p>0.56497500553607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3-14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05164.30078125" calcext:value-type="float">
            <text:p>-305164.30078125</text:p>
          </table:table-cell>
          <table:table-cell office:value-type="float" office:value="-2.09478085453156" calcext:value-type="float">
            <text:p>-2.09478085453156</text:p>
          </table:table-cell>
          <table:table-cell office:value-type="float" office:value="18832500.184536" calcext:value-type="float">
            <text:p>18832500.184536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0" calcext:value-type="float">
            <text:p>0</text:p>
          </table:table-cell>
          <table:table-cell office:value-type="float" office:value="0.564975005536079" calcext:value-type="float">
            <text:p>0.564975005536079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3-14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05164.30078125" calcext:value-type="float">
            <text:p>-305164.30078125</text:p>
          </table:table-cell>
          <table:table-cell office:value-type="float" office:value="-2.09478085453156" calcext:value-type="float">
            <text:p>-2.09478085453156</text:p>
          </table:table-cell>
          <table:table-cell office:value-type="float" office:value="18832500.184536" calcext:value-type="float">
            <text:p>18832500.184536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0" calcext:value-type="float">
            <text:p>0</text:p>
          </table:table-cell>
          <table:table-cell office:value-type="float" office:value="0.564975005536079" calcext:value-type="float">
            <text:p>0.56497500553607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3-15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19266.048177083" calcext:value-type="float">
            <text:p>-319266.048177083</text:p>
          </table:table-cell>
          <table:table-cell office:value-type="float" office:value="-2.08774974089465" calcext:value-type="float">
            <text:p>-2.08774974089465</text:p>
          </table:table-cell>
          <table:table-cell office:value-type="float" office:value="20714039.9033546" calcext:value-type="float">
            <text:p>20714039.9033546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0" calcext:value-type="float">
            <text:p>0</text:p>
          </table:table-cell>
          <table:table-cell office:value-type="float" office:value="0.621421197100639" calcext:value-type="float">
            <text:p>0.621421197100639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3-15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19266.048177083" calcext:value-type="float">
            <text:p>-319266.048177083</text:p>
          </table:table-cell>
          <table:table-cell office:value-type="float" office:value="-2.08774974089465" calcext:value-type="float">
            <text:p>-2.08774974089465</text:p>
          </table:table-cell>
          <table:table-cell office:value-type="float" office:value="20714039.9033546" calcext:value-type="float">
            <text:p>20714039.9033546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0" calcext:value-type="float">
            <text:p>0</text:p>
          </table:table-cell>
          <table:table-cell office:value-type="float" office:value="0.621421197100639" calcext:value-type="float">
            <text:p>0.62142119710063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3-15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19266.048177083" calcext:value-type="float">
            <text:p>-319266.048177083</text:p>
          </table:table-cell>
          <table:table-cell office:value-type="float" office:value="-2.08774974089465" calcext:value-type="float">
            <text:p>-2.08774974089465</text:p>
          </table:table-cell>
          <table:table-cell office:value-type="float" office:value="20714039.9033546" calcext:value-type="float">
            <text:p>20714039.9033546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0" calcext:value-type="float">
            <text:p>0</text:p>
          </table:table-cell>
          <table:table-cell office:value-type="float" office:value="0.621421197100639" calcext:value-type="float">
            <text:p>0.621421197100639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3-15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19266.048177083" calcext:value-type="float">
            <text:p>-319266.048177083</text:p>
          </table:table-cell>
          <table:table-cell office:value-type="float" office:value="-2.08774974089465" calcext:value-type="float">
            <text:p>-2.08774974089465</text:p>
          </table:table-cell>
          <table:table-cell office:value-type="float" office:value="20714039.9033546" calcext:value-type="float">
            <text:p>20714039.9033546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0" calcext:value-type="float">
            <text:p>0</text:p>
          </table:table-cell>
          <table:table-cell office:value-type="float" office:value="0.621421197100639" calcext:value-type="float">
            <text:p>0.621421197100639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3-16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33072.768229167" calcext:value-type="float">
            <text:p>-333072.768229167</text:p>
          </table:table-cell>
          <table:table-cell office:value-type="float" office:value="-2.09478305478115" calcext:value-type="float">
            <text:p>-2.09478305478115</text:p>
          </table:table-cell>
          <table:table-cell office:value-type="float" office:value="20795579.7238827" calcext:value-type="float">
            <text:p>20795579.7238827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0" calcext:value-type="float">
            <text:p>0</text:p>
          </table:table-cell>
          <table:table-cell office:value-type="float" office:value="0.62386739171648" calcext:value-type="float">
            <text:p>0.6238673917164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3-16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33072.768229167" calcext:value-type="float">
            <text:p>-333072.768229167</text:p>
          </table:table-cell>
          <table:table-cell office:value-type="float" office:value="-2.09478305478115" calcext:value-type="float">
            <text:p>-2.09478305478115</text:p>
          </table:table-cell>
          <table:table-cell office:value-type="float" office:value="20795579.7238827" calcext:value-type="float">
            <text:p>20795579.7238827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0" calcext:value-type="float">
            <text:p>0</text:p>
          </table:table-cell>
          <table:table-cell office:value-type="float" office:value="0.62386739171648" calcext:value-type="float">
            <text:p>0.6238673917164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3-16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33072.768229167" calcext:value-type="float">
            <text:p>-333072.768229167</text:p>
          </table:table-cell>
          <table:table-cell office:value-type="float" office:value="-2.09478305478115" calcext:value-type="float">
            <text:p>-2.09478305478115</text:p>
          </table:table-cell>
          <table:table-cell office:value-type="float" office:value="20795579.7238827" calcext:value-type="float">
            <text:p>20795579.7238827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0" calcext:value-type="float">
            <text:p>0</text:p>
          </table:table-cell>
          <table:table-cell office:value-type="float" office:value="0.62386739171648" calcext:value-type="float">
            <text:p>0.6238673917164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3-16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33072.768229167" calcext:value-type="float">
            <text:p>-333072.768229167</text:p>
          </table:table-cell>
          <table:table-cell office:value-type="float" office:value="-2.09478305478115" calcext:value-type="float">
            <text:p>-2.09478305478115</text:p>
          </table:table-cell>
          <table:table-cell office:value-type="float" office:value="20795579.7238827" calcext:value-type="float">
            <text:p>20795579.7238827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0" calcext:value-type="float">
            <text:p>0</text:p>
          </table:table-cell>
          <table:table-cell office:value-type="float" office:value="0.62386739171648" calcext:value-type="float">
            <text:p>0.6238673917164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3-17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46532.240885417" calcext:value-type="float">
            <text:p>-346532.240885417</text:p>
          </table:table-cell>
          <table:table-cell office:value-type="float" office:value="-2.09721583669307" calcext:value-type="float">
            <text:p>-2.09721583669307</text:p>
          </table:table-cell>
          <table:table-cell office:value-type="float" office:value="16254000.2128601" calcext:value-type="float">
            <text:p>16254000.2128601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0" calcext:value-type="float">
            <text:p>0</text:p>
          </table:table-cell>
          <table:table-cell office:value-type="float" office:value="0.487620006385803" calcext:value-type="float">
            <text:p>0.48762000638580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3-17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46532.240885417" calcext:value-type="float">
            <text:p>-346532.240885417</text:p>
          </table:table-cell>
          <table:table-cell office:value-type="float" office:value="-2.09721583669307" calcext:value-type="float">
            <text:p>-2.09721583669307</text:p>
          </table:table-cell>
          <table:table-cell office:value-type="float" office:value="16254000.2128601" calcext:value-type="float">
            <text:p>16254000.2128601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0" calcext:value-type="float">
            <text:p>0</text:p>
          </table:table-cell>
          <table:table-cell office:value-type="float" office:value="0.487620006385803" calcext:value-type="float">
            <text:p>0.48762000638580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3-17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46532.240885417" calcext:value-type="float">
            <text:p>-346532.240885417</text:p>
          </table:table-cell>
          <table:table-cell office:value-type="float" office:value="-2.09721583669307" calcext:value-type="float">
            <text:p>-2.09721583669307</text:p>
          </table:table-cell>
          <table:table-cell office:value-type="float" office:value="16254000.2128601" calcext:value-type="float">
            <text:p>16254000.2128601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0" calcext:value-type="float">
            <text:p>0</text:p>
          </table:table-cell>
          <table:table-cell office:value-type="float" office:value="0.487620006385803" calcext:value-type="float">
            <text:p>0.48762000638580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3-17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46532.240885417" calcext:value-type="float">
            <text:p>-346532.240885417</text:p>
          </table:table-cell>
          <table:table-cell office:value-type="float" office:value="-2.09721583669307" calcext:value-type="float">
            <text:p>-2.09721583669307</text:p>
          </table:table-cell>
          <table:table-cell office:value-type="float" office:value="16254000.2128601" calcext:value-type="float">
            <text:p>16254000.2128601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0" calcext:value-type="float">
            <text:p>0</text:p>
          </table:table-cell>
          <table:table-cell office:value-type="float" office:value="0.487620006385803" calcext:value-type="float">
            <text:p>0.48762000638580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3-18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59600.6015625" calcext:value-type="float">
            <text:p>-359600.6015625</text:p>
          </table:table-cell>
          <table:table-cell office:value-type="float" office:value="-2.06644924910506" calcext:value-type="float">
            <text:p>-2.06644924910506</text:p>
          </table:table-cell>
          <table:table-cell office:value-type="float" office:value="17093699.9794006" calcext:value-type="float">
            <text:p>17093699.9794006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0" calcext:value-type="float">
            <text:p>0</text:p>
          </table:table-cell>
          <table:table-cell office:value-type="float" office:value="0.512810999382019" calcext:value-type="float">
            <text:p>0.512810999382019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3-18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59600.6015625" calcext:value-type="float">
            <text:p>-359600.6015625</text:p>
          </table:table-cell>
          <table:table-cell office:value-type="float" office:value="-2.06644924910506" calcext:value-type="float">
            <text:p>-2.06644924910506</text:p>
          </table:table-cell>
          <table:table-cell office:value-type="float" office:value="17093699.9794006" calcext:value-type="float">
            <text:p>17093699.9794006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0" calcext:value-type="float">
            <text:p>0</text:p>
          </table:table-cell>
          <table:table-cell office:value-type="float" office:value="0.512810999382019" calcext:value-type="float">
            <text:p>0.512810999382019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3-18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59600.6015625" calcext:value-type="float">
            <text:p>-359600.6015625</text:p>
          </table:table-cell>
          <table:table-cell office:value-type="float" office:value="-2.06644924910506" calcext:value-type="float">
            <text:p>-2.06644924910506</text:p>
          </table:table-cell>
          <table:table-cell office:value-type="float" office:value="17093699.9794006" calcext:value-type="float">
            <text:p>17093699.9794006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0" calcext:value-type="float">
            <text:p>0</text:p>
          </table:table-cell>
          <table:table-cell office:value-type="float" office:value="0.512810999382019" calcext:value-type="float">
            <text:p>0.51281099938201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3-18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59600.6015625" calcext:value-type="float">
            <text:p>-359600.6015625</text:p>
          </table:table-cell>
          <table:table-cell office:value-type="float" office:value="-2.06644924910506" calcext:value-type="float">
            <text:p>-2.06644924910506</text:p>
          </table:table-cell>
          <table:table-cell office:value-type="float" office:value="17093699.9794006" calcext:value-type="float">
            <text:p>17093699.9794006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0" calcext:value-type="float">
            <text:p>0</text:p>
          </table:table-cell>
          <table:table-cell office:value-type="float" office:value="0.512810999382019" calcext:value-type="float">
            <text:p>0.512810999382019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3-19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72265.561197917" calcext:value-type="float">
            <text:p>-372265.561197917</text:p>
          </table:table-cell>
          <table:table-cell office:value-type="float" office:value="-2.04454081394942" calcext:value-type="float">
            <text:p>-2.04454081394942</text:p>
          </table:table-cell>
          <table:table-cell office:value-type="float" office:value="22421699.9485016" calcext:value-type="float">
            <text:p>22421699.9485016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0" calcext:value-type="float">
            <text:p>0</text:p>
          </table:table-cell>
          <table:table-cell office:value-type="float" office:value="0.672650998455048" calcext:value-type="float">
            <text:p>0.67265099845504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3-19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72265.561197917" calcext:value-type="float">
            <text:p>-372265.561197917</text:p>
          </table:table-cell>
          <table:table-cell office:value-type="float" office:value="-2.04454081394942" calcext:value-type="float">
            <text:p>-2.04454081394942</text:p>
          </table:table-cell>
          <table:table-cell office:value-type="float" office:value="22421699.9485016" calcext:value-type="float">
            <text:p>22421699.9485016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0" calcext:value-type="float">
            <text:p>0</text:p>
          </table:table-cell>
          <table:table-cell office:value-type="float" office:value="0.672650998455048" calcext:value-type="float">
            <text:p>0.67265099845504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3-19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72265.561197917" calcext:value-type="float">
            <text:p>-372265.561197917</text:p>
          </table:table-cell>
          <table:table-cell office:value-type="float" office:value="-2.04454081394942" calcext:value-type="float">
            <text:p>-2.04454081394942</text:p>
          </table:table-cell>
          <table:table-cell office:value-type="float" office:value="22421699.9485016" calcext:value-type="float">
            <text:p>22421699.9485016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0" calcext:value-type="float">
            <text:p>0</text:p>
          </table:table-cell>
          <table:table-cell office:value-type="float" office:value="0.672650998455048" calcext:value-type="float">
            <text:p>0.67265099845504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3-19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72265.561197917" calcext:value-type="float">
            <text:p>-372265.561197917</text:p>
          </table:table-cell>
          <table:table-cell office:value-type="float" office:value="-2.04454081394942" calcext:value-type="float">
            <text:p>-2.04454081394942</text:p>
          </table:table-cell>
          <table:table-cell office:value-type="float" office:value="22421699.9485016" calcext:value-type="float">
            <text:p>22421699.9485016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0" calcext:value-type="float">
            <text:p>0</text:p>
          </table:table-cell>
          <table:table-cell office:value-type="float" office:value="0.672650998455048" calcext:value-type="float">
            <text:p>0.67265099845504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3-20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84568.110677083" calcext:value-type="float">
            <text:p>-384568.110677083</text:p>
          </table:table-cell>
          <table:table-cell office:value-type="float" office:value="-2.02950371894985" calcext:value-type="float">
            <text:p>-2.02950371894985</text:p>
          </table:table-cell>
          <table:table-cell office:value-type="float" office:value="22831920.0078964" calcext:value-type="float">
            <text:p>22831920.0078964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0" calcext:value-type="float">
            <text:p>0</text:p>
          </table:table-cell>
          <table:table-cell office:value-type="float" office:value="0.684957600236893" calcext:value-type="float">
            <text:p>0.68495760023689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3-20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84568.110677083" calcext:value-type="float">
            <text:p>-384568.110677083</text:p>
          </table:table-cell>
          <table:table-cell office:value-type="float" office:value="-2.02950371894985" calcext:value-type="float">
            <text:p>-2.02950371894985</text:p>
          </table:table-cell>
          <table:table-cell office:value-type="float" office:value="22831920.0078964" calcext:value-type="float">
            <text:p>22831920.0078964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0" calcext:value-type="float">
            <text:p>0</text:p>
          </table:table-cell>
          <table:table-cell office:value-type="float" office:value="0.684957600236893" calcext:value-type="float">
            <text:p>0.68495760023689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3-20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84568.110677083" calcext:value-type="float">
            <text:p>-384568.110677083</text:p>
          </table:table-cell>
          <table:table-cell office:value-type="float" office:value="-2.02950371894985" calcext:value-type="float">
            <text:p>-2.02950371894985</text:p>
          </table:table-cell>
          <table:table-cell office:value-type="float" office:value="22831920.0078964" calcext:value-type="float">
            <text:p>22831920.0078964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0" calcext:value-type="float">
            <text:p>0</text:p>
          </table:table-cell>
          <table:table-cell office:value-type="float" office:value="0.684957600236893" calcext:value-type="float">
            <text:p>0.68495760023689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3-20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84568.110677083" calcext:value-type="float">
            <text:p>-384568.110677083</text:p>
          </table:table-cell>
          <table:table-cell office:value-type="float" office:value="-2.02950371894985" calcext:value-type="float">
            <text:p>-2.02950371894985</text:p>
          </table:table-cell>
          <table:table-cell office:value-type="float" office:value="22831920.0078964" calcext:value-type="float">
            <text:p>22831920.0078964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0" calcext:value-type="float">
            <text:p>0</text:p>
          </table:table-cell>
          <table:table-cell office:value-type="float" office:value="0.684957600236893" calcext:value-type="float">
            <text:p>0.684957600236893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3-2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96534.16015625" calcext:value-type="float">
            <text:p>-396534.16015625</text:p>
          </table:table-cell>
          <table:table-cell office:value-type="float" office:value="-2.03289459168445" calcext:value-type="float">
            <text:p>-2.03289459168445</text:p>
          </table:table-cell>
          <table:table-cell office:value-type="float" office:value="22620599.8111725" calcext:value-type="float">
            <text:p>22620599.8111725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0" calcext:value-type="float">
            <text:p>0</text:p>
          </table:table-cell>
          <table:table-cell office:value-type="float" office:value="0.678617994335175" calcext:value-type="float">
            <text:p>0.67861799433517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3-2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96534.16015625" calcext:value-type="float">
            <text:p>-396534.16015625</text:p>
          </table:table-cell>
          <table:table-cell office:value-type="float" office:value="-2.03289459168445" calcext:value-type="float">
            <text:p>-2.03289459168445</text:p>
          </table:table-cell>
          <table:table-cell office:value-type="float" office:value="22620599.8111725" calcext:value-type="float">
            <text:p>22620599.8111725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0" calcext:value-type="float">
            <text:p>0</text:p>
          </table:table-cell>
          <table:table-cell office:value-type="float" office:value="0.678617994335175" calcext:value-type="float">
            <text:p>0.67861799433517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3-2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96534.16015625" calcext:value-type="float">
            <text:p>-396534.16015625</text:p>
          </table:table-cell>
          <table:table-cell office:value-type="float" office:value="-2.03289459168445" calcext:value-type="float">
            <text:p>-2.03289459168445</text:p>
          </table:table-cell>
          <table:table-cell office:value-type="float" office:value="22620599.8111725" calcext:value-type="float">
            <text:p>22620599.8111725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0" calcext:value-type="float">
            <text:p>0</text:p>
          </table:table-cell>
          <table:table-cell office:value-type="float" office:value="0.678617994335175" calcext:value-type="float">
            <text:p>0.67861799433517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3-2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96534.16015625" calcext:value-type="float">
            <text:p>-396534.16015625</text:p>
          </table:table-cell>
          <table:table-cell office:value-type="float" office:value="-2.03289459168445" calcext:value-type="float">
            <text:p>-2.03289459168445</text:p>
          </table:table-cell>
          <table:table-cell office:value-type="float" office:value="22620599.8111725" calcext:value-type="float">
            <text:p>22620599.8111725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0" calcext:value-type="float">
            <text:p>0</text:p>
          </table:table-cell>
          <table:table-cell office:value-type="float" office:value="0.678617994335175" calcext:value-type="float">
            <text:p>0.67861799433517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3-22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408170.55859375" calcext:value-type="float">
            <text:p>-408170.55859375</text:p>
          </table:table-cell>
          <table:table-cell office:value-type="float" office:value="-2.05953374679666" calcext:value-type="float">
            <text:p>-2.05953374679666</text:p>
          </table:table-cell>
          <table:table-cell office:value-type="float" office:value="22980780.2650452" calcext:value-type="float">
            <text:p>22980780.2650452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0" calcext:value-type="float">
            <text:p>0</text:p>
          </table:table-cell>
          <table:table-cell office:value-type="float" office:value="0.689423407951355" calcext:value-type="float">
            <text:p>0.68942340795135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3-22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408170.55859375" calcext:value-type="float">
            <text:p>-408170.55859375</text:p>
          </table:table-cell>
          <table:table-cell office:value-type="float" office:value="-2.05953374679666" calcext:value-type="float">
            <text:p>-2.05953374679666</text:p>
          </table:table-cell>
          <table:table-cell office:value-type="float" office:value="22980780.2650452" calcext:value-type="float">
            <text:p>22980780.2650452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0" calcext:value-type="float">
            <text:p>0</text:p>
          </table:table-cell>
          <table:table-cell office:value-type="float" office:value="0.689423407951355" calcext:value-type="float">
            <text:p>0.68942340795135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3-22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408170.55859375" calcext:value-type="float">
            <text:p>-408170.55859375</text:p>
          </table:table-cell>
          <table:table-cell office:value-type="float" office:value="-2.05953374679666" calcext:value-type="float">
            <text:p>-2.05953374679666</text:p>
          </table:table-cell>
          <table:table-cell office:value-type="float" office:value="22980780.2650452" calcext:value-type="float">
            <text:p>22980780.2650452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0" calcext:value-type="float">
            <text:p>0</text:p>
          </table:table-cell>
          <table:table-cell office:value-type="float" office:value="0.689423407951355" calcext:value-type="float">
            <text:p>0.68942340795135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3-22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408170.55859375" calcext:value-type="float">
            <text:p>-408170.55859375</text:p>
          </table:table-cell>
          <table:table-cell office:value-type="float" office:value="-2.05953374679666" calcext:value-type="float">
            <text:p>-2.05953374679666</text:p>
          </table:table-cell>
          <table:table-cell office:value-type="float" office:value="22980780.2650452" calcext:value-type="float">
            <text:p>22980780.2650452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0" calcext:value-type="float">
            <text:p>0</text:p>
          </table:table-cell>
          <table:table-cell office:value-type="float" office:value="0.689423407951355" calcext:value-type="float">
            <text:p>0.68942340795135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3-23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419481.005208333" calcext:value-type="float">
            <text:p>-419481.005208333</text:p>
          </table:table-cell>
          <table:table-cell office:value-type="float" office:value="-2.0793411466002" calcext:value-type="float">
            <text:p>-2.0793411466002</text:p>
          </table:table-cell>
          <table:table-cell office:value-type="float" office:value="11650140.1239395" calcext:value-type="float">
            <text:p>11650140.1239395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0" calcext:value-type="float">
            <text:p>0</text:p>
          </table:table-cell>
          <table:table-cell office:value-type="float" office:value="0.349504203718185" calcext:value-type="float">
            <text:p>0.34950420371818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3-23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419481.005208333" calcext:value-type="float">
            <text:p>-419481.005208333</text:p>
          </table:table-cell>
          <table:table-cell office:value-type="float" office:value="-2.0793411466002" calcext:value-type="float">
            <text:p>-2.0793411466002</text:p>
          </table:table-cell>
          <table:table-cell office:value-type="float" office:value="11650140.1239395" calcext:value-type="float">
            <text:p>11650140.1239395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0" calcext:value-type="float">
            <text:p>0</text:p>
          </table:table-cell>
          <table:table-cell office:value-type="float" office:value="0.349504203718185" calcext:value-type="float">
            <text:p>0.34950420371818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3-23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419481.005208333" calcext:value-type="float">
            <text:p>-419481.005208333</text:p>
          </table:table-cell>
          <table:table-cell office:value-type="float" office:value="-2.0793411466002" calcext:value-type="float">
            <text:p>-2.0793411466002</text:p>
          </table:table-cell>
          <table:table-cell office:value-type="float" office:value="11650140.1239395" calcext:value-type="float">
            <text:p>11650140.1239395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0" calcext:value-type="float">
            <text:p>0</text:p>
          </table:table-cell>
          <table:table-cell office:value-type="float" office:value="0.349504203718185" calcext:value-type="float">
            <text:p>0.34950420371818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3-23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419481.005208333" calcext:value-type="float">
            <text:p>-419481.005208333</text:p>
          </table:table-cell>
          <table:table-cell office:value-type="float" office:value="-2.0793411466002" calcext:value-type="float">
            <text:p>-2.0793411466002</text:p>
          </table:table-cell>
          <table:table-cell office:value-type="float" office:value="11650140.1239395" calcext:value-type="float">
            <text:p>11650140.1239395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0" calcext:value-type="float">
            <text:p>0</text:p>
          </table:table-cell>
          <table:table-cell office:value-type="float" office:value="0.349504203718185" calcext:value-type="float">
            <text:p>0.34950420371818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3-24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430470.868489583" calcext:value-type="float">
            <text:p>-430470.868489583</text:p>
          </table:table-cell>
          <table:table-cell office:value-type="float" office:value="-2.01789765778813" calcext:value-type="float">
            <text:p>-2.01789765778813</text:p>
          </table:table-cell>
          <table:table-cell office:value-type="float" office:value="24435179.6127319" calcext:value-type="float">
            <text:p>24435179.6127319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0" calcext:value-type="float">
            <text:p>0</text:p>
          </table:table-cell>
          <table:table-cell office:value-type="float" office:value="0.733055388381958" calcext:value-type="float">
            <text:p>0.73305538838195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3-24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430470.868489583" calcext:value-type="float">
            <text:p>-430470.868489583</text:p>
          </table:table-cell>
          <table:table-cell office:value-type="float" office:value="-2.01789765778813" calcext:value-type="float">
            <text:p>-2.01789765778813</text:p>
          </table:table-cell>
          <table:table-cell office:value-type="float" office:value="24435179.6127319" calcext:value-type="float">
            <text:p>24435179.6127319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0" calcext:value-type="float">
            <text:p>0</text:p>
          </table:table-cell>
          <table:table-cell office:value-type="float" office:value="0.733055388381958" calcext:value-type="float">
            <text:p>0.73305538838195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3-24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430470.868489583" calcext:value-type="float">
            <text:p>-430470.868489583</text:p>
          </table:table-cell>
          <table:table-cell office:value-type="float" office:value="-2.01789765778813" calcext:value-type="float">
            <text:p>-2.01789765778813</text:p>
          </table:table-cell>
          <table:table-cell office:value-type="float" office:value="24435179.6127319" calcext:value-type="float">
            <text:p>24435179.6127319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0" calcext:value-type="float">
            <text:p>0</text:p>
          </table:table-cell>
          <table:table-cell office:value-type="float" office:value="0.733055388381958" calcext:value-type="float">
            <text:p>0.73305538838195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3-24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430470.868489583" calcext:value-type="float">
            <text:p>-430470.868489583</text:p>
          </table:table-cell>
          <table:table-cell office:value-type="float" office:value="-2.01789765778813" calcext:value-type="float">
            <text:p>-2.01789765778813</text:p>
          </table:table-cell>
          <table:table-cell office:value-type="float" office:value="24435179.6127319" calcext:value-type="float">
            <text:p>24435179.6127319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0" calcext:value-type="float">
            <text:p>0</text:p>
          </table:table-cell>
          <table:table-cell office:value-type="float" office:value="0.733055388381958" calcext:value-type="float">
            <text:p>0.73305538838195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3-25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441157.98828125" calcext:value-type="float">
            <text:p>-441157.98828125</text:p>
          </table:table-cell>
          <table:table-cell office:value-type="float" office:value="-2.01814083775389" calcext:value-type="float">
            <text:p>-2.01814083775389</text:p>
          </table:table-cell>
          <table:table-cell office:value-type="float" office:value="17659259.8365784" calcext:value-type="float">
            <text:p>17659259.8365784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0" calcext:value-type="float">
            <text:p>0</text:p>
          </table:table-cell>
          <table:table-cell office:value-type="float" office:value="0.529777795097351" calcext:value-type="float">
            <text:p>0.52977779509735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3-25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441157.98828125" calcext:value-type="float">
            <text:p>-441157.98828125</text:p>
          </table:table-cell>
          <table:table-cell office:value-type="float" office:value="-2.01814083775389" calcext:value-type="float">
            <text:p>-2.01814083775389</text:p>
          </table:table-cell>
          <table:table-cell office:value-type="float" office:value="17659259.8365784" calcext:value-type="float">
            <text:p>17659259.8365784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0" calcext:value-type="float">
            <text:p>0</text:p>
          </table:table-cell>
          <table:table-cell office:value-type="float" office:value="0.529777795097351" calcext:value-type="float">
            <text:p>0.52977779509735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3-25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441157.98828125" calcext:value-type="float">
            <text:p>-441157.98828125</text:p>
          </table:table-cell>
          <table:table-cell office:value-type="float" office:value="-2.01814083775389" calcext:value-type="float">
            <text:p>-2.01814083775389</text:p>
          </table:table-cell>
          <table:table-cell office:value-type="float" office:value="17659259.8365784" calcext:value-type="float">
            <text:p>17659259.8365784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0" calcext:value-type="float">
            <text:p>0</text:p>
          </table:table-cell>
          <table:table-cell office:value-type="float" office:value="0.529777795097351" calcext:value-type="float">
            <text:p>0.52977779509735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3-25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441157.98828125" calcext:value-type="float">
            <text:p>-441157.98828125</text:p>
          </table:table-cell>
          <table:table-cell office:value-type="float" office:value="-2.01814083775389" calcext:value-type="float">
            <text:p>-2.01814083775389</text:p>
          </table:table-cell>
          <table:table-cell office:value-type="float" office:value="17659259.8365784" calcext:value-type="float">
            <text:p>17659259.8365784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0" calcext:value-type="float">
            <text:p>0</text:p>
          </table:table-cell>
          <table:table-cell office:value-type="float" office:value="0.529777795097351" calcext:value-type="float">
            <text:p>0.52977779509735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3-26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451573.109375" calcext:value-type="float">
            <text:p>-451573.109375</text:p>
          </table:table-cell>
          <table:table-cell office:value-type="float" office:value="-2.01188839637325" calcext:value-type="float">
            <text:p>-2.01188839637325</text:p>
          </table:table-cell>
          <table:table-cell office:value-type="float" office:value="10332540.0801659" calcext:value-type="float">
            <text:p>10332540.0801659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0" calcext:value-type="float">
            <text:p>0</text:p>
          </table:table-cell>
          <table:table-cell office:value-type="float" office:value="0.309976202404976" calcext:value-type="float">
            <text:p>0.30997620240497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3-26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451573.109375" calcext:value-type="float">
            <text:p>-451573.109375</text:p>
          </table:table-cell>
          <table:table-cell office:value-type="float" office:value="-2.01188839637325" calcext:value-type="float">
            <text:p>-2.01188839637325</text:p>
          </table:table-cell>
          <table:table-cell office:value-type="float" office:value="10332540.0801659" calcext:value-type="float">
            <text:p>10332540.0801659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0" calcext:value-type="float">
            <text:p>0</text:p>
          </table:table-cell>
          <table:table-cell office:value-type="float" office:value="0.309976202404976" calcext:value-type="float">
            <text:p>0.309976202404976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3-26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451573.109375" calcext:value-type="float">
            <text:p>-451573.109375</text:p>
          </table:table-cell>
          <table:table-cell office:value-type="float" office:value="-2.01188839637325" calcext:value-type="float">
            <text:p>-2.01188839637325</text:p>
          </table:table-cell>
          <table:table-cell office:value-type="float" office:value="10332540.0801659" calcext:value-type="float">
            <text:p>10332540.0801659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0" calcext:value-type="float">
            <text:p>0</text:p>
          </table:table-cell>
          <table:table-cell office:value-type="float" office:value="0.309976202404976" calcext:value-type="float">
            <text:p>0.30997620240497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3-26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451573.109375" calcext:value-type="float">
            <text:p>-451573.109375</text:p>
          </table:table-cell>
          <table:table-cell office:value-type="float" office:value="-2.01188839637325" calcext:value-type="float">
            <text:p>-2.01188839637325</text:p>
          </table:table-cell>
          <table:table-cell office:value-type="float" office:value="10332540.0801659" calcext:value-type="float">
            <text:p>10332540.0801659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0" calcext:value-type="float">
            <text:p>0</text:p>
          </table:table-cell>
          <table:table-cell office:value-type="float" office:value="0.309976202404976" calcext:value-type="float">
            <text:p>0.30997620240497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3-27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13705.874348958" calcext:value-type="float">
            <text:p>-213705.874348958</text:p>
          </table:table-cell>
          <table:table-cell office:value-type="float" office:value="-0.397007483297784" calcext:value-type="float">
            <text:p>-0.397007483297784</text:p>
          </table:table-cell>
          <table:table-cell office:value-type="float" office:value="12324600.4618362" calcext:value-type="float">
            <text:p>12324600.4618362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0" calcext:value-type="float">
            <text:p>0</text:p>
          </table:table-cell>
          <table:table-cell office:value-type="float" office:value="0.369738013855085" calcext:value-type="float">
            <text:p>0.36973801385508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3-27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13705.874348958" calcext:value-type="float">
            <text:p>-213705.874348958</text:p>
          </table:table-cell>
          <table:table-cell office:value-type="float" office:value="-0.397007483297784" calcext:value-type="float">
            <text:p>-0.397007483297784</text:p>
          </table:table-cell>
          <table:table-cell office:value-type="float" office:value="12324600.4618362" calcext:value-type="float">
            <text:p>12324600.4618362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0" calcext:value-type="float">
            <text:p>0</text:p>
          </table:table-cell>
          <table:table-cell office:value-type="float" office:value="0.369738013855085" calcext:value-type="float">
            <text:p>0.36973801385508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3-27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13705.874348958" calcext:value-type="float">
            <text:p>-213705.874348958</text:p>
          </table:table-cell>
          <table:table-cell office:value-type="float" office:value="-0.397007483297784" calcext:value-type="float">
            <text:p>-0.397007483297784</text:p>
          </table:table-cell>
          <table:table-cell office:value-type="float" office:value="12324600.4618362" calcext:value-type="float">
            <text:p>12324600.4618362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0" calcext:value-type="float">
            <text:p>0</text:p>
          </table:table-cell>
          <table:table-cell office:value-type="float" office:value="0.369738013855085" calcext:value-type="float">
            <text:p>0.36973801385508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3-27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13705.874348958" calcext:value-type="float">
            <text:p>-213705.874348958</text:p>
          </table:table-cell>
          <table:table-cell office:value-type="float" office:value="-0.397007483297784" calcext:value-type="float">
            <text:p>-0.397007483297784</text:p>
          </table:table-cell>
          <table:table-cell office:value-type="float" office:value="12324600.4618362" calcext:value-type="float">
            <text:p>12324600.4618362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0" calcext:value-type="float">
            <text:p>0</text:p>
          </table:table-cell>
          <table:table-cell office:value-type="float" office:value="0.369738013855085" calcext:value-type="float">
            <text:p>0.36973801385508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3-28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49893.4194335938" calcext:value-type="float">
            <text:p>-49893.4194335938</text:p>
          </table:table-cell>
          <table:table-cell office:value-type="float" office:value="-0.845679942176503" calcext:value-type="float">
            <text:p>-0.845679942176503</text:p>
          </table:table-cell>
          <table:table-cell office:value-type="float" office:value="22113900.6274223" calcext:value-type="float">
            <text:p>22113900.6274223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0" calcext:value-type="float">
            <text:p>0</text:p>
          </table:table-cell>
          <table:table-cell office:value-type="float" office:value="0.66341701882267" calcext:value-type="float">
            <text:p>0.66341701882267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3-28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49893.4194335938" calcext:value-type="float">
            <text:p>-49893.4194335938</text:p>
          </table:table-cell>
          <table:table-cell office:value-type="float" office:value="-0.845679942176503" calcext:value-type="float">
            <text:p>-0.845679942176503</text:p>
          </table:table-cell>
          <table:table-cell office:value-type="float" office:value="22113900.6274223" calcext:value-type="float">
            <text:p>22113900.6274223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0" calcext:value-type="float">
            <text:p>0</text:p>
          </table:table-cell>
          <table:table-cell office:value-type="float" office:value="0.66341701882267" calcext:value-type="float">
            <text:p>0.66341701882267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3-28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49893.4194335938" calcext:value-type="float">
            <text:p>-49893.4194335938</text:p>
          </table:table-cell>
          <table:table-cell office:value-type="float" office:value="-0.845679942176503" calcext:value-type="float">
            <text:p>-0.845679942176503</text:p>
          </table:table-cell>
          <table:table-cell office:value-type="float" office:value="22113900.6274223" calcext:value-type="float">
            <text:p>22113900.6274223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0" calcext:value-type="float">
            <text:p>0</text:p>
          </table:table-cell>
          <table:table-cell office:value-type="float" office:value="0.66341701882267" calcext:value-type="float">
            <text:p>0.66341701882267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3-28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49893.4194335938" calcext:value-type="float">
            <text:p>-49893.4194335938</text:p>
          </table:table-cell>
          <table:table-cell office:value-type="float" office:value="-0.845679942176503" calcext:value-type="float">
            <text:p>-0.845679942176503</text:p>
          </table:table-cell>
          <table:table-cell office:value-type="float" office:value="22113900.6274223" calcext:value-type="float">
            <text:p>22113900.6274223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0" calcext:value-type="float">
            <text:p>0</text:p>
          </table:table-cell>
          <table:table-cell office:value-type="float" office:value="0.66341701882267" calcext:value-type="float">
            <text:p>0.66341701882267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3-29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86631.9361979167" calcext:value-type="float">
            <text:p>-86631.9361979167</text:p>
          </table:table-cell>
          <table:table-cell office:value-type="float" office:value="-1.16025089946561" calcext:value-type="float">
            <text:p>-1.16025089946561</text:p>
          </table:table-cell>
          <table:table-cell office:value-type="float" office:value="23662080.0109863" calcext:value-type="float">
            <text:p>23662080.0109863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0" calcext:value-type="float">
            <text:p>0</text:p>
          </table:table-cell>
          <table:table-cell office:value-type="float" office:value="0.70986240032959" calcext:value-type="float">
            <text:p>0.7098624003295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3-29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86631.9361979167" calcext:value-type="float">
            <text:p>-86631.9361979167</text:p>
          </table:table-cell>
          <table:table-cell office:value-type="float" office:value="-1.16025089946561" calcext:value-type="float">
            <text:p>-1.16025089946561</text:p>
          </table:table-cell>
          <table:table-cell office:value-type="float" office:value="23662080.0109863" calcext:value-type="float">
            <text:p>23662080.0109863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0" calcext:value-type="float">
            <text:p>0</text:p>
          </table:table-cell>
          <table:table-cell office:value-type="float" office:value="0.70986240032959" calcext:value-type="float">
            <text:p>0.7098624003295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3-29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86631.9361979167" calcext:value-type="float">
            <text:p>-86631.9361979167</text:p>
          </table:table-cell>
          <table:table-cell office:value-type="float" office:value="-1.16025089946561" calcext:value-type="float">
            <text:p>-1.16025089946561</text:p>
          </table:table-cell>
          <table:table-cell office:value-type="float" office:value="23662080.0109863" calcext:value-type="float">
            <text:p>23662080.0109863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0" calcext:value-type="float">
            <text:p>0</text:p>
          </table:table-cell>
          <table:table-cell office:value-type="float" office:value="0.70986240032959" calcext:value-type="float">
            <text:p>0.70986240032959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3-29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86631.9361979167" calcext:value-type="float">
            <text:p>-86631.9361979167</text:p>
          </table:table-cell>
          <table:table-cell office:value-type="float" office:value="-1.16025089946561" calcext:value-type="float">
            <text:p>-1.16025089946561</text:p>
          </table:table-cell>
          <table:table-cell office:value-type="float" office:value="23662080.0109863" calcext:value-type="float">
            <text:p>23662080.0109863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0" calcext:value-type="float">
            <text:p>0</text:p>
          </table:table-cell>
          <table:table-cell office:value-type="float" office:value="0.70986240032959" calcext:value-type="float">
            <text:p>0.70986240032959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3-30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27624.460611979" calcext:value-type="float">
            <text:p>-127624.460611979</text:p>
          </table:table-cell>
          <table:table-cell office:value-type="float" office:value="-1.46498902404346" calcext:value-type="float">
            <text:p>-1.46498902404346</text:p>
          </table:table-cell>
          <table:table-cell office:value-type="float" office:value="21410459.6580505" calcext:value-type="float">
            <text:p>21410459.6580505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0" calcext:value-type="float">
            <text:p>0</text:p>
          </table:table-cell>
          <table:table-cell office:value-type="float" office:value="0.642313789741516" calcext:value-type="float">
            <text:p>0.642313789741516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3-30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27624.460611979" calcext:value-type="float">
            <text:p>-127624.460611979</text:p>
          </table:table-cell>
          <table:table-cell office:value-type="float" office:value="-1.46498902404346" calcext:value-type="float">
            <text:p>-1.46498902404346</text:p>
          </table:table-cell>
          <table:table-cell office:value-type="float" office:value="21410459.6580505" calcext:value-type="float">
            <text:p>21410459.6580505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0" calcext:value-type="float">
            <text:p>0</text:p>
          </table:table-cell>
          <table:table-cell office:value-type="float" office:value="0.642313789741516" calcext:value-type="float">
            <text:p>0.642313789741516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3-30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27624.460611979" calcext:value-type="float">
            <text:p>-127624.460611979</text:p>
          </table:table-cell>
          <table:table-cell office:value-type="float" office:value="-1.46498902404346" calcext:value-type="float">
            <text:p>-1.46498902404346</text:p>
          </table:table-cell>
          <table:table-cell office:value-type="float" office:value="21410459.6580505" calcext:value-type="float">
            <text:p>21410459.6580505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0" calcext:value-type="float">
            <text:p>0</text:p>
          </table:table-cell>
          <table:table-cell office:value-type="float" office:value="0.642313789741516" calcext:value-type="float">
            <text:p>0.642313789741516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3-30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27624.460611979" calcext:value-type="float">
            <text:p>-127624.460611979</text:p>
          </table:table-cell>
          <table:table-cell office:value-type="float" office:value="-1.46498902404346" calcext:value-type="float">
            <text:p>-1.46498902404346</text:p>
          </table:table-cell>
          <table:table-cell office:value-type="float" office:value="21410459.6580505" calcext:value-type="float">
            <text:p>21410459.6580505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0" calcext:value-type="float">
            <text:p>0</text:p>
          </table:table-cell>
          <table:table-cell office:value-type="float" office:value="0.642313789741516" calcext:value-type="float">
            <text:p>0.642313789741516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3-3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61271.791015625" calcext:value-type="float">
            <text:p>-161271.791015625</text:p>
          </table:table-cell>
          <table:table-cell office:value-type="float" office:value="-1.66333473571285" calcext:value-type="float">
            <text:p>-1.66333473571285</text:p>
          </table:table-cell>
          <table:table-cell office:value-type="float" office:value="15481799.7815609" calcext:value-type="float">
            <text:p>15481799.7815609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0" calcext:value-type="float">
            <text:p>0</text:p>
          </table:table-cell>
          <table:table-cell office:value-type="float" office:value="0.464453993446827" calcext:value-type="float">
            <text:p>0.464453993446827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3-3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61271.791015625" calcext:value-type="float">
            <text:p>-161271.791015625</text:p>
          </table:table-cell>
          <table:table-cell office:value-type="float" office:value="-1.66333473571285" calcext:value-type="float">
            <text:p>-1.66333473571285</text:p>
          </table:table-cell>
          <table:table-cell office:value-type="float" office:value="15481799.7815609" calcext:value-type="float">
            <text:p>15481799.7815609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0" calcext:value-type="float">
            <text:p>0</text:p>
          </table:table-cell>
          <table:table-cell office:value-type="float" office:value="0.464453993446827" calcext:value-type="float">
            <text:p>0.46445399344682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3-3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61271.791015625" calcext:value-type="float">
            <text:p>-161271.791015625</text:p>
          </table:table-cell>
          <table:table-cell office:value-type="float" office:value="-1.66333473571285" calcext:value-type="float">
            <text:p>-1.66333473571285</text:p>
          </table:table-cell>
          <table:table-cell office:value-type="float" office:value="15481799.7815609" calcext:value-type="float">
            <text:p>15481799.7815609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0" calcext:value-type="float">
            <text:p>0</text:p>
          </table:table-cell>
          <table:table-cell office:value-type="float" office:value="0.464453993446827" calcext:value-type="float">
            <text:p>0.46445399344682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3-3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61271.791015625" calcext:value-type="float">
            <text:p>-161271.791015625</text:p>
          </table:table-cell>
          <table:table-cell office:value-type="float" office:value="-1.66333473571285" calcext:value-type="float">
            <text:p>-1.66333473571285</text:p>
          </table:table-cell>
          <table:table-cell office:value-type="float" office:value="15481799.7815609" calcext:value-type="float">
            <text:p>15481799.7815609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0" calcext:value-type="float">
            <text:p>0</text:p>
          </table:table-cell>
          <table:table-cell office:value-type="float" office:value="0.464453993446827" calcext:value-type="float">
            <text:p>0.464453993446827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4-0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90409.186848958" calcext:value-type="float">
            <text:p>-190409.186848958</text:p>
          </table:table-cell>
          <table:table-cell office:value-type="float" office:value="-1.82563482667319" calcext:value-type="float">
            <text:p>-1.82563482667319</text:p>
          </table:table-cell>
          <table:table-cell office:value-type="float" office:value="18046799.5601177" calcext:value-type="float">
            <text:p>18046799.5601177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0" calcext:value-type="float">
            <text:p>0</text:p>
          </table:table-cell>
          <table:table-cell office:value-type="float" office:value="0.541403986803532" calcext:value-type="float">
            <text:p>0.541403986803532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4-0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90409.186848958" calcext:value-type="float">
            <text:p>-190409.186848958</text:p>
          </table:table-cell>
          <table:table-cell office:value-type="float" office:value="-1.82563482667319" calcext:value-type="float">
            <text:p>-1.82563482667319</text:p>
          </table:table-cell>
          <table:table-cell office:value-type="float" office:value="18046799.5601177" calcext:value-type="float">
            <text:p>18046799.5601177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0" calcext:value-type="float">
            <text:p>0</text:p>
          </table:table-cell>
          <table:table-cell office:value-type="float" office:value="0.541403986803532" calcext:value-type="float">
            <text:p>0.541403986803532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4-0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90409.186848958" calcext:value-type="float">
            <text:p>-190409.186848958</text:p>
          </table:table-cell>
          <table:table-cell office:value-type="float" office:value="-1.82563482667319" calcext:value-type="float">
            <text:p>-1.82563482667319</text:p>
          </table:table-cell>
          <table:table-cell office:value-type="float" office:value="18046799.5601177" calcext:value-type="float">
            <text:p>18046799.5601177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0" calcext:value-type="float">
            <text:p>0</text:p>
          </table:table-cell>
          <table:table-cell office:value-type="float" office:value="0.541403986803532" calcext:value-type="float">
            <text:p>0.541403986803532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4-0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90409.186848958" calcext:value-type="float">
            <text:p>-190409.186848958</text:p>
          </table:table-cell>
          <table:table-cell office:value-type="float" office:value="-1.82563482667319" calcext:value-type="float">
            <text:p>-1.82563482667319</text:p>
          </table:table-cell>
          <table:table-cell office:value-type="float" office:value="18046799.5601177" calcext:value-type="float">
            <text:p>18046799.5601177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0" calcext:value-type="float">
            <text:p>0</text:p>
          </table:table-cell>
          <table:table-cell office:value-type="float" office:value="0.541403986803532" calcext:value-type="float">
            <text:p>0.54140398680353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4-02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21266.161458333" calcext:value-type="float">
            <text:p>-221266.161458333</text:p>
          </table:table-cell>
          <table:table-cell office:value-type="float" office:value="-1.65488954262401" calcext:value-type="float">
            <text:p>-1.65488954262401</text:p>
          </table:table-cell>
          <table:table-cell office:value-type="float" office:value="18988379.5818329" calcext:value-type="float">
            <text:p>18988379.5818329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0" calcext:value-type="float">
            <text:p>0</text:p>
          </table:table-cell>
          <table:table-cell office:value-type="float" office:value="0.569651387454987" calcext:value-type="float">
            <text:p>0.569651387454987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4-02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21266.161458333" calcext:value-type="float">
            <text:p>-221266.161458333</text:p>
          </table:table-cell>
          <table:table-cell office:value-type="float" office:value="-1.65488954262401" calcext:value-type="float">
            <text:p>-1.65488954262401</text:p>
          </table:table-cell>
          <table:table-cell office:value-type="float" office:value="18988379.5818329" calcext:value-type="float">
            <text:p>18988379.5818329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0" calcext:value-type="float">
            <text:p>0</text:p>
          </table:table-cell>
          <table:table-cell office:value-type="float" office:value="0.569651387454987" calcext:value-type="float">
            <text:p>0.569651387454987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4-02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21266.161458333" calcext:value-type="float">
            <text:p>-221266.161458333</text:p>
          </table:table-cell>
          <table:table-cell office:value-type="float" office:value="-1.65488954262401" calcext:value-type="float">
            <text:p>-1.65488954262401</text:p>
          </table:table-cell>
          <table:table-cell office:value-type="float" office:value="18988379.5818329" calcext:value-type="float">
            <text:p>18988379.5818329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0" calcext:value-type="float">
            <text:p>0</text:p>
          </table:table-cell>
          <table:table-cell office:value-type="float" office:value="0.569651387454987" calcext:value-type="float">
            <text:p>0.569651387454987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4-02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21266.161458333" calcext:value-type="float">
            <text:p>-221266.161458333</text:p>
          </table:table-cell>
          <table:table-cell office:value-type="float" office:value="-1.65488954262401" calcext:value-type="float">
            <text:p>-1.65488954262401</text:p>
          </table:table-cell>
          <table:table-cell office:value-type="float" office:value="18988379.5818329" calcext:value-type="float">
            <text:p>18988379.5818329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0" calcext:value-type="float">
            <text:p>0</text:p>
          </table:table-cell>
          <table:table-cell office:value-type="float" office:value="0.569651387454987" calcext:value-type="float">
            <text:p>0.569651387454987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4-03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90799.422526042" calcext:value-type="float">
            <text:p>-190799.422526042</text:p>
          </table:table-cell>
          <table:table-cell office:value-type="float" office:value="-0.915578903368441" calcext:value-type="float">
            <text:p>-0.915578903368441</text:p>
          </table:table-cell>
          <table:table-cell office:value-type="float" office:value="9322379.91228104" calcext:value-type="float">
            <text:p>9322379.91228104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0" calcext:value-type="float">
            <text:p>0</text:p>
          </table:table-cell>
          <table:table-cell office:value-type="float" office:value="0.279671397368431" calcext:value-type="float">
            <text:p>0.27967139736843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4-03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90799.422526042" calcext:value-type="float">
            <text:p>-190799.422526042</text:p>
          </table:table-cell>
          <table:table-cell office:value-type="float" office:value="-0.915578903368441" calcext:value-type="float">
            <text:p>-0.915578903368441</text:p>
          </table:table-cell>
          <table:table-cell office:value-type="float" office:value="9322379.91228104" calcext:value-type="float">
            <text:p>9322379.91228104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0" calcext:value-type="float">
            <text:p>0</text:p>
          </table:table-cell>
          <table:table-cell office:value-type="float" office:value="0.279671397368431" calcext:value-type="float">
            <text:p>0.27967139736843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4-03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90799.422526042" calcext:value-type="float">
            <text:p>-190799.422526042</text:p>
          </table:table-cell>
          <table:table-cell office:value-type="float" office:value="-0.915578903368441" calcext:value-type="float">
            <text:p>-0.915578903368441</text:p>
          </table:table-cell>
          <table:table-cell office:value-type="float" office:value="9322379.91228104" calcext:value-type="float">
            <text:p>9322379.91228104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0" calcext:value-type="float">
            <text:p>0</text:p>
          </table:table-cell>
          <table:table-cell office:value-type="float" office:value="0.279671397368431" calcext:value-type="float">
            <text:p>0.27967139736843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4-03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90799.422526042" calcext:value-type="float">
            <text:p>-190799.422526042</text:p>
          </table:table-cell>
          <table:table-cell office:value-type="float" office:value="-0.915578903368441" calcext:value-type="float">
            <text:p>-0.915578903368441</text:p>
          </table:table-cell>
          <table:table-cell office:value-type="float" office:value="9322379.91228104" calcext:value-type="float">
            <text:p>9322379.91228104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0" calcext:value-type="float">
            <text:p>0</text:p>
          </table:table-cell>
          <table:table-cell office:value-type="float" office:value="0.279671397368431" calcext:value-type="float">
            <text:p>0.27967139736843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4-04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1439.4377797445" calcext:value-type="float">
            <text:p>-31439.4377797445</text:p>
          </table:table-cell>
          <table:table-cell office:value-type="float" office:value="0.210578595942934" calcext:value-type="float">
            <text:p>0.210578595942934</text:p>
          </table:table-cell>
          <table:table-cell office:value-type="float" office:value="12310559.7344398" calcext:value-type="float">
            <text:p>12310559.7344398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31.6530774379713" calcext:value-type="float">
            <text:p>31.6530774379713</text:p>
          </table:table-cell>
          <table:table-cell office:value-type="float" office:value="0.369316792033196" calcext:value-type="float">
            <text:p>0.369316792033196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4-04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1439.4377797445" calcext:value-type="float">
            <text:p>-31439.4377797445</text:p>
          </table:table-cell>
          <table:table-cell office:value-type="float" office:value="0.210578595942934" calcext:value-type="float">
            <text:p>0.210578595942934</text:p>
          </table:table-cell>
          <table:table-cell office:value-type="float" office:value="12310559.7344398" calcext:value-type="float">
            <text:p>12310559.7344398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38.0738817366295" calcext:value-type="float">
            <text:p>38.0738817366295</text:p>
          </table:table-cell>
          <table:table-cell office:value-type="float" office:value="0.369316792033196" calcext:value-type="float">
            <text:p>0.369316792033196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4-04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1439.4377797445" calcext:value-type="float">
            <text:p>-31439.4377797445</text:p>
          </table:table-cell>
          <table:table-cell office:value-type="float" office:value="0.210578595942934" calcext:value-type="float">
            <text:p>0.210578595942934</text:p>
          </table:table-cell>
          <table:table-cell office:value-type="float" office:value="12310559.7344398" calcext:value-type="float">
            <text:p>12310559.7344398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49.5418498856041" calcext:value-type="float">
            <text:p>49.5418498856041</text:p>
          </table:table-cell>
          <table:table-cell office:value-type="float" office:value="0.369316792033196" calcext:value-type="float">
            <text:p>0.369316792033196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4-04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1439.4377797445" calcext:value-type="float">
            <text:p>-31439.4377797445</text:p>
          </table:table-cell>
          <table:table-cell office:value-type="float" office:value="0.210578595942934" calcext:value-type="float">
            <text:p>0.210578595942934</text:p>
          </table:table-cell>
          <table:table-cell office:value-type="float" office:value="12310559.7344398" calcext:value-type="float">
            <text:p>12310559.7344398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49.4556934739267" calcext:value-type="float">
            <text:p>49.4556934739267</text:p>
          </table:table-cell>
          <table:table-cell office:value-type="float" office:value="0.369316792033196" calcext:value-type="float">
            <text:p>0.369316792033196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4-05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3871.4575195312" calcext:value-type="float">
            <text:p>-13871.4575195312</text:p>
          </table:table-cell>
          <table:table-cell office:value-type="float" office:value="0.0788313671364449" calcext:value-type="float">
            <text:p>0.078831367136445</text:p>
          </table:table-cell>
          <table:table-cell office:value-type="float" office:value="17849519.8661149" calcext:value-type="float">
            <text:p>17849519.8661149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11.8495204003888" calcext:value-type="float">
            <text:p>11.8495204003888</text:p>
          </table:table-cell>
          <table:table-cell office:value-type="float" office:value="0.535485595983446" calcext:value-type="float">
            <text:p>0.535485595983446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4-05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3871.4575195312" calcext:value-type="float">
            <text:p>-13871.4575195312</text:p>
          </table:table-cell>
          <table:table-cell office:value-type="float" office:value="0.0788313671364449" calcext:value-type="float">
            <text:p>0.078831367136445</text:p>
          </table:table-cell>
          <table:table-cell office:value-type="float" office:value="17849519.8661149" calcext:value-type="float">
            <text:p>17849519.8661149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14.2531872057082" calcext:value-type="float">
            <text:p>14.2531872057082</text:p>
          </table:table-cell>
          <table:table-cell office:value-type="float" office:value="0.535485595983446" calcext:value-type="float">
            <text:p>0.535485595983446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4-05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3871.4575195312" calcext:value-type="float">
            <text:p>-13871.4575195312</text:p>
          </table:table-cell>
          <table:table-cell office:value-type="float" office:value="0.0788313671364449" calcext:value-type="float">
            <text:p>0.078831367136445</text:p>
          </table:table-cell>
          <table:table-cell office:value-type="float" office:value="17849519.8661149" calcext:value-type="float">
            <text:p>17849519.8661149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18.5462902317435" calcext:value-type="float">
            <text:p>18.5462902317435</text:p>
          </table:table-cell>
          <table:table-cell office:value-type="float" office:value="0.535485595983446" calcext:value-type="float">
            <text:p>0.53548559598344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4-05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3871.4575195312" calcext:value-type="float">
            <text:p>-13871.4575195312</text:p>
          </table:table-cell>
          <table:table-cell office:value-type="float" office:value="0.0788313671364449" calcext:value-type="float">
            <text:p>0.078831367136445</text:p>
          </table:table-cell>
          <table:table-cell office:value-type="float" office:value="17849519.8661149" calcext:value-type="float">
            <text:p>17849519.8661149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18.5140370595268" calcext:value-type="float">
            <text:p>18.5140370595268</text:p>
          </table:table-cell>
          <table:table-cell office:value-type="float" office:value="0.535485595983446" calcext:value-type="float">
            <text:p>0.535485595983446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4-06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2651.5055338542" calcext:value-type="float">
            <text:p>-22651.5055338542</text:p>
          </table:table-cell>
          <table:table-cell office:value-type="float" office:value="0.229293457232416" calcext:value-type="float">
            <text:p>0.229293457232416</text:p>
          </table:table-cell>
          <table:table-cell office:value-type="float" office:value="16905420.2237606" calcext:value-type="float">
            <text:p>16905420.2237606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34.4661978834955" calcext:value-type="float">
            <text:p>34.4661978834955</text:p>
          </table:table-cell>
          <table:table-cell office:value-type="float" office:value="0.507162606712818" calcext:value-type="float">
            <text:p>0.507162606712818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4-06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2651.5055338542" calcext:value-type="float">
            <text:p>-22651.5055338542</text:p>
          </table:table-cell>
          <table:table-cell office:value-type="float" office:value="0.229293457232416" calcext:value-type="float">
            <text:p>0.229293457232416</text:p>
          </table:table-cell>
          <table:table-cell office:value-type="float" office:value="16905420.2237606" calcext:value-type="float">
            <text:p>16905420.2237606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41.4576416684616" calcext:value-type="float">
            <text:p>41.4576416684616</text:p>
          </table:table-cell>
          <table:table-cell office:value-type="float" office:value="0.507162606712818" calcext:value-type="float">
            <text:p>0.507162606712818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4-06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2651.5055338542" calcext:value-type="float">
            <text:p>-22651.5055338542</text:p>
          </table:table-cell>
          <table:table-cell office:value-type="float" office:value="0.229293457232416" calcext:value-type="float">
            <text:p>0.229293457232416</text:p>
          </table:table-cell>
          <table:table-cell office:value-type="float" office:value="16905420.2237606" calcext:value-type="float">
            <text:p>16905420.2237606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53.944808526684" calcext:value-type="float">
            <text:p>53.944808526684</text:p>
          </table:table-cell>
          <table:table-cell office:value-type="float" office:value="0.507162606712818" calcext:value-type="float">
            <text:p>0.50716260671281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4-06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2651.5055338542" calcext:value-type="float">
            <text:p>-22651.5055338542</text:p>
          </table:table-cell>
          <table:table-cell office:value-type="float" office:value="0.229293457232416" calcext:value-type="float">
            <text:p>0.229293457232416</text:p>
          </table:table-cell>
          <table:table-cell office:value-type="float" office:value="16905420.2237606" calcext:value-type="float">
            <text:p>16905420.2237606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53.8509950913356" calcext:value-type="float">
            <text:p>53.8509950913356</text:p>
          </table:table-cell>
          <table:table-cell office:value-type="float" office:value="0.507162606712818" calcext:value-type="float">
            <text:p>0.507162606712818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4-07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7445.201578776" calcext:value-type="float">
            <text:p>-37445.201578776</text:p>
          </table:table-cell>
          <table:table-cell office:value-type="float" office:value="0.341122184681808" calcext:value-type="float">
            <text:p>0.341122184681808</text:p>
          </table:table-cell>
          <table:table-cell office:value-type="float" office:value="17836740.1028708" calcext:value-type="float">
            <text:p>17836740.1028708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51.2757095714956" calcext:value-type="float">
            <text:p>51.2757095714956</text:p>
          </table:table-cell>
          <table:table-cell office:value-type="float" office:value="0.535102203086123" calcext:value-type="float">
            <text:p>0.535102203086123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4-07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7445.201578776" calcext:value-type="float">
            <text:p>-37445.201578776</text:p>
          </table:table-cell>
          <table:table-cell office:value-type="float" office:value="0.341122184681808" calcext:value-type="float">
            <text:p>0.341122184681808</text:p>
          </table:table-cell>
          <table:table-cell office:value-type="float" office:value="17836740.1028708" calcext:value-type="float">
            <text:p>17836740.1028708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61.6769508750809" calcext:value-type="float">
            <text:p>61.6769508750809</text:p>
          </table:table-cell>
          <table:table-cell office:value-type="float" office:value="0.535102203086123" calcext:value-type="float">
            <text:p>0.535102203086123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4-07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7445.201578776" calcext:value-type="float">
            <text:p>-37445.201578776</text:p>
          </table:table-cell>
          <table:table-cell office:value-type="float" office:value="0.341122184681808" calcext:value-type="float">
            <text:p>0.341122184681808</text:p>
          </table:table-cell>
          <table:table-cell office:value-type="float" office:value="17836740.1028708" calcext:value-type="float">
            <text:p>17836740.1028708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80.2542347216298" calcext:value-type="float">
            <text:p>80.2542347216298</text:p>
          </table:table-cell>
          <table:table-cell office:value-type="float" office:value="0.535102203086123" calcext:value-type="float">
            <text:p>0.535102203086123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4-07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7445.201578776" calcext:value-type="float">
            <text:p>-37445.201578776</text:p>
          </table:table-cell>
          <table:table-cell office:value-type="float" office:value="0.341122184681808" calcext:value-type="float">
            <text:p>0.341122184681808</text:p>
          </table:table-cell>
          <table:table-cell office:value-type="float" office:value="17836740.1028708" calcext:value-type="float">
            <text:p>17836740.1028708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80.1146675294176" calcext:value-type="float">
            <text:p>80.1146675294176</text:p>
          </table:table-cell>
          <table:table-cell office:value-type="float" office:value="0.535102203086123" calcext:value-type="float">
            <text:p>0.535102203086123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4-08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46346.4125976562" calcext:value-type="float">
            <text:p>-46346.4125976562</text:p>
          </table:table-cell>
          <table:table-cell office:value-type="float" office:value="0.174508003874507" calcext:value-type="float">
            <text:p>0.174508003874507</text:p>
          </table:table-cell>
          <table:table-cell office:value-type="float" office:value="18550619.5375443" calcext:value-type="float">
            <text:p>18550619.5375443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6.2311339642633" calcext:value-type="float">
            <text:p>26.2311339642633</text:p>
          </table:table-cell>
          <table:table-cell office:value-type="float" office:value="0.556518586126328" calcext:value-type="float">
            <text:p>0.55651858612632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4-08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46346.4125976562" calcext:value-type="float">
            <text:p>-46346.4125976562</text:p>
          </table:table-cell>
          <table:table-cell office:value-type="float" office:value="0.174508003874507" calcext:value-type="float">
            <text:p>0.174508003874507</text:p>
          </table:table-cell>
          <table:table-cell office:value-type="float" office:value="18550619.5375443" calcext:value-type="float">
            <text:p>18550619.5375443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31.5521008764529" calcext:value-type="float">
            <text:p>31.5521008764529</text:p>
          </table:table-cell>
          <table:table-cell office:value-type="float" office:value="0.556518586126328" calcext:value-type="float">
            <text:p>0.556518586126328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4-08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46346.4125976562" calcext:value-type="float">
            <text:p>-46346.4125976562</text:p>
          </table:table-cell>
          <table:table-cell office:value-type="float" office:value="0.174508003874507" calcext:value-type="float">
            <text:p>0.174508003874507</text:p>
          </table:table-cell>
          <table:table-cell office:value-type="float" office:value="18550619.5375443" calcext:value-type="float">
            <text:p>18550619.5375443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41.0556889368288" calcext:value-type="float">
            <text:p>41.0556889368288</text:p>
          </table:table-cell>
          <table:table-cell office:value-type="float" office:value="0.556518586126328" calcext:value-type="float">
            <text:p>0.556518586126328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4-08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46346.4125976562" calcext:value-type="float">
            <text:p>-46346.4125976562</text:p>
          </table:table-cell>
          <table:table-cell office:value-type="float" office:value="0.174508003874507" calcext:value-type="float">
            <text:p>0.174508003874507</text:p>
          </table:table-cell>
          <table:table-cell office:value-type="float" office:value="18550619.5375443" calcext:value-type="float">
            <text:p>18550619.5375443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40.9842904959973" calcext:value-type="float">
            <text:p>40.9842904959973</text:p>
          </table:table-cell>
          <table:table-cell office:value-type="float" office:value="0.556518586126328" calcext:value-type="float">
            <text:p>0.556518586126328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4-09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71441.7062174479" calcext:value-type="float">
            <text:p>-71441.7062174479</text:p>
          </table:table-cell>
          <table:table-cell office:value-type="float" office:value="-0.220999157227197" calcext:value-type="float">
            <text:p>-0.220999157227197</text:p>
          </table:table-cell>
          <table:table-cell office:value-type="float" office:value="23188860.033989" calcext:value-type="float">
            <text:p>23188860.033989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0" calcext:value-type="float">
            <text:p>0</text:p>
          </table:table-cell>
          <table:table-cell office:value-type="float" office:value="0.695665801019669" calcext:value-type="float">
            <text:p>0.695665801019669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4-09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71441.7062174479" calcext:value-type="float">
            <text:p>-71441.7062174479</text:p>
          </table:table-cell>
          <table:table-cell office:value-type="float" office:value="-0.220999157227197" calcext:value-type="float">
            <text:p>-0.220999157227197</text:p>
          </table:table-cell>
          <table:table-cell office:value-type="float" office:value="23188860.033989" calcext:value-type="float">
            <text:p>23188860.033989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0" calcext:value-type="float">
            <text:p>0</text:p>
          </table:table-cell>
          <table:table-cell office:value-type="float" office:value="0.695665801019669" calcext:value-type="float">
            <text:p>0.695665801019669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4-09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71441.7062174479" calcext:value-type="float">
            <text:p>-71441.7062174479</text:p>
          </table:table-cell>
          <table:table-cell office:value-type="float" office:value="-0.220999157227197" calcext:value-type="float">
            <text:p>-0.220999157227197</text:p>
          </table:table-cell>
          <table:table-cell office:value-type="float" office:value="23188860.033989" calcext:value-type="float">
            <text:p>23188860.033989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0" calcext:value-type="float">
            <text:p>0</text:p>
          </table:table-cell>
          <table:table-cell office:value-type="float" office:value="0.695665801019669" calcext:value-type="float">
            <text:p>0.695665801019669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4-09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71441.7062174479" calcext:value-type="float">
            <text:p>-71441.7062174479</text:p>
          </table:table-cell>
          <table:table-cell office:value-type="float" office:value="-0.220999157227197" calcext:value-type="float">
            <text:p>-0.220999157227197</text:p>
          </table:table-cell>
          <table:table-cell office:value-type="float" office:value="23188860.033989" calcext:value-type="float">
            <text:p>23188860.033989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0" calcext:value-type="float">
            <text:p>0</text:p>
          </table:table-cell>
          <table:table-cell office:value-type="float" office:value="0.695665801019669" calcext:value-type="float">
            <text:p>0.695665801019669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4-10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06943.059244792" calcext:value-type="float">
            <text:p>-106943.059244792</text:p>
          </table:table-cell>
          <table:table-cell office:value-type="float" office:value="-0.565012511196983" calcext:value-type="float">
            <text:p>-0.565012511196983</text:p>
          </table:table-cell>
          <table:table-cell office:value-type="float" office:value="25180919.9581146" calcext:value-type="float">
            <text:p>25180919.9581146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0" calcext:value-type="float">
            <text:p>0</text:p>
          </table:table-cell>
          <table:table-cell office:value-type="float" office:value="0.755427598743439" calcext:value-type="float">
            <text:p>0.75542759874343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4-10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06943.059244792" calcext:value-type="float">
            <text:p>-106943.059244792</text:p>
          </table:table-cell>
          <table:table-cell office:value-type="float" office:value="-0.565012511196983" calcext:value-type="float">
            <text:p>-0.565012511196983</text:p>
          </table:table-cell>
          <table:table-cell office:value-type="float" office:value="25180919.9581146" calcext:value-type="float">
            <text:p>25180919.9581146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0" calcext:value-type="float">
            <text:p>0</text:p>
          </table:table-cell>
          <table:table-cell office:value-type="float" office:value="0.755427598743439" calcext:value-type="float">
            <text:p>0.755427598743439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4-10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06943.059244792" calcext:value-type="float">
            <text:p>-106943.059244792</text:p>
          </table:table-cell>
          <table:table-cell office:value-type="float" office:value="-0.565012511196983" calcext:value-type="float">
            <text:p>-0.565012511196983</text:p>
          </table:table-cell>
          <table:table-cell office:value-type="float" office:value="25180919.9581146" calcext:value-type="float">
            <text:p>25180919.9581146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0" calcext:value-type="float">
            <text:p>0</text:p>
          </table:table-cell>
          <table:table-cell office:value-type="float" office:value="0.755427598743439" calcext:value-type="float">
            <text:p>0.75542759874343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4-10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06943.059244792" calcext:value-type="float">
            <text:p>-106943.059244792</text:p>
          </table:table-cell>
          <table:table-cell office:value-type="float" office:value="-0.565012511196983" calcext:value-type="float">
            <text:p>-0.565012511196983</text:p>
          </table:table-cell>
          <table:table-cell office:value-type="float" office:value="25180919.9581146" calcext:value-type="float">
            <text:p>25180919.9581146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0" calcext:value-type="float">
            <text:p>0</text:p>
          </table:table-cell>
          <table:table-cell office:value-type="float" office:value="0.755427598743439" calcext:value-type="float">
            <text:p>0.755427598743439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4-1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42964.363932292" calcext:value-type="float">
            <text:p>-142964.363932292</text:p>
          </table:table-cell>
          <table:table-cell office:value-type="float" office:value="-0.915095187133375" calcext:value-type="float">
            <text:p>-0.915095187133375</text:p>
          </table:table-cell>
          <table:table-cell office:value-type="float" office:value="23891940.3179169" calcext:value-type="float">
            <text:p>23891940.3179169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0" calcext:value-type="float">
            <text:p>0</text:p>
          </table:table-cell>
          <table:table-cell office:value-type="float" office:value="0.716758209537506" calcext:value-type="float">
            <text:p>0.716758209537506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4-1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42964.363932292" calcext:value-type="float">
            <text:p>-142964.363932292</text:p>
          </table:table-cell>
          <table:table-cell office:value-type="float" office:value="-0.915095187133375" calcext:value-type="float">
            <text:p>-0.915095187133375</text:p>
          </table:table-cell>
          <table:table-cell office:value-type="float" office:value="23891940.3179169" calcext:value-type="float">
            <text:p>23891940.3179169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0" calcext:value-type="float">
            <text:p>0</text:p>
          </table:table-cell>
          <table:table-cell office:value-type="float" office:value="0.716758209537506" calcext:value-type="float">
            <text:p>0.716758209537506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4-1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42964.363932292" calcext:value-type="float">
            <text:p>-142964.363932292</text:p>
          </table:table-cell>
          <table:table-cell office:value-type="float" office:value="-0.915095187133375" calcext:value-type="float">
            <text:p>-0.915095187133375</text:p>
          </table:table-cell>
          <table:table-cell office:value-type="float" office:value="23891940.3179169" calcext:value-type="float">
            <text:p>23891940.3179169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0" calcext:value-type="float">
            <text:p>0</text:p>
          </table:table-cell>
          <table:table-cell office:value-type="float" office:value="0.716758209537506" calcext:value-type="float">
            <text:p>0.716758209537506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4-1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42964.363932292" calcext:value-type="float">
            <text:p>-142964.363932292</text:p>
          </table:table-cell>
          <table:table-cell office:value-type="float" office:value="-0.915095187133375" calcext:value-type="float">
            <text:p>-0.915095187133375</text:p>
          </table:table-cell>
          <table:table-cell office:value-type="float" office:value="23891940.3179169" calcext:value-type="float">
            <text:p>23891940.3179169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0" calcext:value-type="float">
            <text:p>0</text:p>
          </table:table-cell>
          <table:table-cell office:value-type="float" office:value="0.716758209537506" calcext:value-type="float">
            <text:p>0.716758209537506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4-12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72900.864583333" calcext:value-type="float">
            <text:p>-172900.864583333</text:p>
          </table:table-cell>
          <table:table-cell office:value-type="float" office:value="-1.14793683842436" calcext:value-type="float">
            <text:p>-1.14793683842436</text:p>
          </table:table-cell>
          <table:table-cell office:value-type="float" office:value="25421039.7445679" calcext:value-type="float">
            <text:p>25421039.7445679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0" calcext:value-type="float">
            <text:p>0</text:p>
          </table:table-cell>
          <table:table-cell office:value-type="float" office:value="0.762631192337036" calcext:value-type="float">
            <text:p>0.762631192337036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4-12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72900.864583333" calcext:value-type="float">
            <text:p>-172900.864583333</text:p>
          </table:table-cell>
          <table:table-cell office:value-type="float" office:value="-1.14793683842436" calcext:value-type="float">
            <text:p>-1.14793683842436</text:p>
          </table:table-cell>
          <table:table-cell office:value-type="float" office:value="25421039.7445679" calcext:value-type="float">
            <text:p>25421039.7445679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0" calcext:value-type="float">
            <text:p>0</text:p>
          </table:table-cell>
          <table:table-cell office:value-type="float" office:value="0.762631192337036" calcext:value-type="float">
            <text:p>0.762631192337036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4-12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72900.864583333" calcext:value-type="float">
            <text:p>-172900.864583333</text:p>
          </table:table-cell>
          <table:table-cell office:value-type="float" office:value="-1.14793683842436" calcext:value-type="float">
            <text:p>-1.14793683842436</text:p>
          </table:table-cell>
          <table:table-cell office:value-type="float" office:value="25421039.7445679" calcext:value-type="float">
            <text:p>25421039.7445679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0" calcext:value-type="float">
            <text:p>0</text:p>
          </table:table-cell>
          <table:table-cell office:value-type="float" office:value="0.762631192337036" calcext:value-type="float">
            <text:p>0.762631192337036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4-12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72900.864583333" calcext:value-type="float">
            <text:p>-172900.864583333</text:p>
          </table:table-cell>
          <table:table-cell office:value-type="float" office:value="-1.14793683842436" calcext:value-type="float">
            <text:p>-1.14793683842436</text:p>
          </table:table-cell>
          <table:table-cell office:value-type="float" office:value="25421039.7445679" calcext:value-type="float">
            <text:p>25421039.7445679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0" calcext:value-type="float">
            <text:p>0</text:p>
          </table:table-cell>
          <table:table-cell office:value-type="float" office:value="0.762631192337036" calcext:value-type="float">
            <text:p>0.762631192337036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4-13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95631.25" calcext:value-type="float">
            <text:p>-195631.25</text:p>
          </table:table-cell>
          <table:table-cell office:value-type="float" office:value="-1.32439538156177" calcext:value-type="float">
            <text:p>-1.32439538156177</text:p>
          </table:table-cell>
          <table:table-cell office:value-type="float" office:value="25776719.9752808" calcext:value-type="float">
            <text:p>25776719.9752808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0" calcext:value-type="float">
            <text:p>0</text:p>
          </table:table-cell>
          <table:table-cell office:value-type="float" office:value="0.773301599258423" calcext:value-type="float">
            <text:p>0.773301599258423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4-13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95631.25" calcext:value-type="float">
            <text:p>-195631.25</text:p>
          </table:table-cell>
          <table:table-cell office:value-type="float" office:value="-1.32439538156177" calcext:value-type="float">
            <text:p>-1.32439538156177</text:p>
          </table:table-cell>
          <table:table-cell office:value-type="float" office:value="25776719.9752808" calcext:value-type="float">
            <text:p>25776719.9752808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0" calcext:value-type="float">
            <text:p>0</text:p>
          </table:table-cell>
          <table:table-cell office:value-type="float" office:value="0.773301599258423" calcext:value-type="float">
            <text:p>0.773301599258423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4-13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95631.25" calcext:value-type="float">
            <text:p>-195631.25</text:p>
          </table:table-cell>
          <table:table-cell office:value-type="float" office:value="-1.32439538156177" calcext:value-type="float">
            <text:p>-1.32439538156177</text:p>
          </table:table-cell>
          <table:table-cell office:value-type="float" office:value="25776719.9752808" calcext:value-type="float">
            <text:p>25776719.9752808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0" calcext:value-type="float">
            <text:p>0</text:p>
          </table:table-cell>
          <table:table-cell office:value-type="float" office:value="0.773301599258423" calcext:value-type="float">
            <text:p>0.773301599258423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4-13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95631.25" calcext:value-type="float">
            <text:p>-195631.25</text:p>
          </table:table-cell>
          <table:table-cell office:value-type="float" office:value="-1.32439538156177" calcext:value-type="float">
            <text:p>-1.32439538156177</text:p>
          </table:table-cell>
          <table:table-cell office:value-type="float" office:value="25776719.9752808" calcext:value-type="float">
            <text:p>25776719.9752808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0" calcext:value-type="float">
            <text:p>0</text:p>
          </table:table-cell>
          <table:table-cell office:value-type="float" office:value="0.773301599258423" calcext:value-type="float">
            <text:p>0.773301599258423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4-14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12312.770182292" calcext:value-type="float">
            <text:p>-212312.770182292</text:p>
          </table:table-cell>
          <table:table-cell office:value-type="float" office:value="-1.5032091003377" calcext:value-type="float">
            <text:p>-1.5032091003377</text:p>
          </table:table-cell>
          <table:table-cell office:value-type="float" office:value="22407839.8527145" calcext:value-type="float">
            <text:p>22407839.8527145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0" calcext:value-type="float">
            <text:p>0</text:p>
          </table:table-cell>
          <table:table-cell office:value-type="float" office:value="0.672235195581436" calcext:value-type="float">
            <text:p>0.672235195581436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4-14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12312.770182292" calcext:value-type="float">
            <text:p>-212312.770182292</text:p>
          </table:table-cell>
          <table:table-cell office:value-type="float" office:value="-1.5032091003377" calcext:value-type="float">
            <text:p>-1.5032091003377</text:p>
          </table:table-cell>
          <table:table-cell office:value-type="float" office:value="22407839.8527145" calcext:value-type="float">
            <text:p>22407839.8527145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0" calcext:value-type="float">
            <text:p>0</text:p>
          </table:table-cell>
          <table:table-cell office:value-type="float" office:value="0.672235195581436" calcext:value-type="float">
            <text:p>0.672235195581436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4-14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12312.770182292" calcext:value-type="float">
            <text:p>-212312.770182292</text:p>
          </table:table-cell>
          <table:table-cell office:value-type="float" office:value="-1.5032091003377" calcext:value-type="float">
            <text:p>-1.5032091003377</text:p>
          </table:table-cell>
          <table:table-cell office:value-type="float" office:value="22407839.8527145" calcext:value-type="float">
            <text:p>22407839.8527145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0" calcext:value-type="float">
            <text:p>0</text:p>
          </table:table-cell>
          <table:table-cell office:value-type="float" office:value="0.672235195581436" calcext:value-type="float">
            <text:p>0.672235195581436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4-14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12312.770182292" calcext:value-type="float">
            <text:p>-212312.770182292</text:p>
          </table:table-cell>
          <table:table-cell office:value-type="float" office:value="-1.5032091003377" calcext:value-type="float">
            <text:p>-1.5032091003377</text:p>
          </table:table-cell>
          <table:table-cell office:value-type="float" office:value="22407839.8527145" calcext:value-type="float">
            <text:p>22407839.8527145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0" calcext:value-type="float">
            <text:p>0</text:p>
          </table:table-cell>
          <table:table-cell office:value-type="float" office:value="0.672235195581436" calcext:value-type="float">
            <text:p>0.672235195581436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4-15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25531.569010417" calcext:value-type="float">
            <text:p>-225531.569010417</text:p>
          </table:table-cell>
          <table:table-cell office:value-type="float" office:value="-1.63049912771385" calcext:value-type="float">
            <text:p>-1.63049912771385</text:p>
          </table:table-cell>
          <table:table-cell office:value-type="float" office:value="22088519.9855804" calcext:value-type="float">
            <text:p>22088519.9855804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0" calcext:value-type="float">
            <text:p>0</text:p>
          </table:table-cell>
          <table:table-cell office:value-type="float" office:value="0.662655599567413" calcext:value-type="float">
            <text:p>0.662655599567413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4-15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25531.569010417" calcext:value-type="float">
            <text:p>-225531.569010417</text:p>
          </table:table-cell>
          <table:table-cell office:value-type="float" office:value="-1.63049912771385" calcext:value-type="float">
            <text:p>-1.63049912771385</text:p>
          </table:table-cell>
          <table:table-cell office:value-type="float" office:value="22088519.9855804" calcext:value-type="float">
            <text:p>22088519.9855804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0" calcext:value-type="float">
            <text:p>0</text:p>
          </table:table-cell>
          <table:table-cell office:value-type="float" office:value="0.662655599567413" calcext:value-type="float">
            <text:p>0.662655599567413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4-15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25531.569010417" calcext:value-type="float">
            <text:p>-225531.569010417</text:p>
          </table:table-cell>
          <table:table-cell office:value-type="float" office:value="-1.63049912771385" calcext:value-type="float">
            <text:p>-1.63049912771385</text:p>
          </table:table-cell>
          <table:table-cell office:value-type="float" office:value="22088519.9855804" calcext:value-type="float">
            <text:p>22088519.9855804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0" calcext:value-type="float">
            <text:p>0</text:p>
          </table:table-cell>
          <table:table-cell office:value-type="float" office:value="0.662655599567413" calcext:value-type="float">
            <text:p>0.662655599567413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4-15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25531.569010417" calcext:value-type="float">
            <text:p>-225531.569010417</text:p>
          </table:table-cell>
          <table:table-cell office:value-type="float" office:value="-1.63049912771385" calcext:value-type="float">
            <text:p>-1.63049912771385</text:p>
          </table:table-cell>
          <table:table-cell office:value-type="float" office:value="22088519.9855804" calcext:value-type="float">
            <text:p>22088519.9855804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0" calcext:value-type="float">
            <text:p>0</text:p>
          </table:table-cell>
          <table:table-cell office:value-type="float" office:value="0.662655599567413" calcext:value-type="float">
            <text:p>0.662655599567413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4-16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38237.953125" calcext:value-type="float">
            <text:p>-238237.953125</text:p>
          </table:table-cell>
          <table:table-cell office:value-type="float" office:value="-1.77088284035563" calcext:value-type="float">
            <text:p>-1.77088284035563</text:p>
          </table:table-cell>
          <table:table-cell office:value-type="float" office:value="23081399.9725342" calcext:value-type="float">
            <text:p>23081399.9725342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0" calcext:value-type="float">
            <text:p>0</text:p>
          </table:table-cell>
          <table:table-cell office:value-type="float" office:value="0.692441999176025" calcext:value-type="float">
            <text:p>0.692441999176025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4-16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38237.953125" calcext:value-type="float">
            <text:p>-238237.953125</text:p>
          </table:table-cell>
          <table:table-cell office:value-type="float" office:value="-1.77088284035563" calcext:value-type="float">
            <text:p>-1.77088284035563</text:p>
          </table:table-cell>
          <table:table-cell office:value-type="float" office:value="23081399.9725342" calcext:value-type="float">
            <text:p>23081399.9725342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0" calcext:value-type="float">
            <text:p>0</text:p>
          </table:table-cell>
          <table:table-cell office:value-type="float" office:value="0.692441999176025" calcext:value-type="float">
            <text:p>0.692441999176025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4-16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38237.953125" calcext:value-type="float">
            <text:p>-238237.953125</text:p>
          </table:table-cell>
          <table:table-cell office:value-type="float" office:value="-1.77088284035563" calcext:value-type="float">
            <text:p>-1.77088284035563</text:p>
          </table:table-cell>
          <table:table-cell office:value-type="float" office:value="23081399.9725342" calcext:value-type="float">
            <text:p>23081399.9725342</text:p>
          </table:table-cell>
          <table:table-cell office:value-type="float" office:value="2866.08059895833" calcext:value-type="float">
            <text:p>2866.08059895833</text:p>
          </table:table-cell>
          <table:table-cell office:value-type="float" office:value="0.00000113050956958881" calcext:value-type="float">
            <text:p>1.13050956958881E-06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0" calcext:value-type="float">
            <text:p>0</text:p>
          </table:table-cell>
          <table:table-cell office:value-type="float" office:value="0.692441999176025" calcext:value-type="float">
            <text:p>0.692441999176025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4-16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38237.953125" calcext:value-type="float">
            <text:p>-238237.953125</text:p>
          </table:table-cell>
          <table:table-cell office:value-type="float" office:value="-1.77088284035563" calcext:value-type="float">
            <text:p>-1.77088284035563</text:p>
          </table:table-cell>
          <table:table-cell office:value-type="float" office:value="23081399.9725342" calcext:value-type="float">
            <text:p>23081399.9725342</text:p>
          </table:table-cell>
          <table:table-cell office:value-type="float" office:value="15409.5205729167" calcext:value-type="float">
            <text:p>15409.5205729167</text:p>
          </table:table-cell>
          <table:table-cell office:value-type="float" office:value="0.00000620049756386389" calcext:value-type="float">
            <text:p>6.20049756386389E-06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0" calcext:value-type="float">
            <text:p>0</text:p>
          </table:table-cell>
          <table:table-cell office:value-type="float" office:value="0.692441999176025" calcext:value-type="float">
            <text:p>0.692441999176025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4-17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49216.982421875" calcext:value-type="float">
            <text:p>-249216.982421875</text:p>
          </table:table-cell>
          <table:table-cell office:value-type="float" office:value="-1.87087730810163" calcext:value-type="float">
            <text:p>-1.87087730810163</text:p>
          </table:table-cell>
          <table:table-cell office:value-type="float" office:value="19269000.2506256" calcext:value-type="float">
            <text:p>19269000.2506256</text:p>
          </table:table-cell>
          <table:table-cell office:value-type="float" office:value="33721.769140625" calcext:value-type="float">
            <text:p>33721.769140625</text:p>
          </table:table-cell>
          <table:table-cell office:value-type="float" office:value="0.0000133013644943573" calcext:value-type="float">
            <text:p>1.33013644943573E-05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0" calcext:value-type="float">
            <text:p>0</text:p>
          </table:table-cell>
          <table:table-cell office:value-type="float" office:value="0.578070007518768" calcext:value-type="float">
            <text:p>0.578070007518768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4-17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49216.982421875" calcext:value-type="float">
            <text:p>-249216.982421875</text:p>
          </table:table-cell>
          <table:table-cell office:value-type="float" office:value="-1.87087730810163" calcext:value-type="float">
            <text:p>-1.87087730810163</text:p>
          </table:table-cell>
          <table:table-cell office:value-type="float" office:value="19269000.2506256" calcext:value-type="float">
            <text:p>19269000.2506256</text:p>
          </table:table-cell>
          <table:table-cell office:value-type="float" office:value="60523.6375" calcext:value-type="float">
            <text:p>60523.6375</text:p>
          </table:table-cell>
          <table:table-cell office:value-type="float" office:value="0.0000243535588988093" calcext:value-type="float">
            <text:p>2.43535588988093E-05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0" calcext:value-type="float">
            <text:p>0</text:p>
          </table:table-cell>
          <table:table-cell office:value-type="float" office:value="0.578070007518768" calcext:value-type="float">
            <text:p>0.578070007518768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4-17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49216.982421875" calcext:value-type="float">
            <text:p>-249216.982421875</text:p>
          </table:table-cell>
          <table:table-cell office:value-type="float" office:value="-1.87087730810163" calcext:value-type="float">
            <text:p>-1.87087730810163</text:p>
          </table:table-cell>
          <table:table-cell office:value-type="float" office:value="19269000.2506256" calcext:value-type="float">
            <text:p>19269000.2506256</text:p>
          </table:table-cell>
          <table:table-cell office:value-type="float" office:value="60523.6375" calcext:value-type="float">
            <text:p>60523.6375</text:p>
          </table:table-cell>
          <table:table-cell office:value-type="float" office:value="0.0000238732125694441" calcext:value-type="float">
            <text:p>2.38732125694441E-05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0" calcext:value-type="float">
            <text:p>0</text:p>
          </table:table-cell>
          <table:table-cell office:value-type="float" office:value="0.578070007518768" calcext:value-type="float">
            <text:p>0.57807000751876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4-17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49216.982421875" calcext:value-type="float">
            <text:p>-249216.982421875</text:p>
          </table:table-cell>
          <table:table-cell office:value-type="float" office:value="-1.87087730810163" calcext:value-type="float">
            <text:p>-1.87087730810163</text:p>
          </table:table-cell>
          <table:table-cell office:value-type="float" office:value="19269000.2506256" calcext:value-type="float">
            <text:p>19269000.2506256</text:p>
          </table:table-cell>
          <table:table-cell office:value-type="float" office:value="60523.6375" calcext:value-type="float">
            <text:p>60523.6375</text:p>
          </table:table-cell>
          <table:table-cell office:value-type="float" office:value="0.0000243535588988093" calcext:value-type="float">
            <text:p>2.43535588988093E-05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0" calcext:value-type="float">
            <text:p>0</text:p>
          </table:table-cell>
          <table:table-cell office:value-type="float" office:value="0.578070007518768" calcext:value-type="float">
            <text:p>0.578070007518768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4-18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69590.2993621826" calcext:value-type="float">
            <text:p>-69590.2993621826</text:p>
          </table:table-cell>
          <table:table-cell office:value-type="float" office:value="0.963526234772871" calcext:value-type="float">
            <text:p>0.963526234772871</text:p>
          </table:table-cell>
          <table:table-cell office:value-type="float" office:value="21295079.7337532" calcext:value-type="float">
            <text:p>21295079.7337532</text:p>
          </table:table-cell>
          <table:table-cell office:value-type="float" office:value="60523.6375" calcext:value-type="float">
            <text:p>60523.6375</text:p>
          </table:table-cell>
          <table:table-cell office:value-type="float" office:value="0.0000238732125694441" calcext:value-type="float">
            <text:p>2.38732125694441E-05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144.832243686569" calcext:value-type="float">
            <text:p>144.832243686569</text:p>
          </table:table-cell>
          <table:table-cell office:value-type="float" office:value="0.638852392012596" calcext:value-type="float">
            <text:p>0.638852392012596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4-18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69590.2993621826" calcext:value-type="float">
            <text:p>-69590.2993621826</text:p>
          </table:table-cell>
          <table:table-cell office:value-type="float" office:value="0.963526234772871" calcext:value-type="float">
            <text:p>0.963526234772871</text:p>
          </table:table-cell>
          <table:table-cell office:value-type="float" office:value="21295079.7337532" calcext:value-type="float">
            <text:p>21295079.7337532</text:p>
          </table:table-cell>
          <table:table-cell office:value-type="float" office:value="60523.6375" calcext:value-type="float">
            <text:p>60523.6375</text:p>
          </table:table-cell>
          <table:table-cell office:value-type="float" office:value="0.0000243535588988093" calcext:value-type="float">
            <text:p>2.43535588988093E-05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174.211361551787" calcext:value-type="float">
            <text:p>174.211361551787</text:p>
          </table:table-cell>
          <table:table-cell office:value-type="float" office:value="0.638852392012596" calcext:value-type="float">
            <text:p>0.638852392012596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4-18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69590.2993621826" calcext:value-type="float">
            <text:p>-69590.2993621826</text:p>
          </table:table-cell>
          <table:table-cell office:value-type="float" office:value="0.963526234772871" calcext:value-type="float">
            <text:p>0.963526234772871</text:p>
          </table:table-cell>
          <table:table-cell office:value-type="float" office:value="21295079.7337532" calcext:value-type="float">
            <text:p>21295079.7337532</text:p>
          </table:table-cell>
          <table:table-cell office:value-type="float" office:value="60523.6375" calcext:value-type="float">
            <text:p>60523.6375</text:p>
          </table:table-cell>
          <table:table-cell office:value-type="float" office:value="0.0000238732125694441" calcext:value-type="float">
            <text:p>2.38732125694441E-05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226.684349709003" calcext:value-type="float">
            <text:p>226.684349709003</text:p>
          </table:table-cell>
          <table:table-cell office:value-type="float" office:value="0.638852392012596" calcext:value-type="float">
            <text:p>0.638852392012596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4-18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69590.2993621826" calcext:value-type="float">
            <text:p>-69590.2993621826</text:p>
          </table:table-cell>
          <table:table-cell office:value-type="float" office:value="0.963526234772871" calcext:value-type="float">
            <text:p>0.963526234772871</text:p>
          </table:table-cell>
          <table:table-cell office:value-type="float" office:value="21295079.7337532" calcext:value-type="float">
            <text:p>21295079.7337532</text:p>
          </table:table-cell>
          <table:table-cell office:value-type="float" office:value="60523.6375" calcext:value-type="float">
            <text:p>60523.6375</text:p>
          </table:table-cell>
          <table:table-cell office:value-type="float" office:value="0.0000243535588988093" calcext:value-type="float">
            <text:p>2.43535588988093E-05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226.290131281564" calcext:value-type="float">
            <text:p>226.290131281564</text:p>
          </table:table-cell>
          <table:table-cell office:value-type="float" office:value="0.638852392012596" calcext:value-type="float">
            <text:p>0.638852392012596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4-19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245.005859375" calcext:value-type="float">
            <text:p>-2245.005859375</text:p>
          </table:table-cell>
          <table:table-cell office:value-type="float" office:value="1.40431504551088" calcext:value-type="float">
            <text:p>1.40431504551088</text:p>
          </table:table-cell>
          <table:table-cell office:value-type="float" office:value="13702859.9155426" calcext:value-type="float">
            <text:p>13702859.9155426</text:p>
          </table:table-cell>
          <table:table-cell office:value-type="float" office:value="60523.6375" calcext:value-type="float">
            <text:p>60523.6375</text:p>
          </table:table-cell>
          <table:table-cell office:value-type="float" office:value="0.0000238732125694441" calcext:value-type="float">
            <text:p>2.38732125694441E-05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11.089321228594" calcext:value-type="float">
            <text:p>211.089321228594</text:p>
          </table:table-cell>
          <table:table-cell office:value-type="float" office:value="0.411085797466278" calcext:value-type="float">
            <text:p>0.411085797466278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4-19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245.005859375" calcext:value-type="float">
            <text:p>-2245.005859375</text:p>
          </table:table-cell>
          <table:table-cell office:value-type="float" office:value="1.40431504551088" calcext:value-type="float">
            <text:p>1.40431504551088</text:p>
          </table:table-cell>
          <table:table-cell office:value-type="float" office:value="13702859.9155426" calcext:value-type="float">
            <text:p>13702859.9155426</text:p>
          </table:table-cell>
          <table:table-cell office:value-type="float" office:value="60523.6375" calcext:value-type="float">
            <text:p>60523.6375</text:p>
          </table:table-cell>
          <table:table-cell office:value-type="float" office:value="0.0000243535588988093" calcext:value-type="float">
            <text:p>2.43535588988093E-05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253.908640260098" calcext:value-type="float">
            <text:p>253.908640260098</text:p>
          </table:table-cell>
          <table:table-cell office:value-type="float" office:value="0.411085797466278" calcext:value-type="float">
            <text:p>0.411085797466278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4-19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245.005859375" calcext:value-type="float">
            <text:p>-2245.005859375</text:p>
          </table:table-cell>
          <table:table-cell office:value-type="float" office:value="1.40431504551088" calcext:value-type="float">
            <text:p>1.40431504551088</text:p>
          </table:table-cell>
          <table:table-cell office:value-type="float" office:value="13702859.9155426" calcext:value-type="float">
            <text:p>13702859.9155426</text:p>
          </table:table-cell>
          <table:table-cell office:value-type="float" office:value="60523.6375" calcext:value-type="float">
            <text:p>60523.6375</text:p>
          </table:table-cell>
          <table:table-cell office:value-type="float" office:value="0.0000238732125694441" calcext:value-type="float">
            <text:p>2.38732125694441E-05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330.386689422364" calcext:value-type="float">
            <text:p>330.386689422364</text:p>
          </table:table-cell>
          <table:table-cell office:value-type="float" office:value="0.411085797466278" calcext:value-type="float">
            <text:p>0.411085797466278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4-19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245.005859375" calcext:value-type="float">
            <text:p>-2245.005859375</text:p>
          </table:table-cell>
          <table:table-cell office:value-type="float" office:value="1.40431504551088" calcext:value-type="float">
            <text:p>1.40431504551088</text:p>
          </table:table-cell>
          <table:table-cell office:value-type="float" office:value="13702859.9155426" calcext:value-type="float">
            <text:p>13702859.9155426</text:p>
          </table:table-cell>
          <table:table-cell office:value-type="float" office:value="60523.6375" calcext:value-type="float">
            <text:p>60523.6375</text:p>
          </table:table-cell>
          <table:table-cell office:value-type="float" office:value="0.0000243535588988093" calcext:value-type="float">
            <text:p>2.43535588988093E-05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329.812126064469" calcext:value-type="float">
            <text:p>329.812126064469</text:p>
          </table:table-cell>
          <table:table-cell office:value-type="float" office:value="0.411085797466278" calcext:value-type="float">
            <text:p>0.411085797466278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4-20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992.47292073568" calcext:value-type="float">
            <text:p>-3992.47292073568</text:p>
          </table:table-cell>
          <table:table-cell office:value-type="float" office:value="1.31226279363545" calcext:value-type="float">
            <text:p>1.31226279363545</text:p>
          </table:table-cell>
          <table:table-cell office:value-type="float" office:value="14542560.0906372" calcext:value-type="float">
            <text:p>14542560.0906372</text:p>
          </table:table-cell>
          <table:table-cell office:value-type="float" office:value="60523.6375" calcext:value-type="float">
            <text:p>60523.6375</text:p>
          </table:table-cell>
          <table:table-cell office:value-type="float" office:value="0.0000238732125694441" calcext:value-type="float">
            <text:p>2.38732125694441E-05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197.252506314402" calcext:value-type="float">
            <text:p>197.252506314402</text:p>
          </table:table-cell>
          <table:table-cell office:value-type="float" office:value="0.436276802719116" calcext:value-type="float">
            <text:p>0.436276802719116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4-20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992.47292073568" calcext:value-type="float">
            <text:p>-3992.47292073568</text:p>
          </table:table-cell>
          <table:table-cell office:value-type="float" office:value="1.31226279363545" calcext:value-type="float">
            <text:p>1.31226279363545</text:p>
          </table:table-cell>
          <table:table-cell office:value-type="float" office:value="14542560.0906372" calcext:value-type="float">
            <text:p>14542560.0906372</text:p>
          </table:table-cell>
          <table:table-cell office:value-type="float" office:value="60523.6375" calcext:value-type="float">
            <text:p>60523.6375</text:p>
          </table:table-cell>
          <table:table-cell office:value-type="float" office:value="0.0000243535588988093" calcext:value-type="float">
            <text:p>2.43535588988093E-05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237.265037258559" calcext:value-type="float">
            <text:p>237.265037258559</text:p>
          </table:table-cell>
          <table:table-cell office:value-type="float" office:value="0.436276802719116" calcext:value-type="float">
            <text:p>0.436276802719116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4-20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992.47292073568" calcext:value-type="float">
            <text:p>-3992.47292073568</text:p>
          </table:table-cell>
          <table:table-cell office:value-type="float" office:value="1.31226279363545" calcext:value-type="float">
            <text:p>1.31226279363545</text:p>
          </table:table-cell>
          <table:table-cell office:value-type="float" office:value="14542560.0906372" calcext:value-type="float">
            <text:p>14542560.0906372</text:p>
          </table:table-cell>
          <table:table-cell office:value-type="float" office:value="60523.6375" calcext:value-type="float">
            <text:p>60523.6375</text:p>
          </table:table-cell>
          <table:table-cell office:value-type="float" office:value="0.0000238732125694441" calcext:value-type="float">
            <text:p>2.38732125694441E-05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308.72998293886" calcext:value-type="float">
            <text:p>308.72998293886</text:p>
          </table:table-cell>
          <table:table-cell office:value-type="float" office:value="0.436276802719116" calcext:value-type="float">
            <text:p>0.43627680271911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4-20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992.47292073568" calcext:value-type="float">
            <text:p>-3992.47292073568</text:p>
          </table:table-cell>
          <table:table-cell office:value-type="float" office:value="1.31226279363545" calcext:value-type="float">
            <text:p>1.31226279363545</text:p>
          </table:table-cell>
          <table:table-cell office:value-type="float" office:value="14542560.0906372" calcext:value-type="float">
            <text:p>14542560.0906372</text:p>
          </table:table-cell>
          <table:table-cell office:value-type="float" office:value="60523.6375" calcext:value-type="float">
            <text:p>60523.6375</text:p>
          </table:table-cell>
          <table:table-cell office:value-type="float" office:value="0.0000243535588988093" calcext:value-type="float">
            <text:p>2.43535588988093E-05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308.193081963853" calcext:value-type="float">
            <text:p>308.193081963853</text:p>
          </table:table-cell>
          <table:table-cell office:value-type="float" office:value="0.436276802719116" calcext:value-type="float">
            <text:p>0.436276802719116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4-2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6225.84875488281" calcext:value-type="float">
            <text:p>-6225.84875488281</text:p>
          </table:table-cell>
          <table:table-cell office:value-type="float" office:value="1.35262744697684" calcext:value-type="float">
            <text:p>1.35262744697684</text:p>
          </table:table-cell>
          <table:table-cell office:value-type="float" office:value="11720159.8485947" calcext:value-type="float">
            <text:p>11720159.8485947</text:p>
          </table:table-cell>
          <table:table-cell office:value-type="float" office:value="60523.6375" calcext:value-type="float">
            <text:p>60523.6375</text:p>
          </table:table-cell>
          <table:table-cell office:value-type="float" office:value="0.0000238732125694441" calcext:value-type="float">
            <text:p>2.38732125694441E-05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03.319910706813" calcext:value-type="float">
            <text:p>203.319910706813</text:p>
          </table:table-cell>
          <table:table-cell office:value-type="float" office:value="0.35160479545784" calcext:value-type="float">
            <text:p>0.35160479545784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4-2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6225.84875488281" calcext:value-type="float">
            <text:p>-6225.84875488281</text:p>
          </table:table-cell>
          <table:table-cell office:value-type="float" office:value="1.35262744697684" calcext:value-type="float">
            <text:p>1.35262744697684</text:p>
          </table:table-cell>
          <table:table-cell office:value-type="float" office:value="11720159.8485947" calcext:value-type="float">
            <text:p>11720159.8485947</text:p>
          </table:table-cell>
          <table:table-cell office:value-type="float" office:value="60523.6375" calcext:value-type="float">
            <text:p>60523.6375</text:p>
          </table:table-cell>
          <table:table-cell office:value-type="float" office:value="0.0000243535588988093" calcext:value-type="float">
            <text:p>2.43535588988093E-05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244.563210326806" calcext:value-type="float">
            <text:p>244.563210326806</text:p>
          </table:table-cell>
          <table:table-cell office:value-type="float" office:value="0.35160479545784" calcext:value-type="float">
            <text:p>0.35160479545784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4-2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6225.84875488281" calcext:value-type="float">
            <text:p>-6225.84875488281</text:p>
          </table:table-cell>
          <table:table-cell office:value-type="float" office:value="1.35262744697684" calcext:value-type="float">
            <text:p>1.35262744697684</text:p>
          </table:table-cell>
          <table:table-cell office:value-type="float" office:value="11720159.8485947" calcext:value-type="float">
            <text:p>11720159.8485947</text:p>
          </table:table-cell>
          <table:table-cell office:value-type="float" office:value="60523.6375" calcext:value-type="float">
            <text:p>60523.6375</text:p>
          </table:table-cell>
          <table:table-cell office:value-type="float" office:value="0.0000238732125694441" calcext:value-type="float">
            <text:p>2.38732125694441E-05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318.226387773212" calcext:value-type="float">
            <text:p>318.226387773212</text:p>
          </table:table-cell>
          <table:table-cell office:value-type="float" office:value="0.35160479545784" calcext:value-type="float">
            <text:p>0.35160479545784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4-2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6225.84875488281" calcext:value-type="float">
            <text:p>-6225.84875488281</text:p>
          </table:table-cell>
          <table:table-cell office:value-type="float" office:value="1.35262744697684" calcext:value-type="float">
            <text:p>1.35262744697684</text:p>
          </table:table-cell>
          <table:table-cell office:value-type="float" office:value="11720159.8485947" calcext:value-type="float">
            <text:p>11720159.8485947</text:p>
          </table:table-cell>
          <table:table-cell office:value-type="float" office:value="60523.6375" calcext:value-type="float">
            <text:p>60523.6375</text:p>
          </table:table-cell>
          <table:table-cell office:value-type="float" office:value="0.0000243535588988093" calcext:value-type="float">
            <text:p>2.43535588988093E-05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317.672971949319" calcext:value-type="float">
            <text:p>317.672971949319</text:p>
          </table:table-cell>
          <table:table-cell office:value-type="float" office:value="0.35160479545784" calcext:value-type="float">
            <text:p>0.35160479545784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4-22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8724.91739908854" calcext:value-type="float">
            <text:p>-8724.91739908854</text:p>
          </table:table-cell>
          <table:table-cell office:value-type="float" office:value="0.872857935792126" calcext:value-type="float">
            <text:p>0.872857935792126</text:p>
          </table:table-cell>
          <table:table-cell office:value-type="float" office:value="15001919.4560051" calcext:value-type="float">
            <text:p>15001919.4560051</text:p>
          </table:table-cell>
          <table:table-cell office:value-type="float" office:value="60523.6375" calcext:value-type="float">
            <text:p>60523.6375</text:p>
          </table:table-cell>
          <table:table-cell office:value-type="float" office:value="0.0000238732125694441" calcext:value-type="float">
            <text:p>2.38732125694441E-05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131.20345736118" calcext:value-type="float">
            <text:p>131.20345736118</text:p>
          </table:table-cell>
          <table:table-cell office:value-type="float" office:value="0.450057583680153" calcext:value-type="float">
            <text:p>0.450057583680153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4-22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8724.91739908854" calcext:value-type="float">
            <text:p>-8724.91739908854</text:p>
          </table:table-cell>
          <table:table-cell office:value-type="float" office:value="0.872857935792126" calcext:value-type="float">
            <text:p>0.872857935792126</text:p>
          </table:table-cell>
          <table:table-cell office:value-type="float" office:value="15001919.4560051" calcext:value-type="float">
            <text:p>15001919.4560051</text:p>
          </table:table-cell>
          <table:table-cell office:value-type="float" office:value="60523.6375" calcext:value-type="float">
            <text:p>60523.6375</text:p>
          </table:table-cell>
          <table:table-cell office:value-type="float" office:value="0.0000243535588988093" calcext:value-type="float">
            <text:p>2.43535588988093E-05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157.817985590682" calcext:value-type="float">
            <text:p>157.817985590682</text:p>
          </table:table-cell>
          <table:table-cell office:value-type="float" office:value="0.450057583680153" calcext:value-type="float">
            <text:p>0.450057583680153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4-22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8724.91739908854" calcext:value-type="float">
            <text:p>-8724.91739908854</text:p>
          </table:table-cell>
          <table:table-cell office:value-type="float" office:value="0.872857935792126" calcext:value-type="float">
            <text:p>0.872857935792126</text:p>
          </table:table-cell>
          <table:table-cell office:value-type="float" office:value="15001919.4560051" calcext:value-type="float">
            <text:p>15001919.4560051</text:p>
          </table:table-cell>
          <table:table-cell office:value-type="float" office:value="60523.6375" calcext:value-type="float">
            <text:p>60523.6375</text:p>
          </table:table-cell>
          <table:table-cell office:value-type="float" office:value="0.0000238732125694441" calcext:value-type="float">
            <text:p>2.38732125694441E-05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205.35323940611" calcext:value-type="float">
            <text:p>205.35323940611</text:p>
          </table:table-cell>
          <table:table-cell office:value-type="float" office:value="0.450057583680153" calcext:value-type="float">
            <text:p>0.45005758368015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4-22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8724.91739908854" calcext:value-type="float">
            <text:p>-8724.91739908854</text:p>
          </table:table-cell>
          <table:table-cell office:value-type="float" office:value="0.872857935792126" calcext:value-type="float">
            <text:p>0.872857935792126</text:p>
          </table:table-cell>
          <table:table-cell office:value-type="float" office:value="15001919.4560051" calcext:value-type="float">
            <text:p>15001919.4560051</text:p>
          </table:table-cell>
          <table:table-cell office:value-type="float" office:value="76265.0182291666" calcext:value-type="float">
            <text:p>76265.0182291666</text:p>
          </table:table-cell>
          <table:table-cell office:value-type="float" office:value="0.0000306875906684026" calcext:value-type="float">
            <text:p>3.06875906684026E-05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204.996117129198" calcext:value-type="float">
            <text:p>204.996117129198</text:p>
          </table:table-cell>
          <table:table-cell office:value-type="float" office:value="0.450057583680153" calcext:value-type="float">
            <text:p>0.450057583680153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4-23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1241.6801350911" calcext:value-type="float">
            <text:p>-11241.6801350911</text:p>
          </table:table-cell>
          <table:table-cell office:value-type="float" office:value="1.28640130069471" calcext:value-type="float">
            <text:p>1.28640130069471</text:p>
          </table:table-cell>
          <table:table-cell office:value-type="float" office:value="11110319.8516846" calcext:value-type="float">
            <text:p>11110319.8516846</text:p>
          </table:table-cell>
          <table:table-cell office:value-type="float" office:value="109665.6515625" calcext:value-type="float">
            <text:p>109665.6515625</text:p>
          </table:table-cell>
          <table:table-cell office:value-type="float" office:value="0.000043257007005208" calcext:value-type="float">
            <text:p>4.3257007005208E-05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193.365141432661" calcext:value-type="float">
            <text:p>193.365141432661</text:p>
          </table:table-cell>
          <table:table-cell office:value-type="float" office:value="0.333309595550537" calcext:value-type="float">
            <text:p>0.33330959555053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4-23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1241.6801350911" calcext:value-type="float">
            <text:p>-11241.6801350911</text:p>
          </table:table-cell>
          <table:table-cell office:value-type="float" office:value="1.28640130069471" calcext:value-type="float">
            <text:p>1.28640130069471</text:p>
          </table:table-cell>
          <table:table-cell office:value-type="float" office:value="11110319.8516846" calcext:value-type="float">
            <text:p>11110319.8516846</text:p>
          </table:table-cell>
          <table:table-cell office:value-type="float" office:value="158391.758854167" calcext:value-type="float">
            <text:p>158391.758854167</text:p>
          </table:table-cell>
          <table:table-cell office:value-type="float" office:value="0.0000637338267770335" calcext:value-type="float">
            <text:p>6.37338267770335E-05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232.58912316886" calcext:value-type="float">
            <text:p>232.58912316886</text:p>
          </table:table-cell>
          <table:table-cell office:value-type="float" office:value="0.333309595550537" calcext:value-type="float">
            <text:p>0.333309595550537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4-23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1241.6801350911" calcext:value-type="float">
            <text:p>-11241.6801350911</text:p>
          </table:table-cell>
          <table:table-cell office:value-type="float" office:value="1.28640130069471" calcext:value-type="float">
            <text:p>1.28640130069471</text:p>
          </table:table-cell>
          <table:table-cell office:value-type="float" office:value="11110319.8516846" calcext:value-type="float">
            <text:p>11110319.8516846</text:p>
          </table:table-cell>
          <table:table-cell office:value-type="float" office:value="219072.659765625" calcext:value-type="float">
            <text:p>219072.659765625</text:p>
          </table:table-cell>
          <table:table-cell office:value-type="float" office:value="0.0000864119935742184" calcext:value-type="float">
            <text:p>8.64119935742184E-05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302.645669405706" calcext:value-type="float">
            <text:p>302.645669405706</text:p>
          </table:table-cell>
          <table:table-cell office:value-type="float" office:value="0.333309595550537" calcext:value-type="float">
            <text:p>0.333309595550537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4-23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1241.6801350911" calcext:value-type="float">
            <text:p>-11241.6801350911</text:p>
          </table:table-cell>
          <table:table-cell office:value-type="float" office:value="1.28640130069471" calcext:value-type="float">
            <text:p>1.28640130069471</text:p>
          </table:table-cell>
          <table:table-cell office:value-type="float" office:value="11110319.8516846" calcext:value-type="float">
            <text:p>11110319.8516846</text:p>
          </table:table-cell>
          <table:table-cell office:value-type="float" office:value="271130.905078125" calcext:value-type="float">
            <text:p>271130.905078125</text:p>
          </table:table-cell>
          <table:table-cell office:value-type="float" office:value="0.000109097911805245" calcext:value-type="float">
            <text:p>0.000109097911805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302.119349436914" calcext:value-type="float">
            <text:p>302.119349436914</text:p>
          </table:table-cell>
          <table:table-cell office:value-type="float" office:value="0.333309595550537" calcext:value-type="float">
            <text:p>0.333309595550537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4-24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5235.17034912109" calcext:value-type="float">
            <text:p>-5235.17034912109</text:p>
          </table:table-cell>
          <table:table-cell office:value-type="float" office:value="1.28558776905265" calcext:value-type="float">
            <text:p>1.28558776905265</text:p>
          </table:table-cell>
          <table:table-cell office:value-type="float" office:value="6727500.17874241" calcext:value-type="float">
            <text:p>6727500.17874241</text:p>
          </table:table-cell>
          <table:table-cell office:value-type="float" office:value="297396.629557292" calcext:value-type="float">
            <text:p>297396.629557292</text:p>
          </table:table-cell>
          <table:table-cell office:value-type="float" office:value="0.000117306448325376" calcext:value-type="float">
            <text:p>0.000117306448325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193.242855594687" calcext:value-type="float">
            <text:p>193.242855594687</text:p>
          </table:table-cell>
          <table:table-cell office:value-type="float" office:value="0.201825005362272" calcext:value-type="float">
            <text:p>0.201825005362272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4-24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5235.17034912109" calcext:value-type="float">
            <text:p>-5235.17034912109</text:p>
          </table:table-cell>
          <table:table-cell office:value-type="float" office:value="1.28558776905265" calcext:value-type="float">
            <text:p>1.28558776905265</text:p>
          </table:table-cell>
          <table:table-cell office:value-type="float" office:value="6727500.17874241" calcext:value-type="float">
            <text:p>6727500.17874241</text:p>
          </table:table-cell>
          <table:table-cell office:value-type="float" office:value="336377.8703125" calcext:value-type="float">
            <text:p>336377.8703125</text:p>
          </table:table-cell>
          <table:table-cell office:value-type="float" office:value="0.00013535204781622" calcext:value-type="float">
            <text:p>0.000135352047816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232.442031735422" calcext:value-type="float">
            <text:p>232.442031735422</text:p>
          </table:table-cell>
          <table:table-cell office:value-type="float" office:value="0.201825005362272" calcext:value-type="float">
            <text:p>0.201825005362272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4-24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5235.17034912109" calcext:value-type="float">
            <text:p>-5235.17034912109</text:p>
          </table:table-cell>
          <table:table-cell office:value-type="float" office:value="1.28558776905265" calcext:value-type="float">
            <text:p>1.28558776905265</text:p>
          </table:table-cell>
          <table:table-cell office:value-type="float" office:value="6727500.17874241" calcext:value-type="float">
            <text:p>6727500.17874241</text:p>
          </table:table-cell>
          <table:table-cell office:value-type="float" office:value="376765.527734375" calcext:value-type="float">
            <text:p>376765.527734375</text:p>
          </table:table-cell>
          <table:table-cell office:value-type="float" office:value="0.000148613069273003" calcext:value-type="float">
            <text:p>0.000148613069273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302.454273588353" calcext:value-type="float">
            <text:p>302.454273588353</text:p>
          </table:table-cell>
          <table:table-cell office:value-type="float" office:value="0.201825005362272" calcext:value-type="float">
            <text:p>0.201825005362272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4-24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5235.17034912109" calcext:value-type="float">
            <text:p>-5235.17034912109</text:p>
          </table:table-cell>
          <table:table-cell office:value-type="float" office:value="1.28558776905265" calcext:value-type="float">
            <text:p>1.28558776905265</text:p>
          </table:table-cell>
          <table:table-cell office:value-type="float" office:value="6727500.17874241" calcext:value-type="float">
            <text:p>6727500.17874241</text:p>
          </table:table-cell>
          <table:table-cell office:value-type="float" office:value="428219.254166667" calcext:value-type="float">
            <text:p>428219.254166667</text:p>
          </table:table-cell>
          <table:table-cell office:value-type="float" office:value="0.000172307271319444" calcext:value-type="float">
            <text:p>0.00017230727131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301.928286468997" calcext:value-type="float">
            <text:p>301.928286468997</text:p>
          </table:table-cell>
          <table:table-cell office:value-type="float" office:value="0.201825005362272" calcext:value-type="float">
            <text:p>0.201825005362272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4-25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186.94123840332" calcext:value-type="float">
            <text:p>-3186.94123840332</text:p>
          </table:table-cell>
          <table:table-cell office:value-type="float" office:value="1.70473112193577" calcext:value-type="float">
            <text:p>1.70473112193577</text:p>
          </table:table-cell>
          <table:table-cell office:value-type="float" office:value="16417440.2973175" calcext:value-type="float">
            <text:p>16417440.2973175</text:p>
          </table:table-cell>
          <table:table-cell office:value-type="float" office:value="492051.343229167" calcext:value-type="float">
            <text:p>492051.343229167</text:p>
          </table:table-cell>
          <table:table-cell office:value-type="float" office:value="0.000194086918718171" calcext:value-type="float">
            <text:p>0.000194086918718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56.246300683738" calcext:value-type="float">
            <text:p>256.246300683738</text:p>
          </table:table-cell>
          <table:table-cell office:value-type="float" office:value="0.492523208919525" calcext:value-type="float">
            <text:p>0.492523208919525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4-25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186.94123840332" calcext:value-type="float">
            <text:p>-3186.94123840332</text:p>
          </table:table-cell>
          <table:table-cell office:value-type="float" office:value="1.70473112193577" calcext:value-type="float">
            <text:p>1.70473112193577</text:p>
          </table:table-cell>
          <table:table-cell office:value-type="float" office:value="16417440.2973175" calcext:value-type="float">
            <text:p>16417440.2973175</text:p>
          </table:table-cell>
          <table:table-cell office:value-type="float" office:value="564875.055989583" calcext:value-type="float">
            <text:p>564875.055989583</text:p>
          </table:table-cell>
          <table:table-cell office:value-type="float" office:value="0.000227294963005332" calcext:value-type="float">
            <text:p>0.000227294963005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308.225680956308" calcext:value-type="float">
            <text:p>308.225680956308</text:p>
          </table:table-cell>
          <table:table-cell office:value-type="float" office:value="0.492523208919525" calcext:value-type="float">
            <text:p>0.492523208919525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4-25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186.94123840332" calcext:value-type="float">
            <text:p>-3186.94123840332</text:p>
          </table:table-cell>
          <table:table-cell office:value-type="float" office:value="1.70473112193577" calcext:value-type="float">
            <text:p>1.70473112193577</text:p>
          </table:table-cell>
          <table:table-cell office:value-type="float" office:value="16417440.2973175" calcext:value-type="float">
            <text:p>16417440.2973175</text:p>
          </table:table-cell>
          <table:table-cell office:value-type="float" office:value="644748.335807292" calcext:value-type="float">
            <text:p>644748.335807292</text:p>
          </table:table-cell>
          <table:table-cell office:value-type="float" office:value="0.000254317399123987" calcext:value-type="float">
            <text:p>0.000254317399124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401.064186794874" calcext:value-type="float">
            <text:p>401.064186794874</text:p>
          </table:table-cell>
          <table:table-cell office:value-type="float" office:value="0.492523208919525" calcext:value-type="float">
            <text:p>0.492523208919525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4-25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186.94123840332" calcext:value-type="float">
            <text:p>-3186.94123840332</text:p>
          </table:table-cell>
          <table:table-cell office:value-type="float" office:value="1.70473112193577" calcext:value-type="float">
            <text:p>1.70473112193577</text:p>
          </table:table-cell>
          <table:table-cell office:value-type="float" office:value="16417440.2973175" calcext:value-type="float">
            <text:p>16417440.2973175</text:p>
          </table:table-cell>
          <table:table-cell office:value-type="float" office:value="729994.450911458" calcext:value-type="float">
            <text:p>729994.450911458</text:p>
          </table:table-cell>
          <table:table-cell office:value-type="float" office:value="0.000293735862390563" calcext:value-type="float">
            <text:p>0.000293735862391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400.366710796978" calcext:value-type="float">
            <text:p>400.366710796978</text:p>
          </table:table-cell>
          <table:table-cell office:value-type="float" office:value="0.492523208919525" calcext:value-type="float">
            <text:p>0.492523208919525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4-26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4973.7053527832" calcext:value-type="float">
            <text:p>-4973.7053527832</text:p>
          </table:table-cell>
          <table:table-cell office:value-type="float" office:value="1.69759979216906" calcext:value-type="float">
            <text:p>1.69759979216906</text:p>
          </table:table-cell>
          <table:table-cell office:value-type="float" office:value="13800420.4386055" calcext:value-type="float">
            <text:p>13800420.4386055</text:p>
          </table:table-cell>
          <table:table-cell office:value-type="float" office:value="819596.782161458" calcext:value-type="float">
            <text:p>819596.782161458</text:p>
          </table:table-cell>
          <table:table-cell office:value-type="float" office:value="0.00032328539740813" calcext:value-type="float">
            <text:p>0.000323285397408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55.174356347085" calcext:value-type="float">
            <text:p>255.174356347085</text:p>
          </table:table-cell>
          <table:table-cell office:value-type="float" office:value="0.414012613158166" calcext:value-type="float">
            <text:p>0.414012613158166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4-26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4973.7053527832" calcext:value-type="float">
            <text:p>-4973.7053527832</text:p>
          </table:table-cell>
          <table:table-cell office:value-type="float" office:value="1.69759979216906" calcext:value-type="float">
            <text:p>1.69759979216906</text:p>
          </table:table-cell>
          <table:table-cell office:value-type="float" office:value="13800420.4386055" calcext:value-type="float">
            <text:p>13800420.4386055</text:p>
          </table:table-cell>
          <table:table-cell office:value-type="float" office:value="914050.714322916" calcext:value-type="float">
            <text:p>914050.714322916</text:p>
          </table:table-cell>
          <table:table-cell office:value-type="float" office:value="0.000367796596953745" calcext:value-type="float">
            <text:p>0.000367796596954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306.93629347157" calcext:value-type="float">
            <text:p>306.93629347157</text:p>
          </table:table-cell>
          <table:table-cell office:value-type="float" office:value="0.414012613158166" calcext:value-type="float">
            <text:p>0.414012613158166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4-26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4973.7053527832" calcext:value-type="float">
            <text:p>-4973.7053527832</text:p>
          </table:table-cell>
          <table:table-cell office:value-type="float" office:value="1.69759979216906" calcext:value-type="float">
            <text:p>1.69759979216906</text:p>
          </table:table-cell>
          <table:table-cell office:value-type="float" office:value="13800420.4386055" calcext:value-type="float">
            <text:p>13800420.4386055</text:p>
          </table:table-cell>
          <table:table-cell office:value-type="float" office:value="1013644.51302083" calcext:value-type="float">
            <text:p>1013644.51302083</text:p>
          </table:table-cell>
          <table:table-cell office:value-type="float" office:value="0.000399826446802662" calcext:value-type="float">
            <text:p>0.000399826446803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399.38643190623" calcext:value-type="float">
            <text:p>399.38643190623</text:p>
          </table:table-cell>
          <table:table-cell office:value-type="float" office:value="0.414012613158166" calcext:value-type="float">
            <text:p>0.414012613158166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4-26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4973.7053527832" calcext:value-type="float">
            <text:p>-4973.7053527832</text:p>
          </table:table-cell>
          <table:table-cell office:value-type="float" office:value="1.69759979216906" calcext:value-type="float">
            <text:p>1.69759979216906</text:p>
          </table:table-cell>
          <table:table-cell office:value-type="float" office:value="13800420.4386055" calcext:value-type="float">
            <text:p>13800420.4386055</text:p>
          </table:table-cell>
          <table:table-cell office:value-type="float" office:value="1117689.99791667" calcext:value-type="float">
            <text:p>1117689.99791667</text:p>
          </table:table-cell>
          <table:table-cell office:value-type="float" office:value="0.000449737165828373" calcext:value-type="float">
            <text:p>0.000449737165828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398.691873630245" calcext:value-type="float">
            <text:p>398.691873630245</text:p>
          </table:table-cell>
          <table:table-cell office:value-type="float" office:value="0.414012613158166" calcext:value-type="float">
            <text:p>0.414012613158166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4-27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5263.50710042318" calcext:value-type="float">
            <text:p>-5263.50710042318</text:p>
          </table:table-cell>
          <table:table-cell office:value-type="float" office:value="1.75202574537252" calcext:value-type="float">
            <text:p>1.75202574537252</text:p>
          </table:table-cell>
          <table:table-cell office:value-type="float" office:value="16917480.0358772" calcext:value-type="float">
            <text:p>16917480.0358772</text:p>
          </table:table-cell>
          <table:table-cell office:value-type="float" office:value="1222906.52447917" calcext:value-type="float">
            <text:p>1222906.52447917</text:p>
          </table:table-cell>
          <table:table-cell office:value-type="float" office:value="0.000482368684655671" calcext:value-type="float">
            <text:p>0.000482368684656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63.35538207608" calcext:value-type="float">
            <text:p>263.35538207608</text:p>
          </table:table-cell>
          <table:table-cell office:value-type="float" office:value="0.507524401076317" calcext:value-type="float">
            <text:p>0.50752440107631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4-27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5263.50710042318" calcext:value-type="float">
            <text:p>-5263.50710042318</text:p>
          </table:table-cell>
          <table:table-cell office:value-type="float" office:value="1.75202574537252" calcext:value-type="float">
            <text:p>1.75202574537252</text:p>
          </table:table-cell>
          <table:table-cell office:value-type="float" office:value="16917480.0358772" calcext:value-type="float">
            <text:p>16917480.0358772</text:p>
          </table:table-cell>
          <table:table-cell office:value-type="float" office:value="1320967.01263021" calcext:value-type="float">
            <text:p>1320967.01263021</text:p>
          </table:table-cell>
          <table:table-cell office:value-type="float" office:value="0.000531531964605964" calcext:value-type="float">
            <text:p>0.000531531964606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316.776834464794" calcext:value-type="float">
            <text:p>316.776834464794</text:p>
          </table:table-cell>
          <table:table-cell office:value-type="float" office:value="0.507524401076317" calcext:value-type="float">
            <text:p>0.50752440107631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4-27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5263.50710042318" calcext:value-type="float">
            <text:p>-5263.50710042318</text:p>
          </table:table-cell>
          <table:table-cell office:value-type="float" office:value="1.75202574537252" calcext:value-type="float">
            <text:p>1.75202574537252</text:p>
          </table:table-cell>
          <table:table-cell office:value-type="float" office:value="16917480.0358772" calcext:value-type="float">
            <text:p>16917480.0358772</text:p>
          </table:table-cell>
          <table:table-cell office:value-type="float" office:value="1404580.71692708" calcext:value-type="float">
            <text:p>1404580.71692708</text:p>
          </table:table-cell>
          <table:table-cell office:value-type="float" office:value="0.000554029060565682" calcext:value-type="float">
            <text:p>0.000554029060566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412.19097356163" calcext:value-type="float">
            <text:p>412.19097356163</text:p>
          </table:table-cell>
          <table:table-cell office:value-type="float" office:value="0.507524401076317" calcext:value-type="float">
            <text:p>0.507524401076317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4-27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5263.50710042318" calcext:value-type="float">
            <text:p>-5263.50710042318</text:p>
          </table:table-cell>
          <table:table-cell office:value-type="float" office:value="1.75202574537252" calcext:value-type="float">
            <text:p>1.75202574537252</text:p>
          </table:table-cell>
          <table:table-cell office:value-type="float" office:value="16917480.0358772" calcext:value-type="float">
            <text:p>16917480.0358772</text:p>
          </table:table-cell>
          <table:table-cell office:value-type="float" office:value="1488014.625" calcext:value-type="float">
            <text:p>1488014.625</text:p>
          </table:table-cell>
          <table:table-cell office:value-type="float" office:value="0.000598748741964285" calcext:value-type="float">
            <text:p>0.000598748741964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411.474147377507" calcext:value-type="float">
            <text:p>411.474147377507</text:p>
          </table:table-cell>
          <table:table-cell office:value-type="float" office:value="0.507524401076317" calcext:value-type="float">
            <text:p>0.507524401076317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4-28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7516.1845703125" calcext:value-type="float">
            <text:p>-7516.1845703125</text:p>
          </table:table-cell>
          <table:table-cell office:value-type="float" office:value="1.49470455289702" calcext:value-type="float">
            <text:p>1.49470455289702</text:p>
          </table:table-cell>
          <table:table-cell office:value-type="float" office:value="13612499.7394234" calcext:value-type="float">
            <text:p>13612499.7394234</text:p>
          </table:table-cell>
          <table:table-cell office:value-type="float" office:value="1574630.12877604" calcext:value-type="float">
            <text:p>1574630.12877604</text:p>
          </table:table-cell>
          <table:table-cell office:value-type="float" office:value="0.000621104106350549" calcext:value-type="float">
            <text:p>0.000621104106351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24.676201053971" calcext:value-type="float">
            <text:p>224.676201053971</text:p>
          </table:table-cell>
          <table:table-cell office:value-type="float" office:value="0.408374992182702" calcext:value-type="float">
            <text:p>0.408374992182702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4-28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7516.1845703125" calcext:value-type="float">
            <text:p>-7516.1845703125</text:p>
          </table:table-cell>
          <table:table-cell office:value-type="float" office:value="1.49470455289702" calcext:value-type="float">
            <text:p>1.49470455289702</text:p>
          </table:table-cell>
          <table:table-cell office:value-type="float" office:value="13612499.7394234" calcext:value-type="float">
            <text:p>13612499.7394234</text:p>
          </table:table-cell>
          <table:table-cell office:value-type="float" office:value="1574630.12877604" calcext:value-type="float">
            <text:p>1574630.12877604</text:p>
          </table:table-cell>
          <table:table-cell office:value-type="float" office:value="0.000633601170864645" calcext:value-type="float">
            <text:p>0.000633601170865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270.2516090174" calcext:value-type="float">
            <text:p>270.2516090174</text:p>
          </table:table-cell>
          <table:table-cell office:value-type="float" office:value="0.408374992182702" calcext:value-type="float">
            <text:p>0.408374992182702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4-28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7516.1845703125" calcext:value-type="float">
            <text:p>-7516.1845703125</text:p>
          </table:table-cell>
          <table:table-cell office:value-type="float" office:value="1.49470455289702" calcext:value-type="float">
            <text:p>1.49470455289702</text:p>
          </table:table-cell>
          <table:table-cell office:value-type="float" office:value="13612499.7394234" calcext:value-type="float">
            <text:p>13612499.7394234</text:p>
          </table:table-cell>
          <table:table-cell office:value-type="float" office:value="1574630.12877604" calcext:value-type="float">
            <text:p>1574630.12877604</text:p>
          </table:table-cell>
          <table:table-cell office:value-type="float" office:value="0.000621104106350549" calcext:value-type="float">
            <text:p>0.000621104106351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351.652209719456" calcext:value-type="float">
            <text:p>351.652209719456</text:p>
          </table:table-cell>
          <table:table-cell office:value-type="float" office:value="0.408374992182702" calcext:value-type="float">
            <text:p>0.408374992182702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4-28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7516.1845703125" calcext:value-type="float">
            <text:p>-7516.1845703125</text:p>
          </table:table-cell>
          <table:table-cell office:value-type="float" office:value="1.49470455289702" calcext:value-type="float">
            <text:p>1.49470455289702</text:p>
          </table:table-cell>
          <table:table-cell office:value-type="float" office:value="13612499.7394234" calcext:value-type="float">
            <text:p>13612499.7394234</text:p>
          </table:table-cell>
          <table:table-cell office:value-type="float" office:value="1574630.12877604" calcext:value-type="float">
            <text:p>1574630.12877604</text:p>
          </table:table-cell>
          <table:table-cell office:value-type="float" office:value="0.000633601170864645" calcext:value-type="float">
            <text:p>0.000633601170865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351.040664276203" calcext:value-type="float">
            <text:p>351.040664276203</text:p>
          </table:table-cell>
          <table:table-cell office:value-type="float" office:value="0.408374992182702" calcext:value-type="float">
            <text:p>0.408374992182702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4-29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0122.3705240885" calcext:value-type="float">
            <text:p>-10122.3705240885</text:p>
          </table:table-cell>
          <table:table-cell office:value-type="float" office:value="1.40440198708802" calcext:value-type="float">
            <text:p>1.40440198708802</text:p>
          </table:table-cell>
          <table:table-cell office:value-type="float" office:value="18568979.7019958" calcext:value-type="float">
            <text:p>18568979.7019958</text:p>
          </table:table-cell>
          <table:table-cell office:value-type="float" office:value="1574630.12877604" calcext:value-type="float">
            <text:p>1574630.12877604</text:p>
          </table:table-cell>
          <table:table-cell office:value-type="float" office:value="0.000621104106350549" calcext:value-type="float">
            <text:p>0.000621104106351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11.102389833507" calcext:value-type="float">
            <text:p>211.102389833507</text:p>
          </table:table-cell>
          <table:table-cell office:value-type="float" office:value="0.557069391059876" calcext:value-type="float">
            <text:p>0.557069391059876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4-29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0122.3705240885" calcext:value-type="float">
            <text:p>-10122.3705240885</text:p>
          </table:table-cell>
          <table:table-cell office:value-type="float" office:value="1.40440198708802" calcext:value-type="float">
            <text:p>1.40440198708802</text:p>
          </table:table-cell>
          <table:table-cell office:value-type="float" office:value="18568979.7019958" calcext:value-type="float">
            <text:p>18568979.7019958</text:p>
          </table:table-cell>
          <table:table-cell office:value-type="float" office:value="1574630.12877604" calcext:value-type="float">
            <text:p>1574630.12877604</text:p>
          </table:table-cell>
          <table:table-cell office:value-type="float" office:value="0.000633601170864645" calcext:value-type="float">
            <text:p>0.000633601170865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253.924359822246" calcext:value-type="float">
            <text:p>253.924359822246</text:p>
          </table:table-cell>
          <table:table-cell office:value-type="float" office:value="0.557069391059876" calcext:value-type="float">
            <text:p>0.557069391059876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4-29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0122.3705240885" calcext:value-type="float">
            <text:p>-10122.3705240885</text:p>
          </table:table-cell>
          <table:table-cell office:value-type="float" office:value="1.40440198708802" calcext:value-type="float">
            <text:p>1.40440198708802</text:p>
          </table:table-cell>
          <table:table-cell office:value-type="float" office:value="18568979.7019958" calcext:value-type="float">
            <text:p>18568979.7019958</text:p>
          </table:table-cell>
          <table:table-cell office:value-type="float" office:value="1574630.12877604" calcext:value-type="float">
            <text:p>1574630.12877604</text:p>
          </table:table-cell>
          <table:table-cell office:value-type="float" office:value="0.000621104106350549" calcext:value-type="float">
            <text:p>0.000621104106351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330.407143764098" calcext:value-type="float">
            <text:p>330.407143764098</text:p>
          </table:table-cell>
          <table:table-cell office:value-type="float" office:value="0.557069391059876" calcext:value-type="float">
            <text:p>0.557069391059876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4-29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0122.3705240885" calcext:value-type="float">
            <text:p>-10122.3705240885</text:p>
          </table:table-cell>
          <table:table-cell office:value-type="float" office:value="1.40440198708802" calcext:value-type="float">
            <text:p>1.40440198708802</text:p>
          </table:table-cell>
          <table:table-cell office:value-type="float" office:value="18568979.7019958" calcext:value-type="float">
            <text:p>18568979.7019958</text:p>
          </table:table-cell>
          <table:table-cell office:value-type="float" office:value="1574630.12877604" calcext:value-type="float">
            <text:p>1574630.12877604</text:p>
          </table:table-cell>
          <table:table-cell office:value-type="float" office:value="0.000633601170864645" calcext:value-type="float">
            <text:p>0.000633601170865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329.832544834809" calcext:value-type="float">
            <text:p>329.832544834809</text:p>
          </table:table-cell>
          <table:table-cell office:value-type="float" office:value="0.557069391059876" calcext:value-type="float">
            <text:p>0.557069391059876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4-30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5441.782796224" calcext:value-type="float">
            <text:p>-15441.782796224</text:p>
          </table:table-cell>
          <table:table-cell office:value-type="float" office:value="1.27146280356101" calcext:value-type="float">
            <text:p>1.27146280356101</text:p>
          </table:table-cell>
          <table:table-cell office:value-type="float" office:value="20656260.3412628" calcext:value-type="float">
            <text:p>20656260.3412628</text:p>
          </table:table-cell>
          <table:table-cell office:value-type="float" office:value="1574630.12877604" calcext:value-type="float">
            <text:p>1574630.12877604</text:p>
          </table:table-cell>
          <table:table-cell office:value-type="float" office:value="0.000621104106350549" calcext:value-type="float">
            <text:p>0.000621104106351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191.119664372361" calcext:value-type="float">
            <text:p>191.119664372361</text:p>
          </table:table-cell>
          <table:table-cell office:value-type="float" office:value="0.619687810237885" calcext:value-type="float">
            <text:p>0.619687810237885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4-30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5441.782796224" calcext:value-type="float">
            <text:p>-15441.782796224</text:p>
          </table:table-cell>
          <table:table-cell office:value-type="float" office:value="1.27146280356101" calcext:value-type="float">
            <text:p>1.27146280356101</text:p>
          </table:table-cell>
          <table:table-cell office:value-type="float" office:value="20656260.3412628" calcext:value-type="float">
            <text:p>20656260.3412628</text:p>
          </table:table-cell>
          <table:table-cell office:value-type="float" office:value="1574630.12877604" calcext:value-type="float">
            <text:p>1574630.12877604</text:p>
          </table:table-cell>
          <table:table-cell office:value-type="float" office:value="0.000633601170864645" calcext:value-type="float">
            <text:p>0.000633601170865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229.888152680171" calcext:value-type="float">
            <text:p>229.888152680171</text:p>
          </table:table-cell>
          <table:table-cell office:value-type="float" office:value="0.619687810237885" calcext:value-type="float">
            <text:p>0.619687810237885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4-30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5441.782796224" calcext:value-type="float">
            <text:p>-15441.782796224</text:p>
          </table:table-cell>
          <table:table-cell office:value-type="float" office:value="1.27146280356101" calcext:value-type="float">
            <text:p>1.27146280356101</text:p>
          </table:table-cell>
          <table:table-cell office:value-type="float" office:value="20656260.3412628" calcext:value-type="float">
            <text:p>20656260.3412628</text:p>
          </table:table-cell>
          <table:table-cell office:value-type="float" office:value="1574630.12877604" calcext:value-type="float">
            <text:p>1574630.12877604</text:p>
          </table:table-cell>
          <table:table-cell office:value-type="float" office:value="0.000621104106350549" calcext:value-type="float">
            <text:p>0.000621104106351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299.131158449831" calcext:value-type="float">
            <text:p>299.131158449831</text:p>
          </table:table-cell>
          <table:table-cell office:value-type="float" office:value="0.619687810237885" calcext:value-type="float">
            <text:p>0.61968781023788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4-30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5441.782796224" calcext:value-type="float">
            <text:p>-15441.782796224</text:p>
          </table:table-cell>
          <table:table-cell office:value-type="float" office:value="1.27146280356101" calcext:value-type="float">
            <text:p>1.27146280356101</text:p>
          </table:table-cell>
          <table:table-cell office:value-type="float" office:value="20656260.3412628" calcext:value-type="float">
            <text:p>20656260.3412628</text:p>
          </table:table-cell>
          <table:table-cell office:value-type="float" office:value="1574630.12877604" calcext:value-type="float">
            <text:p>1574630.12877604</text:p>
          </table:table-cell>
          <table:table-cell office:value-type="float" office:value="0.000633601170864645" calcext:value-type="float">
            <text:p>0.000633601170865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298.61095043797" calcext:value-type="float">
            <text:p>298.61095043797</text:p>
          </table:table-cell>
          <table:table-cell office:value-type="float" office:value="0.619687810237885" calcext:value-type="float">
            <text:p>0.619687810237885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5-0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3072.4637044271" calcext:value-type="float">
            <text:p>-23072.4637044271</text:p>
          </table:table-cell>
          <table:table-cell office:value-type="float" office:value="1.43727676186245" calcext:value-type="float">
            <text:p>1.43727676186245</text:p>
          </table:table-cell>
          <table:table-cell office:value-type="float" office:value="18594720.2636719" calcext:value-type="float">
            <text:p>18594720.2636719</text:p>
          </table:table-cell>
          <table:table-cell office:value-type="float" office:value="1574630.12877604" calcext:value-type="float">
            <text:p>1574630.12877604</text:p>
          </table:table-cell>
          <table:table-cell office:value-type="float" office:value="0.000621104106350549" calcext:value-type="float">
            <text:p>0.000621104106351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16.043954701633" calcext:value-type="float">
            <text:p>216.043954701633</text:p>
          </table:table-cell>
          <table:table-cell office:value-type="float" office:value="0.557841607910156" calcext:value-type="float">
            <text:p>0.557841607910156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5-0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3072.4637044271" calcext:value-type="float">
            <text:p>-23072.4637044271</text:p>
          </table:table-cell>
          <table:table-cell office:value-type="float" office:value="1.43727676186245" calcext:value-type="float">
            <text:p>1.43727676186245</text:p>
          </table:table-cell>
          <table:table-cell office:value-type="float" office:value="18594720.2636719" calcext:value-type="float">
            <text:p>18594720.2636719</text:p>
          </table:table-cell>
          <table:table-cell office:value-type="float" office:value="1574630.12877604" calcext:value-type="float">
            <text:p>1574630.12877604</text:p>
          </table:table-cell>
          <table:table-cell office:value-type="float" office:value="0.000633601170864645" calcext:value-type="float">
            <text:p>0.000633601170865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259.868317617553" calcext:value-type="float">
            <text:p>259.868317617553</text:p>
          </table:table-cell>
          <table:table-cell office:value-type="float" office:value="0.557841607910156" calcext:value-type="float">
            <text:p>0.557841607910156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5-0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3072.4637044271" calcext:value-type="float">
            <text:p>-23072.4637044271</text:p>
          </table:table-cell>
          <table:table-cell office:value-type="float" office:value="1.43727676186245" calcext:value-type="float">
            <text:p>1.43727676186245</text:p>
          </table:table-cell>
          <table:table-cell office:value-type="float" office:value="18594720.2636719" calcext:value-type="float">
            <text:p>18594720.2636719</text:p>
          </table:table-cell>
          <table:table-cell office:value-type="float" office:value="1574630.12877604" calcext:value-type="float">
            <text:p>1574630.12877604</text:p>
          </table:table-cell>
          <table:table-cell office:value-type="float" office:value="0.000621104106350549" calcext:value-type="float">
            <text:p>0.000621104106351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338.141439596041" calcext:value-type="float">
            <text:p>338.141439596041</text:p>
          </table:table-cell>
          <table:table-cell office:value-type="float" office:value="0.557841607910156" calcext:value-type="float">
            <text:p>0.557841607910156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5-0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3072.4637044271" calcext:value-type="float">
            <text:p>-23072.4637044271</text:p>
          </table:table-cell>
          <table:table-cell office:value-type="float" office:value="1.43727676186245" calcext:value-type="float">
            <text:p>1.43727676186245</text:p>
          </table:table-cell>
          <table:table-cell office:value-type="float" office:value="18594720.2636719" calcext:value-type="float">
            <text:p>18594720.2636719</text:p>
          </table:table-cell>
          <table:table-cell office:value-type="float" office:value="1574630.12877604" calcext:value-type="float">
            <text:p>1574630.12877604</text:p>
          </table:table-cell>
          <table:table-cell office:value-type="float" office:value="0.000633601170864645" calcext:value-type="float">
            <text:p>0.000633601170865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337.553390236917" calcext:value-type="float">
            <text:p>337.553390236917</text:p>
          </table:table-cell>
          <table:table-cell office:value-type="float" office:value="0.557841607910156" calcext:value-type="float">
            <text:p>0.557841607910156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5-02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2397.0594075521" calcext:value-type="float">
            <text:p>-32397.0594075521</text:p>
          </table:table-cell>
          <table:table-cell office:value-type="float" office:value="0.997581313094997" calcext:value-type="float">
            <text:p>0.997581313094997</text:p>
          </table:table-cell>
          <table:table-cell office:value-type="float" office:value="11154600.0497818" calcext:value-type="float">
            <text:p>11154600.0497818</text:p>
          </table:table-cell>
          <table:table-cell office:value-type="float" office:value="1574630.12877604" calcext:value-type="float">
            <text:p>1574630.12877604</text:p>
          </table:table-cell>
          <table:table-cell office:value-type="float" office:value="0.000621104106350549" calcext:value-type="float">
            <text:p>0.000621104106351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149.951225634661" calcext:value-type="float">
            <text:p>149.951225634661</text:p>
          </table:table-cell>
          <table:table-cell office:value-type="float" office:value="0.334638001493454" calcext:value-type="float">
            <text:p>0.334638001493454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5-02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2397.0594075521" calcext:value-type="float">
            <text:p>-32397.0594075521</text:p>
          </table:table-cell>
          <table:table-cell office:value-type="float" office:value="0.997581313094997" calcext:value-type="float">
            <text:p>0.997581313094997</text:p>
          </table:table-cell>
          <table:table-cell office:value-type="float" office:value="11154600.0497818" calcext:value-type="float">
            <text:p>11154600.0497818</text:p>
          </table:table-cell>
          <table:table-cell office:value-type="float" office:value="1574630.12877604" calcext:value-type="float">
            <text:p>1574630.12877604</text:p>
          </table:table-cell>
          <table:table-cell office:value-type="float" office:value="0.000633601170864645" calcext:value-type="float">
            <text:p>0.000633601170865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180.368725355845" calcext:value-type="float">
            <text:p>180.368725355845</text:p>
          </table:table-cell>
          <table:table-cell office:value-type="float" office:value="0.334638001493454" calcext:value-type="float">
            <text:p>0.334638001493454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5-02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2397.0594075521" calcext:value-type="float">
            <text:p>-32397.0594075521</text:p>
          </table:table-cell>
          <table:table-cell office:value-type="float" office:value="0.997581313094997" calcext:value-type="float">
            <text:p>0.997581313094997</text:p>
          </table:table-cell>
          <table:table-cell office:value-type="float" office:value="11154600.0497818" calcext:value-type="float">
            <text:p>11154600.0497818</text:p>
          </table:table-cell>
          <table:table-cell office:value-type="float" office:value="1594800.61432292" calcext:value-type="float">
            <text:p>1594800.61432292</text:p>
          </table:table-cell>
          <table:table-cell office:value-type="float" office:value="0.000629060242316261" calcext:value-type="float">
            <text:p>0.000629060242316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234.696330083944" calcext:value-type="float">
            <text:p>234.696330083944</text:p>
          </table:table-cell>
          <table:table-cell office:value-type="float" office:value="0.334638001493454" calcext:value-type="float">
            <text:p>0.334638001493454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5-02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2397.0594075521" calcext:value-type="float">
            <text:p>-32397.0594075521</text:p>
          </table:table-cell>
          <table:table-cell office:value-type="float" office:value="0.997581313094997" calcext:value-type="float">
            <text:p>0.997581313094997</text:p>
          </table:table-cell>
          <table:table-cell office:value-type="float" office:value="11154600.0497818" calcext:value-type="float">
            <text:p>11154600.0497818</text:p>
          </table:table-cell>
          <table:table-cell office:value-type="float" office:value="1631792.57513021" calcext:value-type="float">
            <text:p>1631792.57513021</text:p>
          </table:table-cell>
          <table:table-cell office:value-type="float" office:value="0.00065660225046906" calcext:value-type="float">
            <text:p>0.00065660225046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234.288178315679" calcext:value-type="float">
            <text:p>234.288178315679</text:p>
          </table:table-cell>
          <table:table-cell office:value-type="float" office:value="0.334638001493454" calcext:value-type="float">
            <text:p>0.334638001493454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5-03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0095.7698974609" calcext:value-type="float">
            <text:p>-20095.7698974609</text:p>
          </table:table-cell>
          <table:table-cell office:value-type="float" office:value="1.56430579772859" calcext:value-type="float">
            <text:p>1.56430579772859</text:p>
          </table:table-cell>
          <table:table-cell office:value-type="float" office:value="16249499.7978687" calcext:value-type="float">
            <text:p>16249499.7978687</text:p>
          </table:table-cell>
          <table:table-cell office:value-type="float" office:value="1683147.23190104" calcext:value-type="float">
            <text:p>1683147.23190104</text:p>
          </table:table-cell>
          <table:table-cell office:value-type="float" office:value="0.00066390807480541" calcext:value-type="float">
            <text:p>0.000663908074805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35.138297557977" calcext:value-type="float">
            <text:p>235.138297557977</text:p>
          </table:table-cell>
          <table:table-cell office:value-type="float" office:value="0.487484993936062" calcext:value-type="float">
            <text:p>0.487484993936062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5-03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0095.7698974609" calcext:value-type="float">
            <text:p>-20095.7698974609</text:p>
          </table:table-cell>
          <table:table-cell office:value-type="float" office:value="1.56430579772859" calcext:value-type="float">
            <text:p>1.56430579772859</text:p>
          </table:table-cell>
          <table:table-cell office:value-type="float" office:value="16249499.7978687" calcext:value-type="float">
            <text:p>16249499.7978687</text:p>
          </table:table-cell>
          <table:table-cell office:value-type="float" office:value="1683147.23190104" calcext:value-type="float">
            <text:p>1683147.23190104</text:p>
          </table:table-cell>
          <table:table-cell office:value-type="float" office:value="0.000677266386169704" calcext:value-type="float">
            <text:p>0.00067726638617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282.835934373799" calcext:value-type="float">
            <text:p>282.835934373799</text:p>
          </table:table-cell>
          <table:table-cell office:value-type="float" office:value="0.487484993936062" calcext:value-type="float">
            <text:p>0.48748499393606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5-03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0095.7698974609" calcext:value-type="float">
            <text:p>-20095.7698974609</text:p>
          </table:table-cell>
          <table:table-cell office:value-type="float" office:value="1.56430579772859" calcext:value-type="float">
            <text:p>1.56430579772859</text:p>
          </table:table-cell>
          <table:table-cell office:value-type="float" office:value="16249499.7978687" calcext:value-type="float">
            <text:p>16249499.7978687</text:p>
          </table:table-cell>
          <table:table-cell office:value-type="float" office:value="1683147.23190104" calcext:value-type="float">
            <text:p>1683147.23190104</text:p>
          </table:table-cell>
          <table:table-cell office:value-type="float" office:value="0.00066390807480541" calcext:value-type="float">
            <text:p>0.000663908074805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368.026971873495" calcext:value-type="float">
            <text:p>368.026971873495</text:p>
          </table:table-cell>
          <table:table-cell office:value-type="float" office:value="0.487484993936062" calcext:value-type="float">
            <text:p>0.487484993936062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5-03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0095.7698974609" calcext:value-type="float">
            <text:p>-20095.7698974609</text:p>
          </table:table-cell>
          <table:table-cell office:value-type="float" office:value="1.56430579772859" calcext:value-type="float">
            <text:p>1.56430579772859</text:p>
          </table:table-cell>
          <table:table-cell office:value-type="float" office:value="16249499.7978687" calcext:value-type="float">
            <text:p>16249499.7978687</text:p>
          </table:table-cell>
          <table:table-cell office:value-type="float" office:value="1683147.23190104" calcext:value-type="float">
            <text:p>1683147.23190104</text:p>
          </table:table-cell>
          <table:table-cell office:value-type="float" office:value="0.000677266386169704" calcext:value-type="float">
            <text:p>0.00067726638617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367.386949682754" calcext:value-type="float">
            <text:p>367.386949682754</text:p>
          </table:table-cell>
          <table:table-cell office:value-type="float" office:value="0.487484993936062" calcext:value-type="float">
            <text:p>0.487484993936062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5-04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1043.3033040365" calcext:value-type="float">
            <text:p>-21043.3033040365</text:p>
          </table:table-cell>
          <table:table-cell office:value-type="float" office:value="0.583645166807401" calcext:value-type="float">
            <text:p>0.583645166807401</text:p>
          </table:table-cell>
          <table:table-cell office:value-type="float" office:value="5091299.93991852" calcext:value-type="float">
            <text:p>5091299.93991852</text:p>
          </table:table-cell>
          <table:table-cell office:value-type="float" office:value="1683147.23190104" calcext:value-type="float">
            <text:p>1683147.23190104</text:p>
          </table:table-cell>
          <table:table-cell office:value-type="float" office:value="0.00066390807480541" calcext:value-type="float">
            <text:p>0.000663908074805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87.7305007117568" calcext:value-type="float">
            <text:p>87.7305007117568</text:p>
          </table:table-cell>
          <table:table-cell office:value-type="float" office:value="0.152738998197556" calcext:value-type="float">
            <text:p>0.152738998197556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5-04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1043.3033040365" calcext:value-type="float">
            <text:p>-21043.3033040365</text:p>
          </table:table-cell>
          <table:table-cell office:value-type="float" office:value="0.583645166807401" calcext:value-type="float">
            <text:p>0.583645166807401</text:p>
          </table:table-cell>
          <table:table-cell office:value-type="float" office:value="5091299.93991852" calcext:value-type="float">
            <text:p>5091299.93991852</text:p>
          </table:table-cell>
          <table:table-cell office:value-type="float" office:value="1683147.23190104" calcext:value-type="float">
            <text:p>1683147.23190104</text:p>
          </table:table-cell>
          <table:table-cell office:value-type="float" office:value="0.000677266386169704" calcext:value-type="float">
            <text:p>0.00067726638617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105.526570531425" calcext:value-type="float">
            <text:p>105.526570531425</text:p>
          </table:table-cell>
          <table:table-cell office:value-type="float" office:value="0.152738998197556" calcext:value-type="float">
            <text:p>0.152738998197556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5-04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1043.3033040365" calcext:value-type="float">
            <text:p>-21043.3033040365</text:p>
          </table:table-cell>
          <table:table-cell office:value-type="float" office:value="0.583645166807401" calcext:value-type="float">
            <text:p>0.583645166807401</text:p>
          </table:table-cell>
          <table:table-cell office:value-type="float" office:value="5091299.93991852" calcext:value-type="float">
            <text:p>5091299.93991852</text:p>
          </table:table-cell>
          <table:table-cell office:value-type="float" office:value="1683147.23190104" calcext:value-type="float">
            <text:p>1683147.23190104</text:p>
          </table:table-cell>
          <table:table-cell office:value-type="float" office:value="0.00066390807480541" calcext:value-type="float">
            <text:p>0.000663908074805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137.311492229089" calcext:value-type="float">
            <text:p>137.311492229089</text:p>
          </table:table-cell>
          <table:table-cell office:value-type="float" office:value="0.152738998197556" calcext:value-type="float">
            <text:p>0.152738998197556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5-04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1043.3033040365" calcext:value-type="float">
            <text:p>-21043.3033040365</text:p>
          </table:table-cell>
          <table:table-cell office:value-type="float" office:value="0.583645166807401" calcext:value-type="float">
            <text:p>0.583645166807401</text:p>
          </table:table-cell>
          <table:table-cell office:value-type="float" office:value="5091299.93991852" calcext:value-type="float">
            <text:p>5091299.93991852</text:p>
          </table:table-cell>
          <table:table-cell office:value-type="float" office:value="1683147.23190104" calcext:value-type="float">
            <text:p>1683147.23190104</text:p>
          </table:table-cell>
          <table:table-cell office:value-type="float" office:value="0.000677266386169704" calcext:value-type="float">
            <text:p>0.00067726638617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137.072698855813" calcext:value-type="float">
            <text:p>137.072698855813</text:p>
          </table:table-cell>
          <table:table-cell office:value-type="float" office:value="0.152738998197556" calcext:value-type="float">
            <text:p>0.152738998197556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5-05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2250.8803304036" calcext:value-type="float">
            <text:p>-12250.8803304036</text:p>
          </table:table-cell>
          <table:table-cell office:value-type="float" office:value="1.80720576372551" calcext:value-type="float">
            <text:p>1.80720576372551</text:p>
          </table:table-cell>
          <table:table-cell office:value-type="float" office:value="11203199.8523712" calcext:value-type="float">
            <text:p>11203199.8523712</text:p>
          </table:table-cell>
          <table:table-cell office:value-type="float" office:value="1683147.23190104" calcext:value-type="float">
            <text:p>1683147.23190104</text:p>
          </table:table-cell>
          <table:table-cell office:value-type="float" office:value="0.00066390807480541" calcext:value-type="float">
            <text:p>0.000663908074805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71.649754949707" calcext:value-type="float">
            <text:p>271.649754949707</text:p>
          </table:table-cell>
          <table:table-cell office:value-type="float" office:value="0.336095995571136" calcext:value-type="float">
            <text:p>0.336095995571136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5-05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2250.8803304036" calcext:value-type="float">
            <text:p>-12250.8803304036</text:p>
          </table:table-cell>
          <table:table-cell office:value-type="float" office:value="1.80720576372551" calcext:value-type="float">
            <text:p>1.80720576372551</text:p>
          </table:table-cell>
          <table:table-cell office:value-type="float" office:value="11203199.8523712" calcext:value-type="float">
            <text:p>11203199.8523712</text:p>
          </table:table-cell>
          <table:table-cell office:value-type="float" office:value="1683147.23190104" calcext:value-type="float">
            <text:p>1683147.23190104</text:p>
          </table:table-cell>
          <table:table-cell office:value-type="float" office:value="0.000677266386169704" calcext:value-type="float">
            <text:p>0.00067726638617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326.753714990514" calcext:value-type="float">
            <text:p>326.753714990514</text:p>
          </table:table-cell>
          <table:table-cell office:value-type="float" office:value="0.336095995571136" calcext:value-type="float">
            <text:p>0.336095995571136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5-05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2250.8803304036" calcext:value-type="float">
            <text:p>-12250.8803304036</text:p>
          </table:table-cell>
          <table:table-cell office:value-type="float" office:value="1.80720576372551" calcext:value-type="float">
            <text:p>1.80720576372551</text:p>
          </table:table-cell>
          <table:table-cell office:value-type="float" office:value="11203199.8523712" calcext:value-type="float">
            <text:p>11203199.8523712</text:p>
          </table:table-cell>
          <table:table-cell office:value-type="float" office:value="1683147.23190104" calcext:value-type="float">
            <text:p>1683147.23190104</text:p>
          </table:table-cell>
          <table:table-cell office:value-type="float" office:value="0.00066390807480541" calcext:value-type="float">
            <text:p>0.000663908074805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425.172920628412" calcext:value-type="float">
            <text:p>425.172920628412</text:p>
          </table:table-cell>
          <table:table-cell office:value-type="float" office:value="0.336095995571136" calcext:value-type="float">
            <text:p>0.33609599557113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5-05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2250.8803304036" calcext:value-type="float">
            <text:p>-12250.8803304036</text:p>
          </table:table-cell>
          <table:table-cell office:value-type="float" office:value="1.80720576372551" calcext:value-type="float">
            <text:p>1.80720576372551</text:p>
          </table:table-cell>
          <table:table-cell office:value-type="float" office:value="11203199.8523712" calcext:value-type="float">
            <text:p>11203199.8523712</text:p>
          </table:table-cell>
          <table:table-cell office:value-type="float" office:value="1683147.23190104" calcext:value-type="float">
            <text:p>1683147.23190104</text:p>
          </table:table-cell>
          <table:table-cell office:value-type="float" office:value="0.000677266386169704" calcext:value-type="float">
            <text:p>0.00067726638617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424.433518016916" calcext:value-type="float">
            <text:p>424.433518016916</text:p>
          </table:table-cell>
          <table:table-cell office:value-type="float" office:value="0.336095995571136" calcext:value-type="float">
            <text:p>0.336095995571136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5-06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2699.6092529297" calcext:value-type="float">
            <text:p>-12699.6092529297</text:p>
          </table:table-cell>
          <table:table-cell office:value-type="float" office:value="1.55425303091761" calcext:value-type="float">
            <text:p>1.55425303091761</text:p>
          </table:table-cell>
          <table:table-cell office:value-type="float" office:value="17281079.9079895" calcext:value-type="float">
            <text:p>17281079.9079895</text:p>
          </table:table-cell>
          <table:table-cell office:value-type="float" office:value="1683147.23190104" calcext:value-type="float">
            <text:p>1683147.23190104</text:p>
          </table:table-cell>
          <table:table-cell office:value-type="float" office:value="0.00066390807480541" calcext:value-type="float">
            <text:p>0.000663908074805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33.627218025372" calcext:value-type="float">
            <text:p>233.627218025372</text:p>
          </table:table-cell>
          <table:table-cell office:value-type="float" office:value="0.518432397239685" calcext:value-type="float">
            <text:p>0.518432397239685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5-06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2699.6092529297" calcext:value-type="float">
            <text:p>-12699.6092529297</text:p>
          </table:table-cell>
          <table:table-cell office:value-type="float" office:value="1.55425303091761" calcext:value-type="float">
            <text:p>1.55425303091761</text:p>
          </table:table-cell>
          <table:table-cell office:value-type="float" office:value="17281079.9079895" calcext:value-type="float">
            <text:p>17281079.9079895</text:p>
          </table:table-cell>
          <table:table-cell office:value-type="float" office:value="1683147.23190104" calcext:value-type="float">
            <text:p>1683147.23190104</text:p>
          </table:table-cell>
          <table:table-cell office:value-type="float" office:value="0.000677266386169704" calcext:value-type="float">
            <text:p>0.00067726638617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281.018333430201" calcext:value-type="float">
            <text:p>281.018333430201</text:p>
          </table:table-cell>
          <table:table-cell office:value-type="float" office:value="0.518432397239685" calcext:value-type="float">
            <text:p>0.518432397239685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5-06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2699.6092529297" calcext:value-type="float">
            <text:p>-12699.6092529297</text:p>
          </table:table-cell>
          <table:table-cell office:value-type="float" office:value="1.55425303091761" calcext:value-type="float">
            <text:p>1.55425303091761</text:p>
          </table:table-cell>
          <table:table-cell office:value-type="float" office:value="17281079.9079895" calcext:value-type="float">
            <text:p>17281079.9079895</text:p>
          </table:table-cell>
          <table:table-cell office:value-type="float" office:value="1683147.23190104" calcext:value-type="float">
            <text:p>1683147.23190104</text:p>
          </table:table-cell>
          <table:table-cell office:value-type="float" office:value="0.00066390807480541" calcext:value-type="float">
            <text:p>0.000663908074805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365.661904037161" calcext:value-type="float">
            <text:p>365.661904037161</text:p>
          </table:table-cell>
          <table:table-cell office:value-type="float" office:value="0.518432397239685" calcext:value-type="float">
            <text:p>0.518432397239685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5-06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2699.6092529297" calcext:value-type="float">
            <text:p>-12699.6092529297</text:p>
          </table:table-cell>
          <table:table-cell office:value-type="float" office:value="1.55425303091761" calcext:value-type="float">
            <text:p>1.55425303091761</text:p>
          </table:table-cell>
          <table:table-cell office:value-type="float" office:value="17281079.9079895" calcext:value-type="float">
            <text:p>17281079.9079895</text:p>
          </table:table-cell>
          <table:table-cell office:value-type="float" office:value="1683147.23190104" calcext:value-type="float">
            <text:p>1683147.23190104</text:p>
          </table:table-cell>
          <table:table-cell office:value-type="float" office:value="0.000677266386169704" calcext:value-type="float">
            <text:p>0.00067726638617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365.025994849036" calcext:value-type="float">
            <text:p>365.025994849036</text:p>
          </table:table-cell>
          <table:table-cell office:value-type="float" office:value="0.518432397239685" calcext:value-type="float">
            <text:p>0.518432397239685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5-07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9693.1849772135" calcext:value-type="float">
            <text:p>-19693.1849772135</text:p>
          </table:table-cell>
          <table:table-cell office:value-type="float" office:value="1.73480882840522" calcext:value-type="float">
            <text:p>1.73480882840522</text:p>
          </table:table-cell>
          <table:table-cell office:value-type="float" office:value="11051459.9842072" calcext:value-type="float">
            <text:p>11051459.9842072</text:p>
          </table:table-cell>
          <table:table-cell office:value-type="float" office:value="1683147.23190104" calcext:value-type="float">
            <text:p>1683147.23190104</text:p>
          </table:table-cell>
          <table:table-cell office:value-type="float" office:value="0.00066390807480541" calcext:value-type="float">
            <text:p>0.000663908074805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60.767424816849" calcext:value-type="float">
            <text:p>260.767424816849</text:p>
          </table:table-cell>
          <table:table-cell office:value-type="float" office:value="0.331543799526215" calcext:value-type="float">
            <text:p>0.331543799526215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5-07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9693.1849772135" calcext:value-type="float">
            <text:p>-19693.1849772135</text:p>
          </table:table-cell>
          <table:table-cell office:value-type="float" office:value="1.73480882840522" calcext:value-type="float">
            <text:p>1.73480882840522</text:p>
          </table:table-cell>
          <table:table-cell office:value-type="float" office:value="11051459.9842072" calcext:value-type="float">
            <text:p>11051459.9842072</text:p>
          </table:table-cell>
          <table:table-cell office:value-type="float" office:value="1683147.23190104" calcext:value-type="float">
            <text:p>1683147.23190104</text:p>
          </table:table-cell>
          <table:table-cell office:value-type="float" office:value="0.000677266386169704" calcext:value-type="float">
            <text:p>0.00067726638617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313.663911911829" calcext:value-type="float">
            <text:p>313.663911911829</text:p>
          </table:table-cell>
          <table:table-cell office:value-type="float" office:value="0.331543799526215" calcext:value-type="float">
            <text:p>0.331543799526215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5-07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9693.1849772135" calcext:value-type="float">
            <text:p>-19693.1849772135</text:p>
          </table:table-cell>
          <table:table-cell office:value-type="float" office:value="1.73480882840522" calcext:value-type="float">
            <text:p>1.73480882840522</text:p>
          </table:table-cell>
          <table:table-cell office:value-type="float" office:value="11051459.9842072" calcext:value-type="float">
            <text:p>11051459.9842072</text:p>
          </table:table-cell>
          <table:table-cell office:value-type="float" office:value="1683147.23190104" calcext:value-type="float">
            <text:p>1683147.23190104</text:p>
          </table:table-cell>
          <table:table-cell office:value-type="float" office:value="0.00066390807480541" calcext:value-type="float">
            <text:p>0.000663908074805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408.140429335768" calcext:value-type="float">
            <text:p>408.140429335768</text:p>
          </table:table-cell>
          <table:table-cell office:value-type="float" office:value="0.331543799526215" calcext:value-type="float">
            <text:p>0.331543799526215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5-07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9693.1849772135" calcext:value-type="float">
            <text:p>-19693.1849772135</text:p>
          </table:table-cell>
          <table:table-cell office:value-type="float" office:value="1.73480882840522" calcext:value-type="float">
            <text:p>1.73480882840522</text:p>
          </table:table-cell>
          <table:table-cell office:value-type="float" office:value="11051459.9842072" calcext:value-type="float">
            <text:p>11051459.9842072</text:p>
          </table:table-cell>
          <table:table-cell office:value-type="float" office:value="1683147.23190104" calcext:value-type="float">
            <text:p>1683147.23190104</text:p>
          </table:table-cell>
          <table:table-cell office:value-type="float" office:value="0.000677266386169704" calcext:value-type="float">
            <text:p>0.00067726638617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407.430647304349" calcext:value-type="float">
            <text:p>407.430647304349</text:p>
          </table:table-cell>
          <table:table-cell office:value-type="float" office:value="0.331543799526215" calcext:value-type="float">
            <text:p>0.331543799526215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5-08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3036.0651855469" calcext:value-type="float">
            <text:p>-13036.0651855469</text:p>
          </table:table-cell>
          <table:table-cell office:value-type="float" office:value="1.58145623572636" calcext:value-type="float">
            <text:p>1.58145623572636</text:p>
          </table:table-cell>
          <table:table-cell office:value-type="float" office:value="22889340.2561188" calcext:value-type="float">
            <text:p>22889340.2561188</text:p>
          </table:table-cell>
          <table:table-cell office:value-type="float" office:value="1683147.23190104" calcext:value-type="float">
            <text:p>1683147.23190104</text:p>
          </table:table-cell>
          <table:table-cell office:value-type="float" office:value="0.00066390807480541" calcext:value-type="float">
            <text:p>0.000663908074805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37.71626204486" calcext:value-type="float">
            <text:p>237.71626204486</text:p>
          </table:table-cell>
          <table:table-cell office:value-type="float" office:value="0.686680207683563" calcext:value-type="float">
            <text:p>0.686680207683563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5-08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3036.0651855469" calcext:value-type="float">
            <text:p>-13036.0651855469</text:p>
          </table:table-cell>
          <table:table-cell office:value-type="float" office:value="1.58145623572636" calcext:value-type="float">
            <text:p>1.58145623572636</text:p>
          </table:table-cell>
          <table:table-cell office:value-type="float" office:value="22889340.2561188" calcext:value-type="float">
            <text:p>22889340.2561188</text:p>
          </table:table-cell>
          <table:table-cell office:value-type="float" office:value="1683147.23190104" calcext:value-type="float">
            <text:p>1683147.23190104</text:p>
          </table:table-cell>
          <table:table-cell office:value-type="float" office:value="0.000677266386169704" calcext:value-type="float">
            <text:p>0.00067726638617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285.936837127635" calcext:value-type="float">
            <text:p>285.936837127635</text:p>
          </table:table-cell>
          <table:table-cell office:value-type="float" office:value="0.686680207683563" calcext:value-type="float">
            <text:p>0.686680207683563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5-08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3036.0651855469" calcext:value-type="float">
            <text:p>-13036.0651855469</text:p>
          </table:table-cell>
          <table:table-cell office:value-type="float" office:value="1.58145623572636" calcext:value-type="float">
            <text:p>1.58145623572636</text:p>
          </table:table-cell>
          <table:table-cell office:value-type="float" office:value="22889340.2561188" calcext:value-type="float">
            <text:p>22889340.2561188</text:p>
          </table:table-cell>
          <table:table-cell office:value-type="float" office:value="1683147.23190104" calcext:value-type="float">
            <text:p>1683147.23190104</text:p>
          </table:table-cell>
          <table:table-cell office:value-type="float" office:value="0.00066390807480541" calcext:value-type="float">
            <text:p>0.000663908074805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372.061875900437" calcext:value-type="float">
            <text:p>372.061875900437</text:p>
          </table:table-cell>
          <table:table-cell office:value-type="float" office:value="0.686680207683563" calcext:value-type="float">
            <text:p>0.68668020768356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5-08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3036.0651855469" calcext:value-type="float">
            <text:p>-13036.0651855469</text:p>
          </table:table-cell>
          <table:table-cell office:value-type="float" office:value="1.58145623572636" calcext:value-type="float">
            <text:p>1.58145623572636</text:p>
          </table:table-cell>
          <table:table-cell office:value-type="float" office:value="22889340.2561188" calcext:value-type="float">
            <text:p>22889340.2561188</text:p>
          </table:table-cell>
          <table:table-cell office:value-type="float" office:value="1683147.23190104" calcext:value-type="float">
            <text:p>1683147.23190104</text:p>
          </table:table-cell>
          <table:table-cell office:value-type="float" office:value="0.000677266386169704" calcext:value-type="float">
            <text:p>0.00067726638617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371.414836756288" calcext:value-type="float">
            <text:p>371.414836756288</text:p>
          </table:table-cell>
          <table:table-cell office:value-type="float" office:value="0.686680207683563" calcext:value-type="float">
            <text:p>0.686680207683563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5-09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2398.2753092448" calcext:value-type="float">
            <text:p>-22398.2753092448</text:p>
          </table:table-cell>
          <table:table-cell office:value-type="float" office:value="1.43049893558782" calcext:value-type="float">
            <text:p>1.43049893558782</text:p>
          </table:table-cell>
          <table:table-cell office:value-type="float" office:value="23602860.0048065" calcext:value-type="float">
            <text:p>23602860.0048065</text:p>
          </table:table-cell>
          <table:table-cell office:value-type="float" office:value="1683147.23190104" calcext:value-type="float">
            <text:p>1683147.23190104</text:p>
          </table:table-cell>
          <table:table-cell office:value-type="float" office:value="0.00066390807480541" calcext:value-type="float">
            <text:p>0.000663908074805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15.025147168174" calcext:value-type="float">
            <text:p>215.025147168174</text:p>
          </table:table-cell>
          <table:table-cell office:value-type="float" office:value="0.708085800144196" calcext:value-type="float">
            <text:p>0.708085800144196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5-09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2398.2753092448" calcext:value-type="float">
            <text:p>-22398.2753092448</text:p>
          </table:table-cell>
          <table:table-cell office:value-type="float" office:value="1.43049893558782" calcext:value-type="float">
            <text:p>1.43049893558782</text:p>
          </table:table-cell>
          <table:table-cell office:value-type="float" office:value="23602860.0048065" calcext:value-type="float">
            <text:p>23602860.0048065</text:p>
          </table:table-cell>
          <table:table-cell office:value-type="float" office:value="1683147.23190104" calcext:value-type="float">
            <text:p>1683147.23190104</text:p>
          </table:table-cell>
          <table:table-cell office:value-type="float" office:value="0.000677266386169704" calcext:value-type="float">
            <text:p>0.00067726638617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258.642845698832" calcext:value-type="float">
            <text:p>258.642845698832</text:p>
          </table:table-cell>
          <table:table-cell office:value-type="float" office:value="0.708085800144196" calcext:value-type="float">
            <text:p>0.70808580014419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5-09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2398.2753092448" calcext:value-type="float">
            <text:p>-22398.2753092448</text:p>
          </table:table-cell>
          <table:table-cell office:value-type="float" office:value="1.43049893558782" calcext:value-type="float">
            <text:p>1.43049893558782</text:p>
          </table:table-cell>
          <table:table-cell office:value-type="float" office:value="23602860.0048065" calcext:value-type="float">
            <text:p>23602860.0048065</text:p>
          </table:table-cell>
          <table:table-cell office:value-type="float" office:value="1683147.23190104" calcext:value-type="float">
            <text:p>1683147.23190104</text:p>
          </table:table-cell>
          <table:table-cell office:value-type="float" office:value="0.00066390807480541" calcext:value-type="float">
            <text:p>0.000663908074805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336.546851834902" calcext:value-type="float">
            <text:p>336.546851834902</text:p>
          </table:table-cell>
          <table:table-cell office:value-type="float" office:value="0.708085800144196" calcext:value-type="float">
            <text:p>0.708085800144196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5-09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2398.2753092448" calcext:value-type="float">
            <text:p>-22398.2753092448</text:p>
          </table:table-cell>
          <table:table-cell office:value-type="float" office:value="1.43049893558782" calcext:value-type="float">
            <text:p>1.43049893558782</text:p>
          </table:table-cell>
          <table:table-cell office:value-type="float" office:value="23602860.0048065" calcext:value-type="float">
            <text:p>23602860.0048065</text:p>
          </table:table-cell>
          <table:table-cell office:value-type="float" office:value="1683147.23190104" calcext:value-type="float">
            <text:p>1683147.23190104</text:p>
          </table:table-cell>
          <table:table-cell office:value-type="float" office:value="0.000677266386169704" calcext:value-type="float">
            <text:p>0.00067726638617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335.961575564791" calcext:value-type="float">
            <text:p>335.961575564791</text:p>
          </table:table-cell>
          <table:table-cell office:value-type="float" office:value="0.708085800144196" calcext:value-type="float">
            <text:p>0.708085800144196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5-10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5444.8722330729" calcext:value-type="float">
            <text:p>-35444.8722330729</text:p>
          </table:table-cell>
          <table:table-cell office:value-type="float" office:value="1.74778529799369" calcext:value-type="float">
            <text:p>1.74778529799369</text:p>
          </table:table-cell>
          <table:table-cell office:value-type="float" office:value="15481979.9526215" calcext:value-type="float">
            <text:p>15481979.9526215</text:p>
          </table:table-cell>
          <table:table-cell office:value-type="float" office:value="1683147.23190104" calcext:value-type="float">
            <text:p>1683147.23190104</text:p>
          </table:table-cell>
          <table:table-cell office:value-type="float" office:value="0.00066390807480541" calcext:value-type="float">
            <text:p>0.000663908074805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62.717980118616" calcext:value-type="float">
            <text:p>262.717980118616</text:p>
          </table:table-cell>
          <table:table-cell office:value-type="float" office:value="0.464459398578644" calcext:value-type="float">
            <text:p>0.464459398578644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5-10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5444.8722330729" calcext:value-type="float">
            <text:p>-35444.8722330729</text:p>
          </table:table-cell>
          <table:table-cell office:value-type="float" office:value="1.74778529799369" calcext:value-type="float">
            <text:p>1.74778529799369</text:p>
          </table:table-cell>
          <table:table-cell office:value-type="float" office:value="15481979.9526215" calcext:value-type="float">
            <text:p>15481979.9526215</text:p>
          </table:table-cell>
          <table:table-cell office:value-type="float" office:value="1683147.23190104" calcext:value-type="float">
            <text:p>1683147.23190104</text:p>
          </table:table-cell>
          <table:table-cell office:value-type="float" office:value="0.000677266386169704" calcext:value-type="float">
            <text:p>0.00067726638617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316.010135972532" calcext:value-type="float">
            <text:p>316.010135972532</text:p>
          </table:table-cell>
          <table:table-cell office:value-type="float" office:value="0.464459398578644" calcext:value-type="float">
            <text:p>0.464459398578644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5-10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5444.8722330729" calcext:value-type="float">
            <text:p>-35444.8722330729</text:p>
          </table:table-cell>
          <table:table-cell office:value-type="float" office:value="1.74778529799369" calcext:value-type="float">
            <text:p>1.74778529799369</text:p>
          </table:table-cell>
          <table:table-cell office:value-type="float" office:value="15481979.9526215" calcext:value-type="float">
            <text:p>15481979.9526215</text:p>
          </table:table-cell>
          <table:table-cell office:value-type="float" office:value="1683147.23190104" calcext:value-type="float">
            <text:p>1683147.23190104</text:p>
          </table:table-cell>
          <table:table-cell office:value-type="float" office:value="0.00066390807480541" calcext:value-type="float">
            <text:p>0.000663908074805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411.193343168336" calcext:value-type="float">
            <text:p>411.193343168336</text:p>
          </table:table-cell>
          <table:table-cell office:value-type="float" office:value="0.464459398578644" calcext:value-type="float">
            <text:p>0.464459398578644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5-10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5444.8722330729" calcext:value-type="float">
            <text:p>-35444.8722330729</text:p>
          </table:table-cell>
          <table:table-cell office:value-type="float" office:value="1.74778529799369" calcext:value-type="float">
            <text:p>1.74778529799369</text:p>
          </table:table-cell>
          <table:table-cell office:value-type="float" office:value="15481979.9526215" calcext:value-type="float">
            <text:p>15481979.9526215</text:p>
          </table:table-cell>
          <table:table-cell office:value-type="float" office:value="1683147.23190104" calcext:value-type="float">
            <text:p>1683147.23190104</text:p>
          </table:table-cell>
          <table:table-cell office:value-type="float" office:value="0.000677266386169704" calcext:value-type="float">
            <text:p>0.00067726638617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410.478251926591" calcext:value-type="float">
            <text:p>410.478251926591</text:p>
          </table:table-cell>
          <table:table-cell office:value-type="float" office:value="0.464459398578644" calcext:value-type="float">
            <text:p>0.464459398578644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5-1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6755.67673238118" calcext:value-type="float">
            <text:p>-6755.67673238118</text:p>
          </table:table-cell>
          <table:table-cell office:value-type="float" office:value="1.63064990701969" calcext:value-type="float">
            <text:p>1.63064990701969</text:p>
          </table:table-cell>
          <table:table-cell office:value-type="float" office:value="17049240.1067734" calcext:value-type="float">
            <text:p>17049240.1067734</text:p>
          </table:table-cell>
          <table:table-cell office:value-type="float" office:value="1683147.23190104" calcext:value-type="float">
            <text:p>1683147.23190104</text:p>
          </table:table-cell>
          <table:table-cell office:value-type="float" office:value="0.00066390807480541" calcext:value-type="float">
            <text:p>0.000663908074805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45.110798417054" calcext:value-type="float">
            <text:p>245.110798417054</text:p>
          </table:table-cell>
          <table:table-cell office:value-type="float" office:value="0.511477203203201" calcext:value-type="float">
            <text:p>0.511477203203201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5-1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6755.67673238118" calcext:value-type="float">
            <text:p>-6755.67673238118</text:p>
          </table:table-cell>
          <table:table-cell office:value-type="float" office:value="1.63064990701969" calcext:value-type="float">
            <text:p>1.63064990701969</text:p>
          </table:table-cell>
          <table:table-cell office:value-type="float" office:value="17049240.1067734" calcext:value-type="float">
            <text:p>17049240.1067734</text:p>
          </table:table-cell>
          <table:table-cell office:value-type="float" office:value="1683147.23190104" calcext:value-type="float">
            <text:p>1683147.23190104</text:p>
          </table:table-cell>
          <table:table-cell office:value-type="float" office:value="0.000677266386169704" calcext:value-type="float">
            <text:p>0.00067726638617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294.831349956091" calcext:value-type="float">
            <text:p>294.831349956091</text:p>
          </table:table-cell>
          <table:table-cell office:value-type="float" office:value="0.511477203203201" calcext:value-type="float">
            <text:p>0.511477203203201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5-1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6755.67673238118" calcext:value-type="float">
            <text:p>-6755.67673238118</text:p>
          </table:table-cell>
          <table:table-cell office:value-type="float" office:value="1.63064990701969" calcext:value-type="float">
            <text:p>1.63064990701969</text:p>
          </table:table-cell>
          <table:table-cell office:value-type="float" office:value="17049240.1067734" calcext:value-type="float">
            <text:p>17049240.1067734</text:p>
          </table:table-cell>
          <table:table-cell office:value-type="float" office:value="1683147.23190104" calcext:value-type="float">
            <text:p>1683147.23190104</text:p>
          </table:table-cell>
          <table:table-cell office:value-type="float" office:value="0.00066390807480541" calcext:value-type="float">
            <text:p>0.000663908074805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383.635442851163" calcext:value-type="float">
            <text:p>383.635442851163</text:p>
          </table:table-cell>
          <table:table-cell office:value-type="float" office:value="0.511477203203201" calcext:value-type="float">
            <text:p>0.511477203203201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5-1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6755.67673238118" calcext:value-type="float">
            <text:p>-6755.67673238118</text:p>
          </table:table-cell>
          <table:table-cell office:value-type="float" office:value="1.63064990701969" calcext:value-type="float">
            <text:p>1.63064990701969</text:p>
          </table:table-cell>
          <table:table-cell office:value-type="float" office:value="17049240.1067734" calcext:value-type="float">
            <text:p>17049240.1067734</text:p>
          </table:table-cell>
          <table:table-cell office:value-type="float" office:value="1683147.23190104" calcext:value-type="float">
            <text:p>1683147.23190104</text:p>
          </table:table-cell>
          <table:table-cell office:value-type="float" office:value="0.000677266386169704" calcext:value-type="float">
            <text:p>0.00067726638617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382.968276541778" calcext:value-type="float">
            <text:p>382.968276541778</text:p>
          </table:table-cell>
          <table:table-cell office:value-type="float" office:value="0.511477203203201" calcext:value-type="float">
            <text:p>0.51147720320320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5-12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4026.1778271993" calcext:value-type="float">
            <text:p>-4026.1778271993</text:p>
          </table:table-cell>
          <table:table-cell office:value-type="float" office:value="1.67760547592479" calcext:value-type="float">
            <text:p>1.67760547592479</text:p>
          </table:table-cell>
          <table:table-cell office:value-type="float" office:value="12273479.8667908" calcext:value-type="float">
            <text:p>12273479.8667908</text:p>
          </table:table-cell>
          <table:table-cell office:value-type="float" office:value="1683147.23190104" calcext:value-type="float">
            <text:p>1683147.23190104</text:p>
          </table:table-cell>
          <table:table-cell office:value-type="float" office:value="0.00066390807480541" calcext:value-type="float">
            <text:p>0.000663908074805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52.168914898656" calcext:value-type="float">
            <text:p>252.168914898656</text:p>
          </table:table-cell>
          <table:table-cell office:value-type="float" office:value="0.368204396003723" calcext:value-type="float">
            <text:p>0.368204396003723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5-12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4026.1778271993" calcext:value-type="float">
            <text:p>-4026.1778271993</text:p>
          </table:table-cell>
          <table:table-cell office:value-type="float" office:value="1.67760547592479" calcext:value-type="float">
            <text:p>1.67760547592479</text:p>
          </table:table-cell>
          <table:table-cell office:value-type="float" office:value="12273479.8667908" calcext:value-type="float">
            <text:p>12273479.8667908</text:p>
          </table:table-cell>
          <table:table-cell office:value-type="float" office:value="1683147.23190104" calcext:value-type="float">
            <text:p>1683147.23190104</text:p>
          </table:table-cell>
          <table:table-cell office:value-type="float" office:value="0.000677266386169704" calcext:value-type="float">
            <text:p>0.00067726638617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303.321200357856" calcext:value-type="float">
            <text:p>303.321200357856</text:p>
          </table:table-cell>
          <table:table-cell office:value-type="float" office:value="0.368204396003723" calcext:value-type="float">
            <text:p>0.368204396003723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5-12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4026.1778271993" calcext:value-type="float">
            <text:p>-4026.1778271993</text:p>
          </table:table-cell>
          <table:table-cell office:value-type="float" office:value="1.67760547592479" calcext:value-type="float">
            <text:p>1.67760547592479</text:p>
          </table:table-cell>
          <table:table-cell office:value-type="float" office:value="12273479.8667908" calcext:value-type="float">
            <text:p>12273479.8667908</text:p>
          </table:table-cell>
          <table:table-cell office:value-type="float" office:value="1683147.23190104" calcext:value-type="float">
            <text:p>1683147.23190104</text:p>
          </table:table-cell>
          <table:table-cell office:value-type="float" office:value="0.00066390807480541" calcext:value-type="float">
            <text:p>0.000663908074805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394.68246183034" calcext:value-type="float">
            <text:p>394.68246183034</text:p>
          </table:table-cell>
          <table:table-cell office:value-type="float" office:value="0.368204396003723" calcext:value-type="float">
            <text:p>0.368204396003723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5-12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4026.1778271993" calcext:value-type="float">
            <text:p>-4026.1778271993</text:p>
          </table:table-cell>
          <table:table-cell office:value-type="float" office:value="1.67760547592479" calcext:value-type="float">
            <text:p>1.67760547592479</text:p>
          </table:table-cell>
          <table:table-cell office:value-type="float" office:value="12273479.8667908" calcext:value-type="float">
            <text:p>12273479.8667908</text:p>
          </table:table-cell>
          <table:table-cell office:value-type="float" office:value="1683147.23190104" calcext:value-type="float">
            <text:p>1683147.23190104</text:p>
          </table:table-cell>
          <table:table-cell office:value-type="float" office:value="0.000677266386169704" calcext:value-type="float">
            <text:p>0.00067726638617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393.996084055956" calcext:value-type="float">
            <text:p>393.996084055956</text:p>
          </table:table-cell>
          <table:table-cell office:value-type="float" office:value="0.368204396003723" calcext:value-type="float">
            <text:p>0.368204396003723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5-13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811.66680145264" calcext:value-type="float">
            <text:p>-1811.66680145264</text:p>
          </table:table-cell>
          <table:table-cell office:value-type="float" office:value="1.47092305378465" calcext:value-type="float">
            <text:p>1.47092305378465</text:p>
          </table:table-cell>
          <table:table-cell office:value-type="float" office:value="11910959.8503113" calcext:value-type="float">
            <text:p>11910959.8503113</text:p>
          </table:table-cell>
          <table:table-cell office:value-type="float" office:value="1683147.23190104" calcext:value-type="float">
            <text:p>1683147.23190104</text:p>
          </table:table-cell>
          <table:table-cell office:value-type="float" office:value="0.00066390807480541" calcext:value-type="float">
            <text:p>0.000663908074805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21.101490007845" calcext:value-type="float">
            <text:p>221.101490007845</text:p>
          </table:table-cell>
          <table:table-cell office:value-type="float" office:value="0.357328795509338" calcext:value-type="float">
            <text:p>0.357328795509338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5-13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811.66680145264" calcext:value-type="float">
            <text:p>-1811.66680145264</text:p>
          </table:table-cell>
          <table:table-cell office:value-type="float" office:value="1.47092305378465" calcext:value-type="float">
            <text:p>1.47092305378465</text:p>
          </table:table-cell>
          <table:table-cell office:value-type="float" office:value="11910959.8503113" calcext:value-type="float">
            <text:p>11910959.8503113</text:p>
          </table:table-cell>
          <table:table-cell office:value-type="float" office:value="1683147.23190104" calcext:value-type="float">
            <text:p>1683147.23190104</text:p>
          </table:table-cell>
          <table:table-cell office:value-type="float" office:value="0.000677266386169704" calcext:value-type="float">
            <text:p>0.00067726638617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265.951770372024" calcext:value-type="float">
            <text:p>265.951770372024</text:p>
          </table:table-cell>
          <table:table-cell office:value-type="float" office:value="0.357328795509338" calcext:value-type="float">
            <text:p>0.357328795509338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5-13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811.66680145264" calcext:value-type="float">
            <text:p>-1811.66680145264</text:p>
          </table:table-cell>
          <table:table-cell office:value-type="float" office:value="1.47092305378465" calcext:value-type="float">
            <text:p>1.47092305378465</text:p>
          </table:table-cell>
          <table:table-cell office:value-type="float" office:value="11910959.8503113" calcext:value-type="float">
            <text:p>11910959.8503113</text:p>
          </table:table-cell>
          <table:table-cell office:value-type="float" office:value="1683147.23190104" calcext:value-type="float">
            <text:p>1683147.23190104</text:p>
          </table:table-cell>
          <table:table-cell office:value-type="float" office:value="0.00066390807480541" calcext:value-type="float">
            <text:p>0.000663908074805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346.057246690074" calcext:value-type="float">
            <text:p>346.057246690074</text:p>
          </table:table-cell>
          <table:table-cell office:value-type="float" office:value="0.357328795509338" calcext:value-type="float">
            <text:p>0.357328795509338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5-13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811.66680145264" calcext:value-type="float">
            <text:p>-1811.66680145264</text:p>
          </table:table-cell>
          <table:table-cell office:value-type="float" office:value="1.47092305378465" calcext:value-type="float">
            <text:p>1.47092305378465</text:p>
          </table:table-cell>
          <table:table-cell office:value-type="float" office:value="11910959.8503113" calcext:value-type="float">
            <text:p>11910959.8503113</text:p>
          </table:table-cell>
          <table:table-cell office:value-type="float" office:value="1683147.23190104" calcext:value-type="float">
            <text:p>1683147.23190104</text:p>
          </table:table-cell>
          <table:table-cell office:value-type="float" office:value="0.000677266386169704" calcext:value-type="float">
            <text:p>0.00067726638617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345.455431241546" calcext:value-type="float">
            <text:p>345.455431241546</text:p>
          </table:table-cell>
          <table:table-cell office:value-type="float" office:value="0.357328795509338" calcext:value-type="float">
            <text:p>0.357328795509338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5-14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278.36797587077" calcext:value-type="float">
            <text:p>-1278.36797587077</text:p>
          </table:table-cell>
          <table:table-cell office:value-type="float" office:value="1.09287499835773" calcext:value-type="float">
            <text:p>1.09287499835773</text:p>
          </table:table-cell>
          <table:table-cell office:value-type="float" office:value="8337959.74302292" calcext:value-type="float">
            <text:p>8337959.74302292</text:p>
          </table:table-cell>
          <table:table-cell office:value-type="float" office:value="1683147.23190104" calcext:value-type="float">
            <text:p>1683147.23190104</text:p>
          </table:table-cell>
          <table:table-cell office:value-type="float" office:value="0.00066390807480541" calcext:value-type="float">
            <text:p>0.000663908074805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164.275275927922" calcext:value-type="float">
            <text:p>164.275275927922</text:p>
          </table:table-cell>
          <table:table-cell office:value-type="float" office:value="0.250138792290688" calcext:value-type="float">
            <text:p>0.250138792290688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5-14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278.36797587077" calcext:value-type="float">
            <text:p>-1278.36797587077</text:p>
          </table:table-cell>
          <table:table-cell office:value-type="float" office:value="1.09287499835773" calcext:value-type="float">
            <text:p>1.09287499835773</text:p>
          </table:table-cell>
          <table:table-cell office:value-type="float" office:value="8337959.74302292" calcext:value-type="float">
            <text:p>8337959.74302292</text:p>
          </table:table-cell>
          <table:table-cell office:value-type="float" office:value="1683147.23190104" calcext:value-type="float">
            <text:p>1683147.23190104</text:p>
          </table:table-cell>
          <table:table-cell office:value-type="float" office:value="0.000677266386169704" calcext:value-type="float">
            <text:p>0.00067726638617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197.598399087377" calcext:value-type="float">
            <text:p>197.598399087377</text:p>
          </table:table-cell>
          <table:table-cell office:value-type="float" office:value="0.250138792290688" calcext:value-type="float">
            <text:p>0.250138792290688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5-14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278.36797587077" calcext:value-type="float">
            <text:p>-1278.36797587077</text:p>
          </table:table-cell>
          <table:table-cell office:value-type="float" office:value="1.09287499835773" calcext:value-type="float">
            <text:p>1.09287499835773</text:p>
          </table:table-cell>
          <table:table-cell office:value-type="float" office:value="8337959.74302292" calcext:value-type="float">
            <text:p>8337959.74302292</text:p>
          </table:table-cell>
          <table:table-cell office:value-type="float" office:value="1683147.23190104" calcext:value-type="float">
            <text:p>1683147.23190104</text:p>
          </table:table-cell>
          <table:table-cell office:value-type="float" office:value="0.00066390807480541" calcext:value-type="float">
            <text:p>0.000663908074805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257.115633571045" calcext:value-type="float">
            <text:p>257.115633571045</text:p>
          </table:table-cell>
          <table:table-cell office:value-type="float" office:value="0.250138792290688" calcext:value-type="float">
            <text:p>0.250138792290688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5-14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278.36797587077" calcext:value-type="float">
            <text:p>-1278.36797587077</text:p>
          </table:table-cell>
          <table:table-cell office:value-type="float" office:value="1.09287499835773" calcext:value-type="float">
            <text:p>1.09287499835773</text:p>
          </table:table-cell>
          <table:table-cell office:value-type="float" office:value="8337959.74302292" calcext:value-type="float">
            <text:p>8337959.74302292</text:p>
          </table:table-cell>
          <table:table-cell office:value-type="float" office:value="1683147.23190104" calcext:value-type="float">
            <text:p>1683147.23190104</text:p>
          </table:table-cell>
          <table:table-cell office:value-type="float" office:value="0.000677266386169704" calcext:value-type="float">
            <text:p>0.00067726638617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256.66849321545" calcext:value-type="float">
            <text:p>256.66849321545</text:p>
          </table:table-cell>
          <table:table-cell office:value-type="float" office:value="0.250138792290688" calcext:value-type="float">
            <text:p>0.25013879229068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5-15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080.87091064453" calcext:value-type="float">
            <text:p>-2080.87091064453</text:p>
          </table:table-cell>
          <table:table-cell office:value-type="float" office:value="1.42180425973493" calcext:value-type="float">
            <text:p>1.42180425973493</text:p>
          </table:table-cell>
          <table:table-cell office:value-type="float" office:value="17387820.2516556" calcext:value-type="float">
            <text:p>17387820.2516556</text:p>
          </table:table-cell>
          <table:table-cell office:value-type="float" office:value="1683147.23190104" calcext:value-type="float">
            <text:p>1683147.23190104</text:p>
          </table:table-cell>
          <table:table-cell office:value-type="float" office:value="0.00066390807480541" calcext:value-type="float">
            <text:p>0.000663908074805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13.718208792802" calcext:value-type="float">
            <text:p>213.718208792802</text:p>
          </table:table-cell>
          <table:table-cell office:value-type="float" office:value="0.521634607549667" calcext:value-type="float">
            <text:p>0.521634607549667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5-15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080.87091064453" calcext:value-type="float">
            <text:p>-2080.87091064453</text:p>
          </table:table-cell>
          <table:table-cell office:value-type="float" office:value="1.42180425973493" calcext:value-type="float">
            <text:p>1.42180425973493</text:p>
          </table:table-cell>
          <table:table-cell office:value-type="float" office:value="17387820.2516556" calcext:value-type="float">
            <text:p>17387820.2516556</text:p>
          </table:table-cell>
          <table:table-cell office:value-type="float" office:value="1683147.23190104" calcext:value-type="float">
            <text:p>1683147.23190104</text:p>
          </table:table-cell>
          <table:table-cell office:value-type="float" office:value="0.000677266386169704" calcext:value-type="float">
            <text:p>0.00067726638617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257.070795801363" calcext:value-type="float">
            <text:p>257.070795801363</text:p>
          </table:table-cell>
          <table:table-cell office:value-type="float" office:value="0.521634607549667" calcext:value-type="float">
            <text:p>0.521634607549667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5-15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080.87091064453" calcext:value-type="float">
            <text:p>-2080.87091064453</text:p>
          </table:table-cell>
          <table:table-cell office:value-type="float" office:value="1.42180425973493" calcext:value-type="float">
            <text:p>1.42180425973493</text:p>
          </table:table-cell>
          <table:table-cell office:value-type="float" office:value="17387820.2516556" calcext:value-type="float">
            <text:p>17387820.2516556</text:p>
          </table:table-cell>
          <table:table-cell office:value-type="float" office:value="1683147.23190104" calcext:value-type="float">
            <text:p>1683147.23190104</text:p>
          </table:table-cell>
          <table:table-cell office:value-type="float" office:value="0.00066390807480541" calcext:value-type="float">
            <text:p>0.000663908074805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334.50129576127" calcext:value-type="float">
            <text:p>334.50129576127</text:p>
          </table:table-cell>
          <table:table-cell office:value-type="float" office:value="0.521634607549667" calcext:value-type="float">
            <text:p>0.521634607549667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5-15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080.87091064453" calcext:value-type="float">
            <text:p>-2080.87091064453</text:p>
          </table:table-cell>
          <table:table-cell office:value-type="float" office:value="1.42180425973493" calcext:value-type="float">
            <text:p>1.42180425973493</text:p>
          </table:table-cell>
          <table:table-cell office:value-type="float" office:value="17387820.2516556" calcext:value-type="float">
            <text:p>17387820.2516556</text:p>
          </table:table-cell>
          <table:table-cell office:value-type="float" office:value="1683147.23190104" calcext:value-type="float">
            <text:p>1683147.23190104</text:p>
          </table:table-cell>
          <table:table-cell office:value-type="float" office:value="0.000677266386169704" calcext:value-type="float">
            <text:p>0.00067726638617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333.919576842602" calcext:value-type="float">
            <text:p>333.919576842602</text:p>
          </table:table-cell>
          <table:table-cell office:value-type="float" office:value="0.521634607549667" calcext:value-type="float">
            <text:p>0.521634607549667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5-16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158.53335571289" calcext:value-type="float">
            <text:p>-3158.53335571289</text:p>
          </table:table-cell>
          <table:table-cell office:value-type="float" office:value="1.44096204567177" calcext:value-type="float">
            <text:p>1.44096204567177</text:p>
          </table:table-cell>
          <table:table-cell office:value-type="float" office:value="22105800.3141403" calcext:value-type="float">
            <text:p>22105800.3141403</text:p>
          </table:table-cell>
          <table:table-cell office:value-type="float" office:value="1683147.23190104" calcext:value-type="float">
            <text:p>1683147.23190104</text:p>
          </table:table-cell>
          <table:table-cell office:value-type="float" office:value="0.00066390807480541" calcext:value-type="float">
            <text:p>0.000663908074805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16.597907363702" calcext:value-type="float">
            <text:p>216.597907363702</text:p>
          </table:table-cell>
          <table:table-cell office:value-type="float" office:value="0.66317400942421" calcext:value-type="float">
            <text:p>0.66317400942421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5-16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158.53335571289" calcext:value-type="float">
            <text:p>-3158.53335571289</text:p>
          </table:table-cell>
          <table:table-cell office:value-type="float" office:value="1.44096204567177" calcext:value-type="float">
            <text:p>1.44096204567177</text:p>
          </table:table-cell>
          <table:table-cell office:value-type="float" office:value="22105800.3141403" calcext:value-type="float">
            <text:p>22105800.3141403</text:p>
          </table:table-cell>
          <table:table-cell office:value-type="float" office:value="1683147.23190104" calcext:value-type="float">
            <text:p>1683147.23190104</text:p>
          </table:table-cell>
          <table:table-cell office:value-type="float" office:value="0.000677266386169704" calcext:value-type="float">
            <text:p>0.00067726638617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260.534639184062" calcext:value-type="float">
            <text:p>260.534639184062</text:p>
          </table:table-cell>
          <table:table-cell office:value-type="float" office:value="0.66317400942421" calcext:value-type="float">
            <text:p>0.66317400942421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5-16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158.53335571289" calcext:value-type="float">
            <text:p>-3158.53335571289</text:p>
          </table:table-cell>
          <table:table-cell office:value-type="float" office:value="1.44096204567177" calcext:value-type="float">
            <text:p>1.44096204567177</text:p>
          </table:table-cell>
          <table:table-cell office:value-type="float" office:value="22105800.3141403" calcext:value-type="float">
            <text:p>22105800.3141403</text:p>
          </table:table-cell>
          <table:table-cell office:value-type="float" office:value="1683147.23190104" calcext:value-type="float">
            <text:p>1683147.23190104</text:p>
          </table:table-cell>
          <table:table-cell office:value-type="float" office:value="0.00066390807480541" calcext:value-type="float">
            <text:p>0.000663908074805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339.008459230441" calcext:value-type="float">
            <text:p>339.008459230441</text:p>
          </table:table-cell>
          <table:table-cell office:value-type="float" office:value="0.66317400942421" calcext:value-type="float">
            <text:p>0.66317400942421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5-16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158.53335571289" calcext:value-type="float">
            <text:p>-3158.53335571289</text:p>
          </table:table-cell>
          <table:table-cell office:value-type="float" office:value="1.44096204567177" calcext:value-type="float">
            <text:p>1.44096204567177</text:p>
          </table:table-cell>
          <table:table-cell office:value-type="float" office:value="22105800.3141403" calcext:value-type="float">
            <text:p>22105800.3141403</text:p>
          </table:table-cell>
          <table:table-cell office:value-type="float" office:value="1683147.23190104" calcext:value-type="float">
            <text:p>1683147.23190104</text:p>
          </table:table-cell>
          <table:table-cell office:value-type="float" office:value="0.000677266386169704" calcext:value-type="float">
            <text:p>0.00067726638617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338.418902069314" calcext:value-type="float">
            <text:p>338.418902069314</text:p>
          </table:table-cell>
          <table:table-cell office:value-type="float" office:value="0.66317400942421" calcext:value-type="float">
            <text:p>0.66317400942421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5-17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4658.90250651042" calcext:value-type="float">
            <text:p>-4658.90250651042</text:p>
          </table:table-cell>
          <table:table-cell office:value-type="float" office:value="1.45637987470764" calcext:value-type="float">
            <text:p>1.45637987470764</text:p>
          </table:table-cell>
          <table:table-cell office:value-type="float" office:value="21878640.2073696" calcext:value-type="float">
            <text:p>21878640.2073696</text:p>
          </table:table-cell>
          <table:table-cell office:value-type="float" office:value="1683147.23190104" calcext:value-type="float">
            <text:p>1683147.23190104</text:p>
          </table:table-cell>
          <table:table-cell office:value-type="float" office:value="0.00066390807480541" calcext:value-type="float">
            <text:p>0.000663908074805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18.915435098239" calcext:value-type="float">
            <text:p>218.915435098239</text:p>
          </table:table-cell>
          <table:table-cell office:value-type="float" office:value="0.656359206221089" calcext:value-type="float">
            <text:p>0.656359206221089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5-17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4658.90250651042" calcext:value-type="float">
            <text:p>-4658.90250651042</text:p>
          </table:table-cell>
          <table:table-cell office:value-type="float" office:value="1.45637987470764" calcext:value-type="float">
            <text:p>1.45637987470764</text:p>
          </table:table-cell>
          <table:table-cell office:value-type="float" office:value="21878640.2073696" calcext:value-type="float">
            <text:p>21878640.2073696</text:p>
          </table:table-cell>
          <table:table-cell office:value-type="float" office:value="1683147.23190104" calcext:value-type="float">
            <text:p>1683147.23190104</text:p>
          </table:table-cell>
          <table:table-cell office:value-type="float" office:value="0.000677266386169704" calcext:value-type="float">
            <text:p>0.00067726638617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263.322275775134" calcext:value-type="float">
            <text:p>263.322275775134</text:p>
          </table:table-cell>
          <table:table-cell office:value-type="float" office:value="0.656359206221089" calcext:value-type="float">
            <text:p>0.656359206221089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5-17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4658.90250651042" calcext:value-type="float">
            <text:p>-4658.90250651042</text:p>
          </table:table-cell>
          <table:table-cell office:value-type="float" office:value="1.45637987470764" calcext:value-type="float">
            <text:p>1.45637987470764</text:p>
          </table:table-cell>
          <table:table-cell office:value-type="float" office:value="21878640.2073696" calcext:value-type="float">
            <text:p>21878640.2073696</text:p>
          </table:table-cell>
          <table:table-cell office:value-type="float" office:value="1683147.23190104" calcext:value-type="float">
            <text:p>1683147.23190104</text:p>
          </table:table-cell>
          <table:table-cell office:value-type="float" office:value="0.00066390807480541" calcext:value-type="float">
            <text:p>0.000663908074805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342.63574038044" calcext:value-type="float">
            <text:p>342.63574038044</text:p>
          </table:table-cell>
          <table:table-cell office:value-type="float" office:value="0.656359206221089" calcext:value-type="float">
            <text:p>0.656359206221089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5-17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4658.90250651042" calcext:value-type="float">
            <text:p>-4658.90250651042</text:p>
          </table:table-cell>
          <table:table-cell office:value-type="float" office:value="1.45637987470764" calcext:value-type="float">
            <text:p>1.45637987470764</text:p>
          </table:table-cell>
          <table:table-cell office:value-type="float" office:value="21878640.2073696" calcext:value-type="float">
            <text:p>21878640.2073696</text:p>
          </table:table-cell>
          <table:table-cell office:value-type="float" office:value="1683147.23190104" calcext:value-type="float">
            <text:p>1683147.23190104</text:p>
          </table:table-cell>
          <table:table-cell office:value-type="float" office:value="0.000677266386169704" calcext:value-type="float">
            <text:p>0.00067726638617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342.039875147878" calcext:value-type="float">
            <text:p>342.039875147878</text:p>
          </table:table-cell>
          <table:table-cell office:value-type="float" office:value="0.656359206221089" calcext:value-type="float">
            <text:p>0.656359206221089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5-18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6225.55346679688" calcext:value-type="float">
            <text:p>-6225.55346679688</text:p>
          </table:table-cell>
          <table:table-cell office:value-type="float" office:value="1.62362109840615" calcext:value-type="float">
            <text:p>1.62362109840615</text:p>
          </table:table-cell>
          <table:table-cell office:value-type="float" office:value="15237359.9807739" calcext:value-type="float">
            <text:p>15237359.9807739</text:p>
          </table:table-cell>
          <table:table-cell office:value-type="float" office:value="1683147.23190104" calcext:value-type="float">
            <text:p>1683147.23190104</text:p>
          </table:table-cell>
          <table:table-cell office:value-type="float" office:value="0.00066390807480541" calcext:value-type="float">
            <text:p>0.000663908074805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44.054264526016" calcext:value-type="float">
            <text:p>244.054264526016</text:p>
          </table:table-cell>
          <table:table-cell office:value-type="float" office:value="0.457120799423218" calcext:value-type="float">
            <text:p>0.45712079942321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5-18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6225.55346679688" calcext:value-type="float">
            <text:p>-6225.55346679688</text:p>
          </table:table-cell>
          <table:table-cell office:value-type="float" office:value="1.62362109840615" calcext:value-type="float">
            <text:p>1.62362109840615</text:p>
          </table:table-cell>
          <table:table-cell office:value-type="float" office:value="15237359.9807739" calcext:value-type="float">
            <text:p>15237359.9807739</text:p>
          </table:table-cell>
          <table:table-cell office:value-type="float" office:value="1680281.15130208" calcext:value-type="float">
            <text:p>1680281.15130208</text:p>
          </table:table-cell>
          <table:table-cell office:value-type="float" office:value="0.000676113129928695" calcext:value-type="float">
            <text:p>0.00067611312992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293.560498914925" calcext:value-type="float">
            <text:p>293.560498914925</text:p>
          </table:table-cell>
          <table:table-cell office:value-type="float" office:value="0.457120799423218" calcext:value-type="float">
            <text:p>0.457120799423218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5-18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6225.55346679688" calcext:value-type="float">
            <text:p>-6225.55346679688</text:p>
          </table:table-cell>
          <table:table-cell office:value-type="float" office:value="1.62362109840615" calcext:value-type="float">
            <text:p>1.62362109840615</text:p>
          </table:table-cell>
          <table:table-cell office:value-type="float" office:value="15237359.9807739" calcext:value-type="float">
            <text:p>15237359.9807739</text:p>
          </table:table-cell>
          <table:table-cell office:value-type="float" office:value="1667737.71132812" calcext:value-type="float">
            <text:p>1667737.71132812</text:p>
          </table:table-cell>
          <table:table-cell office:value-type="float" office:value="0.000657829875023871" calcext:value-type="float">
            <text:p>0.000657829875024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381.981807638869" calcext:value-type="float">
            <text:p>381.981807638869</text:p>
          </table:table-cell>
          <table:table-cell office:value-type="float" office:value="0.457120799423218" calcext:value-type="float">
            <text:p>0.457120799423218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5-18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6225.55346679688" calcext:value-type="float">
            <text:p>-6225.55346679688</text:p>
          </table:table-cell>
          <table:table-cell office:value-type="float" office:value="1.62362109840615" calcext:value-type="float">
            <text:p>1.62362109840615</text:p>
          </table:table-cell>
          <table:table-cell office:value-type="float" office:value="15237359.9807739" calcext:value-type="float">
            <text:p>15237359.9807739</text:p>
          </table:table-cell>
          <table:table-cell office:value-type="float" office:value="1649425.46276042" calcext:value-type="float">
            <text:p>1649425.46276042</text:p>
          </table:table-cell>
          <table:table-cell office:value-type="float" office:value="0.000663697388586929" calcext:value-type="float">
            <text:p>0.000663697388587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381.31751710575" calcext:value-type="float">
            <text:p>381.31751710575</text:p>
          </table:table-cell>
          <table:table-cell office:value-type="float" office:value="0.457120799423218" calcext:value-type="float">
            <text:p>0.457120799423218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5-19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4287.63197835286" calcext:value-type="float">
            <text:p>-4287.63197835286</text:p>
          </table:table-cell>
          <table:table-cell office:value-type="float" office:value="1.70445953845046" calcext:value-type="float">
            <text:p>1.70445953845046</text:p>
          </table:table-cell>
          <table:table-cell office:value-type="float" office:value="13887719.934082" calcext:value-type="float">
            <text:p>13887719.934082</text:p>
          </table:table-cell>
          <table:table-cell office:value-type="float" office:value="1622623.59440104" calcext:value-type="float">
            <text:p>1622623.59440104</text:p>
          </table:table-cell>
          <table:table-cell office:value-type="float" office:value="0.000640034862235966" calcext:value-type="float">
            <text:p>0.000640034862236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56.205477669164" calcext:value-type="float">
            <text:p>256.205477669164</text:p>
          </table:table-cell>
          <table:table-cell office:value-type="float" office:value="0.416631598022461" calcext:value-type="float">
            <text:p>0.416631598022461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5-19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4287.63197835286" calcext:value-type="float">
            <text:p>-4287.63197835286</text:p>
          </table:table-cell>
          <table:table-cell office:value-type="float" office:value="1.70445953845046" calcext:value-type="float">
            <text:p>1.70445953845046</text:p>
          </table:table-cell>
          <table:table-cell office:value-type="float" office:value="13887719.934082" calcext:value-type="float">
            <text:p>13887719.934082</text:p>
          </table:table-cell>
          <table:table-cell office:value-type="float" office:value="1622623.59440104" calcext:value-type="float">
            <text:p>1622623.59440104</text:p>
          </table:table-cell>
          <table:table-cell office:value-type="float" office:value="0.000652912827270895" calcext:value-type="float">
            <text:p>0.000652912827271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308.176577022194" calcext:value-type="float">
            <text:p>308.176577022194</text:p>
          </table:table-cell>
          <table:table-cell office:value-type="float" office:value="0.416631598022461" calcext:value-type="float">
            <text:p>0.416631598022461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5-19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4287.63197835286" calcext:value-type="float">
            <text:p>-4287.63197835286</text:p>
          </table:table-cell>
          <table:table-cell office:value-type="float" office:value="1.70445953845046" calcext:value-type="float">
            <text:p>1.70445953845046</text:p>
          </table:table-cell>
          <table:table-cell office:value-type="float" office:value="13887719.934082" calcext:value-type="float">
            <text:p>13887719.934082</text:p>
          </table:table-cell>
          <table:table-cell office:value-type="float" office:value="1622623.59440104" calcext:value-type="float">
            <text:p>1622623.59440104</text:p>
          </table:table-cell>
          <table:table-cell office:value-type="float" office:value="0.000640034862235966" calcext:value-type="float">
            <text:p>0.000640034862236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401.000292607528" calcext:value-type="float">
            <text:p>401.000292607528</text:p>
          </table:table-cell>
          <table:table-cell office:value-type="float" office:value="0.416631598022461" calcext:value-type="float">
            <text:p>0.416631598022461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5-19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4287.63197835286" calcext:value-type="float">
            <text:p>-4287.63197835286</text:p>
          </table:table-cell>
          <table:table-cell office:value-type="float" office:value="1.70445953845046" calcext:value-type="float">
            <text:p>1.70445953845046</text:p>
          </table:table-cell>
          <table:table-cell office:value-type="float" office:value="13887719.934082" calcext:value-type="float">
            <text:p>13887719.934082</text:p>
          </table:table-cell>
          <table:table-cell office:value-type="float" office:value="1622623.59440104" calcext:value-type="float">
            <text:p>1622623.59440104</text:p>
          </table:table-cell>
          <table:table-cell office:value-type="float" office:value="0.000652912827270895" calcext:value-type="float">
            <text:p>0.000652912827271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400.302927725667" calcext:value-type="float">
            <text:p>400.302927725667</text:p>
          </table:table-cell>
          <table:table-cell office:value-type="float" office:value="0.416631598022461" calcext:value-type="float">
            <text:p>0.416631598022461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5-20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085.26059214274" calcext:value-type="float">
            <text:p>-1085.26059214274</text:p>
          </table:table-cell>
          <table:table-cell office:value-type="float" office:value="1.68262407496513" calcext:value-type="float">
            <text:p>1.68262407496513</text:p>
          </table:table-cell>
          <table:table-cell office:value-type="float" office:value="18971280.043602" calcext:value-type="float">
            <text:p>18971280.043602</text:p>
          </table:table-cell>
          <table:table-cell office:value-type="float" office:value="1622623.59440104" calcext:value-type="float">
            <text:p>1622623.59440104</text:p>
          </table:table-cell>
          <table:table-cell office:value-type="float" office:value="0.000640034862235966" calcext:value-type="float">
            <text:p>0.000640034862236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52.923284559745" calcext:value-type="float">
            <text:p>252.923284559745</text:p>
          </table:table-cell>
          <table:table-cell office:value-type="float" office:value="0.56913840130806" calcext:value-type="float">
            <text:p>0.56913840130806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5-20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085.26059214274" calcext:value-type="float">
            <text:p>-1085.26059214274</text:p>
          </table:table-cell>
          <table:table-cell office:value-type="float" office:value="1.68262407496513" calcext:value-type="float">
            <text:p>1.68262407496513</text:p>
          </table:table-cell>
          <table:table-cell office:value-type="float" office:value="18971280.043602" calcext:value-type="float">
            <text:p>18971280.043602</text:p>
          </table:table-cell>
          <table:table-cell office:value-type="float" office:value="1622623.59440104" calcext:value-type="float">
            <text:p>1622623.59440104</text:p>
          </table:table-cell>
          <table:table-cell office:value-type="float" office:value="0.000652912827270895" calcext:value-type="float">
            <text:p>0.000652912827271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304.228593369429" calcext:value-type="float">
            <text:p>304.228593369429</text:p>
          </table:table-cell>
          <table:table-cell office:value-type="float" office:value="0.56913840130806" calcext:value-type="float">
            <text:p>0.56913840130806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5-20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085.26059214274" calcext:value-type="float">
            <text:p>-1085.26059214274</text:p>
          </table:table-cell>
          <table:table-cell office:value-type="float" office:value="1.68262407496513" calcext:value-type="float">
            <text:p>1.68262407496513</text:p>
          </table:table-cell>
          <table:table-cell office:value-type="float" office:value="18971280.043602" calcext:value-type="float">
            <text:p>18971280.043602</text:p>
          </table:table-cell>
          <table:table-cell office:value-type="float" office:value="1622623.59440104" calcext:value-type="float">
            <text:p>1622623.59440104</text:p>
          </table:table-cell>
          <table:table-cell office:value-type="float" office:value="0.000640034862235966" calcext:value-type="float">
            <text:p>0.000640034862236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395.86316435701" calcext:value-type="float">
            <text:p>395.86316435701</text:p>
          </table:table-cell>
          <table:table-cell office:value-type="float" office:value="0.56913840130806" calcext:value-type="float">
            <text:p>0.56913840130806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5-20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085.26059214274" calcext:value-type="float">
            <text:p>-1085.26059214274</text:p>
          </table:table-cell>
          <table:table-cell office:value-type="float" office:value="1.68262407496513" calcext:value-type="float">
            <text:p>1.68262407496513</text:p>
          </table:table-cell>
          <table:table-cell office:value-type="float" office:value="18971280.043602" calcext:value-type="float">
            <text:p>18971280.043602</text:p>
          </table:table-cell>
          <table:table-cell office:value-type="float" office:value="1622623.59440104" calcext:value-type="float">
            <text:p>1622623.59440104</text:p>
          </table:table-cell>
          <table:table-cell office:value-type="float" office:value="0.000652912827270895" calcext:value-type="float">
            <text:p>0.000652912827271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395.174733266225" calcext:value-type="float">
            <text:p>395.174733266225</text:p>
          </table:table-cell>
          <table:table-cell office:value-type="float" office:value="0.56913840130806" calcext:value-type="float">
            <text:p>0.56913840130806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5-2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841.92710367839" calcext:value-type="float">
            <text:p>-1841.92710367839</text:p>
          </table:table-cell>
          <table:table-cell office:value-type="float" office:value="1.80625898683502" calcext:value-type="float">
            <text:p>1.80625898683502</text:p>
          </table:table-cell>
          <table:table-cell office:value-type="float" office:value="16506540.1222229" calcext:value-type="float">
            <text:p>16506540.1222229</text:p>
          </table:table-cell>
          <table:table-cell office:value-type="float" office:value="1622623.59440104" calcext:value-type="float">
            <text:p>1622623.59440104</text:p>
          </table:table-cell>
          <table:table-cell office:value-type="float" office:value="0.000640034862235966" calcext:value-type="float">
            <text:p>0.000640034862236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71.507440380191" calcext:value-type="float">
            <text:p>271.507440380191</text:p>
          </table:table-cell>
          <table:table-cell office:value-type="float" office:value="0.495196203666687" calcext:value-type="float">
            <text:p>0.495196203666687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5-2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841.92710367839" calcext:value-type="float">
            <text:p>-1841.92710367839</text:p>
          </table:table-cell>
          <table:table-cell office:value-type="float" office:value="1.80625898683502" calcext:value-type="float">
            <text:p>1.80625898683502</text:p>
          </table:table-cell>
          <table:table-cell office:value-type="float" office:value="16506540.1222229" calcext:value-type="float">
            <text:p>16506540.1222229</text:p>
          </table:table-cell>
          <table:table-cell office:value-type="float" office:value="1622623.59440104" calcext:value-type="float">
            <text:p>1622623.59440104</text:p>
          </table:table-cell>
          <table:table-cell office:value-type="float" office:value="0.000652912827270895" calcext:value-type="float">
            <text:p>0.000652912827271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326.582532011551" calcext:value-type="float">
            <text:p>326.582532011551</text:p>
          </table:table-cell>
          <table:table-cell office:value-type="float" office:value="0.495196203666687" calcext:value-type="float">
            <text:p>0.495196203666687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5-2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841.92710367839" calcext:value-type="float">
            <text:p>-1841.92710367839</text:p>
          </table:table-cell>
          <table:table-cell office:value-type="float" office:value="1.80625898683502" calcext:value-type="float">
            <text:p>1.80625898683502</text:p>
          </table:table-cell>
          <table:table-cell office:value-type="float" office:value="16506540.1222229" calcext:value-type="float">
            <text:p>16506540.1222229</text:p>
          </table:table-cell>
          <table:table-cell office:value-type="float" office:value="1622623.59440104" calcext:value-type="float">
            <text:p>1622623.59440104</text:p>
          </table:table-cell>
          <table:table-cell office:value-type="float" office:value="0.000640034862235966" calcext:value-type="float">
            <text:p>0.000640034862236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424.950176819272" calcext:value-type="float">
            <text:p>424.950176819272</text:p>
          </table:table-cell>
          <table:table-cell office:value-type="float" office:value="0.495196203666687" calcext:value-type="float">
            <text:p>0.495196203666687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5-2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841.92710367839" calcext:value-type="float">
            <text:p>-1841.92710367839</text:p>
          </table:table-cell>
          <table:table-cell office:value-type="float" office:value="1.80625898683502" calcext:value-type="float">
            <text:p>1.80625898683502</text:p>
          </table:table-cell>
          <table:table-cell office:value-type="float" office:value="16506540.1222229" calcext:value-type="float">
            <text:p>16506540.1222229</text:p>
          </table:table-cell>
          <table:table-cell office:value-type="float" office:value="1622623.59440104" calcext:value-type="float">
            <text:p>1622623.59440104</text:p>
          </table:table-cell>
          <table:table-cell office:value-type="float" office:value="0.000652912827270895" calcext:value-type="float">
            <text:p>0.000652912827271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424.211161573355" calcext:value-type="float">
            <text:p>424.211161573355</text:p>
          </table:table-cell>
          <table:table-cell office:value-type="float" office:value="0.495196203666687" calcext:value-type="float">
            <text:p>0.495196203666687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5-22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568.57628377279" calcext:value-type="float">
            <text:p>-2568.57628377279</text:p>
          </table:table-cell>
          <table:table-cell office:value-type="float" office:value="1.44420270599426" calcext:value-type="float">
            <text:p>1.44420270599426</text:p>
          </table:table-cell>
          <table:table-cell office:value-type="float" office:value="16442820.2018738" calcext:value-type="float">
            <text:p>16442820.2018738</text:p>
          </table:table-cell>
          <table:table-cell office:value-type="float" office:value="1622623.59440104" calcext:value-type="float">
            <text:p>1622623.59440104</text:p>
          </table:table-cell>
          <table:table-cell office:value-type="float" office:value="0.000640034862235966" calcext:value-type="float">
            <text:p>0.000640034862236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17.085026539697" calcext:value-type="float">
            <text:p>217.085026539697</text:p>
          </table:table-cell>
          <table:table-cell office:value-type="float" office:value="0.493284606056213" calcext:value-type="float">
            <text:p>0.493284606056213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5-22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568.57628377279" calcext:value-type="float">
            <text:p>-2568.57628377279</text:p>
          </table:table-cell>
          <table:table-cell office:value-type="float" office:value="1.44420270599426" calcext:value-type="float">
            <text:p>1.44420270599426</text:p>
          </table:table-cell>
          <table:table-cell office:value-type="float" office:value="16442820.2018738" calcext:value-type="float">
            <text:p>16442820.2018738</text:p>
          </table:table-cell>
          <table:table-cell office:value-type="float" office:value="1622623.59440104" calcext:value-type="float">
            <text:p>1622623.59440104</text:p>
          </table:table-cell>
          <table:table-cell office:value-type="float" office:value="0.000652912827270895" calcext:value-type="float">
            <text:p>0.000652912827271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261.120570139269" calcext:value-type="float">
            <text:p>261.120570139269</text:p>
          </table:table-cell>
          <table:table-cell office:value-type="float" office:value="0.493284606056213" calcext:value-type="float">
            <text:p>0.493284606056213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5-22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568.57628377279" calcext:value-type="float">
            <text:p>-2568.57628377279</text:p>
          </table:table-cell>
          <table:table-cell office:value-type="float" office:value="1.44420270599426" calcext:value-type="float">
            <text:p>1.44420270599426</text:p>
          </table:table-cell>
          <table:table-cell office:value-type="float" office:value="16442820.2018738" calcext:value-type="float">
            <text:p>16442820.2018738</text:p>
          </table:table-cell>
          <table:table-cell office:value-type="float" office:value="1622623.59440104" calcext:value-type="float">
            <text:p>1622623.59440104</text:p>
          </table:table-cell>
          <table:table-cell office:value-type="float" office:value="0.000640034862235966" calcext:value-type="float">
            <text:p>0.000640034862236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339.770874358665" calcext:value-type="float">
            <text:p>339.770874358665</text:p>
          </table:table-cell>
          <table:table-cell office:value-type="float" office:value="0.493284606056213" calcext:value-type="float">
            <text:p>0.493284606056213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5-22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568.57628377279" calcext:value-type="float">
            <text:p>-2568.57628377279</text:p>
          </table:table-cell>
          <table:table-cell office:value-type="float" office:value="1.44420270599426" calcext:value-type="float">
            <text:p>1.44420270599426</text:p>
          </table:table-cell>
          <table:table-cell office:value-type="float" office:value="16442820.2018738" calcext:value-type="float">
            <text:p>16442820.2018738</text:p>
          </table:table-cell>
          <table:table-cell office:value-type="float" office:value="1622623.59440104" calcext:value-type="float">
            <text:p>1622623.59440104</text:p>
          </table:table-cell>
          <table:table-cell office:value-type="float" office:value="0.000652912827270895" calcext:value-type="float">
            <text:p>0.000652912827271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339.179991309388" calcext:value-type="float">
            <text:p>339.179991309388</text:p>
          </table:table-cell>
          <table:table-cell office:value-type="float" office:value="0.493284606056213" calcext:value-type="float">
            <text:p>0.493284606056213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5-23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305.82202148438" calcext:value-type="float">
            <text:p>-3305.82202148438</text:p>
          </table:table-cell>
          <table:table-cell office:value-type="float" office:value="1.5774273822899" calcext:value-type="float">
            <text:p>1.5774273822899</text:p>
          </table:table-cell>
          <table:table-cell office:value-type="float" office:value="20471219.7555542" calcext:value-type="float">
            <text:p>20471219.7555542</text:p>
          </table:table-cell>
          <table:table-cell office:value-type="float" office:value="1622623.59440104" calcext:value-type="float">
            <text:p>1622623.59440104</text:p>
          </table:table-cell>
          <table:table-cell office:value-type="float" office:value="0.000640034862235966" calcext:value-type="float">
            <text:p>0.000640034862236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37.110665786419" calcext:value-type="float">
            <text:p>237.110665786419</text:p>
          </table:table-cell>
          <table:table-cell office:value-type="float" office:value="0.614136592666626" calcext:value-type="float">
            <text:p>0.614136592666626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5-23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305.82202148438" calcext:value-type="float">
            <text:p>-3305.82202148438</text:p>
          </table:table-cell>
          <table:table-cell office:value-type="float" office:value="1.5774273822899" calcext:value-type="float">
            <text:p>1.5774273822899</text:p>
          </table:table-cell>
          <table:table-cell office:value-type="float" office:value="20471219.7555542" calcext:value-type="float">
            <text:p>20471219.7555542</text:p>
          </table:table-cell>
          <table:table-cell office:value-type="float" office:value="1622623.59440104" calcext:value-type="float">
            <text:p>1622623.59440104</text:p>
          </table:table-cell>
          <table:table-cell office:value-type="float" office:value="0.000652912827270895" calcext:value-type="float">
            <text:p>0.000652912827271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285.208396097875" calcext:value-type="float">
            <text:p>285.208396097875</text:p>
          </table:table-cell>
          <table:table-cell office:value-type="float" office:value="0.614136592666626" calcext:value-type="float">
            <text:p>0.614136592666626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5-23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305.82202148438" calcext:value-type="float">
            <text:p>-3305.82202148438</text:p>
          </table:table-cell>
          <table:table-cell office:value-type="float" office:value="1.5774273822899" calcext:value-type="float">
            <text:p>1.5774273822899</text:p>
          </table:table-cell>
          <table:table-cell office:value-type="float" office:value="20471219.7555542" calcext:value-type="float">
            <text:p>20471219.7555542</text:p>
          </table:table-cell>
          <table:table-cell office:value-type="float" office:value="1622623.59440104" calcext:value-type="float">
            <text:p>1622623.59440104</text:p>
          </table:table-cell>
          <table:table-cell office:value-type="float" office:value="0.000640034862235966" calcext:value-type="float">
            <text:p>0.000640034862236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371.114026232873" calcext:value-type="float">
            <text:p>371.114026232873</text:p>
          </table:table-cell>
          <table:table-cell office:value-type="float" office:value="0.614136592666626" calcext:value-type="float">
            <text:p>0.614136592666626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5-23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305.82202148438" calcext:value-type="float">
            <text:p>-3305.82202148438</text:p>
          </table:table-cell>
          <table:table-cell office:value-type="float" office:value="1.5774273822899" calcext:value-type="float">
            <text:p>1.5774273822899</text:p>
          </table:table-cell>
          <table:table-cell office:value-type="float" office:value="20471219.7555542" calcext:value-type="float">
            <text:p>20471219.7555542</text:p>
          </table:table-cell>
          <table:table-cell office:value-type="float" office:value="1622623.59440104" calcext:value-type="float">
            <text:p>1622623.59440104</text:p>
          </table:table-cell>
          <table:table-cell office:value-type="float" office:value="0.000652912827270895" calcext:value-type="float">
            <text:p>0.000652912827271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370.46863545927" calcext:value-type="float">
            <text:p>370.46863545927</text:p>
          </table:table-cell>
          <table:table-cell office:value-type="float" office:value="0.614136592666626" calcext:value-type="float">
            <text:p>0.614136592666626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5-24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4376.25042724609" calcext:value-type="float">
            <text:p>-4376.25042724609</text:p>
          </table:table-cell>
          <table:table-cell office:value-type="float" office:value="1.59137091559387" calcext:value-type="float">
            <text:p>1.59137091559387</text:p>
          </table:table-cell>
          <table:table-cell office:value-type="float" office:value="13405859.9979401" calcext:value-type="float">
            <text:p>13405859.9979401</text:p>
          </table:table-cell>
          <table:table-cell office:value-type="float" office:value="1622623.59440104" calcext:value-type="float">
            <text:p>1622623.59440104</text:p>
          </table:table-cell>
          <table:table-cell office:value-type="float" office:value="0.000640034862235966" calcext:value-type="float">
            <text:p>0.000640034862236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39.206585067547" calcext:value-type="float">
            <text:p>239.206585067547</text:p>
          </table:table-cell>
          <table:table-cell office:value-type="float" office:value="0.402175799938202" calcext:value-type="float">
            <text:p>0.402175799938202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5-24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4376.25042724609" calcext:value-type="float">
            <text:p>-4376.25042724609</text:p>
          </table:table-cell>
          <table:table-cell office:value-type="float" office:value="1.59137091559387" calcext:value-type="float">
            <text:p>1.59137091559387</text:p>
          </table:table-cell>
          <table:table-cell office:value-type="float" office:value="13405859.9979401" calcext:value-type="float">
            <text:p>13405859.9979401</text:p>
          </table:table-cell>
          <table:table-cell office:value-type="float" office:value="1622623.59440104" calcext:value-type="float">
            <text:p>1622623.59440104</text:p>
          </table:table-cell>
          <table:table-cell office:value-type="float" office:value="0.000652912827270895" calcext:value-type="float">
            <text:p>0.000652912827271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287.729471118007" calcext:value-type="float">
            <text:p>287.729471118007</text:p>
          </table:table-cell>
          <table:table-cell office:value-type="float" office:value="0.402175799938202" calcext:value-type="float">
            <text:p>0.402175799938202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5-24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4376.25042724609" calcext:value-type="float">
            <text:p>-4376.25042724609</text:p>
          </table:table-cell>
          <table:table-cell office:value-type="float" office:value="1.59137091559387" calcext:value-type="float">
            <text:p>1.59137091559387</text:p>
          </table:table-cell>
          <table:table-cell office:value-type="float" office:value="13405859.9979401" calcext:value-type="float">
            <text:p>13405859.9979401</text:p>
          </table:table-cell>
          <table:table-cell office:value-type="float" office:value="1606882.21367187" calcext:value-type="float">
            <text:p>1606882.21367187</text:p>
          </table:table-cell>
          <table:table-cell office:value-type="float" office:value="0.000633825762059461" calcext:value-type="float">
            <text:p>0.000633825762059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374.39445666184" calcext:value-type="float">
            <text:p>374.39445666184</text:p>
          </table:table-cell>
          <table:table-cell office:value-type="float" office:value="0.402175799938202" calcext:value-type="float">
            <text:p>0.402175799938202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5-24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4376.25042724609" calcext:value-type="float">
            <text:p>-4376.25042724609</text:p>
          </table:table-cell>
          <table:table-cell office:value-type="float" office:value="1.59137091559387" calcext:value-type="float">
            <text:p>1.59137091559387</text:p>
          </table:table-cell>
          <table:table-cell office:value-type="float" office:value="13405859.9979401" calcext:value-type="float">
            <text:p>13405859.9979401</text:p>
          </table:table-cell>
          <table:table-cell office:value-type="float" office:value="1573481.58033854" calcext:value-type="float">
            <text:p>1573481.58033854</text:p>
          </table:table-cell>
          <table:table-cell office:value-type="float" office:value="0.000633139016850508" calcext:value-type="float">
            <text:p>0.000633139016851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373.743361012154" calcext:value-type="float">
            <text:p>373.743361012154</text:p>
          </table:table-cell>
          <table:table-cell office:value-type="float" office:value="0.402175799938202" calcext:value-type="float">
            <text:p>0.402175799938202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5-25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466.15905761719" calcext:value-type="float">
            <text:p>-2466.15905761719</text:p>
          </table:table-cell>
          <table:table-cell office:value-type="float" office:value="1.31254765269659" calcext:value-type="float">
            <text:p>1.31254765269659</text:p>
          </table:table-cell>
          <table:table-cell office:value-type="float" office:value="7020359.95159149" calcext:value-type="float">
            <text:p>7020359.95159149</text:p>
          </table:table-cell>
          <table:table-cell office:value-type="float" office:value="1524755.47304687" calcext:value-type="float">
            <text:p>1524755.47304687</text:p>
          </table:table-cell>
          <table:table-cell office:value-type="float" office:value="0.0006014313254796" calcext:value-type="float">
            <text:p>0.00060143132548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197.295324844371" calcext:value-type="float">
            <text:p>197.295324844371</text:p>
          </table:table-cell>
          <table:table-cell office:value-type="float" office:value="0.210610798547745" calcext:value-type="float">
            <text:p>0.210610798547745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5-25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466.15905761719" calcext:value-type="float">
            <text:p>-2466.15905761719</text:p>
          </table:table-cell>
          <table:table-cell office:value-type="float" office:value="1.31254765269659" calcext:value-type="float">
            <text:p>1.31254765269659</text:p>
          </table:table-cell>
          <table:table-cell office:value-type="float" office:value="7020359.95159149" calcext:value-type="float">
            <text:p>7020359.95159149</text:p>
          </table:table-cell>
          <table:table-cell office:value-type="float" office:value="1464074.57213542" calcext:value-type="float">
            <text:p>1464074.57213542</text:p>
          </table:table-cell>
          <table:table-cell office:value-type="float" office:value="0.000589115720692584" calcext:value-type="float">
            <text:p>0.000589115720693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237.31654149695" calcext:value-type="float">
            <text:p>237.31654149695</text:p>
          </table:table-cell>
          <table:table-cell office:value-type="float" office:value="0.210610798547745" calcext:value-type="float">
            <text:p>0.210610798547745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5-25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466.15905761719" calcext:value-type="float">
            <text:p>-2466.15905761719</text:p>
          </table:table-cell>
          <table:table-cell office:value-type="float" office:value="1.31254765269659" calcext:value-type="float">
            <text:p>1.31254765269659</text:p>
          </table:table-cell>
          <table:table-cell office:value-type="float" office:value="7020359.95159149" calcext:value-type="float">
            <text:p>7020359.95159149</text:p>
          </table:table-cell>
          <table:table-cell office:value-type="float" office:value="1412016.32682292" calcext:value-type="float">
            <text:p>1412016.32682292</text:p>
          </table:table-cell>
          <table:table-cell office:value-type="float" office:value="0.00055696199558015" calcext:value-type="float">
            <text:p>0.00055696199558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308.797000409379" calcext:value-type="float">
            <text:p>308.797000409379</text:p>
          </table:table-cell>
          <table:table-cell office:value-type="float" office:value="0.210610798547745" calcext:value-type="float">
            <text:p>0.210610798547745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5-25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466.15905761719" calcext:value-type="float">
            <text:p>-2466.15905761719</text:p>
          </table:table-cell>
          <table:table-cell office:value-type="float" office:value="1.31254765269659" calcext:value-type="float">
            <text:p>1.31254765269659</text:p>
          </table:table-cell>
          <table:table-cell office:value-type="float" office:value="7020359.95159149" calcext:value-type="float">
            <text:p>7020359.95159149</text:p>
          </table:table-cell>
          <table:table-cell office:value-type="float" office:value="1385750.60234375" calcext:value-type="float">
            <text:p>1385750.60234375</text:p>
          </table:table-cell>
          <table:table-cell office:value-type="float" office:value="0.000557599647133556" calcext:value-type="float">
            <text:p>0.000557599647134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308.25998288675" calcext:value-type="float">
            <text:p>308.25998288675</text:p>
          </table:table-cell>
          <table:table-cell office:value-type="float" office:value="0.210610798547745" calcext:value-type="float">
            <text:p>0.210610798547745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5-26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356.62075169881" calcext:value-type="float">
            <text:p>-1356.62075169881</text:p>
          </table:table-cell>
          <table:table-cell office:value-type="float" office:value="1.78110215983907" calcext:value-type="float">
            <text:p>1.78110215983907</text:p>
          </table:table-cell>
          <table:table-cell office:value-type="float" office:value="17593380.096817" calcext:value-type="float">
            <text:p>17593380.096817</text:p>
          </table:table-cell>
          <table:table-cell office:value-type="float" office:value="1346769.36158854" calcext:value-type="float">
            <text:p>1346769.36158854</text:p>
          </table:table-cell>
          <table:table-cell office:value-type="float" office:value="0.000531225692626591" calcext:value-type="float">
            <text:p>0.000531225692627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67.725997211995" calcext:value-type="float">
            <text:p>267.725997211995</text:p>
          </table:table-cell>
          <table:table-cell office:value-type="float" office:value="0.52780140290451" calcext:value-type="float">
            <text:p>0.52780140290451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5-26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356.62075169881" calcext:value-type="float">
            <text:p>-1356.62075169881</text:p>
          </table:table-cell>
          <table:table-cell office:value-type="float" office:value="1.78110215983907" calcext:value-type="float">
            <text:p>1.78110215983907</text:p>
          </table:table-cell>
          <table:table-cell office:value-type="float" office:value="17593380.096817" calcext:value-type="float">
            <text:p>17593380.096817</text:p>
          </table:table-cell>
          <table:table-cell office:value-type="float" office:value="1306381.70416667" calcext:value-type="float">
            <text:p>1306381.70416667</text:p>
          </table:table-cell>
          <table:table-cell office:value-type="float" office:value="0.000525663114295634" calcext:value-type="float">
            <text:p>0.000525663114296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322.034025779833" calcext:value-type="float">
            <text:p>322.034025779833</text:p>
          </table:table-cell>
          <table:table-cell office:value-type="float" office:value="0.52780140290451" calcext:value-type="float">
            <text:p>0.52780140290451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5-26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356.62075169881" calcext:value-type="float">
            <text:p>-1356.62075169881</text:p>
          </table:table-cell>
          <table:table-cell office:value-type="float" office:value="1.78110215983907" calcext:value-type="float">
            <text:p>1.78110215983907</text:p>
          </table:table-cell>
          <table:table-cell office:value-type="float" office:value="17593380.096817" calcext:value-type="float">
            <text:p>17593380.096817</text:p>
          </table:table-cell>
          <table:table-cell office:value-type="float" office:value="1254927.97773437" calcext:value-type="float">
            <text:p>1254927.97773437</text:p>
          </table:table-cell>
          <table:table-cell office:value-type="float" office:value="0.000494999368995225" calcext:value-type="float">
            <text:p>0.000494999368995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419.031646775652" calcext:value-type="float">
            <text:p>419.031646775652</text:p>
          </table:table-cell>
          <table:table-cell office:value-type="float" office:value="0.52780140290451" calcext:value-type="float">
            <text:p>0.52780140290451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5-26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356.62075169881" calcext:value-type="float">
            <text:p>-1356.62075169881</text:p>
          </table:table-cell>
          <table:table-cell office:value-type="float" office:value="1.78110215983907" calcext:value-type="float">
            <text:p>1.78110215983907</text:p>
          </table:table-cell>
          <table:table-cell office:value-type="float" office:value="17593380.096817" calcext:value-type="float">
            <text:p>17593380.096817</text:p>
          </table:table-cell>
          <table:table-cell office:value-type="float" office:value="1191095.88867187" calcext:value-type="float">
            <text:p>1191095.88867187</text:p>
          </table:table-cell>
          <table:table-cell office:value-type="float" office:value="0.000479274298060826" calcext:value-type="float">
            <text:p>0.000479274298061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418.302924227971" calcext:value-type="float">
            <text:p>418.302924227971</text:p>
          </table:table-cell>
          <table:table-cell office:value-type="float" office:value="0.52780140290451" calcext:value-type="float">
            <text:p>0.52780140290451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5-27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338.49844360352" calcext:value-type="float">
            <text:p>-2338.49844360352</text:p>
          </table:table-cell>
          <table:table-cell office:value-type="float" office:value="1.66835069330773" calcext:value-type="float">
            <text:p>1.66835069330773</text:p>
          </table:table-cell>
          <table:table-cell office:value-type="float" office:value="22256999.7768402" calcext:value-type="float">
            <text:p>22256999.7768402</text:p>
          </table:table-cell>
          <table:table-cell office:value-type="float" office:value="1118272.17591146" calcext:value-type="float">
            <text:p>1118272.17591146</text:p>
          </table:table-cell>
          <table:table-cell office:value-type="float" office:value="0.000441096247165075" calcext:value-type="float">
            <text:p>0.000441096247165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50.777784192623" calcext:value-type="float">
            <text:p>250.777784192623</text:p>
          </table:table-cell>
          <table:table-cell office:value-type="float" office:value="0.667709993305206" calcext:value-type="float">
            <text:p>0.667709993305206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5-27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338.49844360352" calcext:value-type="float">
            <text:p>-2338.49844360352</text:p>
          </table:table-cell>
          <table:table-cell office:value-type="float" office:value="1.66835069330773" calcext:value-type="float">
            <text:p>1.66835069330773</text:p>
          </table:table-cell>
          <table:table-cell office:value-type="float" office:value="22256999.7768402" calcext:value-type="float">
            <text:p>22256999.7768402</text:p>
          </table:table-cell>
          <table:table-cell office:value-type="float" office:value="1038398.89609375" calcext:value-type="float">
            <text:p>1038398.89609375</text:p>
          </table:table-cell>
          <table:table-cell office:value-type="float" office:value="0.000417831936761532" calcext:value-type="float">
            <text:p>0.000417831936762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301.647879775189" calcext:value-type="float">
            <text:p>301.647879775189</text:p>
          </table:table-cell>
          <table:table-cell office:value-type="float" office:value="0.667709993305206" calcext:value-type="float">
            <text:p>0.667709993305206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5-27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338.49844360352" calcext:value-type="float">
            <text:p>-2338.49844360352</text:p>
          </table:table-cell>
          <table:table-cell office:value-type="float" office:value="1.66835069330773" calcext:value-type="float">
            <text:p>1.66835069330773</text:p>
          </table:table-cell>
          <table:table-cell office:value-type="float" office:value="22256999.7768402" calcext:value-type="float">
            <text:p>22256999.7768402</text:p>
          </table:table-cell>
          <table:table-cell office:value-type="float" office:value="953152.780989583" calcext:value-type="float">
            <text:p>953152.780989583</text:p>
          </table:table-cell>
          <table:table-cell office:value-type="float" office:value="0.000375965819168113" calcext:value-type="float">
            <text:p>0.000375965819168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392.505132035327" calcext:value-type="float">
            <text:p>392.505132035327</text:p>
          </table:table-cell>
          <table:table-cell office:value-type="float" office:value="0.667709993305206" calcext:value-type="float">
            <text:p>0.667709993305206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5-27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338.49844360352" calcext:value-type="float">
            <text:p>-2338.49844360352</text:p>
          </table:table-cell>
          <table:table-cell office:value-type="float" office:value="1.66835069330773" calcext:value-type="float">
            <text:p>1.66835069330773</text:p>
          </table:table-cell>
          <table:table-cell office:value-type="float" office:value="22256999.7768402" calcext:value-type="float">
            <text:p>22256999.7768402</text:p>
          </table:table-cell>
          <table:table-cell office:value-type="float" office:value="863550.449739583" calcext:value-type="float">
            <text:p>863550.449739583</text:p>
          </table:table-cell>
          <table:table-cell office:value-type="float" office:value="0.000347476252395213" calcext:value-type="float">
            <text:p>0.000347476252395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391.822540775226" calcext:value-type="float">
            <text:p>391.822540775226</text:p>
          </table:table-cell>
          <table:table-cell office:value-type="float" office:value="0.667709993305206" calcext:value-type="float">
            <text:p>0.667709993305206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5-28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253.5358581543" calcext:value-type="float">
            <text:p>-3253.5358581543</text:p>
          </table:table-cell>
          <table:table-cell office:value-type="float" office:value="1.84461564967933" calcext:value-type="float">
            <text:p>1.84461564967933</text:p>
          </table:table-cell>
          <table:table-cell office:value-type="float" office:value="15571440.0295258" calcext:value-type="float">
            <text:p>15571440.0295258</text:p>
          </table:table-cell>
          <table:table-cell office:value-type="float" office:value="769096.517578125" calcext:value-type="float">
            <text:p>769096.517578125</text:p>
          </table:table-cell>
          <table:table-cell office:value-type="float" office:value="0.00030336584860026" calcext:value-type="float">
            <text:p>0.0003033658486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77.273014102612" calcext:value-type="float">
            <text:p>277.273014102612</text:p>
          </table:table-cell>
          <table:table-cell office:value-type="float" office:value="0.467143200885773" calcext:value-type="float">
            <text:p>0.467143200885773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5-28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253.5358581543" calcext:value-type="float">
            <text:p>-3253.5358581543</text:p>
          </table:table-cell>
          <table:table-cell office:value-type="float" office:value="1.84461564967933" calcext:value-type="float">
            <text:p>1.84461564967933</text:p>
          </table:table-cell>
          <table:table-cell office:value-type="float" office:value="15571440.0295258" calcext:value-type="float">
            <text:p>15571440.0295258</text:p>
          </table:table-cell>
          <table:table-cell office:value-type="float" office:value="669502.718880208" calcext:value-type="float">
            <text:p>669502.718880208</text:p>
          </table:table-cell>
          <table:table-cell office:value-type="float" office:value="0.000269395141644655" calcext:value-type="float">
            <text:p>0.000269395141645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333.517648272568" calcext:value-type="float">
            <text:p>333.517648272568</text:p>
          </table:table-cell>
          <table:table-cell office:value-type="float" office:value="0.467143200885773" calcext:value-type="float">
            <text:p>0.467143200885773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5-28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253.5358581543" calcext:value-type="float">
            <text:p>-3253.5358581543</text:p>
          </table:table-cell>
          <table:table-cell office:value-type="float" office:value="1.84461564967933" calcext:value-type="float">
            <text:p>1.84461564967933</text:p>
          </table:table-cell>
          <table:table-cell office:value-type="float" office:value="15571440.0295258" calcext:value-type="float">
            <text:p>15571440.0295258</text:p>
          </table:table-cell>
          <table:table-cell office:value-type="float" office:value="565457.233984375" calcext:value-type="float">
            <text:p>565457.233984375</text:p>
          </table:table-cell>
          <table:table-cell office:value-type="float" office:value="0.000223041464516059" calcext:value-type="float">
            <text:p>0.000223041464516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433.97417103975" calcext:value-type="float">
            <text:p>433.97417103975</text:p>
          </table:table-cell>
          <table:table-cell office:value-type="float" office:value="0.467143200885773" calcext:value-type="float">
            <text:p>0.467143200885773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5-28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253.5358581543" calcext:value-type="float">
            <text:p>-3253.5358581543</text:p>
          </table:table-cell>
          <table:table-cell office:value-type="float" office:value="1.84461564967933" calcext:value-type="float">
            <text:p>1.84461564967933</text:p>
          </table:table-cell>
          <table:table-cell office:value-type="float" office:value="15571440.0295258" calcext:value-type="float">
            <text:p>15571440.0295258</text:p>
          </table:table-cell>
          <table:table-cell office:value-type="float" office:value="460240.707421875" calcext:value-type="float">
            <text:p>460240.707421875</text:p>
          </table:table-cell>
          <table:table-cell office:value-type="float" office:value="0.000185192094176897" calcext:value-type="float">
            <text:p>0.000185192094177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433.219462496896" calcext:value-type="float">
            <text:p>433.219462496896</text:p>
          </table:table-cell>
          <table:table-cell office:value-type="float" office:value="0.467143200885773" calcext:value-type="float">
            <text:p>0.467143200885773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5-29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378.15795898438" calcext:value-type="float">
            <text:p>-3378.15795898438</text:p>
          </table:table-cell>
          <table:table-cell office:value-type="float" office:value="1.72508435225609" calcext:value-type="float">
            <text:p>1.72508435225609</text:p>
          </table:table-cell>
          <table:table-cell office:value-type="float" office:value="18457739.9505615" calcext:value-type="float">
            <text:p>18457739.9505615</text:p>
          </table:table-cell>
          <table:table-cell office:value-type="float" office:value="362180.219270833" calcext:value-type="float">
            <text:p>362180.219270833</text:p>
          </table:table-cell>
          <table:table-cell office:value-type="float" office:value="0.000142859975379051" calcext:value-type="float">
            <text:p>0.000142859975379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59.305692226156" calcext:value-type="float">
            <text:p>259.305692226156</text:p>
          </table:table-cell>
          <table:table-cell office:value-type="float" office:value="0.553732198516846" calcext:value-type="float">
            <text:p>0.553732198516846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5-29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378.15795898438" calcext:value-type="float">
            <text:p>-3378.15795898438</text:p>
          </table:table-cell>
          <table:table-cell office:value-type="float" office:value="1.72508435225609" calcext:value-type="float">
            <text:p>1.72508435225609</text:p>
          </table:table-cell>
          <table:table-cell office:value-type="float" office:value="18457739.9505615" calcext:value-type="float">
            <text:p>18457739.9505615</text:p>
          </table:table-cell>
          <table:table-cell office:value-type="float" office:value="278566.514973958" calcext:value-type="float">
            <text:p>278566.514973958</text:p>
          </table:table-cell>
          <table:table-cell office:value-type="float" office:value="0.000112089859596664" calcext:value-type="float">
            <text:p>0.000112089859597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311.905667902296" calcext:value-type="float">
            <text:p>311.905667902296</text:p>
          </table:table-cell>
          <table:table-cell office:value-type="float" office:value="0.553732198516846" calcext:value-type="float">
            <text:p>0.553732198516846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5-29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378.15795898438" calcext:value-type="float">
            <text:p>-3378.15795898438</text:p>
          </table:table-cell>
          <table:table-cell office:value-type="float" office:value="1.72508435225609" calcext:value-type="float">
            <text:p>1.72508435225609</text:p>
          </table:table-cell>
          <table:table-cell office:value-type="float" office:value="18457739.9505615" calcext:value-type="float">
            <text:p>18457739.9505615</text:p>
          </table:table-cell>
          <table:table-cell office:value-type="float" office:value="195132.606901042" calcext:value-type="float">
            <text:p>195132.606901042</text:p>
          </table:table-cell>
          <table:table-cell office:value-type="float" office:value="0.0000769689727220772" calcext:value-type="float">
            <text:p>7.69689727220772E-05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405.852596921276" calcext:value-type="float">
            <text:p>405.852596921276</text:p>
          </table:table-cell>
          <table:table-cell office:value-type="float" office:value="0.553732198516846" calcext:value-type="float">
            <text:p>0.553732198516846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5-29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378.15795898438" calcext:value-type="float">
            <text:p>-3378.15795898438</text:p>
          </table:table-cell>
          <table:table-cell office:value-type="float" office:value="1.72508435225609" calcext:value-type="float">
            <text:p>1.72508435225609</text:p>
          </table:table-cell>
          <table:table-cell office:value-type="float" office:value="18457739.9505615" calcext:value-type="float">
            <text:p>18457739.9505615</text:p>
          </table:table-cell>
          <table:table-cell office:value-type="float" office:value="108517.103125" calcext:value-type="float">
            <text:p>108517.103125</text:p>
          </table:table-cell>
          <table:table-cell office:value-type="float" office:value="0.0000436652153050593" calcext:value-type="float">
            <text:p>4.36652153050593E-05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405.146793575187" calcext:value-type="float">
            <text:p>405.146793575187</text:p>
          </table:table-cell>
          <table:table-cell office:value-type="float" office:value="0.553732198516846" calcext:value-type="float">
            <text:p>0.553732198516846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5-30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295.05825805664" calcext:value-type="float">
            <text:p>-3295.05825805664</text:p>
          </table:table-cell>
          <table:table-cell office:value-type="float" office:value="0.596228140420862" calcext:value-type="float">
            <text:p>0.596228140420862</text:p>
          </table:table-cell>
          <table:table-cell office:value-type="float" office:value="6390180.05218506" calcext:value-type="float">
            <text:p>6390180.05218506</text:p>
          </table:table-cell>
          <table:table-cell office:value-type="float" office:value="108517.103125" calcext:value-type="float">
            <text:p>108517.103125</text:p>
          </table:table-cell>
          <table:table-cell office:value-type="float" office:value="0.0000428039684548608" calcext:value-type="float">
            <text:p>4.28039684548608E-05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89.6219077486562" calcext:value-type="float">
            <text:p>89.6219077486562</text:p>
          </table:table-cell>
          <table:table-cell office:value-type="float" office:value="0.191705401565552" calcext:value-type="float">
            <text:p>0.191705401565552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5-30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295.05825805664" calcext:value-type="float">
            <text:p>-3295.05825805664</text:p>
          </table:table-cell>
          <table:table-cell office:value-type="float" office:value="0.596228140420862" calcext:value-type="float">
            <text:p>0.596228140420862</text:p>
          </table:table-cell>
          <table:table-cell office:value-type="float" office:value="6390180.05218506" calcext:value-type="float">
            <text:p>6390180.05218506</text:p>
          </table:table-cell>
          <table:table-cell office:value-type="float" office:value="108517.103125" calcext:value-type="float">
            <text:p>108517.103125</text:p>
          </table:table-cell>
          <table:table-cell office:value-type="float" office:value="0.0000436652153050593" calcext:value-type="float">
            <text:p>4.36652153050593E-05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107.8016481437" calcext:value-type="float">
            <text:p>107.8016481437</text:p>
          </table:table-cell>
          <table:table-cell office:value-type="float" office:value="0.191705401565552" calcext:value-type="float">
            <text:p>0.191705401565552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5-30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295.05825805664" calcext:value-type="float">
            <text:p>-3295.05825805664</text:p>
          </table:table-cell>
          <table:table-cell office:value-type="float" office:value="0.596228140420862" calcext:value-type="float">
            <text:p>0.596228140420862</text:p>
          </table:table-cell>
          <table:table-cell office:value-type="float" office:value="6390180.05218506" calcext:value-type="float">
            <text:p>6390180.05218506</text:p>
          </table:table-cell>
          <table:table-cell office:value-type="float" office:value="108517.103125" calcext:value-type="float">
            <text:p>108517.103125</text:p>
          </table:table-cell>
          <table:table-cell office:value-type="float" office:value="0.0000428039684548608" calcext:value-type="float">
            <text:p>4.28039684548608E-05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140.271830088125" calcext:value-type="float">
            <text:p>140.271830088125</text:p>
          </table:table-cell>
          <table:table-cell office:value-type="float" office:value="0.191705401565552" calcext:value-type="float">
            <text:p>0.19170540156555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5-30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295.05825805664" calcext:value-type="float">
            <text:p>-3295.05825805664</text:p>
          </table:table-cell>
          <table:table-cell office:value-type="float" office:value="0.596228140420862" calcext:value-type="float">
            <text:p>0.596228140420862</text:p>
          </table:table-cell>
          <table:table-cell office:value-type="float" office:value="6390180.05218506" calcext:value-type="float">
            <text:p>6390180.05218506</text:p>
          </table:table-cell>
          <table:table-cell office:value-type="float" office:value="108517.103125" calcext:value-type="float">
            <text:p>108517.103125</text:p>
          </table:table-cell>
          <table:table-cell office:value-type="float" office:value="0.0000436652153050593" calcext:value-type="float">
            <text:p>4.36652153050593E-05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140.027888499999" calcext:value-type="float">
            <text:p>140.027888499999</text:p>
          </table:table-cell>
          <table:table-cell office:value-type="float" office:value="0.191705401565552" calcext:value-type="float">
            <text:p>0.191705401565552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5-3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119.00700378418" calcext:value-type="float">
            <text:p>-2119.00700378418</text:p>
          </table:table-cell>
          <table:table-cell office:value-type="float" office:value="1.53691980030999" calcext:value-type="float">
            <text:p>1.53691980030999</text:p>
          </table:table-cell>
          <table:table-cell office:value-type="float" office:value="19155959.6014023" calcext:value-type="float">
            <text:p>19155959.6014023</text:p>
          </table:table-cell>
          <table:table-cell office:value-type="float" office:value="108517.103125" calcext:value-type="float">
            <text:p>108517.103125</text:p>
          </table:table-cell>
          <table:table-cell office:value-type="float" office:value="0.0000428039684548608" calcext:value-type="float">
            <text:p>4.28039684548608E-05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31.021777105717" calcext:value-type="float">
            <text:p>231.021777105717</text:p>
          </table:table-cell>
          <table:table-cell office:value-type="float" office:value="0.574678788042069" calcext:value-type="float">
            <text:p>0.574678788042069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5-3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119.00700378418" calcext:value-type="float">
            <text:p>-2119.00700378418</text:p>
          </table:table-cell>
          <table:table-cell office:value-type="float" office:value="1.53691980030999" calcext:value-type="float">
            <text:p>1.53691980030999</text:p>
          </table:table-cell>
          <table:table-cell office:value-type="float" office:value="19155959.6014023" calcext:value-type="float">
            <text:p>19155959.6014023</text:p>
          </table:table-cell>
          <table:table-cell office:value-type="float" office:value="108517.103125" calcext:value-type="float">
            <text:p>108517.103125</text:p>
          </table:table-cell>
          <table:table-cell office:value-type="float" office:value="0.0000436652153050593" calcext:value-type="float">
            <text:p>4.36652153050593E-05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277.8843806687" calcext:value-type="float">
            <text:p>277.8843806687</text:p>
          </table:table-cell>
          <table:table-cell office:value-type="float" office:value="0.574678788042069" calcext:value-type="float">
            <text:p>0.574678788042069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5-3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119.00700378418" calcext:value-type="float">
            <text:p>-2119.00700378418</text:p>
          </table:table-cell>
          <table:table-cell office:value-type="float" office:value="1.53691980030999" calcext:value-type="float">
            <text:p>1.53691980030999</text:p>
          </table:table-cell>
          <table:table-cell office:value-type="float" office:value="19155959.6014023" calcext:value-type="float">
            <text:p>19155959.6014023</text:p>
          </table:table-cell>
          <table:table-cell office:value-type="float" office:value="108517.103125" calcext:value-type="float">
            <text:p>108517.103125</text:p>
          </table:table-cell>
          <table:table-cell office:value-type="float" office:value="0.0000428039684548608" calcext:value-type="float">
            <text:p>4.28039684548608E-05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361.583995240448" calcext:value-type="float">
            <text:p>361.583995240448</text:p>
          </table:table-cell>
          <table:table-cell office:value-type="float" office:value="0.574678788042069" calcext:value-type="float">
            <text:p>0.574678788042069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5-3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119.00700378418" calcext:value-type="float">
            <text:p>-2119.00700378418</text:p>
          </table:table-cell>
          <table:table-cell office:value-type="float" office:value="1.53691980030999" calcext:value-type="float">
            <text:p>1.53691980030999</text:p>
          </table:table-cell>
          <table:table-cell office:value-type="float" office:value="19155959.6014023" calcext:value-type="float">
            <text:p>19155959.6014023</text:p>
          </table:table-cell>
          <table:table-cell office:value-type="float" office:value="108517.103125" calcext:value-type="float">
            <text:p>108517.103125</text:p>
          </table:table-cell>
          <table:table-cell office:value-type="float" office:value="0.0000436652153050593" calcext:value-type="float">
            <text:p>4.36652153050593E-05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360.955177793747" calcext:value-type="float">
            <text:p>360.955177793747</text:p>
          </table:table-cell>
          <table:table-cell office:value-type="float" office:value="0.574678788042069" calcext:value-type="float">
            <text:p>0.574678788042069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6-0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009.17555236816" calcext:value-type="float">
            <text:p>-2009.17555236816</text:p>
          </table:table-cell>
          <table:table-cell office:value-type="float" office:value="1.78575660283968" calcext:value-type="float">
            <text:p>1.78575660283968</text:p>
          </table:table-cell>
          <table:table-cell office:value-type="float" office:value="13248180.0041199" calcext:value-type="float">
            <text:p>13248180.0041199</text:p>
          </table:table-cell>
          <table:table-cell office:value-type="float" office:value="108517.103125" calcext:value-type="float">
            <text:p>108517.103125</text:p>
          </table:table-cell>
          <table:table-cell office:value-type="float" office:value="0.0000428039684548608" calcext:value-type="float">
            <text:p>4.28039684548608E-05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68.425628834428" calcext:value-type="float">
            <text:p>268.425628834428</text:p>
          </table:table-cell>
          <table:table-cell office:value-type="float" office:value="0.397445400123596" calcext:value-type="float">
            <text:p>0.397445400123596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6-0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009.17555236816" calcext:value-type="float">
            <text:p>-2009.17555236816</text:p>
          </table:table-cell>
          <table:table-cell office:value-type="float" office:value="1.78575660283968" calcext:value-type="float">
            <text:p>1.78575660283968</text:p>
          </table:table-cell>
          <table:table-cell office:value-type="float" office:value="13248180.0041199" calcext:value-type="float">
            <text:p>13248180.0041199</text:p>
          </table:table-cell>
          <table:table-cell office:value-type="float" office:value="108517.103125" calcext:value-type="float">
            <text:p>108517.103125</text:p>
          </table:table-cell>
          <table:table-cell office:value-type="float" office:value="0.0000436652153050593" calcext:value-type="float">
            <text:p>4.36652153050593E-05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322.875577180449" calcext:value-type="float">
            <text:p>322.875577180449</text:p>
          </table:table-cell>
          <table:table-cell office:value-type="float" office:value="0.397445400123596" calcext:value-type="float">
            <text:p>0.397445400123596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6-0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009.17555236816" calcext:value-type="float">
            <text:p>-2009.17555236816</text:p>
          </table:table-cell>
          <table:table-cell office:value-type="float" office:value="1.78575660283968" calcext:value-type="float">
            <text:p>1.78575660283968</text:p>
          </table:table-cell>
          <table:table-cell office:value-type="float" office:value="13248180.0041199" calcext:value-type="float">
            <text:p>13248180.0041199</text:p>
          </table:table-cell>
          <table:table-cell office:value-type="float" office:value="108517.103125" calcext:value-type="float">
            <text:p>108517.103125</text:p>
          </table:table-cell>
          <table:table-cell office:value-type="float" office:value="0.0000428039684548608" calcext:value-type="float">
            <text:p>4.28039684548608E-05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420.126675999326" calcext:value-type="float">
            <text:p>420.126675999326</text:p>
          </table:table-cell>
          <table:table-cell office:value-type="float" office:value="0.397445400123596" calcext:value-type="float">
            <text:p>0.397445400123596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6-0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009.17555236816" calcext:value-type="float">
            <text:p>-2009.17555236816</text:p>
          </table:table-cell>
          <table:table-cell office:value-type="float" office:value="1.78575660283968" calcext:value-type="float">
            <text:p>1.78575660283968</text:p>
          </table:table-cell>
          <table:table-cell office:value-type="float" office:value="13248180.0041199" calcext:value-type="float">
            <text:p>13248180.0041199</text:p>
          </table:table-cell>
          <table:table-cell office:value-type="float" office:value="108517.103125" calcext:value-type="float">
            <text:p>108517.103125</text:p>
          </table:table-cell>
          <table:table-cell office:value-type="float" office:value="0.0000436652153050593" calcext:value-type="float">
            <text:p>4.36652153050593E-05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419.396049126538" calcext:value-type="float">
            <text:p>419.396049126538</text:p>
          </table:table-cell>
          <table:table-cell office:value-type="float" office:value="0.397445400123596" calcext:value-type="float">
            <text:p>0.397445400123596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6-02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557.02545166016" calcext:value-type="float">
            <text:p>-2557.02545166016</text:p>
          </table:table-cell>
          <table:table-cell office:value-type="float" office:value="1.80086750769988" calcext:value-type="float">
            <text:p>1.80086750769988</text:p>
          </table:table-cell>
          <table:table-cell office:value-type="float" office:value="17996399.6910095" calcext:value-type="float">
            <text:p>17996399.6910095</text:p>
          </table:table-cell>
          <table:table-cell office:value-type="float" office:value="108517.103125" calcext:value-type="float">
            <text:p>108517.103125</text:p>
          </table:table-cell>
          <table:table-cell office:value-type="float" office:value="0.0000428039684548608" calcext:value-type="float">
            <text:p>4.28039684548608E-05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70.697021325938" calcext:value-type="float">
            <text:p>270.697021325938</text:p>
          </table:table-cell>
          <table:table-cell office:value-type="float" office:value="0.539891990730286" calcext:value-type="float">
            <text:p>0.539891990730286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6-02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557.02545166016" calcext:value-type="float">
            <text:p>-2557.02545166016</text:p>
          </table:table-cell>
          <table:table-cell office:value-type="float" office:value="1.80086750769988" calcext:value-type="float">
            <text:p>1.80086750769988</text:p>
          </table:table-cell>
          <table:table-cell office:value-type="float" office:value="17996399.6910095" calcext:value-type="float">
            <text:p>17996399.6910095</text:p>
          </table:table-cell>
          <table:table-cell office:value-type="float" office:value="108517.103125" calcext:value-type="float">
            <text:p>108517.103125</text:p>
          </table:table-cell>
          <table:table-cell office:value-type="float" office:value="0.0000436652153050593" calcext:value-type="float">
            <text:p>4.36652153050593E-05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325.607720027182" calcext:value-type="float">
            <text:p>325.607720027182</text:p>
          </table:table-cell>
          <table:table-cell office:value-type="float" office:value="0.539891990730286" calcext:value-type="float">
            <text:p>0.539891990730286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6-02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557.02545166016" calcext:value-type="float">
            <text:p>-2557.02545166016</text:p>
          </table:table-cell>
          <table:table-cell office:value-type="float" office:value="1.80086750769988" calcext:value-type="float">
            <text:p>1.80086750769988</text:p>
          </table:table-cell>
          <table:table-cell office:value-type="float" office:value="17996399.6910095" calcext:value-type="float">
            <text:p>17996399.6910095</text:p>
          </table:table-cell>
          <table:table-cell office:value-type="float" office:value="108517.103125" calcext:value-type="float">
            <text:p>108517.103125</text:p>
          </table:table-cell>
          <table:table-cell office:value-type="float" office:value="0.0000428039684548608" calcext:value-type="float">
            <text:p>4.28039684548608E-05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423.681748521617" calcext:value-type="float">
            <text:p>423.681748521617</text:p>
          </table:table-cell>
          <table:table-cell office:value-type="float" office:value="0.539891990730286" calcext:value-type="float">
            <text:p>0.539891990730286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6-02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557.02545166016" calcext:value-type="float">
            <text:p>-2557.02545166016</text:p>
          </table:table-cell>
          <table:table-cell office:value-type="float" office:value="1.80086750769988" calcext:value-type="float">
            <text:p>1.80086750769988</text:p>
          </table:table-cell>
          <table:table-cell office:value-type="float" office:value="17996399.6910095" calcext:value-type="float">
            <text:p>17996399.6910095</text:p>
          </table:table-cell>
          <table:table-cell office:value-type="float" office:value="108517.103125" calcext:value-type="float">
            <text:p>108517.103125</text:p>
          </table:table-cell>
          <table:table-cell office:value-type="float" office:value="0.0000436652153050593" calcext:value-type="float">
            <text:p>4.36652153050593E-05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422.944939152768" calcext:value-type="float">
            <text:p>422.944939152768</text:p>
          </table:table-cell>
          <table:table-cell office:value-type="float" office:value="0.539891990730286" calcext:value-type="float">
            <text:p>0.539891990730286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6-03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056.90440877279" calcext:value-type="float">
            <text:p>-3056.90440877279</text:p>
          </table:table-cell>
          <table:table-cell office:value-type="float" office:value="1.2049856773956" calcext:value-type="float">
            <text:p>1.2049856773956</text:p>
          </table:table-cell>
          <table:table-cell office:value-type="float" office:value="11156760.1764679" calcext:value-type="float">
            <text:p>11156760.1764679</text:p>
          </table:table-cell>
          <table:table-cell office:value-type="float" office:value="108517.103125" calcext:value-type="float">
            <text:p>108517.103125</text:p>
          </table:table-cell>
          <table:table-cell office:value-type="float" office:value="0.0000428039684548608" calcext:value-type="float">
            <text:p>4.28039684548608E-05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181.127169109748" calcext:value-type="float">
            <text:p>181.127169109748</text:p>
          </table:table-cell>
          <table:table-cell office:value-type="float" office:value="0.334702805294037" calcext:value-type="float">
            <text:p>0.334702805294037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6-03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056.90440877279" calcext:value-type="float">
            <text:p>-3056.90440877279</text:p>
          </table:table-cell>
          <table:table-cell office:value-type="float" office:value="1.2049856773956" calcext:value-type="float">
            <text:p>1.2049856773956</text:p>
          </table:table-cell>
          <table:table-cell office:value-type="float" office:value="11156760.1764679" calcext:value-type="float">
            <text:p>11156760.1764679</text:p>
          </table:table-cell>
          <table:table-cell office:value-type="float" office:value="88346.617578125" calcext:value-type="float">
            <text:p>88346.617578125</text:p>
          </table:table-cell>
          <table:table-cell office:value-type="float" office:value="0.0000355489961207215" calcext:value-type="float">
            <text:p>3.55489961207215E-05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217.868686843773" calcext:value-type="float">
            <text:p>217.868686843773</text:p>
          </table:table-cell>
          <table:table-cell office:value-type="float" office:value="0.334702805294037" calcext:value-type="float">
            <text:p>0.334702805294037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6-03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056.90440877279" calcext:value-type="float">
            <text:p>-3056.90440877279</text:p>
          </table:table-cell>
          <table:table-cell office:value-type="float" office:value="1.2049856773956" calcext:value-type="float">
            <text:p>1.2049856773956</text:p>
          </table:table-cell>
          <table:table-cell office:value-type="float" office:value="11156760.1764679" calcext:value-type="float">
            <text:p>11156760.1764679</text:p>
          </table:table-cell>
          <table:table-cell office:value-type="float" office:value="51354.6567708333" calcext:value-type="float">
            <text:p>51354.6567708333</text:p>
          </table:table-cell>
          <table:table-cell office:value-type="float" office:value="0.0000202565590596062" calcext:value-type="float">
            <text:p>2.02565590596062E-05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283.491393208897" calcext:value-type="float">
            <text:p>283.491393208897</text:p>
          </table:table-cell>
          <table:table-cell office:value-type="float" office:value="0.334702805294037" calcext:value-type="float">
            <text:p>0.334702805294037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6-03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056.90440877279" calcext:value-type="float">
            <text:p>-3056.90440877279</text:p>
          </table:table-cell>
          <table:table-cell office:value-type="float" office:value="1.2049856773956" calcext:value-type="float">
            <text:p>1.2049856773956</text:p>
          </table:table-cell>
          <table:table-cell office:value-type="float" office:value="11156760.1764679" calcext:value-type="float">
            <text:p>11156760.1764679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282.998383738384" calcext:value-type="float">
            <text:p>282.998383738384</text:p>
          </table:table-cell>
          <table:table-cell office:value-type="float" office:value="0.334702805294037" calcext:value-type="float">
            <text:p>0.334702805294037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6-04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999.88700358073" calcext:value-type="float">
            <text:p>-2999.88700358073</text:p>
          </table:table-cell>
          <table:table-cell office:value-type="float" office:value="1.63172542961547" calcext:value-type="float">
            <text:p>1.63172542961547</text:p>
          </table:table-cell>
          <table:table-cell office:value-type="float" office:value="21483719.7624207" calcext:value-type="float">
            <text:p>21483719.7624207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45.272465370233" calcext:value-type="float">
            <text:p>245.272465370233</text:p>
          </table:table-cell>
          <table:table-cell office:value-type="float" office:value="0.64451159287262" calcext:value-type="float">
            <text:p>0.64451159287262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6-04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999.88700358073" calcext:value-type="float">
            <text:p>-2999.88700358073</text:p>
          </table:table-cell>
          <table:table-cell office:value-type="float" office:value="1.63172542961547" calcext:value-type="float">
            <text:p>1.63172542961547</text:p>
          </table:table-cell>
          <table:table-cell office:value-type="float" office:value="21483719.7624207" calcext:value-type="float">
            <text:p>21483719.7624207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295.02581093601" calcext:value-type="float">
            <text:p>295.02581093601</text:p>
          </table:table-cell>
          <table:table-cell office:value-type="float" office:value="0.64451159287262" calcext:value-type="float">
            <text:p>0.64451159287262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6-04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999.88700358073" calcext:value-type="float">
            <text:p>-2999.88700358073</text:p>
          </table:table-cell>
          <table:table-cell office:value-type="float" office:value="1.63172542961547" calcext:value-type="float">
            <text:p>1.63172542961547</text:p>
          </table:table-cell>
          <table:table-cell office:value-type="float" office:value="21483719.7624207" calcext:value-type="float">
            <text:p>21483719.7624207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383.888476065438" calcext:value-type="float">
            <text:p>383.888476065438</text:p>
          </table:table-cell>
          <table:table-cell office:value-type="float" office:value="0.64451159287262" calcext:value-type="float">
            <text:p>0.64451159287262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6-04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999.88700358073" calcext:value-type="float">
            <text:p>-2999.88700358073</text:p>
          </table:table-cell>
          <table:table-cell office:value-type="float" office:value="1.63172542961547" calcext:value-type="float">
            <text:p>1.63172542961547</text:p>
          </table:table-cell>
          <table:table-cell office:value-type="float" office:value="21483719.7624207" calcext:value-type="float">
            <text:p>21483719.7624207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383.220869715282" calcext:value-type="float">
            <text:p>383.220869715282</text:p>
          </table:table-cell>
          <table:table-cell office:value-type="float" office:value="0.64451159287262" calcext:value-type="float">
            <text:p>0.64451159287262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6-05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4473.84071858724" calcext:value-type="float">
            <text:p>-4473.84071858724</text:p>
          </table:table-cell>
          <table:table-cell office:value-type="float" office:value="1.69260617840337" calcext:value-type="float">
            <text:p>1.69260617840337</text:p>
          </table:table-cell>
          <table:table-cell office:value-type="float" office:value="19189619.7933197" calcext:value-type="float">
            <text:p>19189619.7933197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54.42374234231" calcext:value-type="float">
            <text:p>254.42374234231</text:p>
          </table:table-cell>
          <table:table-cell office:value-type="float" office:value="0.575688593799591" calcext:value-type="float">
            <text:p>0.575688593799591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6-05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4473.84071858724" calcext:value-type="float">
            <text:p>-4473.84071858724</text:p>
          </table:table-cell>
          <table:table-cell office:value-type="float" office:value="1.69260617840337" calcext:value-type="float">
            <text:p>1.69260617840337</text:p>
          </table:table-cell>
          <table:table-cell office:value-type="float" office:value="19189619.7933197" calcext:value-type="float">
            <text:p>19189619.7933197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306.033417948528" calcext:value-type="float">
            <text:p>306.033417948528</text:p>
          </table:table-cell>
          <table:table-cell office:value-type="float" office:value="0.575688593799591" calcext:value-type="float">
            <text:p>0.575688593799591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6-05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4473.84071858724" calcext:value-type="float">
            <text:p>-4473.84071858724</text:p>
          </table:table-cell>
          <table:table-cell office:value-type="float" office:value="1.69260617840337" calcext:value-type="float">
            <text:p>1.69260617840337</text:p>
          </table:table-cell>
          <table:table-cell office:value-type="float" office:value="19189619.7933197" calcext:value-type="float">
            <text:p>19189619.7933197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398.211607549278" calcext:value-type="float">
            <text:p>398.211607549278</text:p>
          </table:table-cell>
          <table:table-cell office:value-type="float" office:value="0.575688593799591" calcext:value-type="float">
            <text:p>0.575688593799591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6-05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4473.84071858724" calcext:value-type="float">
            <text:p>-4473.84071858724</text:p>
          </table:table-cell>
          <table:table-cell office:value-type="float" office:value="1.69260617840337" calcext:value-type="float">
            <text:p>1.69260617840337</text:p>
          </table:table-cell>
          <table:table-cell office:value-type="float" office:value="19189619.7933197" calcext:value-type="float">
            <text:p>19189619.7933197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397.519092367186" calcext:value-type="float">
            <text:p>397.519092367186</text:p>
          </table:table-cell>
          <table:table-cell office:value-type="float" office:value="0.575688593799591" calcext:value-type="float">
            <text:p>0.575688593799591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6-06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5827.38905843099" calcext:value-type="float">
            <text:p>-5827.38905843099</text:p>
          </table:table-cell>
          <table:table-cell office:value-type="float" office:value="1.79086728821858" calcext:value-type="float">
            <text:p>1.79086728821858</text:p>
          </table:table-cell>
          <table:table-cell office:value-type="float" office:value="15733260.0597382" calcext:value-type="float">
            <text:p>15733260.0597382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69.193840434163" calcext:value-type="float">
            <text:p>269.193840434163</text:p>
          </table:table-cell>
          <table:table-cell office:value-type="float" office:value="0.471997801792145" calcext:value-type="float">
            <text:p>0.471997801792145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6-06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5827.38905843099" calcext:value-type="float">
            <text:p>-5827.38905843099</text:p>
          </table:table-cell>
          <table:table-cell office:value-type="float" office:value="1.79086728821858" calcext:value-type="float">
            <text:p>1.79086728821858</text:p>
          </table:table-cell>
          <table:table-cell office:value-type="float" office:value="15733260.0597382" calcext:value-type="float">
            <text:p>15733260.0597382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323.799619958101" calcext:value-type="float">
            <text:p>323.799619958101</text:p>
          </table:table-cell>
          <table:table-cell office:value-type="float" office:value="0.471997801792145" calcext:value-type="float">
            <text:p>0.471997801792145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6-06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5827.38905843099" calcext:value-type="float">
            <text:p>-5827.38905843099</text:p>
          </table:table-cell>
          <table:table-cell office:value-type="float" office:value="1.79086728821858" calcext:value-type="float">
            <text:p>1.79086728821858</text:p>
          </table:table-cell>
          <table:table-cell office:value-type="float" office:value="15733260.0597382" calcext:value-type="float">
            <text:p>15733260.0597382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421.329043251895" calcext:value-type="float">
            <text:p>421.329043251895</text:p>
          </table:table-cell>
          <table:table-cell office:value-type="float" office:value="0.471997801792145" calcext:value-type="float">
            <text:p>0.471997801792145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6-06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5827.38905843099" calcext:value-type="float">
            <text:p>-5827.38905843099</text:p>
          </table:table-cell>
          <table:table-cell office:value-type="float" office:value="1.79086728821858" calcext:value-type="float">
            <text:p>1.79086728821858</text:p>
          </table:table-cell>
          <table:table-cell office:value-type="float" office:value="15733260.0597382" calcext:value-type="float">
            <text:p>15733260.0597382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420.596325386376" calcext:value-type="float">
            <text:p>420.596325386376</text:p>
          </table:table-cell>
          <table:table-cell office:value-type="float" office:value="0.471997801792145" calcext:value-type="float">
            <text:p>0.471997801792145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6-07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5572.42850748698" calcext:value-type="float">
            <text:p>-5572.42850748698</text:p>
          </table:table-cell>
          <table:table-cell office:value-type="float" office:value="1.53881337373605" calcext:value-type="float">
            <text:p>1.53881337373605</text:p>
          </table:table-cell>
          <table:table-cell office:value-type="float" office:value="19667699.7631073" calcext:value-type="float">
            <text:p>19667699.7631073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31.306409197698" calcext:value-type="float">
            <text:p>231.306409197698</text:p>
          </table:table-cell>
          <table:table-cell office:value-type="float" office:value="0.590030992893219" calcext:value-type="float">
            <text:p>0.590030992893219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6-07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5572.42850748698" calcext:value-type="float">
            <text:p>-5572.42850748698</text:p>
          </table:table-cell>
          <table:table-cell office:value-type="float" office:value="1.53881337373605" calcext:value-type="float">
            <text:p>1.53881337373605</text:p>
          </table:table-cell>
          <table:table-cell office:value-type="float" office:value="19667699.7631073" calcext:value-type="float">
            <text:p>19667699.7631073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278.226750178577" calcext:value-type="float">
            <text:p>278.226750178577</text:p>
          </table:table-cell>
          <table:table-cell office:value-type="float" office:value="0.590030992893219" calcext:value-type="float">
            <text:p>0.590030992893219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6-07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5572.42850748698" calcext:value-type="float">
            <text:p>-5572.42850748698</text:p>
          </table:table-cell>
          <table:table-cell office:value-type="float" office:value="1.53881337373605" calcext:value-type="float">
            <text:p>1.53881337373605</text:p>
          </table:table-cell>
          <table:table-cell office:value-type="float" office:value="19667699.7631073" calcext:value-type="float">
            <text:p>19667699.7631073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362.029487480536" calcext:value-type="float">
            <text:p>362.029487480536</text:p>
          </table:table-cell>
          <table:table-cell office:value-type="float" office:value="0.590030992893219" calcext:value-type="float">
            <text:p>0.590030992893219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6-07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5572.42850748698" calcext:value-type="float">
            <text:p>-5572.42850748698</text:p>
          </table:table-cell>
          <table:table-cell office:value-type="float" office:value="1.53881337373605" calcext:value-type="float">
            <text:p>1.53881337373605</text:p>
          </table:table-cell>
          <table:table-cell office:value-type="float" office:value="19667699.7631073" calcext:value-type="float">
            <text:p>19667699.7631073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361.399895294642" calcext:value-type="float">
            <text:p>361.399895294642</text:p>
          </table:table-cell>
          <table:table-cell office:value-type="float" office:value="0.590030992893219" calcext:value-type="float">
            <text:p>0.590030992893219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6-08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6988.92852783203" calcext:value-type="float">
            <text:p>-6988.92852783203</text:p>
          </table:table-cell>
          <table:table-cell office:value-type="float" office:value="1.2391936403219" calcext:value-type="float">
            <text:p>1.2391936403219</text:p>
          </table:table-cell>
          <table:table-cell office:value-type="float" office:value="15321239.8365811" calcext:value-type="float">
            <text:p>15321239.8365811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186.269131875019" calcext:value-type="float">
            <text:p>186.269131875019</text:p>
          </table:table-cell>
          <table:table-cell office:value-type="float" office:value="0.459637195097432" calcext:value-type="float">
            <text:p>0.459637195097432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6-08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6988.92852783203" calcext:value-type="float">
            <text:p>-6988.92852783203</text:p>
          </table:table-cell>
          <table:table-cell office:value-type="float" office:value="1.2391936403219" calcext:value-type="float">
            <text:p>1.2391936403219</text:p>
          </table:table-cell>
          <table:table-cell office:value-type="float" office:value="15321239.8365811" calcext:value-type="float">
            <text:p>15321239.8365811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224.053693107467" calcext:value-type="float">
            <text:p>224.053693107467</text:p>
          </table:table-cell>
          <table:table-cell office:value-type="float" office:value="0.459637195097432" calcext:value-type="float">
            <text:p>0.459637195097432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6-08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6988.92852783203" calcext:value-type="float">
            <text:p>-6988.92852783203</text:p>
          </table:table-cell>
          <table:table-cell office:value-type="float" office:value="1.2391936403219" calcext:value-type="float">
            <text:p>1.2391936403219</text:p>
          </table:table-cell>
          <table:table-cell office:value-type="float" office:value="15321239.8365811" calcext:value-type="float">
            <text:p>15321239.8365811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291.539342035787" calcext:value-type="float">
            <text:p>291.539342035787</text:p>
          </table:table-cell>
          <table:table-cell office:value-type="float" office:value="0.459637195097432" calcext:value-type="float">
            <text:p>0.459637195097432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6-08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6988.92852783203" calcext:value-type="float">
            <text:p>-6988.92852783203</text:p>
          </table:table-cell>
          <table:table-cell office:value-type="float" office:value="1.2391936403219" calcext:value-type="float">
            <text:p>1.2391936403219</text:p>
          </table:table-cell>
          <table:table-cell office:value-type="float" office:value="15321239.8365811" calcext:value-type="float">
            <text:p>15321239.8365811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291.032336673037" calcext:value-type="float">
            <text:p>291.032336673037</text:p>
          </table:table-cell>
          <table:table-cell office:value-type="float" office:value="0.459637195097432" calcext:value-type="float">
            <text:p>0.459637195097432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6-09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110.59410858154" calcext:value-type="float">
            <text:p>-2110.59410858154</text:p>
          </table:table-cell>
          <table:table-cell office:value-type="float" office:value="1.77882341995428" calcext:value-type="float">
            <text:p>1.77882341995428</text:p>
          </table:table-cell>
          <table:table-cell office:value-type="float" office:value="13006080.1510647" calcext:value-type="float">
            <text:p>13006080.1510647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67.383468904637" calcext:value-type="float">
            <text:p>267.383468904637</text:p>
          </table:table-cell>
          <table:table-cell office:value-type="float" office:value="0.390182404531941" calcext:value-type="float">
            <text:p>0.390182404531941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6-09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110.59410858154" calcext:value-type="float">
            <text:p>-2110.59410858154</text:p>
          </table:table-cell>
          <table:table-cell office:value-type="float" office:value="1.77882341995428" calcext:value-type="float">
            <text:p>1.77882341995428</text:p>
          </table:table-cell>
          <table:table-cell office:value-type="float" office:value="13006080.1510647" calcext:value-type="float">
            <text:p>13006080.1510647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321.622015848371" calcext:value-type="float">
            <text:p>321.622015848371</text:p>
          </table:table-cell>
          <table:table-cell office:value-type="float" office:value="0.390182404531941" calcext:value-type="float">
            <text:p>0.390182404531941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6-09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110.59410858154" calcext:value-type="float">
            <text:p>-2110.59410858154</text:p>
          </table:table-cell>
          <table:table-cell office:value-type="float" office:value="1.77882341995428" calcext:value-type="float">
            <text:p>1.77882341995428</text:p>
          </table:table-cell>
          <table:table-cell office:value-type="float" office:value="13006080.1510647" calcext:value-type="float">
            <text:p>13006080.1510647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418.495538208706" calcext:value-type="float">
            <text:p>418.495538208706</text:p>
          </table:table-cell>
          <table:table-cell office:value-type="float" office:value="0.390182404531941" calcext:value-type="float">
            <text:p>0.390182404531941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6-09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110.59410858154" calcext:value-type="float">
            <text:p>-2110.59410858154</text:p>
          </table:table-cell>
          <table:table-cell office:value-type="float" office:value="1.77882341995428" calcext:value-type="float">
            <text:p>1.77882341995428</text:p>
          </table:table-cell>
          <table:table-cell office:value-type="float" office:value="13006080.1510647" calcext:value-type="float">
            <text:p>13006080.1510647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417.767747987745" calcext:value-type="float">
            <text:p>417.767747987745</text:p>
          </table:table-cell>
          <table:table-cell office:value-type="float" office:value="0.390182404531941" calcext:value-type="float">
            <text:p>0.390182404531941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6-10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327.62049357096" calcext:value-type="float">
            <text:p>-2327.62049357096</text:p>
          </table:table-cell>
          <table:table-cell office:value-type="float" office:value="1.31925089026481" calcext:value-type="float">
            <text:p>1.31925089026481</text:p>
          </table:table-cell>
          <table:table-cell office:value-type="float" office:value="9659519.90661621" calcext:value-type="float">
            <text:p>9659519.90661621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198.302920592086" calcext:value-type="float">
            <text:p>198.302920592086</text:p>
          </table:table-cell>
          <table:table-cell office:value-type="float" office:value="0.289785597198486" calcext:value-type="float">
            <text:p>0.289785597198486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6-10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327.62049357096" calcext:value-type="float">
            <text:p>-2327.62049357096</text:p>
          </table:table-cell>
          <table:table-cell office:value-type="float" office:value="1.31925089026481" calcext:value-type="float">
            <text:p>1.31925089026481</text:p>
          </table:table-cell>
          <table:table-cell office:value-type="float" office:value="9659519.90661621" calcext:value-type="float">
            <text:p>9659519.90661621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238.528527327143" calcext:value-type="float">
            <text:p>238.528527327143</text:p>
          </table:table-cell>
          <table:table-cell office:value-type="float" office:value="0.289785597198486" calcext:value-type="float">
            <text:p>0.289785597198486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6-10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327.62049357096" calcext:value-type="float">
            <text:p>-2327.62049357096</text:p>
          </table:table-cell>
          <table:table-cell office:value-type="float" office:value="1.31925089026481" calcext:value-type="float">
            <text:p>1.31925089026481</text:p>
          </table:table-cell>
          <table:table-cell office:value-type="float" office:value="9659519.90661621" calcext:value-type="float">
            <text:p>9659519.90661621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310.374040031403" calcext:value-type="float">
            <text:p>310.374040031403</text:p>
          </table:table-cell>
          <table:table-cell office:value-type="float" office:value="0.289785597198486" calcext:value-type="float">
            <text:p>0.289785597198486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6-10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327.62049357096" calcext:value-type="float">
            <text:p>-2327.62049357096</text:p>
          </table:table-cell>
          <table:table-cell office:value-type="float" office:value="1.31925089026481" calcext:value-type="float">
            <text:p>1.31925089026481</text:p>
          </table:table-cell>
          <table:table-cell office:value-type="float" office:value="9659519.90661621" calcext:value-type="float">
            <text:p>9659519.90661621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309.834279937086" calcext:value-type="float">
            <text:p>309.834279937086</text:p>
          </table:table-cell>
          <table:table-cell office:value-type="float" office:value="0.289785597198486" calcext:value-type="float">
            <text:p>0.289785597198486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6-1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012.62451299032" calcext:value-type="float">
            <text:p>-1012.62451299032</text:p>
          </table:table-cell>
          <table:table-cell office:value-type="float" office:value="1.01127477100817" calcext:value-type="float">
            <text:p>1.01127477100817</text:p>
          </table:table-cell>
          <table:table-cell office:value-type="float" office:value="10506779.9131393" calcext:value-type="float">
            <text:p>10506779.9131393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152.009554885925" calcext:value-type="float">
            <text:p>152.009554885925</text:p>
          </table:table-cell>
          <table:table-cell office:value-type="float" office:value="0.31520339739418" calcext:value-type="float">
            <text:p>0.31520339739418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6-1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012.62451299032" calcext:value-type="float">
            <text:p>-1012.62451299032</text:p>
          </table:table-cell>
          <table:table-cell office:value-type="float" office:value="1.01127477100817" calcext:value-type="float">
            <text:p>1.01127477100817</text:p>
          </table:table-cell>
          <table:table-cell office:value-type="float" office:value="10506779.9131393" calcext:value-type="float">
            <text:p>10506779.9131393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182.844585235228" calcext:value-type="float">
            <text:p>182.844585235228</text:p>
          </table:table-cell>
          <table:table-cell office:value-type="float" office:value="0.31520339739418" calcext:value-type="float">
            <text:p>0.31520339739418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6-1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012.62451299032" calcext:value-type="float">
            <text:p>-1012.62451299032</text:p>
          </table:table-cell>
          <table:table-cell office:value-type="float" office:value="1.01127477100817" calcext:value-type="float">
            <text:p>1.01127477100817</text:p>
          </table:table-cell>
          <table:table-cell office:value-type="float" office:value="10506779.9131393" calcext:value-type="float">
            <text:p>10506779.9131393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237.917926435233" calcext:value-type="float">
            <text:p>237.917926435233</text:p>
          </table:table-cell>
          <table:table-cell office:value-type="float" office:value="0.31520339739418" calcext:value-type="float">
            <text:p>0.31520339739418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6-1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012.62451299032" calcext:value-type="float">
            <text:p>-1012.62451299032</text:p>
          </table:table-cell>
          <table:table-cell office:value-type="float" office:value="1.01127477100817" calcext:value-type="float">
            <text:p>1.01127477100817</text:p>
          </table:table-cell>
          <table:table-cell office:value-type="float" office:value="10506779.9131393" calcext:value-type="float">
            <text:p>10506779.9131393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237.50417210707" calcext:value-type="float">
            <text:p>237.50417210707</text:p>
          </table:table-cell>
          <table:table-cell office:value-type="float" office:value="0.31520339739418" calcext:value-type="float">
            <text:p>0.31520339739418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6-12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849.976137797038" calcext:value-type="float">
            <text:p>-849.976137797038</text:p>
          </table:table-cell>
          <table:table-cell office:value-type="float" office:value="0.927469461385044" calcext:value-type="float">
            <text:p>0.927469461385044</text:p>
          </table:table-cell>
          <table:table-cell office:value-type="float" office:value="4360679.99060154" calcext:value-type="float">
            <text:p>4360679.99060154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139.412377364934" calcext:value-type="float">
            <text:p>139.412377364934</text:p>
          </table:table-cell>
          <table:table-cell office:value-type="float" office:value="0.130820399718046" calcext:value-type="float">
            <text:p>0.130820399718046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6-12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849.976137797038" calcext:value-type="float">
            <text:p>-849.976137797038</text:p>
          </table:table-cell>
          <table:table-cell office:value-type="float" office:value="0.927469461385044" calcext:value-type="float">
            <text:p>0.927469461385044</text:p>
          </table:table-cell>
          <table:table-cell office:value-type="float" office:value="4360679.99060154" calcext:value-type="float">
            <text:p>4360679.99060154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167.692079192508" calcext:value-type="float">
            <text:p>167.692079192508</text:p>
          </table:table-cell>
          <table:table-cell office:value-type="float" office:value="0.130820399718046" calcext:value-type="float">
            <text:p>0.130820399718046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6-12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849.976137797038" calcext:value-type="float">
            <text:p>-849.976137797038</text:p>
          </table:table-cell>
          <table:table-cell office:value-type="float" office:value="0.927469461385044" calcext:value-type="float">
            <text:p>0.927469461385044</text:p>
          </table:table-cell>
          <table:table-cell office:value-type="float" office:value="4360679.99060154" calcext:value-type="float">
            <text:p>4360679.99060154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218.20143981714" calcext:value-type="float">
            <text:p>218.20143981714</text:p>
          </table:table-cell>
          <table:table-cell office:value-type="float" office:value="0.130820399718046" calcext:value-type="float">
            <text:p>0.130820399718046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6-12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849.976137797038" calcext:value-type="float">
            <text:p>-849.976137797038</text:p>
          </table:table-cell>
          <table:table-cell office:value-type="float" office:value="0.927469461385044" calcext:value-type="float">
            <text:p>0.927469461385044</text:p>
          </table:table-cell>
          <table:table-cell office:value-type="float" office:value="4360679.99060154" calcext:value-type="float">
            <text:p>4360679.99060154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217.821973706753" calcext:value-type="float">
            <text:p>217.821973706753</text:p>
          </table:table-cell>
          <table:table-cell office:value-type="float" office:value="0.130820399718046" calcext:value-type="float">
            <text:p>0.130820399718046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6-13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917.512814839681" calcext:value-type="float">
            <text:p>-917.512814839681</text:p>
          </table:table-cell>
          <table:table-cell office:value-type="float" office:value="1.90408226662839" calcext:value-type="float">
            <text:p>1.90408226662839</text:p>
          </table:table-cell>
          <table:table-cell office:value-type="float" office:value="12882060.2734566" calcext:value-type="float">
            <text:p>12882060.2734566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86.211726144234" calcext:value-type="float">
            <text:p>286.211726144234</text:p>
          </table:table-cell>
          <table:table-cell office:value-type="float" office:value="0.386461808203697" calcext:value-type="float">
            <text:p>0.386461808203697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6-13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917.512814839681" calcext:value-type="float">
            <text:p>-917.512814839681</text:p>
          </table:table-cell>
          <table:table-cell office:value-type="float" office:value="1.90408226662839" calcext:value-type="float">
            <text:p>1.90408226662839</text:p>
          </table:table-cell>
          <table:table-cell office:value-type="float" office:value="12882060.2734566" calcext:value-type="float">
            <text:p>12882060.2734566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344.269571709315" calcext:value-type="float">
            <text:p>344.269571709315</text:p>
          </table:table-cell>
          <table:table-cell office:value-type="float" office:value="0.386461808203697" calcext:value-type="float">
            <text:p>0.386461808203697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6-13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917.512814839681" calcext:value-type="float">
            <text:p>-917.512814839681</text:p>
          </table:table-cell>
          <table:table-cell office:value-type="float" office:value="1.90408226662839" calcext:value-type="float">
            <text:p>1.90408226662839</text:p>
          </table:table-cell>
          <table:table-cell office:value-type="float" office:value="12882060.2734566" calcext:value-type="float">
            <text:p>12882060.2734566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447.964606282721" calcext:value-type="float">
            <text:p>447.964606282721</text:p>
          </table:table-cell>
          <table:table-cell office:value-type="float" office:value="0.386461808203697" calcext:value-type="float">
            <text:p>0.386461808203697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6-13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917.512814839681" calcext:value-type="float">
            <text:p>-917.512814839681</text:p>
          </table:table-cell>
          <table:table-cell office:value-type="float" office:value="1.90408226662839" calcext:value-type="float">
            <text:p>1.90408226662839</text:p>
          </table:table-cell>
          <table:table-cell office:value-type="float" office:value="12882060.2734566" calcext:value-type="float">
            <text:p>12882060.2734566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447.185567487745" calcext:value-type="float">
            <text:p>447.185567487745</text:p>
          </table:table-cell>
          <table:table-cell office:value-type="float" office:value="0.386461808203697" calcext:value-type="float">
            <text:p>0.386461808203697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6-14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491.54898071289" calcext:value-type="float">
            <text:p>-1491.54898071289</text:p>
          </table:table-cell>
          <table:table-cell office:value-type="float" office:value="1.96843689191155" calcext:value-type="float">
            <text:p>1.96843689191155</text:p>
          </table:table-cell>
          <table:table-cell office:value-type="float" office:value="17209079.6916962" calcext:value-type="float">
            <text:p>17209079.6916962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95.885178132353" calcext:value-type="float">
            <text:p>295.885178132353</text:p>
          </table:table-cell>
          <table:table-cell office:value-type="float" office:value="0.516272390750885" calcext:value-type="float">
            <text:p>0.516272390750885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6-14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491.54898071289" calcext:value-type="float">
            <text:p>-1491.54898071289</text:p>
          </table:table-cell>
          <table:table-cell office:value-type="float" office:value="1.96843689191155" calcext:value-type="float">
            <text:p>1.96843689191155</text:p>
          </table:table-cell>
          <table:table-cell office:value-type="float" office:value="17209079.6916962" calcext:value-type="float">
            <text:p>17209079.6916962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355.905276569367" calcext:value-type="float">
            <text:p>355.905276569367</text:p>
          </table:table-cell>
          <table:table-cell office:value-type="float" office:value="0.516272390750885" calcext:value-type="float">
            <text:p>0.516272390750885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6-14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491.54898071289" calcext:value-type="float">
            <text:p>-1491.54898071289</text:p>
          </table:table-cell>
          <table:table-cell office:value-type="float" office:value="1.96843689191155" calcext:value-type="float">
            <text:p>1.96843689191155</text:p>
          </table:table-cell>
          <table:table-cell office:value-type="float" office:value="17209079.6916962" calcext:value-type="float">
            <text:p>17209079.6916962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463.105020582409" calcext:value-type="float">
            <text:p>463.105020582409</text:p>
          </table:table-cell>
          <table:table-cell office:value-type="float" office:value="0.516272390750885" calcext:value-type="float">
            <text:p>0.516272390750885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6-14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491.54898071289" calcext:value-type="float">
            <text:p>-1491.54898071289</text:p>
          </table:table-cell>
          <table:table-cell office:value-type="float" office:value="1.96843689191155" calcext:value-type="float">
            <text:p>1.96843689191155</text:p>
          </table:table-cell>
          <table:table-cell office:value-type="float" office:value="17209079.6916962" calcext:value-type="float">
            <text:p>17209079.6916962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462.299651648966" calcext:value-type="float">
            <text:p>462.299651648966</text:p>
          </table:table-cell>
          <table:table-cell office:value-type="float" office:value="0.516272390750885" calcext:value-type="float">
            <text:p>0.516272390750885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6-15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934.28265889486" calcext:value-type="float">
            <text:p>-1934.28265889486</text:p>
          </table:table-cell>
          <table:table-cell office:value-type="float" office:value="1.7446620240662" calcext:value-type="float">
            <text:p>1.7446620240662</text:p>
          </table:table-cell>
          <table:table-cell office:value-type="float" office:value="16352460.7148007" calcext:value-type="float">
            <text:p>16352460.7148007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62.248505853941" calcext:value-type="float">
            <text:p>262.248505853941</text:p>
          </table:table-cell>
          <table:table-cell office:value-type="float" office:value="0.49057382144402" calcext:value-type="float">
            <text:p>0.49057382144402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6-15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934.28265889486" calcext:value-type="float">
            <text:p>-1934.28265889486</text:p>
          </table:table-cell>
          <table:table-cell office:value-type="float" office:value="1.7446620240662" calcext:value-type="float">
            <text:p>1.7446620240662</text:p>
          </table:table-cell>
          <table:table-cell office:value-type="float" office:value="16352460.7148007" calcext:value-type="float">
            <text:p>16352460.7148007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315.445429186385" calcext:value-type="float">
            <text:p>315.445429186385</text:p>
          </table:table-cell>
          <table:table-cell office:value-type="float" office:value="0.49057382144402" calcext:value-type="float">
            <text:p>0.49057382144402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6-15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934.28265889486" calcext:value-type="float">
            <text:p>-1934.28265889486</text:p>
          </table:table-cell>
          <table:table-cell office:value-type="float" office:value="1.7446620240662" calcext:value-type="float">
            <text:p>1.7446620240662</text:p>
          </table:table-cell>
          <table:table-cell office:value-type="float" office:value="16352460.7148007" calcext:value-type="float">
            <text:p>16352460.7148007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410.458544992983" calcext:value-type="float">
            <text:p>410.458544992983</text:p>
          </table:table-cell>
          <table:table-cell office:value-type="float" office:value="0.49057382144402" calcext:value-type="float">
            <text:p>0.49057382144402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6-15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934.28265889486" calcext:value-type="float">
            <text:p>-1934.28265889486</text:p>
          </table:table-cell>
          <table:table-cell office:value-type="float" office:value="1.7446620240662" calcext:value-type="float">
            <text:p>1.7446620240662</text:p>
          </table:table-cell>
          <table:table-cell office:value-type="float" office:value="16352460.7148007" calcext:value-type="float">
            <text:p>16352460.7148007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409.744731611759" calcext:value-type="float">
            <text:p>409.744731611759</text:p>
          </table:table-cell>
          <table:table-cell office:value-type="float" office:value="0.49057382144402" calcext:value-type="float">
            <text:p>0.49057382144402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6-16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692.71689923604" calcext:value-type="float">
            <text:p>-1692.71689923604</text:p>
          </table:table-cell>
          <table:table-cell office:value-type="float" office:value="1.72746328207722" calcext:value-type="float">
            <text:p>1.72746328207722</text:p>
          </table:table-cell>
          <table:table-cell office:value-type="float" office:value="8244359.94575769" calcext:value-type="float">
            <text:p>8244359.94575769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59.663280562761" calcext:value-type="float">
            <text:p>259.663280562761</text:p>
          </table:table-cell>
          <table:table-cell office:value-type="float" office:value="0.247330798372731" calcext:value-type="float">
            <text:p>0.247330798372731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6-16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692.71689923604" calcext:value-type="float">
            <text:p>-1692.71689923604</text:p>
          </table:table-cell>
          <table:table-cell office:value-type="float" office:value="1.72746328207722" calcext:value-type="float">
            <text:p>1.72746328207722</text:p>
          </table:table-cell>
          <table:table-cell office:value-type="float" office:value="8244359.94575769" calcext:value-type="float">
            <text:p>8244359.94575769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312.335792779252" calcext:value-type="float">
            <text:p>312.335792779252</text:p>
          </table:table-cell>
          <table:table-cell office:value-type="float" office:value="0.247330798372731" calcext:value-type="float">
            <text:p>0.247330798372731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6-16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692.71689923604" calcext:value-type="float">
            <text:p>-1692.71689923604</text:p>
          </table:table-cell>
          <table:table-cell office:value-type="float" office:value="1.72746328207722" calcext:value-type="float">
            <text:p>1.72746328207722</text:p>
          </table:table-cell>
          <table:table-cell office:value-type="float" office:value="8244359.94575769" calcext:value-type="float">
            <text:p>8244359.94575769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406.412276709999" calcext:value-type="float">
            <text:p>406.412276709999</text:p>
          </table:table-cell>
          <table:table-cell office:value-type="float" office:value="0.247330798372731" calcext:value-type="float">
            <text:p>0.247330798372731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6-16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692.71689923604" calcext:value-type="float">
            <text:p>-1692.71689923604</text:p>
          </table:table-cell>
          <table:table-cell office:value-type="float" office:value="1.72746328207722" calcext:value-type="float">
            <text:p>1.72746328207722</text:p>
          </table:table-cell>
          <table:table-cell office:value-type="float" office:value="8244359.94575769" calcext:value-type="float">
            <text:p>8244359.94575769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405.705500045345" calcext:value-type="float">
            <text:p>405.705500045345</text:p>
          </table:table-cell>
          <table:table-cell office:value-type="float" office:value="0.247330798372731" calcext:value-type="float">
            <text:p>0.247330798372731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6-17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932.766932169596" calcext:value-type="float">
            <text:p>-932.766932169596</text:p>
          </table:table-cell>
          <table:table-cell office:value-type="float" office:value="1.85000359597325" calcext:value-type="float">
            <text:p>1.85000359597325</text:p>
          </table:table-cell>
          <table:table-cell office:value-type="float" office:value="18175140.0947571" calcext:value-type="float">
            <text:p>18175140.0947571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78.082902118578" calcext:value-type="float">
            <text:p>278.082902118578</text:p>
          </table:table-cell>
          <table:table-cell office:value-type="float" office:value="0.545254202842712" calcext:value-type="float">
            <text:p>0.545254202842712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6-17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932.766932169596" calcext:value-type="float">
            <text:p>-932.766932169596</text:p>
          </table:table-cell>
          <table:table-cell office:value-type="float" office:value="1.85000359597325" calcext:value-type="float">
            <text:p>1.85000359597325</text:p>
          </table:table-cell>
          <table:table-cell office:value-type="float" office:value="18175140.0947571" calcext:value-type="float">
            <text:p>18175140.0947571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334.491821497912" calcext:value-type="float">
            <text:p>334.491821497912</text:p>
          </table:table-cell>
          <table:table-cell office:value-type="float" office:value="0.545254202842712" calcext:value-type="float">
            <text:p>0.545254202842712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6-17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932.766932169596" calcext:value-type="float">
            <text:p>-932.766932169596</text:p>
          </table:table-cell>
          <table:table-cell office:value-type="float" office:value="1.85000359597325" calcext:value-type="float">
            <text:p>1.85000359597325</text:p>
          </table:table-cell>
          <table:table-cell office:value-type="float" office:value="18175140.0947571" calcext:value-type="float">
            <text:p>18175140.0947571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435.241768182233" calcext:value-type="float">
            <text:p>435.241768182233</text:p>
          </table:table-cell>
          <table:table-cell office:value-type="float" office:value="0.545254202842712" calcext:value-type="float">
            <text:p>0.545254202842712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6-17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932.766932169596" calcext:value-type="float">
            <text:p>-932.766932169596</text:p>
          </table:table-cell>
          <table:table-cell office:value-type="float" office:value="1.85000359597325" calcext:value-type="float">
            <text:p>1.85000359597325</text:p>
          </table:table-cell>
          <table:table-cell office:value-type="float" office:value="18175140.0947571" calcext:value-type="float">
            <text:p>18175140.0947571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434.484855207741" calcext:value-type="float">
            <text:p>434.484855207741</text:p>
          </table:table-cell>
          <table:table-cell office:value-type="float" office:value="0.545254202842712" calcext:value-type="float">
            <text:p>0.545254202842712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6-18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524.53512064616" calcext:value-type="float">
            <text:p>-1524.53512064616</text:p>
          </table:table-cell>
          <table:table-cell office:value-type="float" office:value="1.74277889241239" calcext:value-type="float">
            <text:p>1.74277889241239</text:p>
          </table:table-cell>
          <table:table-cell office:value-type="float" office:value="22404600.1297787" calcext:value-type="float">
            <text:p>22404600.1297787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61.965443314764" calcext:value-type="float">
            <text:p>261.965443314764</text:p>
          </table:table-cell>
          <table:table-cell office:value-type="float" office:value="0.672138003893361" calcext:value-type="float">
            <text:p>0.672138003893361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6-18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524.53512064616" calcext:value-type="float">
            <text:p>-1524.53512064616</text:p>
          </table:table-cell>
          <table:table-cell office:value-type="float" office:value="1.74277889241239" calcext:value-type="float">
            <text:p>1.74277889241239</text:p>
          </table:table-cell>
          <table:table-cell office:value-type="float" office:value="22404600.1297787" calcext:value-type="float">
            <text:p>22404600.1297787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315.104947611984" calcext:value-type="float">
            <text:p>315.104947611984</text:p>
          </table:table-cell>
          <table:table-cell office:value-type="float" office:value="0.672138003893361" calcext:value-type="float">
            <text:p>0.672138003893361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6-18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524.53512064616" calcext:value-type="float">
            <text:p>-1524.53512064616</text:p>
          </table:table-cell>
          <table:table-cell office:value-type="float" office:value="1.74277889241239" calcext:value-type="float">
            <text:p>1.74277889241239</text:p>
          </table:table-cell>
          <table:table-cell office:value-type="float" office:value="22404600.1297787" calcext:value-type="float">
            <text:p>22404600.1297787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410.015509340237" calcext:value-type="float">
            <text:p>410.015509340237</text:p>
          </table:table-cell>
          <table:table-cell office:value-type="float" office:value="0.672138003893361" calcext:value-type="float">
            <text:p>0.672138003893361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6-18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524.53512064616" calcext:value-type="float">
            <text:p>-1524.53512064616</text:p>
          </table:table-cell>
          <table:table-cell office:value-type="float" office:value="1.74277889241239" calcext:value-type="float">
            <text:p>1.74277889241239</text:p>
          </table:table-cell>
          <table:table-cell office:value-type="float" office:value="22404600.1297787" calcext:value-type="float">
            <text:p>22404600.1297787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409.302466426046" calcext:value-type="float">
            <text:p>409.302466426046</text:p>
          </table:table-cell>
          <table:table-cell office:value-type="float" office:value="0.672138003893361" calcext:value-type="float">
            <text:p>0.672138003893361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6-19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980.67417399089" calcext:value-type="float">
            <text:p>-1980.67417399089</text:p>
          </table:table-cell>
          <table:table-cell office:value-type="float" office:value="1.70285159679224" calcext:value-type="float">
            <text:p>1.70285159679224</text:p>
          </table:table-cell>
          <table:table-cell office:value-type="float" office:value="22652999.5564297" calcext:value-type="float">
            <text:p>22652999.5564297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55.963780256398" calcext:value-type="float">
            <text:p>255.963780256398</text:p>
          </table:table-cell>
          <table:table-cell office:value-type="float" office:value="0.679589986692891" calcext:value-type="float">
            <text:p>0.679589986692891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6-19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980.67417399089" calcext:value-type="float">
            <text:p>-1980.67417399089</text:p>
          </table:table-cell>
          <table:table-cell office:value-type="float" office:value="1.70285159679224" calcext:value-type="float">
            <text:p>1.70285159679224</text:p>
          </table:table-cell>
          <table:table-cell office:value-type="float" office:value="22652999.5564297" calcext:value-type="float">
            <text:p>22652999.5564297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307.885851460746" calcext:value-type="float">
            <text:p>307.885851460746</text:p>
          </table:table-cell>
          <table:table-cell office:value-type="float" office:value="0.679589986692891" calcext:value-type="float">
            <text:p>0.679589986692891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6-19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980.67417399089" calcext:value-type="float">
            <text:p>-1980.67417399089</text:p>
          </table:table-cell>
          <table:table-cell office:value-type="float" office:value="1.70285159679224" calcext:value-type="float">
            <text:p>1.70285159679224</text:p>
          </table:table-cell>
          <table:table-cell office:value-type="float" office:value="22652999.5564297" calcext:value-type="float">
            <text:p>22652999.5564297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400.621999629081" calcext:value-type="float">
            <text:p>400.621999629081</text:p>
          </table:table-cell>
          <table:table-cell office:value-type="float" office:value="0.679589986692891" calcext:value-type="float">
            <text:p>0.679589986692891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6-19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980.67417399089" calcext:value-type="float">
            <text:p>-1980.67417399089</text:p>
          </table:table-cell>
          <table:table-cell office:value-type="float" office:value="1.70285159679224" calcext:value-type="float">
            <text:p>1.70285159679224</text:p>
          </table:table-cell>
          <table:table-cell office:value-type="float" office:value="22652999.5564297" calcext:value-type="float">
            <text:p>22652999.5564297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399.925292622646" calcext:value-type="float">
            <text:p>399.925292622646</text:p>
          </table:table-cell>
          <table:table-cell office:value-type="float" office:value="0.679589986692891" calcext:value-type="float">
            <text:p>0.679589986692891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6-20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483.09265136719" calcext:value-type="float">
            <text:p>-2483.09265136719</text:p>
          </table:table-cell>
          <table:table-cell office:value-type="float" office:value="1.88329116372188" calcext:value-type="float">
            <text:p>1.88329116372188</text:p>
          </table:table-cell>
          <table:table-cell office:value-type="float" office:value="21878099.6038109" calcext:value-type="float">
            <text:p>21878099.6038109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83.086515875955" calcext:value-type="float">
            <text:p>283.086515875955</text:p>
          </table:table-cell>
          <table:table-cell office:value-type="float" office:value="0.656342988114327" calcext:value-type="float">
            <text:p>0.656342988114327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6-20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483.09265136719" calcext:value-type="float">
            <text:p>-2483.09265136719</text:p>
          </table:table-cell>
          <table:table-cell office:value-type="float" office:value="1.88329116372188" calcext:value-type="float">
            <text:p>1.88329116372188</text:p>
          </table:table-cell>
          <table:table-cell office:value-type="float" office:value="21878099.6038109" calcext:value-type="float">
            <text:p>21878099.6038109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340.510414755628" calcext:value-type="float">
            <text:p>340.510414755628</text:p>
          </table:table-cell>
          <table:table-cell office:value-type="float" office:value="0.656342988114327" calcext:value-type="float">
            <text:p>0.656342988114327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6-20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483.09265136719" calcext:value-type="float">
            <text:p>-2483.09265136719</text:p>
          </table:table-cell>
          <table:table-cell office:value-type="float" office:value="1.88329116372188" calcext:value-type="float">
            <text:p>1.88329116372188</text:p>
          </table:table-cell>
          <table:table-cell office:value-type="float" office:value="21878099.6038109" calcext:value-type="float">
            <text:p>21878099.6038109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443.073179903234" calcext:value-type="float">
            <text:p>443.073179903234</text:p>
          </table:table-cell>
          <table:table-cell office:value-type="float" office:value="0.656342988114327" calcext:value-type="float">
            <text:p>0.656342988114327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6-20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483.09265136719" calcext:value-type="float">
            <text:p>-2483.09265136719</text:p>
          </table:table-cell>
          <table:table-cell office:value-type="float" office:value="1.88329116372188" calcext:value-type="float">
            <text:p>1.88329116372188</text:p>
          </table:table-cell>
          <table:table-cell office:value-type="float" office:value="21878099.6038109" calcext:value-type="float">
            <text:p>21878099.6038109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442.302647608233" calcext:value-type="float">
            <text:p>442.302647608233</text:p>
          </table:table-cell>
          <table:table-cell office:value-type="float" office:value="0.656342988114327" calcext:value-type="float">
            <text:p>0.656342988114327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6-2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734.56276957194" calcext:value-type="float">
            <text:p>-2734.56276957194</text:p>
          </table:table-cell>
          <table:table-cell office:value-type="float" office:value="1.39513164576783" calcext:value-type="float">
            <text:p>1.39513164576783</text:p>
          </table:table-cell>
          <table:table-cell office:value-type="float" office:value="9167759.82010961" calcext:value-type="float">
            <text:p>9167759.82010961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09.708920424281" calcext:value-type="float">
            <text:p>209.708920424281</text:p>
          </table:table-cell>
          <table:table-cell office:value-type="float" office:value="0.275032794603288" calcext:value-type="float">
            <text:p>0.275032794603288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6-2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734.56276957194" calcext:value-type="float">
            <text:p>-2734.56276957194</text:p>
          </table:table-cell>
          <table:table-cell office:value-type="float" office:value="1.39513164576783" calcext:value-type="float">
            <text:p>1.39513164576783</text:p>
          </table:table-cell>
          <table:table-cell office:value-type="float" office:value="9167759.82010961" calcext:value-type="float">
            <text:p>9167759.82010961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252.248226132102" calcext:value-type="float">
            <text:p>252.248226132102</text:p>
          </table:table-cell>
          <table:table-cell office:value-type="float" office:value="0.275032794603288" calcext:value-type="float">
            <text:p>0.275032794603288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6-2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734.56276957194" calcext:value-type="float">
            <text:p>-2734.56276957194</text:p>
          </table:table-cell>
          <table:table-cell office:value-type="float" office:value="1.39513164576783" calcext:value-type="float">
            <text:p>1.39513164576783</text:p>
          </table:table-cell>
          <table:table-cell office:value-type="float" office:value="9167759.82010961" calcext:value-type="float">
            <text:p>9167759.82010961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328.226153545142" calcext:value-type="float">
            <text:p>328.226153545142</text:p>
          </table:table-cell>
          <table:table-cell office:value-type="float" office:value="0.275032794603288" calcext:value-type="float">
            <text:p>0.275032794603288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6-2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734.56276957194" calcext:value-type="float">
            <text:p>-2734.56276957194</text:p>
          </table:table-cell>
          <table:table-cell office:value-type="float" office:value="1.39513164576783" calcext:value-type="float">
            <text:p>1.39513164576783</text:p>
          </table:table-cell>
          <table:table-cell office:value-type="float" office:value="9167759.82010961" calcext:value-type="float">
            <text:p>9167759.82010961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327.655347495844" calcext:value-type="float">
            <text:p>327.655347495844</text:p>
          </table:table-cell>
          <table:table-cell office:value-type="float" office:value="0.275032794603288" calcext:value-type="float">
            <text:p>0.275032794603288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6-22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192.71713002523" calcext:value-type="float">
            <text:p>-1192.71713002523</text:p>
          </table:table-cell>
          <table:table-cell office:value-type="float" office:value="1.88422460159927" calcext:value-type="float">
            <text:p>1.88422460159927</text:p>
          </table:table-cell>
          <table:table-cell office:value-type="float" office:value="21981600.5143002" calcext:value-type="float">
            <text:p>21981600.5143002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83.226825394519" calcext:value-type="float">
            <text:p>283.226825394519</text:p>
          </table:table-cell>
          <table:table-cell office:value-type="float" office:value="0.659448015429005" calcext:value-type="float">
            <text:p>0.659448015429005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6-22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192.71713002523" calcext:value-type="float">
            <text:p>-1192.71713002523</text:p>
          </table:table-cell>
          <table:table-cell office:value-type="float" office:value="1.88422460159927" calcext:value-type="float">
            <text:p>1.88422460159927</text:p>
          </table:table-cell>
          <table:table-cell office:value-type="float" office:value="21981600.5143002" calcext:value-type="float">
            <text:p>21981600.5143002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340.679185960475" calcext:value-type="float">
            <text:p>340.679185960475</text:p>
          </table:table-cell>
          <table:table-cell office:value-type="float" office:value="0.659448015429005" calcext:value-type="float">
            <text:p>0.659448015429005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6-22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192.71713002523" calcext:value-type="float">
            <text:p>-1192.71713002523</text:p>
          </table:table-cell>
          <table:table-cell office:value-type="float" office:value="1.88422460159927" calcext:value-type="float">
            <text:p>1.88422460159927</text:p>
          </table:table-cell>
          <table:table-cell office:value-type="float" office:value="21981600.5143002" calcext:value-type="float">
            <text:p>21981600.5143002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443.292785504612" calcext:value-type="float">
            <text:p>443.292785504612</text:p>
          </table:table-cell>
          <table:table-cell office:value-type="float" office:value="0.659448015429005" calcext:value-type="float">
            <text:p>0.659448015429005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6-22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192.71713002523" calcext:value-type="float">
            <text:p>-1192.71713002523</text:p>
          </table:table-cell>
          <table:table-cell office:value-type="float" office:value="1.88422460159927" calcext:value-type="float">
            <text:p>1.88422460159927</text:p>
          </table:table-cell>
          <table:table-cell office:value-type="float" office:value="21981600.5143002" calcext:value-type="float">
            <text:p>21981600.5143002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442.521871301574" calcext:value-type="float">
            <text:p>442.521871301574</text:p>
          </table:table-cell>
          <table:table-cell office:value-type="float" office:value="0.659448015429005" calcext:value-type="float">
            <text:p>0.659448015429005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6-23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049.0834757487" calcext:value-type="float">
            <text:p>-2049.0834757487</text:p>
          </table:table-cell>
          <table:table-cell office:value-type="float" office:value="1.75688157341938" calcext:value-type="float">
            <text:p>1.75688157341938</text:p>
          </table:table-cell>
          <table:table-cell office:value-type="float" office:value="23573879.7665432" calcext:value-type="float">
            <text:p>23573879.7665432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64.085284849457" calcext:value-type="float">
            <text:p>264.085284849457</text:p>
          </table:table-cell>
          <table:table-cell office:value-type="float" office:value="0.707216392996296" calcext:value-type="float">
            <text:p>0.707216392996296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6-23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049.0834757487" calcext:value-type="float">
            <text:p>-2049.0834757487</text:p>
          </table:table-cell>
          <table:table-cell office:value-type="float" office:value="1.75688157341938" calcext:value-type="float">
            <text:p>1.75688157341938</text:p>
          </table:table-cell>
          <table:table-cell office:value-type="float" office:value="23573879.7665432" calcext:value-type="float">
            <text:p>23573879.7665432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317.654797497844" calcext:value-type="float">
            <text:p>317.654797497844</text:p>
          </table:table-cell>
          <table:table-cell office:value-type="float" office:value="0.707216392996296" calcext:value-type="float">
            <text:p>0.707216392996296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6-23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049.0834757487" calcext:value-type="float">
            <text:p>-2049.0834757487</text:p>
          </table:table-cell>
          <table:table-cell office:value-type="float" office:value="1.75688157341938" calcext:value-type="float">
            <text:p>1.75688157341938</text:p>
          </table:table-cell>
          <table:table-cell office:value-type="float" office:value="23573879.7665432" calcext:value-type="float">
            <text:p>23573879.7665432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413.333381711378" calcext:value-type="float">
            <text:p>413.333381711378</text:p>
          </table:table-cell>
          <table:table-cell office:value-type="float" office:value="0.707216392996296" calcext:value-type="float">
            <text:p>0.707216392996296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6-23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049.0834757487" calcext:value-type="float">
            <text:p>-2049.0834757487</text:p>
          </table:table-cell>
          <table:table-cell office:value-type="float" office:value="1.75688157341938" calcext:value-type="float">
            <text:p>1.75688157341938</text:p>
          </table:table-cell>
          <table:table-cell office:value-type="float" office:value="23573879.7665432" calcext:value-type="float">
            <text:p>23573879.7665432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412.614568807198" calcext:value-type="float">
            <text:p>412.614568807198</text:p>
          </table:table-cell>
          <table:table-cell office:value-type="float" office:value="0.707216392996296" calcext:value-type="float">
            <text:p>0.707216392996296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6-24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496.84267425537" calcext:value-type="float">
            <text:p>-2496.84267425537</text:p>
          </table:table-cell>
          <table:table-cell office:value-type="float" office:value="1.69920856915269" calcext:value-type="float">
            <text:p>1.69920856915269</text:p>
          </table:table-cell>
          <table:table-cell office:value-type="float" office:value="13919219.9009567" calcext:value-type="float">
            <text:p>13919219.9009567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55.416179321615" calcext:value-type="float">
            <text:p>255.416179321615</text:p>
          </table:table-cell>
          <table:table-cell office:value-type="float" office:value="0.417576597028702" calcext:value-type="float">
            <text:p>0.417576597028702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6-24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496.84267425537" calcext:value-type="float">
            <text:p>-2496.84267425537</text:p>
          </table:table-cell>
          <table:table-cell office:value-type="float" office:value="1.69920856915269" calcext:value-type="float">
            <text:p>1.69920856915269</text:p>
          </table:table-cell>
          <table:table-cell office:value-type="float" office:value="13919219.9009567" calcext:value-type="float">
            <text:p>13919219.9009567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307.227170064896" calcext:value-type="float">
            <text:p>307.227170064896</text:p>
          </table:table-cell>
          <table:table-cell office:value-type="float" office:value="0.417576597028702" calcext:value-type="float">
            <text:p>0.417576597028702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6-24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496.84267425537" calcext:value-type="float">
            <text:p>-2496.84267425537</text:p>
          </table:table-cell>
          <table:table-cell office:value-type="float" office:value="1.69920856915269" calcext:value-type="float">
            <text:p>1.69920856915269</text:p>
          </table:table-cell>
          <table:table-cell office:value-type="float" office:value="13919219.9009567" calcext:value-type="float">
            <text:p>13919219.9009567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399.764921407813" calcext:value-type="float">
            <text:p>399.764921407813</text:p>
          </table:table-cell>
          <table:table-cell office:value-type="float" office:value="0.417576597028702" calcext:value-type="float">
            <text:p>0.41757659702870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6-24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496.84267425537" calcext:value-type="float">
            <text:p>-2496.84267425537</text:p>
          </table:table-cell>
          <table:table-cell office:value-type="float" office:value="1.69920856915269" calcext:value-type="float">
            <text:p>1.69920856915269</text:p>
          </table:table-cell>
          <table:table-cell office:value-type="float" office:value="13919219.9009567" calcext:value-type="float">
            <text:p>13919219.9009567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399.069704914636" calcext:value-type="float">
            <text:p>399.069704914636</text:p>
          </table:table-cell>
          <table:table-cell office:value-type="float" office:value="0.417576597028702" calcext:value-type="float">
            <text:p>0.417576597028702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6-25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575.64651743571" calcext:value-type="float">
            <text:p>-1575.64651743571</text:p>
          </table:table-cell>
          <table:table-cell office:value-type="float" office:value="1.73639449458278" calcext:value-type="float">
            <text:p>1.73639449458278</text:p>
          </table:table-cell>
          <table:table-cell office:value-type="float" office:value="13562639.9052456" calcext:value-type="float">
            <text:p>13562639.9052456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61.005773895417" calcext:value-type="float">
            <text:p>261.005773895417</text:p>
          </table:table-cell>
          <table:table-cell office:value-type="float" office:value="0.406879197157368" calcext:value-type="float">
            <text:p>0.406879197157368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6-25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575.64651743571" calcext:value-type="float">
            <text:p>-1575.64651743571</text:p>
          </table:table-cell>
          <table:table-cell office:value-type="float" office:value="1.73639449458278" calcext:value-type="float">
            <text:p>1.73639449458278</text:p>
          </table:table-cell>
          <table:table-cell office:value-type="float" office:value="13562639.9052456" calcext:value-type="float">
            <text:p>13562639.9052456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313.950609931863" calcext:value-type="float">
            <text:p>313.950609931863</text:p>
          </table:table-cell>
          <table:table-cell office:value-type="float" office:value="0.406879197157368" calcext:value-type="float">
            <text:p>0.406879197157368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6-25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575.64651743571" calcext:value-type="float">
            <text:p>-1575.64651743571</text:p>
          </table:table-cell>
          <table:table-cell office:value-type="float" office:value="1.73639449458278" calcext:value-type="float">
            <text:p>1.73639449458278</text:p>
          </table:table-cell>
          <table:table-cell office:value-type="float" office:value="13562639.9052456" calcext:value-type="float">
            <text:p>13562639.9052456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408.513481665164" calcext:value-type="float">
            <text:p>408.513481665164</text:p>
          </table:table-cell>
          <table:table-cell office:value-type="float" office:value="0.406879197157368" calcext:value-type="float">
            <text:p>0.406879197157368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6-25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575.64651743571" calcext:value-type="float">
            <text:p>-1575.64651743571</text:p>
          </table:table-cell>
          <table:table-cell office:value-type="float" office:value="1.73639449458278" calcext:value-type="float">
            <text:p>1.73639449458278</text:p>
          </table:table-cell>
          <table:table-cell office:value-type="float" office:value="13562639.9052456" calcext:value-type="float">
            <text:p>13562639.9052456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407.803050872139" calcext:value-type="float">
            <text:p>407.803050872139</text:p>
          </table:table-cell>
          <table:table-cell office:value-type="float" office:value="0.406879197157368" calcext:value-type="float">
            <text:p>0.406879197157368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6-26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183.16274007161" calcext:value-type="float">
            <text:p>-2183.16274007161</text:p>
          </table:table-cell>
          <table:table-cell office:value-type="float" office:value="1.89083790683071" calcext:value-type="float">
            <text:p>1.89083790683071</text:p>
          </table:table-cell>
          <table:table-cell office:value-type="float" office:value="8580239.99382555" calcext:value-type="float">
            <text:p>8580239.99382555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84.220902981913" calcext:value-type="float">
            <text:p>284.220902981913</text:p>
          </table:table-cell>
          <table:table-cell office:value-type="float" office:value="0.257407199814767" calcext:value-type="float">
            <text:p>0.257407199814767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6-26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183.16274007161" calcext:value-type="float">
            <text:p>-2183.16274007161</text:p>
          </table:table-cell>
          <table:table-cell office:value-type="float" office:value="1.89083790683071" calcext:value-type="float">
            <text:p>1.89083790683071</text:p>
          </table:table-cell>
          <table:table-cell office:value-type="float" office:value="8580239.99382555" calcext:value-type="float">
            <text:p>8580239.99382555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341.874911481118" calcext:value-type="float">
            <text:p>341.874911481118</text:p>
          </table:table-cell>
          <table:table-cell office:value-type="float" office:value="0.257407199814767" calcext:value-type="float">
            <text:p>0.257407199814767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6-26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183.16274007161" calcext:value-type="float">
            <text:p>-2183.16274007161</text:p>
          </table:table-cell>
          <table:table-cell office:value-type="float" office:value="1.89083790683071" calcext:value-type="float">
            <text:p>1.89083790683071</text:p>
          </table:table-cell>
          <table:table-cell office:value-type="float" office:value="8580239.99382555" calcext:value-type="float">
            <text:p>8580239.99382555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444.848667162748" calcext:value-type="float">
            <text:p>444.848667162748</text:p>
          </table:table-cell>
          <table:table-cell office:value-type="float" office:value="0.257407199814767" calcext:value-type="float">
            <text:p>0.257407199814767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6-26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183.16274007161" calcext:value-type="float">
            <text:p>-2183.16274007161</text:p>
          </table:table-cell>
          <table:table-cell office:value-type="float" office:value="1.89083790683071" calcext:value-type="float">
            <text:p>1.89083790683071</text:p>
          </table:table-cell>
          <table:table-cell office:value-type="float" office:value="8580239.99382555" calcext:value-type="float">
            <text:p>8580239.99382555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444.07504718306" calcext:value-type="float">
            <text:p>444.07504718306</text:p>
          </table:table-cell>
          <table:table-cell office:value-type="float" office:value="0.257407199814767" calcext:value-type="float">
            <text:p>0.257407199814767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6-27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548.0190633138" calcext:value-type="float">
            <text:p>-2548.0190633138</text:p>
          </table:table-cell>
          <table:table-cell office:value-type="float" office:value="1.55759299750571" calcext:value-type="float">
            <text:p>1.55759299750571</text:p>
          </table:table-cell>
          <table:table-cell office:value-type="float" office:value="10970820.204623" calcext:value-type="float">
            <text:p>10970820.204623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34.129264401833" calcext:value-type="float">
            <text:p>234.129264401833</text:p>
          </table:table-cell>
          <table:table-cell office:value-type="float" office:value="0.329124606138691" calcext:value-type="float">
            <text:p>0.329124606138691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6-27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548.0190633138" calcext:value-type="float">
            <text:p>-2548.0190633138</text:p>
          </table:table-cell>
          <table:table-cell office:value-type="float" office:value="1.55759299750571" calcext:value-type="float">
            <text:p>1.55759299750571</text:p>
          </table:table-cell>
          <table:table-cell office:value-type="float" office:value="10970820.204623" calcext:value-type="float">
            <text:p>10970820.204623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281.622219557897" calcext:value-type="float">
            <text:p>281.622219557897</text:p>
          </table:table-cell>
          <table:table-cell office:value-type="float" office:value="0.329124606138691" calcext:value-type="float">
            <text:p>0.329124606138691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6-27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548.0190633138" calcext:value-type="float">
            <text:p>-2548.0190633138</text:p>
          </table:table-cell>
          <table:table-cell office:value-type="float" office:value="1.55759299750571" calcext:value-type="float">
            <text:p>1.55759299750571</text:p>
          </table:table-cell>
          <table:table-cell office:value-type="float" office:value="10970820.204623" calcext:value-type="float">
            <text:p>10970820.204623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366.447682490046" calcext:value-type="float">
            <text:p>366.447682490046</text:p>
          </table:table-cell>
          <table:table-cell office:value-type="float" office:value="0.329124606138691" calcext:value-type="float">
            <text:p>0.329124606138691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6-27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548.0190633138" calcext:value-type="float">
            <text:p>-2548.0190633138</text:p>
          </table:table-cell>
          <table:table-cell office:value-type="float" office:value="1.55759299750571" calcext:value-type="float">
            <text:p>1.55759299750571</text:p>
          </table:table-cell>
          <table:table-cell office:value-type="float" office:value="10970820.204623" calcext:value-type="float">
            <text:p>10970820.204623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365.810406783472" calcext:value-type="float">
            <text:p>365.810406783472</text:p>
          </table:table-cell>
          <table:table-cell office:value-type="float" office:value="0.329124606138691" calcext:value-type="float">
            <text:p>0.329124606138691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6-28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284.6688486735" calcext:value-type="float">
            <text:p>-2284.6688486735</text:p>
          </table:table-cell>
          <table:table-cell office:value-type="float" office:value="1.67231160503434" calcext:value-type="float">
            <text:p>1.67231160503434</text:p>
          </table:table-cell>
          <table:table-cell office:value-type="float" office:value="17841959.5983177" calcext:value-type="float">
            <text:p>17841959.5983177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51.373167807211" calcext:value-type="float">
            <text:p>251.373167807211</text:p>
          </table:table-cell>
          <table:table-cell office:value-type="float" office:value="0.535258787949532" calcext:value-type="float">
            <text:p>0.535258787949532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6-28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284.6688486735" calcext:value-type="float">
            <text:p>-2284.6688486735</text:p>
          </table:table-cell>
          <table:table-cell office:value-type="float" office:value="1.67231160503434" calcext:value-type="float">
            <text:p>1.67231160503434</text:p>
          </table:table-cell>
          <table:table-cell office:value-type="float" office:value="17841959.5983177" calcext:value-type="float">
            <text:p>17841959.5983177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302.364036533538" calcext:value-type="float">
            <text:p>302.364036533538</text:p>
          </table:table-cell>
          <table:table-cell office:value-type="float" office:value="0.535258787949532" calcext:value-type="float">
            <text:p>0.535258787949532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6-28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284.6688486735" calcext:value-type="float">
            <text:p>-2284.6688486735</text:p>
          </table:table-cell>
          <table:table-cell office:value-type="float" office:value="1.67231160503434" calcext:value-type="float">
            <text:p>1.67231160503434</text:p>
          </table:table-cell>
          <table:table-cell office:value-type="float" office:value="17841959.5983177" calcext:value-type="float">
            <text:p>17841959.5983177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393.436997371835" calcext:value-type="float">
            <text:p>393.436997371835</text:p>
          </table:table-cell>
          <table:table-cell office:value-type="float" office:value="0.535258787949532" calcext:value-type="float">
            <text:p>0.535258787949532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6-28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284.6688486735" calcext:value-type="float">
            <text:p>-2284.6688486735</text:p>
          </table:table-cell>
          <table:table-cell office:value-type="float" office:value="1.67231160503434" calcext:value-type="float">
            <text:p>1.67231160503434</text:p>
          </table:table-cell>
          <table:table-cell office:value-type="float" office:value="17841959.5983177" calcext:value-type="float">
            <text:p>17841959.5983177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392.752785538951" calcext:value-type="float">
            <text:p>392.752785538951</text:p>
          </table:table-cell>
          <table:table-cell office:value-type="float" office:value="0.535258787949532" calcext:value-type="float">
            <text:p>0.535258787949532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6-29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822.27176920573" calcext:value-type="float">
            <text:p>-1822.27176920573</text:p>
          </table:table-cell>
          <table:table-cell office:value-type="float" office:value="1.80828051525168" calcext:value-type="float">
            <text:p>1.80828051525168</text:p>
          </table:table-cell>
          <table:table-cell office:value-type="float" office:value="12685680.4501176" calcext:value-type="float">
            <text:p>12685680.4501176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71.811305999719" calcext:value-type="float">
            <text:p>271.811305999719</text:p>
          </table:table-cell>
          <table:table-cell office:value-type="float" office:value="0.380570413503528" calcext:value-type="float">
            <text:p>0.380570413503528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6-29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822.27176920573" calcext:value-type="float">
            <text:p>-1822.27176920573</text:p>
          </table:table-cell>
          <table:table-cell office:value-type="float" office:value="1.80828051525168" calcext:value-type="float">
            <text:p>1.80828051525168</text:p>
          </table:table-cell>
          <table:table-cell office:value-type="float" office:value="12685680.4501176" calcext:value-type="float">
            <text:p>12685680.4501176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326.948036556391" calcext:value-type="float">
            <text:p>326.948036556391</text:p>
          </table:table-cell>
          <table:table-cell office:value-type="float" office:value="0.380570413503528" calcext:value-type="float">
            <text:p>0.380570413503528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6-29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822.27176920573" calcext:value-type="float">
            <text:p>-1822.27176920573</text:p>
          </table:table-cell>
          <table:table-cell office:value-type="float" office:value="1.80828051525168" calcext:value-type="float">
            <text:p>1.80828051525168</text:p>
          </table:table-cell>
          <table:table-cell office:value-type="float" office:value="12685680.4501176" calcext:value-type="float">
            <text:p>12685680.4501176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425.425772436715" calcext:value-type="float">
            <text:p>425.425772436715</text:p>
          </table:table-cell>
          <table:table-cell office:value-type="float" office:value="0.380570413503528" calcext:value-type="float">
            <text:p>0.38057041350352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6-29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822.27176920573" calcext:value-type="float">
            <text:p>-1822.27176920573</text:p>
          </table:table-cell>
          <table:table-cell office:value-type="float" office:value="1.80828051525168" calcext:value-type="float">
            <text:p>1.80828051525168</text:p>
          </table:table-cell>
          <table:table-cell office:value-type="float" office:value="12685680.4501176" calcext:value-type="float">
            <text:p>12685680.4501176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424.685930099926" calcext:value-type="float">
            <text:p>424.685930099926</text:p>
          </table:table-cell>
          <table:table-cell office:value-type="float" office:value="0.380570413503528" calcext:value-type="float">
            <text:p>0.380570413503528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6-30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052.12251790365" calcext:value-type="float">
            <text:p>-2052.12251790365</text:p>
          </table:table-cell>
          <table:table-cell office:value-type="float" office:value="2.10867053247057" calcext:value-type="float">
            <text:p>2.10867053247057</text:p>
          </table:table-cell>
          <table:table-cell office:value-type="float" office:value="14975099.8152092" calcext:value-type="float">
            <text:p>14975099.8152092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316.964368370786" calcext:value-type="float">
            <text:p>316.964368370786</text:p>
          </table:table-cell>
          <table:table-cell office:value-type="float" office:value="0.449252994456276" calcext:value-type="float">
            <text:p>0.449252994456276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6-30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052.12251790365" calcext:value-type="float">
            <text:p>-2052.12251790365</text:p>
          </table:table-cell>
          <table:table-cell office:value-type="float" office:value="2.10867053247057" calcext:value-type="float">
            <text:p>2.10867053247057</text:p>
          </table:table-cell>
          <table:table-cell office:value-type="float" office:value="14975099.8152092" calcext:value-type="float">
            <text:p>14975099.8152092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381.260365590798" calcext:value-type="float">
            <text:p>381.260365590798</text:p>
          </table:table-cell>
          <table:table-cell office:value-type="float" office:value="0.449252994456276" calcext:value-type="float">
            <text:p>0.449252994456276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6-30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052.12251790365" calcext:value-type="float">
            <text:p>-2052.12251790365</text:p>
          </table:table-cell>
          <table:table-cell office:value-type="float" office:value="2.10867053247057" calcext:value-type="float">
            <text:p>2.10867053247057</text:p>
          </table:table-cell>
          <table:table-cell office:value-type="float" office:value="14975099.8152092" calcext:value-type="float">
            <text:p>14975099.8152092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496.097138980659" calcext:value-type="float">
            <text:p>496.097138980659</text:p>
          </table:table-cell>
          <table:table-cell office:value-type="float" office:value="0.449252994456276" calcext:value-type="float">
            <text:p>0.449252994456276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6-30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052.12251790365" calcext:value-type="float">
            <text:p>-2052.12251790365</text:p>
          </table:table-cell>
          <table:table-cell office:value-type="float" office:value="2.10867053247057" calcext:value-type="float">
            <text:p>2.10867053247057</text:p>
          </table:table-cell>
          <table:table-cell office:value-type="float" office:value="14975099.8152092" calcext:value-type="float">
            <text:p>14975099.8152092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495.234394665768" calcext:value-type="float">
            <text:p>495.234394665768</text:p>
          </table:table-cell>
          <table:table-cell office:value-type="float" office:value="0.449252994456276" calcext:value-type="float">
            <text:p>0.449252994456276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7-0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855.77376302083" calcext:value-type="float">
            <text:p>-1855.77376302083</text:p>
          </table:table-cell>
          <table:table-cell office:value-type="float" office:value="2.06809248520585" calcext:value-type="float">
            <text:p>2.06809248520585</text:p>
          </table:table-cell>
          <table:table-cell office:value-type="float" office:value="18624600.0566483" calcext:value-type="float">
            <text:p>18624600.0566483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310.864887715593" calcext:value-type="float">
            <text:p>310.864887715593</text:p>
          </table:table-cell>
          <table:table-cell office:value-type="float" office:value="0.558738001699448" calcext:value-type="float">
            <text:p>0.558738001699448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7-0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855.77376302083" calcext:value-type="float">
            <text:p>-1855.77376302083</text:p>
          </table:table-cell>
          <table:table-cell office:value-type="float" office:value="2.06809248520585" calcext:value-type="float">
            <text:p>2.06809248520585</text:p>
          </table:table-cell>
          <table:table-cell office:value-type="float" office:value="18624600.0566483" calcext:value-type="float">
            <text:p>18624600.0566483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373.923609612622" calcext:value-type="float">
            <text:p>373.923609612622</text:p>
          </table:table-cell>
          <table:table-cell office:value-type="float" office:value="0.558738001699448" calcext:value-type="float">
            <text:p>0.558738001699448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7-0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855.77376302083" calcext:value-type="float">
            <text:p>-1855.77376302083</text:p>
          </table:table-cell>
          <table:table-cell office:value-type="float" office:value="2.06809248520585" calcext:value-type="float">
            <text:p>2.06809248520585</text:p>
          </table:table-cell>
          <table:table-cell office:value-type="float" office:value="18624600.0566483" calcext:value-type="float">
            <text:p>18624600.0566483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486.550529947402" calcext:value-type="float">
            <text:p>486.550529947402</text:p>
          </table:table-cell>
          <table:table-cell office:value-type="float" office:value="0.558738001699448" calcext:value-type="float">
            <text:p>0.558738001699448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7-0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855.77376302083" calcext:value-type="float">
            <text:p>-1855.77376302083</text:p>
          </table:table-cell>
          <table:table-cell office:value-type="float" office:value="2.06809248520585" calcext:value-type="float">
            <text:p>2.06809248520585</text:p>
          </table:table-cell>
          <table:table-cell office:value-type="float" office:value="18624600.0566483" calcext:value-type="float">
            <text:p>18624600.0566483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485.704387789674" calcext:value-type="float">
            <text:p>485.704387789674</text:p>
          </table:table-cell>
          <table:table-cell office:value-type="float" office:value="0.558738001699448" calcext:value-type="float">
            <text:p>0.558738001699448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7-02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618.25886027018" calcext:value-type="float">
            <text:p>-2618.25886027018</text:p>
          </table:table-cell>
          <table:table-cell office:value-type="float" office:value="1.98884428536985" calcext:value-type="float">
            <text:p>1.98884428536985</text:p>
          </table:table-cell>
          <table:table-cell office:value-type="float" office:value="16234019.7823361" calcext:value-type="float">
            <text:p>16234019.7823361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98.952711195484" calcext:value-type="float">
            <text:p>298.952711195484</text:p>
          </table:table-cell>
          <table:table-cell office:value-type="float" office:value="0.487020593470082" calcext:value-type="float">
            <text:p>0.487020593470082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7-02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618.25886027018" calcext:value-type="float">
            <text:p>-2618.25886027018</text:p>
          </table:table-cell>
          <table:table-cell office:value-type="float" office:value="1.98884428536985" calcext:value-type="float">
            <text:p>1.98884428536985</text:p>
          </table:table-cell>
          <table:table-cell office:value-type="float" office:value="16234019.7823361" calcext:value-type="float">
            <text:p>16234019.7823361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359.595056537768" calcext:value-type="float">
            <text:p>359.595056537768</text:p>
          </table:table-cell>
          <table:table-cell office:value-type="float" office:value="0.487020593470082" calcext:value-type="float">
            <text:p>0.487020593470082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7-02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618.25886027018" calcext:value-type="float">
            <text:p>-2618.25886027018</text:p>
          </table:table-cell>
          <table:table-cell office:value-type="float" office:value="1.98884428536985" calcext:value-type="float">
            <text:p>1.98884428536985</text:p>
          </table:table-cell>
          <table:table-cell office:value-type="float" office:value="16234019.7823361" calcext:value-type="float">
            <text:p>16234019.7823361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467.906173419146" calcext:value-type="float">
            <text:p>467.906173419146</text:p>
          </table:table-cell>
          <table:table-cell office:value-type="float" office:value="0.487020593470082" calcext:value-type="float">
            <text:p>0.487020593470082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7-02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618.25886027018" calcext:value-type="float">
            <text:p>-2618.25886027018</text:p>
          </table:table-cell>
          <table:table-cell office:value-type="float" office:value="1.98884428536985" calcext:value-type="float">
            <text:p>1.98884428536985</text:p>
          </table:table-cell>
          <table:table-cell office:value-type="float" office:value="16234019.7823361" calcext:value-type="float">
            <text:p>16234019.7823361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467.09245497713" calcext:value-type="float">
            <text:p>467.09245497713</text:p>
          </table:table-cell>
          <table:table-cell office:value-type="float" office:value="0.487020593470082" calcext:value-type="float">
            <text:p>0.487020593470082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7-03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229.73374430339" calcext:value-type="float">
            <text:p>-3229.73374430339</text:p>
          </table:table-cell>
          <table:table-cell office:value-type="float" office:value="2.03498939627025" calcext:value-type="float">
            <text:p>2.03498939627025</text:p>
          </table:table-cell>
          <table:table-cell office:value-type="float" office:value="11879999.8448208" calcext:value-type="float">
            <text:p>11879999.8448208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305.889003852265" calcext:value-type="float">
            <text:p>305.889003852265</text:p>
          </table:table-cell>
          <table:table-cell office:value-type="float" office:value="0.356399995344624" calcext:value-type="float">
            <text:p>0.356399995344624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7-03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229.73374430339" calcext:value-type="float">
            <text:p>-3229.73374430339</text:p>
          </table:table-cell>
          <table:table-cell office:value-type="float" office:value="2.03498939627025" calcext:value-type="float">
            <text:p>2.03498939627025</text:p>
          </table:table-cell>
          <table:table-cell office:value-type="float" office:value="11879999.8448208" calcext:value-type="float">
            <text:p>11879999.8448208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367.938371238287" calcext:value-type="float">
            <text:p>367.938371238287</text:p>
          </table:table-cell>
          <table:table-cell office:value-type="float" office:value="0.356399995344624" calcext:value-type="float">
            <text:p>0.356399995344624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7-03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229.73374430339" calcext:value-type="float">
            <text:p>-3229.73374430339</text:p>
          </table:table-cell>
          <table:table-cell office:value-type="float" office:value="2.03498939627025" calcext:value-type="float">
            <text:p>2.03498939627025</text:p>
          </table:table-cell>
          <table:table-cell office:value-type="float" office:value="11879999.8448208" calcext:value-type="float">
            <text:p>11879999.8448208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478.762519701375" calcext:value-type="float">
            <text:p>478.762519701375</text:p>
          </table:table-cell>
          <table:table-cell office:value-type="float" office:value="0.356399995344624" calcext:value-type="float">
            <text:p>0.356399995344624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7-03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229.73374430339" calcext:value-type="float">
            <text:p>-3229.73374430339</text:p>
          </table:table-cell>
          <table:table-cell office:value-type="float" office:value="2.03498939627025" calcext:value-type="float">
            <text:p>2.03498939627025</text:p>
          </table:table-cell>
          <table:table-cell office:value-type="float" office:value="11879999.8448208" calcext:value-type="float">
            <text:p>11879999.8448208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477.929921386246" calcext:value-type="float">
            <text:p>477.929921386246</text:p>
          </table:table-cell>
          <table:table-cell office:value-type="float" office:value="0.356399995344624" calcext:value-type="float">
            <text:p>0.356399995344624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7-04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430.28579711914" calcext:value-type="float">
            <text:p>-1430.28579711914</text:p>
          </table:table-cell>
          <table:table-cell office:value-type="float" office:value="1.76938020576927" calcext:value-type="float">
            <text:p>1.76938020576927</text:p>
          </table:table-cell>
          <table:table-cell office:value-type="float" office:value="7442999.9443844" calcext:value-type="float">
            <text:p>7442999.9443844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65.96401414703" calcext:value-type="float">
            <text:p>265.96401414703</text:p>
          </table:table-cell>
          <table:table-cell office:value-type="float" office:value="0.223289998331532" calcext:value-type="float">
            <text:p>0.223289998331532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7-04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430.28579711914" calcext:value-type="float">
            <text:p>-1430.28579711914</text:p>
          </table:table-cell>
          <table:table-cell office:value-type="float" office:value="1.76938020576927" calcext:value-type="float">
            <text:p>1.76938020576927</text:p>
          </table:table-cell>
          <table:table-cell office:value-type="float" office:value="7442999.9443844" calcext:value-type="float">
            <text:p>7442999.9443844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319.914625700365" calcext:value-type="float">
            <text:p>319.914625700365</text:p>
          </table:table-cell>
          <table:table-cell office:value-type="float" office:value="0.223289998331532" calcext:value-type="float">
            <text:p>0.223289998331532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7-04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430.28579711914" calcext:value-type="float">
            <text:p>-1430.28579711914</text:p>
          </table:table-cell>
          <table:table-cell office:value-type="float" office:value="1.76938020576927" calcext:value-type="float">
            <text:p>1.76938020576927</text:p>
          </table:table-cell>
          <table:table-cell office:value-type="float" office:value="7442999.9443844" calcext:value-type="float">
            <text:p>7442999.9443844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416.273876992396" calcext:value-type="float">
            <text:p>416.273876992396</text:p>
          </table:table-cell>
          <table:table-cell office:value-type="float" office:value="0.223289998331532" calcext:value-type="float">
            <text:p>0.223289998331532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7-04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430.28579711914" calcext:value-type="float">
            <text:p>-1430.28579711914</text:p>
          </table:table-cell>
          <table:table-cell office:value-type="float" office:value="1.76938020576927" calcext:value-type="float">
            <text:p>1.76938020576927</text:p>
          </table:table-cell>
          <table:table-cell office:value-type="float" office:value="7442999.9443844" calcext:value-type="float">
            <text:p>7442999.9443844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415.549950380864" calcext:value-type="float">
            <text:p>415.549950380864</text:p>
          </table:table-cell>
          <table:table-cell office:value-type="float" office:value="0.223289998331532" calcext:value-type="float">
            <text:p>0.223289998331532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7-05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014.18629455566" calcext:value-type="float">
            <text:p>-2014.18629455566</text:p>
          </table:table-cell>
          <table:table-cell office:value-type="float" office:value="2.14597774502181" calcext:value-type="float">
            <text:p>2.14597774502181</text:p>
          </table:table-cell>
          <table:table-cell office:value-type="float" office:value="8837279.92447168" calcext:value-type="float">
            <text:p>8837279.92447168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322.572194192739" calcext:value-type="float">
            <text:p>322.572194192739</text:p>
          </table:table-cell>
          <table:table-cell office:value-type="float" office:value="0.26511839773415" calcext:value-type="float">
            <text:p>0.26511839773415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7-05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014.18629455566" calcext:value-type="float">
            <text:p>-2014.18629455566</text:p>
          </table:table-cell>
          <table:table-cell office:value-type="float" office:value="2.14597774502181" calcext:value-type="float">
            <text:p>2.14597774502181</text:p>
          </table:table-cell>
          <table:table-cell office:value-type="float" office:value="8837279.92447168" calcext:value-type="float">
            <text:p>8837279.92447168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388.005734901667" calcext:value-type="float">
            <text:p>388.005734901667</text:p>
          </table:table-cell>
          <table:table-cell office:value-type="float" office:value="0.26511839773415" calcext:value-type="float">
            <text:p>0.26511839773415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7-05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014.18629455566" calcext:value-type="float">
            <text:p>-2014.18629455566</text:p>
          </table:table-cell>
          <table:table-cell office:value-type="float" office:value="2.14597774502181" calcext:value-type="float">
            <text:p>2.14597774502181</text:p>
          </table:table-cell>
          <table:table-cell office:value-type="float" office:value="8837279.92447168" calcext:value-type="float">
            <text:p>8837279.92447168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504.874233896635" calcext:value-type="float">
            <text:p>504.874233896635</text:p>
          </table:table-cell>
          <table:table-cell office:value-type="float" office:value="0.26511839773415" calcext:value-type="float">
            <text:p>0.26511839773415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7-05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014.18629455566" calcext:value-type="float">
            <text:p>-2014.18629455566</text:p>
          </table:table-cell>
          <table:table-cell office:value-type="float" office:value="2.14597774502181" calcext:value-type="float">
            <text:p>2.14597774502181</text:p>
          </table:table-cell>
          <table:table-cell office:value-type="float" office:value="8837279.92447168" calcext:value-type="float">
            <text:p>8837279.92447168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503.99622565832" calcext:value-type="float">
            <text:p>503.99622565832</text:p>
          </table:table-cell>
          <table:table-cell office:value-type="float" office:value="0.26511839773415" calcext:value-type="float">
            <text:p>0.26511839773415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7-06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864.68895085653" calcext:value-type="float">
            <text:p>-1864.68895085653</text:p>
          </table:table-cell>
          <table:table-cell office:value-type="float" office:value="1.21310156318941" calcext:value-type="float">
            <text:p>1.21310156318941</text:p>
          </table:table-cell>
          <table:table-cell office:value-type="float" office:value="5667659.95691568" calcext:value-type="float">
            <text:p>5667659.95691568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182.347106778907" calcext:value-type="float">
            <text:p>182.347106778907</text:p>
          </table:table-cell>
          <table:table-cell office:value-type="float" office:value="0.17002979870747" calcext:value-type="float">
            <text:p>0.17002979870747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7-06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864.68895085653" calcext:value-type="float">
            <text:p>-1864.68895085653</text:p>
          </table:table-cell>
          <table:table-cell office:value-type="float" office:value="1.21310156318941" calcext:value-type="float">
            <text:p>1.21310156318941</text:p>
          </table:table-cell>
          <table:table-cell office:value-type="float" office:value="5667659.95691568" calcext:value-type="float">
            <text:p>5667659.95691568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219.336088003506" calcext:value-type="float">
            <text:p>219.336088003506</text:p>
          </table:table-cell>
          <table:table-cell office:value-type="float" office:value="0.17002979870747" calcext:value-type="float">
            <text:p>0.17002979870747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7-06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864.68895085653" calcext:value-type="float">
            <text:p>-1864.68895085653</text:p>
          </table:table-cell>
          <table:table-cell office:value-type="float" office:value="1.21310156318941" calcext:value-type="float">
            <text:p>1.21310156318941</text:p>
          </table:table-cell>
          <table:table-cell office:value-type="float" office:value="5667659.95691568" calcext:value-type="float">
            <text:p>5667659.95691568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285.400780028984" calcext:value-type="float">
            <text:p>285.400780028984</text:p>
          </table:table-cell>
          <table:table-cell office:value-type="float" office:value="0.17002979870747" calcext:value-type="float">
            <text:p>0.17002979870747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7-06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864.68895085653" calcext:value-type="float">
            <text:p>-1864.68895085653</text:p>
          </table:table-cell>
          <table:table-cell office:value-type="float" office:value="1.21310156318941" calcext:value-type="float">
            <text:p>1.21310156318941</text:p>
          </table:table-cell>
          <table:table-cell office:value-type="float" office:value="5667659.95691568" calcext:value-type="float">
            <text:p>5667659.95691568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284.904450013976" calcext:value-type="float">
            <text:p>284.904450013976</text:p>
          </table:table-cell>
          <table:table-cell office:value-type="float" office:value="0.17002979870747" calcext:value-type="float">
            <text:p>0.17002979870747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7-07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999.147223154704" calcext:value-type="float">
            <text:p>-999.147223154704</text:p>
          </table:table-cell>
          <table:table-cell office:value-type="float" office:value="1.95575546204054" calcext:value-type="float">
            <text:p>1.95575546204054</text:p>
          </table:table-cell>
          <table:table-cell office:value-type="float" office:value="15724800.1390457" calcext:value-type="float">
            <text:p>15724800.1390457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93.978971663772" calcext:value-type="float">
            <text:p>293.978971663772</text:p>
          </table:table-cell>
          <table:table-cell office:value-type="float" office:value="0.471744004171371" calcext:value-type="float">
            <text:p>0.47174400417137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7-07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999.147223154704" calcext:value-type="float">
            <text:p>-999.147223154704</text:p>
          </table:table-cell>
          <table:table-cell office:value-type="float" office:value="1.95575546204054" calcext:value-type="float">
            <text:p>1.95575546204054</text:p>
          </table:table-cell>
          <table:table-cell office:value-type="float" office:value="15724800.1390457" calcext:value-type="float">
            <text:p>15724800.1390457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353.612397471194" calcext:value-type="float">
            <text:p>353.612397471194</text:p>
          </table:table-cell>
          <table:table-cell office:value-type="float" office:value="0.471744004171371" calcext:value-type="float">
            <text:p>0.471744004171371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7-07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999.147223154704" calcext:value-type="float">
            <text:p>-999.147223154704</text:p>
          </table:table-cell>
          <table:table-cell office:value-type="float" office:value="1.95575546204054" calcext:value-type="float">
            <text:p>1.95575546204054</text:p>
          </table:table-cell>
          <table:table-cell office:value-type="float" office:value="15724800.1390457" calcext:value-type="float">
            <text:p>15724800.1390457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460.121519376168" calcext:value-type="float">
            <text:p>460.121519376168</text:p>
          </table:table-cell>
          <table:table-cell office:value-type="float" office:value="0.471744004171371" calcext:value-type="float">
            <text:p>0.471744004171371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7-07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999.147223154704" calcext:value-type="float">
            <text:p>-999.147223154704</text:p>
          </table:table-cell>
          <table:table-cell office:value-type="float" office:value="1.95575546204054" calcext:value-type="float">
            <text:p>1.95575546204054</text:p>
          </table:table-cell>
          <table:table-cell office:value-type="float" office:value="15724800.1390457" calcext:value-type="float">
            <text:p>15724800.1390457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459.321338940101" calcext:value-type="float">
            <text:p>459.321338940101</text:p>
          </table:table-cell>
          <table:table-cell office:value-type="float" office:value="0.471744004171371" calcext:value-type="float">
            <text:p>0.471744004171371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7-08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584.8500773112" calcext:value-type="float">
            <text:p>-1584.8500773112</text:p>
          </table:table-cell>
          <table:table-cell office:value-type="float" office:value="1.80913980848345" calcext:value-type="float">
            <text:p>1.80913980848345</text:p>
          </table:table-cell>
          <table:table-cell office:value-type="float" office:value="16902359.9318504" calcext:value-type="float">
            <text:p>16902359.9318504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71.940470481443" calcext:value-type="float">
            <text:p>271.940470481443</text:p>
          </table:table-cell>
          <table:table-cell office:value-type="float" office:value="0.507070797955513" calcext:value-type="float">
            <text:p>0.507070797955513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7-08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584.8500773112" calcext:value-type="float">
            <text:p>-1584.8500773112</text:p>
          </table:table-cell>
          <table:table-cell office:value-type="float" office:value="1.80913980848345" calcext:value-type="float">
            <text:p>1.80913980848345</text:p>
          </table:table-cell>
          <table:table-cell office:value-type="float" office:value="16902359.9318504" calcext:value-type="float">
            <text:p>16902359.9318504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327.103401961584" calcext:value-type="float">
            <text:p>327.103401961584</text:p>
          </table:table-cell>
          <table:table-cell office:value-type="float" office:value="0.507070797955513" calcext:value-type="float">
            <text:p>0.507070797955513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7-08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584.8500773112" calcext:value-type="float">
            <text:p>-1584.8500773112</text:p>
          </table:table-cell>
          <table:table-cell office:value-type="float" office:value="1.80913980848345" calcext:value-type="float">
            <text:p>1.80913980848345</text:p>
          </table:table-cell>
          <table:table-cell office:value-type="float" office:value="16902359.9318504" calcext:value-type="float">
            <text:p>16902359.9318504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425.627934371101" calcext:value-type="float">
            <text:p>425.627934371101</text:p>
          </table:table-cell>
          <table:table-cell office:value-type="float" office:value="0.507070797955513" calcext:value-type="float">
            <text:p>0.507070797955513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7-08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584.8500773112" calcext:value-type="float">
            <text:p>-1584.8500773112</text:p>
          </table:table-cell>
          <table:table-cell office:value-type="float" office:value="1.80913980848345" calcext:value-type="float">
            <text:p>1.80913980848345</text:p>
          </table:table-cell>
          <table:table-cell office:value-type="float" office:value="16902359.9318504" calcext:value-type="float">
            <text:p>16902359.9318504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424.887740461916" calcext:value-type="float">
            <text:p>424.887740461916</text:p>
          </table:table-cell>
          <table:table-cell office:value-type="float" office:value="0.507070797955513" calcext:value-type="float">
            <text:p>0.507070797955513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7-09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921.59491984049" calcext:value-type="float">
            <text:p>-1921.59491984049</text:p>
          </table:table-cell>
          <table:table-cell office:value-type="float" office:value="1.64416815041477" calcext:value-type="float">
            <text:p>1.64416815041477</text:p>
          </table:table-cell>
          <table:table-cell office:value-type="float" office:value="17005139.8966625" calcext:value-type="float">
            <text:p>17005139.8966625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47.142790334817" calcext:value-type="float">
            <text:p>247.142790334817</text:p>
          </table:table-cell>
          <table:table-cell office:value-type="float" office:value="0.510154196899876" calcext:value-type="float">
            <text:p>0.510154196899876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7-09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921.59491984049" calcext:value-type="float">
            <text:p>-1921.59491984049</text:p>
          </table:table-cell>
          <table:table-cell office:value-type="float" office:value="1.64416815041477" calcext:value-type="float">
            <text:p>1.64416815041477</text:p>
          </table:table-cell>
          <table:table-cell office:value-type="float" office:value="17005139.8966625" calcext:value-type="float">
            <text:p>17005139.8966625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297.27552999256" calcext:value-type="float">
            <text:p>297.27552999256</text:p>
          </table:table-cell>
          <table:table-cell office:value-type="float" office:value="0.510154196899876" calcext:value-type="float">
            <text:p>0.510154196899876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7-09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921.59491984049" calcext:value-type="float">
            <text:p>-1921.59491984049</text:p>
          </table:table-cell>
          <table:table-cell office:value-type="float" office:value="1.64416815041477" calcext:value-type="float">
            <text:p>1.64416815041477</text:p>
          </table:table-cell>
          <table:table-cell office:value-type="float" office:value="17005139.8966625" calcext:value-type="float">
            <text:p>17005139.8966625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386.815817295192" calcext:value-type="float">
            <text:p>386.815817295192</text:p>
          </table:table-cell>
          <table:table-cell office:value-type="float" office:value="0.510154196899876" calcext:value-type="float">
            <text:p>0.510154196899876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7-09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921.59491984049" calcext:value-type="float">
            <text:p>-1921.59491984049</text:p>
          </table:table-cell>
          <table:table-cell office:value-type="float" office:value="1.64416815041477" calcext:value-type="float">
            <text:p>1.64416815041477</text:p>
          </table:table-cell>
          <table:table-cell office:value-type="float" office:value="17005139.8966625" calcext:value-type="float">
            <text:p>17005139.8966625</text:p>
          </table:table-cell>
          <table:table-cell office:value-type="float" office:value="4150.95950520833" calcext:value-type="float">
            <text:p>4150.95950520833</text:p>
          </table:table-cell>
          <table:table-cell office:value-type="float" office:value="0.0000016702670390003" calcext:value-type="float">
            <text:p>1.6702670390003E-06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386.143120113412" calcext:value-type="float">
            <text:p>386.143120113412</text:p>
          </table:table-cell>
          <table:table-cell office:value-type="float" office:value="0.510154196899876" calcext:value-type="float">
            <text:p>0.510154196899876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7-10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431.02165095011" calcext:value-type="float">
            <text:p>-1431.02165095011</text:p>
          </table:table-cell>
          <table:table-cell office:value-type="float" office:value="1.24583862202599" calcext:value-type="float">
            <text:p>1.24583862202599</text:p>
          </table:table-cell>
          <table:table-cell office:value-type="float" office:value="9406800.20977557" calcext:value-type="float">
            <text:p>9406800.20977557</text:p>
          </table:table-cell>
          <table:table-cell office:value-type="float" office:value="19558.7412760417" calcext:value-type="float">
            <text:p>19558.7412760417</text:p>
          </table:table-cell>
          <table:table-cell office:value-type="float" office:value="0.00000771483683666057" calcext:value-type="float">
            <text:p>7.71483683666057E-06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187.267970904748" calcext:value-type="float">
            <text:p>187.267970904748</text:p>
          </table:table-cell>
          <table:table-cell office:value-type="float" office:value="0.282204006293267" calcext:value-type="float">
            <text:p>0.282204006293267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7-10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431.02165095011" calcext:value-type="float">
            <text:p>-1431.02165095011</text:p>
          </table:table-cell>
          <table:table-cell office:value-type="float" office:value="1.24583862202599" calcext:value-type="float">
            <text:p>1.24583862202599</text:p>
          </table:table-cell>
          <table:table-cell office:value-type="float" office:value="9406800.20977557" calcext:value-type="float">
            <text:p>9406800.20977557</text:p>
          </table:table-cell>
          <table:table-cell office:value-type="float" office:value="47739.8622395833" calcext:value-type="float">
            <text:p>47739.8622395833</text:p>
          </table:table-cell>
          <table:table-cell office:value-type="float" office:value="0.0000192096112344988" calcext:value-type="float">
            <text:p>1.92096112344988E-05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225.255145925644" calcext:value-type="float">
            <text:p>225.255145925644</text:p>
          </table:table-cell>
          <table:table-cell office:value-type="float" office:value="0.282204006293267" calcext:value-type="float">
            <text:p>0.282204006293267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7-10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431.02165095011" calcext:value-type="float">
            <text:p>-1431.02165095011</text:p>
          </table:table-cell>
          <table:table-cell office:value-type="float" office:value="1.24583862202599" calcext:value-type="float">
            <text:p>1.24583862202599</text:p>
          </table:table-cell>
          <table:table-cell office:value-type="float" office:value="9406800.20977557" calcext:value-type="float">
            <text:p>9406800.20977557</text:p>
          </table:table-cell>
          <table:table-cell office:value-type="float" office:value="86073.8217447916" calcext:value-type="float">
            <text:p>86073.8217447916</text:p>
          </table:table-cell>
          <table:table-cell office:value-type="float" office:value="0.0000339513407993342" calcext:value-type="float">
            <text:p>3.39513407993342E-05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293.10267607077" calcext:value-type="float">
            <text:p>293.10267607077</text:p>
          </table:table-cell>
          <table:table-cell office:value-type="float" office:value="0.282204006293267" calcext:value-type="float">
            <text:p>0.282204006293267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7-10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431.02165095011" calcext:value-type="float">
            <text:p>-1431.02165095011</text:p>
          </table:table-cell>
          <table:table-cell office:value-type="float" office:value="1.24583862202599" calcext:value-type="float">
            <text:p>1.24583862202599</text:p>
          </table:table-cell>
          <table:table-cell office:value-type="float" office:value="9406800.20977557" calcext:value-type="float">
            <text:p>9406800.20977557</text:p>
          </table:table-cell>
          <table:table-cell office:value-type="float" office:value="132651.34765625" calcext:value-type="float">
            <text:p>132651.34765625</text:p>
          </table:table-cell>
          <table:table-cell office:value-type="float" office:value="0.0000533763756045385" calcext:value-type="float">
            <text:p>5.33763756045385E-05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292.592951971213" calcext:value-type="float">
            <text:p>292.592951971213</text:p>
          </table:table-cell>
          <table:table-cell office:value-type="float" office:value="0.282204006293267" calcext:value-type="float">
            <text:p>0.282204006293267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7-1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996.254797617594" calcext:value-type="float">
            <text:p>-996.254797617594</text:p>
          </table:table-cell>
          <table:table-cell office:value-type="float" office:value="1.70194132988399" calcext:value-type="float">
            <text:p>1.70194132988399</text:p>
          </table:table-cell>
          <table:table-cell office:value-type="float" office:value="10858859.9972561" calcext:value-type="float">
            <text:p>10858859.9972561</text:p>
          </table:table-cell>
          <table:table-cell office:value-type="float" office:value="185654.697786458" calcext:value-type="float">
            <text:p>185654.697786458</text:p>
          </table:table-cell>
          <table:table-cell office:value-type="float" office:value="0.0000732304641268805" calcext:value-type="float">
            <text:p>7.32304641268805E-05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55.826953677196" calcext:value-type="float">
            <text:p>255.826953677196</text:p>
          </table:table-cell>
          <table:table-cell office:value-type="float" office:value="0.325765799917683" calcext:value-type="float">
            <text:p>0.325765799917683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7-1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996.254797617594" calcext:value-type="float">
            <text:p>-996.254797617594</text:p>
          </table:table-cell>
          <table:table-cell office:value-type="float" office:value="1.70194132988399" calcext:value-type="float">
            <text:p>1.70194132988399</text:p>
          </table:table-cell>
          <table:table-cell office:value-type="float" office:value="10858859.9972561" calcext:value-type="float">
            <text:p>10858859.9972561</text:p>
          </table:table-cell>
          <table:table-cell office:value-type="float" office:value="238803.109114583" calcext:value-type="float">
            <text:p>238803.109114583</text:p>
          </table:table-cell>
          <table:table-cell office:value-type="float" office:value="0.0000960898224770583" calcext:value-type="float">
            <text:p>9.60898224770583E-05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307.721269707039" calcext:value-type="float">
            <text:p>307.721269707039</text:p>
          </table:table-cell>
          <table:table-cell office:value-type="float" office:value="0.325765799917683" calcext:value-type="float">
            <text:p>0.325765799917683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7-1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996.254797617594" calcext:value-type="float">
            <text:p>-996.254797617594</text:p>
          </table:table-cell>
          <table:table-cell office:value-type="float" office:value="1.70194132988399" calcext:value-type="float">
            <text:p>1.70194132988399</text:p>
          </table:table-cell>
          <table:table-cell office:value-type="float" office:value="10858859.9972561" calcext:value-type="float">
            <text:p>10858859.9972561</text:p>
          </table:table-cell>
          <table:table-cell office:value-type="float" office:value="293336.887630208" calcext:value-type="float">
            <text:p>293336.887630208</text:p>
          </table:table-cell>
          <table:table-cell office:value-type="float" office:value="0.00011570510567636" calcext:value-type="float">
            <text:p>0.000115705105676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400.407845354178" calcext:value-type="float">
            <text:p>400.407845354178</text:p>
          </table:table-cell>
          <table:table-cell office:value-type="float" office:value="0.325765799917683" calcext:value-type="float">
            <text:p>0.325765799917683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7-1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996.254797617594" calcext:value-type="float">
            <text:p>-996.254797617594</text:p>
          </table:table-cell>
          <table:table-cell office:value-type="float" office:value="1.70194132988399" calcext:value-type="float">
            <text:p>1.70194132988399</text:p>
          </table:table-cell>
          <table:table-cell office:value-type="float" office:value="10858859.9972561" calcext:value-type="float">
            <text:p>10858859.9972561</text:p>
          </table:table-cell>
          <table:table-cell office:value-type="float" office:value="353222.09453125" calcext:value-type="float">
            <text:p>353222.09453125</text:p>
          </table:table-cell>
          <table:table-cell office:value-type="float" office:value="0.000142129842799479" calcext:value-type="float">
            <text:p>0.00014212984279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399.711510775577" calcext:value-type="float">
            <text:p>399.711510775577</text:p>
          </table:table-cell>
          <table:table-cell office:value-type="float" office:value="0.325765799917683" calcext:value-type="float">
            <text:p>0.325765799917683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7-12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002.25821177165" calcext:value-type="float">
            <text:p>-1002.25821177165</text:p>
          </table:table-cell>
          <table:table-cell office:value-type="float" office:value="1.42157060149657" calcext:value-type="float">
            <text:p>1.42157060149657</text:p>
          </table:table-cell>
          <table:table-cell office:value-type="float" office:value="12835260.2272823" calcext:value-type="float">
            <text:p>12835260.2272823</text:p>
          </table:table-cell>
          <table:table-cell office:value-type="float" office:value="418072.202473958" calcext:value-type="float">
            <text:p>418072.202473958</text:p>
          </table:table-cell>
          <table:table-cell office:value-type="float" office:value="0.000164906257642505" calcext:value-type="float">
            <text:p>0.000164906257643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13.68308650376" calcext:value-type="float">
            <text:p>213.68308650376</text:p>
          </table:table-cell>
          <table:table-cell office:value-type="float" office:value="0.38505780681847" calcext:value-type="float">
            <text:p>0.38505780681847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7-12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002.25821177165" calcext:value-type="float">
            <text:p>-1002.25821177165</text:p>
          </table:table-cell>
          <table:table-cell office:value-type="float" office:value="1.42157060149657" calcext:value-type="float">
            <text:p>1.42157060149657</text:p>
          </table:table-cell>
          <table:table-cell office:value-type="float" office:value="12835260.2272823" calcext:value-type="float">
            <text:p>12835260.2272823</text:p>
          </table:table-cell>
          <table:table-cell office:value-type="float" office:value="488361.165234375" calcext:value-type="float">
            <text:p>488361.165234375</text:p>
          </table:table-cell>
          <table:table-cell office:value-type="float" office:value="0.000196507230772879" calcext:value-type="float">
            <text:p>0.000196507230773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257.02854898091" calcext:value-type="float">
            <text:p>257.02854898091</text:p>
          </table:table-cell>
          <table:table-cell office:value-type="float" office:value="0.38505780681847" calcext:value-type="float">
            <text:p>0.38505780681847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7-12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002.25821177165" calcext:value-type="float">
            <text:p>-1002.25821177165</text:p>
          </table:table-cell>
          <table:table-cell office:value-type="float" office:value="1.42157060149657" calcext:value-type="float">
            <text:p>1.42157060149657</text:p>
          </table:table-cell>
          <table:table-cell office:value-type="float" office:value="12835260.2272823" calcext:value-type="float">
            <text:p>12835260.2272823</text:p>
          </table:table-cell>
          <table:table-cell office:value-type="float" office:value="563499.521223958" calcext:value-type="float">
            <text:p>563499.521223958</text:p>
          </table:table-cell>
          <table:table-cell office:value-type="float" office:value="0.000222269255593894" calcext:value-type="float">
            <text:p>0.000222269255594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334.446324070926" calcext:value-type="float">
            <text:p>334.446324070926</text:p>
          </table:table-cell>
          <table:table-cell office:value-type="float" office:value="0.38505780681847" calcext:value-type="float">
            <text:p>0.38505780681847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7-12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002.25821177165" calcext:value-type="float">
            <text:p>-1002.25821177165</text:p>
          </table:table-cell>
          <table:table-cell office:value-type="float" office:value="1.42157060149657" calcext:value-type="float">
            <text:p>1.42157060149657</text:p>
          </table:table-cell>
          <table:table-cell office:value-type="float" office:value="12835260.2272823" calcext:value-type="float">
            <text:p>12835260.2272823</text:p>
          </table:table-cell>
          <table:table-cell office:value-type="float" office:value="642872.067317708" calcext:value-type="float">
            <text:p>642872.067317708</text:p>
          </table:table-cell>
          <table:table-cell office:value-type="float" office:value="0.000258679474706411" calcext:value-type="float">
            <text:p>0.000258679474706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333.864700751506" calcext:value-type="float">
            <text:p>333.864700751506</text:p>
          </table:table-cell>
          <table:table-cell office:value-type="float" office:value="0.38505780681847" calcext:value-type="float">
            <text:p>0.38505780681847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7-13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107.5774752299" calcext:value-type="float">
            <text:p>-1107.5774752299</text:p>
          </table:table-cell>
          <table:table-cell office:value-type="float" office:value="1.95618936795654" calcext:value-type="float">
            <text:p>1.95618936795654</text:p>
          </table:table-cell>
          <table:table-cell office:value-type="float" office:value="15794460.0315884" calcext:value-type="float">
            <text:p>15794460.0315884</text:p>
          </table:table-cell>
          <table:table-cell office:value-type="float" office:value="725814.290494792" calcext:value-type="float">
            <text:p>725814.290494792</text:p>
          </table:table-cell>
          <table:table-cell office:value-type="float" office:value="0.000286293414584056" calcext:value-type="float">
            <text:p>0.000286293414584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94.044194140436" calcext:value-type="float">
            <text:p>294.044194140436</text:p>
          </table:table-cell>
          <table:table-cell office:value-type="float" office:value="0.473833800947651" calcext:value-type="float">
            <text:p>0.473833800947651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7-13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107.5774752299" calcext:value-type="float">
            <text:p>-1107.5774752299</text:p>
          </table:table-cell>
          <table:table-cell office:value-type="float" office:value="1.95618936795654" calcext:value-type="float">
            <text:p>1.95618936795654</text:p>
          </table:table-cell>
          <table:table-cell office:value-type="float" office:value="15794460.0315884" calcext:value-type="float">
            <text:p>15794460.0315884</text:p>
          </table:table-cell>
          <table:table-cell office:value-type="float" office:value="811851.219401042" calcext:value-type="float">
            <text:p>811851.219401042</text:p>
          </table:table-cell>
          <table:table-cell office:value-type="float" office:value="0.000326673466854228" calcext:value-type="float">
            <text:p>0.000326673466854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353.690850280971" calcext:value-type="float">
            <text:p>353.690850280971</text:p>
          </table:table-cell>
          <table:table-cell office:value-type="float" office:value="0.473833800947651" calcext:value-type="float">
            <text:p>0.473833800947651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7-13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107.5774752299" calcext:value-type="float">
            <text:p>-1107.5774752299</text:p>
          </table:table-cell>
          <table:table-cell office:value-type="float" office:value="1.95618936795654" calcext:value-type="float">
            <text:p>1.95618936795654</text:p>
          </table:table-cell>
          <table:table-cell office:value-type="float" office:value="15794460.0315884" calcext:value-type="float">
            <text:p>15794460.0315884</text:p>
          </table:table-cell>
          <table:table-cell office:value-type="float" office:value="900638.066276042" calcext:value-type="float">
            <text:p>900638.066276042</text:p>
          </table:table-cell>
          <table:table-cell office:value-type="float" office:value="0.000355251681697772" calcext:value-type="float">
            <text:p>0.000355251681698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460.223602409149" calcext:value-type="float">
            <text:p>460.223602409149</text:p>
          </table:table-cell>
          <table:table-cell office:value-type="float" office:value="0.473833800947651" calcext:value-type="float">
            <text:p>0.473833800947651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7-13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107.5774752299" calcext:value-type="float">
            <text:p>-1107.5774752299</text:p>
          </table:table-cell>
          <table:table-cell office:value-type="float" office:value="1.95618936795654" calcext:value-type="float">
            <text:p>1.95618936795654</text:p>
          </table:table-cell>
          <table:table-cell office:value-type="float" office:value="15794460.0315884" calcext:value-type="float">
            <text:p>15794460.0315884</text:p>
          </table:table-cell>
          <table:table-cell office:value-type="float" office:value="992669.960026041" calcext:value-type="float">
            <text:p>992669.960026041</text:p>
          </table:table-cell>
          <table:table-cell office:value-type="float" office:value="0.00039943148391524" calcext:value-type="float">
            <text:p>0.000399431483915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459.423244444229" calcext:value-type="float">
            <text:p>459.423244444229</text:p>
          </table:table-cell>
          <table:table-cell office:value-type="float" office:value="0.473833800947651" calcext:value-type="float">
            <text:p>0.473833800947651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7-14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598.7315826416" calcext:value-type="float">
            <text:p>-1598.7315826416</text:p>
          </table:table-cell>
          <table:table-cell office:value-type="float" office:value="1.89549642127531" calcext:value-type="float">
            <text:p>1.89549642127531</text:p>
          </table:table-cell>
          <table:table-cell office:value-type="float" office:value="11562659.5983177" calcext:value-type="float">
            <text:p>11562659.5983177</text:p>
          </table:table-cell>
          <table:table-cell office:value-type="float" office:value="1088311.98072917" calcext:value-type="float">
            <text:p>1088311.98072917</text:p>
          </table:table-cell>
          <table:table-cell office:value-type="float" office:value="0.000429278614620949" calcext:value-type="float">
            <text:p>0.000429278614621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84.921146602593" calcext:value-type="float">
            <text:p>284.921146602593</text:p>
          </table:table-cell>
          <table:table-cell office:value-type="float" office:value="0.346879787949532" calcext:value-type="float">
            <text:p>0.346879787949532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7-14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598.7315826416" calcext:value-type="float">
            <text:p>-1598.7315826416</text:p>
          </table:table-cell>
          <table:table-cell office:value-type="float" office:value="1.89549642127531" calcext:value-type="float">
            <text:p>1.89549642127531</text:p>
          </table:table-cell>
          <table:table-cell office:value-type="float" office:value="11562659.5983177" calcext:value-type="float">
            <text:p>11562659.5983177</text:p>
          </table:table-cell>
          <table:table-cell office:value-type="float" office:value="1187814.0984375" calcext:value-type="float">
            <text:p>1187814.0984375</text:p>
          </table:table-cell>
          <table:table-cell office:value-type="float" office:value="0.000477953768180803" calcext:value-type="float">
            <text:p>0.000477953768181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342.717199023391" calcext:value-type="float">
            <text:p>342.717199023391</text:p>
          </table:table-cell>
          <table:table-cell office:value-type="float" office:value="0.346879787949532" calcext:value-type="float">
            <text:p>0.346879787949532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7-14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598.7315826416" calcext:value-type="float">
            <text:p>-1598.7315826416</text:p>
          </table:table-cell>
          <table:table-cell office:value-type="float" office:value="1.89549642127531" calcext:value-type="float">
            <text:p>1.89549642127531</text:p>
          </table:table-cell>
          <table:table-cell office:value-type="float" office:value="11562659.5983177" calcext:value-type="float">
            <text:p>11562659.5983177</text:p>
          </table:table-cell>
          <table:table-cell office:value-type="float" office:value="1272025.52994792" calcext:value-type="float">
            <text:p>1272025.52994792</text:p>
          </table:table-cell>
          <table:table-cell office:value-type="float" office:value="0.000501743403479456" calcext:value-type="float">
            <text:p>0.000501743403479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445.944654256169" calcext:value-type="float">
            <text:p>445.944654256169</text:p>
          </table:table-cell>
          <table:table-cell office:value-type="float" office:value="0.346879787949532" calcext:value-type="float">
            <text:p>0.346879787949532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7-14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598.7315826416" calcext:value-type="float">
            <text:p>-1598.7315826416</text:p>
          </table:table-cell>
          <table:table-cell office:value-type="float" office:value="1.89549642127531" calcext:value-type="float">
            <text:p>1.89549642127531</text:p>
          </table:table-cell>
          <table:table-cell office:value-type="float" office:value="11562659.5983177" calcext:value-type="float">
            <text:p>11562659.5983177</text:p>
          </table:table-cell>
          <table:table-cell office:value-type="float" office:value="1301233.11184896" calcext:value-type="float">
            <text:p>1301233.11184896</text:p>
          </table:table-cell>
          <table:table-cell office:value-type="float" office:value="0.000523591418815414" calcext:value-type="float">
            <text:p>0.000523591418815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445.169128285578" calcext:value-type="float">
            <text:p>445.169128285578</text:p>
          </table:table-cell>
          <table:table-cell office:value-type="float" office:value="0.346879787949532" calcext:value-type="float">
            <text:p>0.346879787949532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7-15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812.57958984375" calcext:value-type="float">
            <text:p>-1812.57958984375</text:p>
          </table:table-cell>
          <table:table-cell office:value-type="float" office:value="1.99977236025006" calcext:value-type="float">
            <text:p>1.99977236025006</text:p>
          </table:table-cell>
          <table:table-cell office:value-type="float" office:value="13654440.001376" calcext:value-type="float">
            <text:p>13654440.001376</text:p>
          </table:table-cell>
          <table:table-cell office:value-type="float" office:value="1346938.64361979" calcext:value-type="float">
            <text:p>1346938.64361979</text:p>
          </table:table-cell>
          <table:table-cell office:value-type="float" office:value="0.000531292464983362" calcext:value-type="float">
            <text:p>0.000531292464983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300.595362476743" calcext:value-type="float">
            <text:p>300.595362476743</text:p>
          </table:table-cell>
          <table:table-cell office:value-type="float" office:value="0.409633200041279" calcext:value-type="float">
            <text:p>0.409633200041279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7-15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812.57958984375" calcext:value-type="float">
            <text:p>-1812.57958984375</text:p>
          </table:table-cell>
          <table:table-cell office:value-type="float" office:value="1.99977236025006" calcext:value-type="float">
            <text:p>1.99977236025006</text:p>
          </table:table-cell>
          <table:table-cell office:value-type="float" office:value="13654440.001376" calcext:value-type="float">
            <text:p>13654440.001376</text:p>
          </table:table-cell>
          <table:table-cell office:value-type="float" office:value="1409612.29388021" calcext:value-type="float">
            <text:p>1409612.29388021</text:p>
          </table:table-cell>
          <table:table-cell office:value-type="float" office:value="0.000567201137299417" calcext:value-type="float">
            <text:p>0.00056720113729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361.570918465877" calcext:value-type="float">
            <text:p>361.570918465877</text:p>
          </table:table-cell>
          <table:table-cell office:value-type="float" office:value="0.409633200041279" calcext:value-type="float">
            <text:p>0.409633200041279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7-15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812.57958984375" calcext:value-type="float">
            <text:p>-1812.57958984375</text:p>
          </table:table-cell>
          <table:table-cell office:value-type="float" office:value="1.99977236025006" calcext:value-type="float">
            <text:p>1.99977236025006</text:p>
          </table:table-cell>
          <table:table-cell office:value-type="float" office:value="13654440.001376" calcext:value-type="float">
            <text:p>13654440.001376</text:p>
          </table:table-cell>
          <table:table-cell office:value-type="float" office:value="1484309.56002604" calcext:value-type="float">
            <text:p>1484309.56002604</text:p>
          </table:table-cell>
          <table:table-cell office:value-type="float" office:value="0.000585477659788049" calcext:value-type="float">
            <text:p>0.000585477659788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470.477170926418" calcext:value-type="float">
            <text:p>470.477170926418</text:p>
          </table:table-cell>
          <table:table-cell office:value-type="float" office:value="0.409633200041279" calcext:value-type="float">
            <text:p>0.409633200041279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7-15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812.57958984375" calcext:value-type="float">
            <text:p>-1812.57958984375</text:p>
          </table:table-cell>
          <table:table-cell office:value-type="float" office:value="1.99977236025006" calcext:value-type="float">
            <text:p>1.99977236025006</text:p>
          </table:table-cell>
          <table:table-cell office:value-type="float" office:value="13654440.001376" calcext:value-type="float">
            <text:p>13654440.001376</text:p>
          </table:table-cell>
          <table:table-cell office:value-type="float" office:value="1567267.78710937" calcext:value-type="float">
            <text:p>1567267.78710937</text:p>
          </table:table-cell>
          <table:table-cell office:value-type="float" office:value="0.000630638704813058" calcext:value-type="float">
            <text:p>0.000630638704813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469.658981357059" calcext:value-type="float">
            <text:p>469.658981357059</text:p>
          </table:table-cell>
          <table:table-cell office:value-type="float" office:value="0.409633200041279" calcext:value-type="float">
            <text:p>0.409633200041279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7-16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195.04669189453" calcext:value-type="float">
            <text:p>-2195.04669189453</text:p>
          </table:table-cell>
          <table:table-cell office:value-type="float" office:value="1.71951087941125" calcext:value-type="float">
            <text:p>1.71951087941125</text:p>
          </table:table-cell>
          <table:table-cell office:value-type="float" office:value="16145639.5413235" calcext:value-type="float">
            <text:p>16145639.5413235</text:p>
          </table:table-cell>
          <table:table-cell office:value-type="float" office:value="1655827.94388021" calcext:value-type="float">
            <text:p>1655827.94388021</text:p>
          </table:table-cell>
          <table:table-cell office:value-type="float" office:value="0.000653132133419415" calcext:value-type="float">
            <text:p>0.000653132133419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58.46791682564" calcext:value-type="float">
            <text:p>258.46791682564</text:p>
          </table:table-cell>
          <table:table-cell office:value-type="float" office:value="0.484369186239704" calcext:value-type="float">
            <text:p>0.484369186239704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7-16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195.04669189453" calcext:value-type="float">
            <text:p>-2195.04669189453</text:p>
          </table:table-cell>
          <table:table-cell office:value-type="float" office:value="1.71951087941125" calcext:value-type="float">
            <text:p>1.71951087941125</text:p>
          </table:table-cell>
          <table:table-cell office:value-type="float" office:value="16145639.5413235" calcext:value-type="float">
            <text:p>16145639.5413235</text:p>
          </table:table-cell>
          <table:table-cell office:value-type="float" office:value="1749632.15013021" calcext:value-type="float">
            <text:p>1749632.15013021</text:p>
          </table:table-cell>
          <table:table-cell office:value-type="float" office:value="0.000704018650885726" calcext:value-type="float">
            <text:p>0.000704018650886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310.897950356233" calcext:value-type="float">
            <text:p>310.897950356233</text:p>
          </table:table-cell>
          <table:table-cell office:value-type="float" office:value="0.484369186239704" calcext:value-type="float">
            <text:p>0.484369186239704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7-16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195.04669189453" calcext:value-type="float">
            <text:p>-2195.04669189453</text:p>
          </table:table-cell>
          <table:table-cell office:value-type="float" office:value="1.71951087941125" calcext:value-type="float">
            <text:p>1.71951087941125</text:p>
          </table:table-cell>
          <table:table-cell office:value-type="float" office:value="16145639.5413235" calcext:value-type="float">
            <text:p>16145639.5413235</text:p>
          </table:table-cell>
          <table:table-cell office:value-type="float" office:value="1849037.05299479" calcext:value-type="float">
            <text:p>1849037.05299479</text:p>
          </table:table-cell>
          <table:table-cell office:value-type="float" office:value="0.000729342393125723" calcext:value-type="float">
            <text:p>0.000729342393126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404.541351807382" calcext:value-type="float">
            <text:p>404.541351807382</text:p>
          </table:table-cell>
          <table:table-cell office:value-type="float" office:value="0.484369186239704" calcext:value-type="float">
            <text:p>0.484369186239704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7-16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195.04669189453" calcext:value-type="float">
            <text:p>-2195.04669189453</text:p>
          </table:table-cell>
          <table:table-cell office:value-type="float" office:value="1.71951087941125" calcext:value-type="float">
            <text:p>1.71951087941125</text:p>
          </table:table-cell>
          <table:table-cell office:value-type="float" office:value="16145639.5413235" calcext:value-type="float">
            <text:p>16145639.5413235</text:p>
          </table:table-cell>
          <table:table-cell office:value-type="float" office:value="1954123.04049479" calcext:value-type="float">
            <text:p>1954123.04049479</text:p>
          </table:table-cell>
          <table:table-cell office:value-type="float" office:value="0.000786301890103856" calcext:value-type="float">
            <text:p>0.000786301890104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403.837828799515" calcext:value-type="float">
            <text:p>403.837828799515</text:p>
          </table:table-cell>
          <table:table-cell office:value-type="float" office:value="0.484369186239704" calcext:value-type="float">
            <text:p>0.484369186239704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7-17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985.054503122965" calcext:value-type="float">
            <text:p>-985.054503122965</text:p>
          </table:table-cell>
          <table:table-cell office:value-type="float" office:value="1.45621579404178" calcext:value-type="float">
            <text:p>1.45621579404178</text:p>
          </table:table-cell>
          <table:table-cell office:value-type="float" office:value="9545759.96395648" calcext:value-type="float">
            <text:p>9545759.96395648</text:p>
          </table:table-cell>
          <table:table-cell office:value-type="float" office:value="2064840.38216146" calcext:value-type="float">
            <text:p>2064840.38216146</text:p>
          </table:table-cell>
          <table:table-cell office:value-type="float" office:value="0.00081446481740813" calcext:value-type="float">
            <text:p>0.000814464817408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18.8907713474" calcext:value-type="float">
            <text:p>218.8907713474</text:p>
          </table:table-cell>
          <table:table-cell office:value-type="float" office:value="0.286372798918694" calcext:value-type="float">
            <text:p>0.286372798918694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7-17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985.054503122965" calcext:value-type="float">
            <text:p>-985.054503122965</text:p>
          </table:table-cell>
          <table:table-cell office:value-type="float" office:value="1.45621579404178" calcext:value-type="float">
            <text:p>1.45621579404178</text:p>
          </table:table-cell>
          <table:table-cell office:value-type="float" office:value="9545759.96395648" calcext:value-type="float">
            <text:p>9545759.96395648</text:p>
          </table:table-cell>
          <table:table-cell office:value-type="float" office:value="2181063.32408854" calcext:value-type="float">
            <text:p>2181063.32408854</text:p>
          </table:table-cell>
          <table:table-cell office:value-type="float" office:value="0.000877618337549913" calcext:value-type="float">
            <text:p>0.00087761833755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263.292608999938" calcext:value-type="float">
            <text:p>263.292608999938</text:p>
          </table:table-cell>
          <table:table-cell office:value-type="float" office:value="0.286372798918694" calcext:value-type="float">
            <text:p>0.286372798918694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7-17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985.054503122965" calcext:value-type="float">
            <text:p>-985.054503122965</text:p>
          </table:table-cell>
          <table:table-cell office:value-type="float" office:value="1.45621579404178" calcext:value-type="float">
            <text:p>1.45621579404178</text:p>
          </table:table-cell>
          <table:table-cell office:value-type="float" office:value="9545759.96395648" calcext:value-type="float">
            <text:p>9545759.96395648</text:p>
          </table:table-cell>
          <table:table-cell office:value-type="float" office:value="2302635.88710937" calcext:value-type="float">
            <text:p>2302635.88710937</text:p>
          </table:table-cell>
          <table:table-cell office:value-type="float" office:value="0.000908261933248697" calcext:value-type="float">
            <text:p>0.000908261933249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342.597137882971" calcext:value-type="float">
            <text:p>342.597137882971</text:p>
          </table:table-cell>
          <table:table-cell office:value-type="float" office:value="0.286372798918694" calcext:value-type="float">
            <text:p>0.286372798918694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7-17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985.054503122965" calcext:value-type="float">
            <text:p>-985.054503122965</text:p>
          </table:table-cell>
          <table:table-cell office:value-type="float" office:value="1.45621579404178" calcext:value-type="float">
            <text:p>1.45621579404178</text:p>
          </table:table-cell>
          <table:table-cell office:value-type="float" office:value="9545759.96395648" calcext:value-type="float">
            <text:p>9545759.96395648</text:p>
          </table:table-cell>
          <table:table-cell office:value-type="float" office:value="2429396.67539062" calcext:value-type="float">
            <text:p>2429396.67539062</text:p>
          </table:table-cell>
          <table:table-cell office:value-type="float" office:value="0.000977542947954799" calcext:value-type="float">
            <text:p>0.000977542947955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342.001339782595" calcext:value-type="float">
            <text:p>342.001339782595</text:p>
          </table:table-cell>
          <table:table-cell office:value-type="float" office:value="0.286372798918694" calcext:value-type="float">
            <text:p>0.286372798918694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7-18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267.78076171875" calcext:value-type="float">
            <text:p>-1267.78076171875</text:p>
          </table:table-cell>
          <table:table-cell office:value-type="float" office:value="1.47023071349395" calcext:value-type="float">
            <text:p>1.47023071349395</text:p>
          </table:table-cell>
          <table:table-cell office:value-type="float" office:value="14998139.7284344" calcext:value-type="float">
            <text:p>14998139.7284344</text:p>
          </table:table-cell>
          <table:table-cell office:value-type="float" office:value="2561155.48710937" calcext:value-type="float">
            <text:p>2561155.48710937</text:p>
          </table:table-cell>
          <table:table-cell office:value-type="float" office:value="0.0010102335532487" calcext:value-type="float">
            <text:p>0.001010233553249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20.997421022406" calcext:value-type="float">
            <text:p>220.997421022406</text:p>
          </table:table-cell>
          <table:table-cell office:value-type="float" office:value="0.449944191853032" calcext:value-type="float">
            <text:p>0.449944191853032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7-18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267.78076171875" calcext:value-type="float">
            <text:p>-1267.78076171875</text:p>
          </table:table-cell>
          <table:table-cell office:value-type="float" office:value="1.47023071349395" calcext:value-type="float">
            <text:p>1.47023071349395</text:p>
          </table:table-cell>
          <table:table-cell office:value-type="float" office:value="14998139.7284344" calcext:value-type="float">
            <text:p>14998139.7284344</text:p>
          </table:table-cell>
          <table:table-cell office:value-type="float" office:value="2615392.39518229" calcext:value-type="float">
            <text:p>2615392.39518229</text:p>
          </table:table-cell>
          <table:table-cell office:value-type="float" office:value="0.00105238408282335" calcext:value-type="float">
            <text:p>0.001052384082823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265.826591066732" calcext:value-type="float">
            <text:p>265.826591066732</text:p>
          </table:table-cell>
          <table:table-cell office:value-type="float" office:value="0.449944191853032" calcext:value-type="float">
            <text:p>0.449944191853032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7-18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267.78076171875" calcext:value-type="float">
            <text:p>-1267.78076171875</text:p>
          </table:table-cell>
          <table:table-cell office:value-type="float" office:value="1.47023071349395" calcext:value-type="float">
            <text:p>1.47023071349395</text:p>
          </table:table-cell>
          <table:table-cell office:value-type="float" office:value="14998139.7284344" calcext:value-type="float">
            <text:p>14998139.7284344</text:p>
          </table:table-cell>
          <table:table-cell office:value-type="float" office:value="2615392.39518229" calcext:value-type="float">
            <text:p>2615392.39518229</text:p>
          </table:table-cell>
          <table:table-cell office:value-type="float" office:value="0.0010316270003219" calcext:value-type="float">
            <text:p>0.001031627000322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345.89436300003" calcext:value-type="float">
            <text:p>345.89436300003</text:p>
          </table:table-cell>
          <table:table-cell office:value-type="float" office:value="0.449944191853032" calcext:value-type="float">
            <text:p>0.449944191853032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7-18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267.78076171875" calcext:value-type="float">
            <text:p>-1267.78076171875</text:p>
          </table:table-cell>
          <table:table-cell office:value-type="float" office:value="1.47023071349395" calcext:value-type="float">
            <text:p>1.47023071349395</text:p>
          </table:table-cell>
          <table:table-cell office:value-type="float" office:value="14998139.7284344" calcext:value-type="float">
            <text:p>14998139.7284344</text:p>
          </table:table-cell>
          <table:table-cell office:value-type="float" office:value="2629715.41263021" calcext:value-type="float">
            <text:p>2629715.41263021</text:p>
          </table:table-cell>
          <table:table-cell office:value-type="float" office:value="0.00105814739222501" calcext:value-type="float">
            <text:p>0.001058147392225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345.292830816546" calcext:value-type="float">
            <text:p>345.292830816546</text:p>
          </table:table-cell>
          <table:table-cell office:value-type="float" office:value="0.449944191853032" calcext:value-type="float">
            <text:p>0.449944191853032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7-19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693.56832377116" calcext:value-type="float">
            <text:p>-1693.56832377116</text:p>
          </table:table-cell>
          <table:table-cell office:value-type="float" office:value="1.33288665383589" calcext:value-type="float">
            <text:p>1.33288665383589</text:p>
          </table:table-cell>
          <table:table-cell office:value-type="float" office:value="14808600.2688244" calcext:value-type="float">
            <text:p>14808600.2688244</text:p>
          </table:table-cell>
          <table:table-cell office:value-type="float" office:value="2674869.73867187" calcext:value-type="float">
            <text:p>2674869.73867187</text:p>
          </table:table-cell>
          <table:table-cell office:value-type="float" office:value="0.00105508750803168" calcext:value-type="float">
            <text:p>0.001055087508032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00.35257753043" calcext:value-type="float">
            <text:p>200.35257753043</text:p>
          </table:table-cell>
          <table:table-cell office:value-type="float" office:value="0.444258008064732" calcext:value-type="float">
            <text:p>0.444258008064732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7-19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693.56832377116" calcext:value-type="float">
            <text:p>-1693.56832377116</text:p>
          </table:table-cell>
          <table:table-cell office:value-type="float" office:value="1.33288665383589" calcext:value-type="float">
            <text:p>1.33288665383589</text:p>
          </table:table-cell>
          <table:table-cell office:value-type="float" office:value="14808600.2688244" calcext:value-type="float">
            <text:p>14808600.2688244</text:p>
          </table:table-cell>
          <table:table-cell office:value-type="float" office:value="2740235.62721354" calcext:value-type="float">
            <text:p>2740235.62721354</text:p>
          </table:table-cell>
          <table:table-cell office:value-type="float" office:value="0.0011026186214264" calcext:value-type="float">
            <text:p>0.001102618621426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240.993955721083" calcext:value-type="float">
            <text:p>240.993955721083</text:p>
          </table:table-cell>
          <table:table-cell office:value-type="float" office:value="0.444258008064732" calcext:value-type="float">
            <text:p>0.444258008064732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7-19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693.56832377116" calcext:value-type="float">
            <text:p>-1693.56832377116</text:p>
          </table:table-cell>
          <table:table-cell office:value-type="float" office:value="1.33288665383589" calcext:value-type="float">
            <text:p>1.33288665383589</text:p>
          </table:table-cell>
          <table:table-cell office:value-type="float" office:value="14808600.2688244" calcext:value-type="float">
            <text:p>14808600.2688244</text:p>
          </table:table-cell>
          <table:table-cell office:value-type="float" office:value="2817946.93372396" calcext:value-type="float">
            <text:p>2817946.93372396</text:p>
          </table:table-cell>
          <table:table-cell office:value-type="float" office:value="0.00111152351274667" calcext:value-type="float">
            <text:p>0.001111523512747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313.582062902336" calcext:value-type="float">
            <text:p>313.582062902336</text:p>
          </table:table-cell>
          <table:table-cell office:value-type="float" office:value="0.444258008064732" calcext:value-type="float">
            <text:p>0.44425800806473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7-19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693.56832377116" calcext:value-type="float">
            <text:p>-1693.56832377116</text:p>
          </table:table-cell>
          <table:table-cell office:value-type="float" office:value="1.33288665383589" calcext:value-type="float">
            <text:p>1.33288665383589</text:p>
          </table:table-cell>
          <table:table-cell office:value-type="float" office:value="14808600.2688244" calcext:value-type="float">
            <text:p>14808600.2688244</text:p>
          </table:table-cell>
          <table:table-cell office:value-type="float" office:value="2903611.27018229" calcext:value-type="float">
            <text:p>2903611.27018229</text:p>
          </table:table-cell>
          <table:table-cell office:value-type="float" office:value="0.00116835786824002" calcext:value-type="float">
            <text:p>0.00116835786824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313.03672385326" calcext:value-type="float">
            <text:p>313.03672385326</text:p>
          </table:table-cell>
          <table:table-cell office:value-type="float" office:value="0.444258008064732" calcext:value-type="float">
            <text:p>0.444258008064732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7-20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245.3356628418" calcext:value-type="float">
            <text:p>-1245.3356628418</text:p>
          </table:table-cell>
          <table:table-cell office:value-type="float" office:value="1.59467037155991" calcext:value-type="float">
            <text:p>1.59467037155991</text:p>
          </table:table-cell>
          <table:table-cell office:value-type="float" office:value="12129480.0789669" calcext:value-type="float">
            <text:p>12129480.0789669</text:p>
          </table:table-cell>
          <table:table-cell office:value-type="float" office:value="2995159.06757812" calcext:value-type="float">
            <text:p>2995159.06757812</text:p>
          </table:table-cell>
          <table:table-cell office:value-type="float" office:value="0.00118142385443359" calcext:value-type="float">
            <text:p>0.001181423854434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39.702542098359" calcext:value-type="float">
            <text:p>239.702542098359</text:p>
          </table:table-cell>
          <table:table-cell office:value-type="float" office:value="0.363884402369007" calcext:value-type="float">
            <text:p>0.363884402369007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7-20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245.3356628418" calcext:value-type="float">
            <text:p>-1245.3356628418</text:p>
          </table:table-cell>
          <table:table-cell office:value-type="float" office:value="1.59467037155991" calcext:value-type="float">
            <text:p>1.59467037155991</text:p>
          </table:table-cell>
          <table:table-cell office:value-type="float" office:value="12129480.0789669" calcext:value-type="float">
            <text:p>12129480.0789669</text:p>
          </table:table-cell>
          <table:table-cell office:value-type="float" office:value="3092925.94179687" calcext:value-type="float">
            <text:p>3092925.94179687</text:p>
          </table:table-cell>
          <table:table-cell office:value-type="float" office:value="0.00124453448610398" calcext:value-type="float">
            <text:p>0.001244534486104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288.326032680609" calcext:value-type="float">
            <text:p>288.326032680609</text:p>
          </table:table-cell>
          <table:table-cell office:value-type="float" office:value="0.363884402369007" calcext:value-type="float">
            <text:p>0.363884402369007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7-20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245.3356628418" calcext:value-type="float">
            <text:p>-1245.3356628418</text:p>
          </table:table-cell>
          <table:table-cell office:value-type="float" office:value="1.59467037155991" calcext:value-type="float">
            <text:p>1.59467037155991</text:p>
          </table:table-cell>
          <table:table-cell office:value-type="float" office:value="12129480.0789669" calcext:value-type="float">
            <text:p>12129480.0789669</text:p>
          </table:table-cell>
          <table:table-cell office:value-type="float" office:value="3197009.05299479" calcext:value-type="float">
            <text:p>3197009.05299479</text:p>
          </table:table-cell>
          <table:table-cell office:value-type="float" office:value="0.00126104245979239" calcext:value-type="float">
            <text:p>0.001261042459792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375.170704368507" calcext:value-type="float">
            <text:p>375.170704368507</text:p>
          </table:table-cell>
          <table:table-cell office:value-type="float" office:value="0.363884402369007" calcext:value-type="float">
            <text:p>0.363884402369007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7-20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245.3356628418" calcext:value-type="float">
            <text:p>-1245.3356628418</text:p>
          </table:table-cell>
          <table:table-cell office:value-type="float" office:value="1.59467037155991" calcext:value-type="float">
            <text:p>1.59467037155991</text:p>
          </table:table-cell>
          <table:table-cell office:value-type="float" office:value="12129480.0789669" calcext:value-type="float">
            <text:p>12129480.0789669</text:p>
          </table:table-cell>
          <table:table-cell office:value-type="float" office:value="3307346.10169271" calcext:value-type="float">
            <text:p>3307346.10169271</text:p>
          </table:table-cell>
          <table:table-cell office:value-type="float" office:value="0.00133081307425254" calcext:value-type="float">
            <text:p>0.001330813074253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374.518258774943" calcext:value-type="float">
            <text:p>374.518258774943</text:p>
          </table:table-cell>
          <table:table-cell office:value-type="float" office:value="0.363884402369007" calcext:value-type="float">
            <text:p>0.363884402369007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7-2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766.626856486" calcext:value-type="float">
            <text:p>-1766.626856486</text:p>
          </table:table-cell>
          <table:table-cell office:value-type="float" office:value="1.90831546824484" calcext:value-type="float">
            <text:p>1.90831546824484</text:p>
          </table:table-cell>
          <table:table-cell office:value-type="float" office:value="15282719.9272156" calcext:value-type="float">
            <text:p>15282719.9272156</text:p>
          </table:table-cell>
          <table:table-cell office:value-type="float" office:value="3423767.54752604" calcext:value-type="float">
            <text:p>3423767.54752604</text:p>
          </table:table-cell>
          <table:table-cell office:value-type="float" office:value="0.00135048608819083" calcext:value-type="float">
            <text:p>0.001350486088191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86.848038956445" calcext:value-type="float">
            <text:p>286.848038956445</text:p>
          </table:table-cell>
          <table:table-cell office:value-type="float" office:value="0.458481597816467" calcext:value-type="float">
            <text:p>0.458481597816467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7-2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766.626856486" calcext:value-type="float">
            <text:p>-1766.626856486</text:p>
          </table:table-cell>
          <table:table-cell office:value-type="float" office:value="1.90831546824484" calcext:value-type="float">
            <text:p>1.90831546824484</text:p>
          </table:table-cell>
          <table:table-cell office:value-type="float" office:value="15282719.9272156" calcext:value-type="float">
            <text:p>15282719.9272156</text:p>
          </table:table-cell>
          <table:table-cell office:value-type="float" office:value="3546046.41914062" calcext:value-type="float">
            <text:p>3546046.41914062</text:p>
          </table:table-cell>
          <table:table-cell office:value-type="float" office:value="0.00142686153532087" calcext:value-type="float">
            <text:p>0.001426861535321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345.034960123983" calcext:value-type="float">
            <text:p>345.034960123983</text:p>
          </table:table-cell>
          <table:table-cell office:value-type="float" office:value="0.458481597816467" calcext:value-type="float">
            <text:p>0.458481597816467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7-2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766.626856486" calcext:value-type="float">
            <text:p>-1766.626856486</text:p>
          </table:table-cell>
          <table:table-cell office:value-type="float" office:value="1.90831546824484" calcext:value-type="float">
            <text:p>1.90831546824484</text:p>
          </table:table-cell>
          <table:table-cell office:value-type="float" office:value="15282719.9272156" calcext:value-type="float">
            <text:p>15282719.9272156</text:p>
          </table:table-cell>
          <table:table-cell office:value-type="float" office:value="3673923.83763021" calcext:value-type="float">
            <text:p>3673923.83763021</text:p>
          </table:table-cell>
          <table:table-cell office:value-type="float" office:value="0.00144915884706525" calcext:value-type="float">
            <text:p>0.001449158847065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448.960531999095" calcext:value-type="float">
            <text:p>448.960531999095</text:p>
          </table:table-cell>
          <table:table-cell office:value-type="float" office:value="0.458481597816467" calcext:value-type="float">
            <text:p>0.458481597816467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7-2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766.626856486" calcext:value-type="float">
            <text:p>-1766.626856486</text:p>
          </table:table-cell>
          <table:table-cell office:value-type="float" office:value="1.90831546824484" calcext:value-type="float">
            <text:p>1.90831546824484</text:p>
          </table:table-cell>
          <table:table-cell office:value-type="float" office:value="15282719.9272156" calcext:value-type="float">
            <text:p>15282719.9272156</text:p>
          </table:table-cell>
          <table:table-cell office:value-type="float" office:value="3807120.15455729" calcext:value-type="float">
            <text:p>3807120.15455729</text:p>
          </table:table-cell>
          <table:table-cell office:value-type="float" office:value="0.00153191263361948" calcext:value-type="float">
            <text:p>0.00153191263361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448.179761226281" calcext:value-type="float">
            <text:p>448.179761226281</text:p>
          </table:table-cell>
          <table:table-cell office:value-type="float" office:value="0.458481597816467" calcext:value-type="float">
            <text:p>0.458481597816467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7-22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179.22193400065" calcext:value-type="float">
            <text:p>-2179.22193400065</text:p>
          </table:table-cell>
          <table:table-cell office:value-type="float" office:value="1.9533938886525" calcext:value-type="float">
            <text:p>1.9533938886525</text:p>
          </table:table-cell>
          <table:table-cell office:value-type="float" office:value="14378939.966011" calcext:value-type="float">
            <text:p>14378939.966011</text:p>
          </table:table-cell>
          <table:table-cell office:value-type="float" office:value="3945352.57955729" calcext:value-type="float">
            <text:p>3945352.57955729</text:p>
          </table:table-cell>
          <table:table-cell office:value-type="float" office:value="0.00155622240638093" calcext:value-type="float">
            <text:p>0.001556222406381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93.623992255763" calcext:value-type="float">
            <text:p>293.623992255763</text:p>
          </table:table-cell>
          <table:table-cell office:value-type="float" office:value="0.431368198980331" calcext:value-type="float">
            <text:p>0.431368198980331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7-22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179.22193400065" calcext:value-type="float">
            <text:p>-2179.22193400065</text:p>
          </table:table-cell>
          <table:table-cell office:value-type="float" office:value="1.9533938886525" calcext:value-type="float">
            <text:p>1.9533938886525</text:p>
          </table:table-cell>
          <table:table-cell office:value-type="float" office:value="14378939.966011" calcext:value-type="float">
            <text:p>14378939.966011</text:p>
          </table:table-cell>
          <table:table-cell office:value-type="float" office:value="3955626.50455729" calcext:value-type="float">
            <text:p>3955626.50455729</text:p>
          </table:table-cell>
          <table:table-cell office:value-type="float" office:value="0.0015916687601671" calcext:value-type="float">
            <text:p>0.001591668760167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353.185410742149" calcext:value-type="float">
            <text:p>353.185410742149</text:p>
          </table:table-cell>
          <table:table-cell office:value-type="float" office:value="0.431368198980331" calcext:value-type="float">
            <text:p>0.431368198980331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7-22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179.22193400065" calcext:value-type="float">
            <text:p>-2179.22193400065</text:p>
          </table:table-cell>
          <table:table-cell office:value-type="float" office:value="1.9533938886525" calcext:value-type="float">
            <text:p>1.9533938886525</text:p>
          </table:table-cell>
          <table:table-cell office:value-type="float" office:value="14378939.966011" calcext:value-type="float">
            <text:p>14378939.966011</text:p>
          </table:table-cell>
          <table:table-cell office:value-type="float" office:value="3955626.50455729" calcext:value-type="float">
            <text:p>3955626.50455729</text:p>
          </table:table-cell>
          <table:table-cell office:value-type="float" office:value="0.00156027489901982" calcext:value-type="float">
            <text:p>0.00156027489902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459.565922954982" calcext:value-type="float">
            <text:p>459.565922954982</text:p>
          </table:table-cell>
          <table:table-cell office:value-type="float" office:value="0.431368198980331" calcext:value-type="float">
            <text:p>0.431368198980331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7-22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179.22193400065" calcext:value-type="float">
            <text:p>-2179.22193400065</text:p>
          </table:table-cell>
          <table:table-cell office:value-type="float" office:value="1.9533938886525" calcext:value-type="float">
            <text:p>1.9533938886525</text:p>
          </table:table-cell>
          <table:table-cell office:value-type="float" office:value="14378939.966011" calcext:value-type="float">
            <text:p>14378939.966011</text:p>
          </table:table-cell>
          <table:table-cell office:value-type="float" office:value="3955626.50455729" calcext:value-type="float">
            <text:p>3955626.50455729</text:p>
          </table:table-cell>
          <table:table-cell office:value-type="float" office:value="0.0015916687601671" calcext:value-type="float">
            <text:p>0.001591668760167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458.766708736247" calcext:value-type="float">
            <text:p>458.766708736247</text:p>
          </table:table-cell>
          <table:table-cell office:value-type="float" office:value="0.431368198980331" calcext:value-type="float">
            <text:p>0.431368198980331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7-23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917.58818054199" calcext:value-type="float">
            <text:p>-1917.58818054199</text:p>
          </table:table-cell>
          <table:table-cell office:value-type="float" office:value="2.03667395217622" calcext:value-type="float">
            <text:p>2.03667395217622</text:p>
          </table:table-cell>
          <table:table-cell office:value-type="float" office:value="16228980.4264069" calcext:value-type="float">
            <text:p>16228980.4264069</text:p>
          </table:table-cell>
          <table:table-cell office:value-type="float" office:value="3955626.50455729" calcext:value-type="float">
            <text:p>3955626.50455729</text:p>
          </table:table-cell>
          <table:table-cell office:value-type="float" office:value="0.00156027489901982" calcext:value-type="float">
            <text:p>0.00156027489902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306.142217519596" calcext:value-type="float">
            <text:p>306.142217519596</text:p>
          </table:table-cell>
          <table:table-cell office:value-type="float" office:value="0.486869412792206" calcext:value-type="float">
            <text:p>0.486869412792206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7-23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917.58818054199" calcext:value-type="float">
            <text:p>-1917.58818054199</text:p>
          </table:table-cell>
          <table:table-cell office:value-type="float" office:value="2.03667395217622" calcext:value-type="float">
            <text:p>2.03667395217622</text:p>
          </table:table-cell>
          <table:table-cell office:value-type="float" office:value="16228980.4264069" calcext:value-type="float">
            <text:p>16228980.4264069</text:p>
          </table:table-cell>
          <table:table-cell office:value-type="float" office:value="3955626.50455729" calcext:value-type="float">
            <text:p>3955626.50455729</text:p>
          </table:table-cell>
          <table:table-cell office:value-type="float" office:value="0.0015916687601671" calcext:value-type="float">
            <text:p>0.001591668760167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368.242949118367" calcext:value-type="float">
            <text:p>368.242949118367</text:p>
          </table:table-cell>
          <table:table-cell office:value-type="float" office:value="0.486869412792206" calcext:value-type="float">
            <text:p>0.486869412792206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7-23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917.58818054199" calcext:value-type="float">
            <text:p>-1917.58818054199</text:p>
          </table:table-cell>
          <table:table-cell office:value-type="float" office:value="2.03667395217622" calcext:value-type="float">
            <text:p>2.03667395217622</text:p>
          </table:table-cell>
          <table:table-cell office:value-type="float" office:value="16228980.4264069" calcext:value-type="float">
            <text:p>16228980.4264069</text:p>
          </table:table-cell>
          <table:table-cell office:value-type="float" office:value="3955626.50455729" calcext:value-type="float">
            <text:p>3955626.50455729</text:p>
          </table:table-cell>
          <table:table-cell office:value-type="float" office:value="0.00156027489901982" calcext:value-type="float">
            <text:p>0.00156027489902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479.158837358655" calcext:value-type="float">
            <text:p>479.158837358655</text:p>
          </table:table-cell>
          <table:table-cell office:value-type="float" office:value="0.486869412792206" calcext:value-type="float">
            <text:p>0.486869412792206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7-23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917.58818054199" calcext:value-type="float">
            <text:p>-1917.58818054199</text:p>
          </table:table-cell>
          <table:table-cell office:value-type="float" office:value="2.03667395217622" calcext:value-type="float">
            <text:p>2.03667395217622</text:p>
          </table:table-cell>
          <table:table-cell office:value-type="float" office:value="16228980.4264069" calcext:value-type="float">
            <text:p>16228980.4264069</text:p>
          </table:table-cell>
          <table:table-cell office:value-type="float" office:value="3987680.64895833" calcext:value-type="float">
            <text:p>3987680.64895833</text:p>
          </table:table-cell>
          <table:table-cell office:value-type="float" office:value="0.00160456673731895" calcext:value-type="float">
            <text:p>0.00160456673731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478.325549822043" calcext:value-type="float">
            <text:p>478.325549822043</text:p>
          </table:table-cell>
          <table:table-cell office:value-type="float" office:value="0.486869412792206" calcext:value-type="float">
            <text:p>0.486869412792206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7-24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032.92854563395" calcext:value-type="float">
            <text:p>-2032.92854563395</text:p>
          </table:table-cell>
          <table:table-cell office:value-type="float" office:value="1.20505832451272" calcext:value-type="float">
            <text:p>1.20505832451272</text:p>
          </table:table-cell>
          <table:table-cell office:value-type="float" office:value="7608600.22830963" calcext:value-type="float">
            <text:p>7608600.22830963</text:p>
          </table:table-cell>
          <table:table-cell office:value-type="float" office:value="4043259.27643229" calcext:value-type="float">
            <text:p>4043259.27643229</text:p>
          </table:table-cell>
          <table:table-cell office:value-type="float" office:value="0.00159484115903718" calcext:value-type="float">
            <text:p>0.001594841159037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181.138089045906" calcext:value-type="float">
            <text:p>181.138089045906</text:p>
          </table:table-cell>
          <table:table-cell office:value-type="float" office:value="0.228258006849289" calcext:value-type="float">
            <text:p>0.228258006849289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7-24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032.92854563395" calcext:value-type="float">
            <text:p>-2032.92854563395</text:p>
          </table:table-cell>
          <table:table-cell office:value-type="float" office:value="1.20505832451272" calcext:value-type="float">
            <text:p>1.20505832451272</text:p>
          </table:table-cell>
          <table:table-cell office:value-type="float" office:value="7608600.22830963" calcext:value-type="float">
            <text:p>7608600.22830963</text:p>
          </table:table-cell>
          <table:table-cell office:value-type="float" office:value="4113858.85377604" calcext:value-type="float">
            <text:p>4113858.85377604</text:p>
          </table:table-cell>
          <table:table-cell office:value-type="float" office:value="0.00165533844354322" calcext:value-type="float">
            <text:p>0.001655338443543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217.881821881232" calcext:value-type="float">
            <text:p>217.881821881232</text:p>
          </table:table-cell>
          <table:table-cell office:value-type="float" office:value="0.228258006849289" calcext:value-type="float">
            <text:p>0.228258006849289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7-24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032.92854563395" calcext:value-type="float">
            <text:p>-2032.92854563395</text:p>
          </table:table-cell>
          <table:table-cell office:value-type="float" office:value="1.20505832451272" calcext:value-type="float">
            <text:p>1.20505832451272</text:p>
          </table:table-cell>
          <table:table-cell office:value-type="float" office:value="7608600.22830963" calcext:value-type="float">
            <text:p>7608600.22830963</text:p>
          </table:table-cell>
          <table:table-cell office:value-type="float" office:value="4195177.24101562" calcext:value-type="float">
            <text:p>4195177.24101562</text:p>
          </table:table-cell>
          <table:table-cell office:value-type="float" office:value="0.00165476435617838" calcext:value-type="float">
            <text:p>0.001654764356178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283.508484559302" calcext:value-type="float">
            <text:p>283.508484559302</text:p>
          </table:table-cell>
          <table:table-cell office:value-type="float" office:value="0.228258006849289" calcext:value-type="float">
            <text:p>0.228258006849289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7-24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032.92854563395" calcext:value-type="float">
            <text:p>-2032.92854563395</text:p>
          </table:table-cell>
          <table:table-cell office:value-type="float" office:value="1.20505832451272" calcext:value-type="float">
            <text:p>1.20505832451272</text:p>
          </table:table-cell>
          <table:table-cell office:value-type="float" office:value="7608600.22830963" calcext:value-type="float">
            <text:p>7608600.22830963</text:p>
          </table:table-cell>
          <table:table-cell office:value-type="float" office:value="4283651.21289062" calcext:value-type="float">
            <text:p>4283651.21289062</text:p>
          </table:table-cell>
          <table:table-cell office:value-type="float" office:value="0.00172365965471075" calcext:value-type="float">
            <text:p>0.001723659654711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283.01544536585" calcext:value-type="float">
            <text:p>283.01544536585</text:p>
          </table:table-cell>
          <table:table-cell office:value-type="float" office:value="0.228258006849289" calcext:value-type="float">
            <text:p>0.228258006849289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7-25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489.91958109538" calcext:value-type="float">
            <text:p>-1489.91958109538</text:p>
          </table:table-cell>
          <table:table-cell office:value-type="float" office:value="2.10696740505227" calcext:value-type="float">
            <text:p>2.10696740505227</text:p>
          </table:table-cell>
          <table:table-cell office:value-type="float" office:value="18642780.2643612" calcext:value-type="float">
            <text:p>18642780.2643612</text:p>
          </table:table-cell>
          <table:table-cell office:value-type="float" office:value="4378449.06367187" calcext:value-type="float">
            <text:p>4378449.06367187</text:p>
          </table:table-cell>
          <table:table-cell office:value-type="float" office:value="0.00172705490844835" calcext:value-type="float">
            <text:p>0.001727054908448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316.708363130478" calcext:value-type="float">
            <text:p>316.708363130478</text:p>
          </table:table-cell>
          <table:table-cell office:value-type="float" office:value="0.559283407930836" calcext:value-type="float">
            <text:p>0.559283407930836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7-25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489.91958109538" calcext:value-type="float">
            <text:p>-1489.91958109538</text:p>
          </table:table-cell>
          <table:table-cell office:value-type="float" office:value="2.10696740505227" calcext:value-type="float">
            <text:p>2.10696740505227</text:p>
          </table:table-cell>
          <table:table-cell office:value-type="float" office:value="18642780.2643612" calcext:value-type="float">
            <text:p>18642780.2643612</text:p>
          </table:table-cell>
          <table:table-cell office:value-type="float" office:value="4479748.45611979" calcext:value-type="float">
            <text:p>4479748.45611979</text:p>
          </table:table-cell>
          <table:table-cell office:value-type="float" office:value="0.00180256545020058" calcext:value-type="float">
            <text:p>0.001802565450201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380.952429869144" calcext:value-type="float">
            <text:p>380.952429869144</text:p>
          </table:table-cell>
          <table:table-cell office:value-type="float" office:value="0.559283407930836" calcext:value-type="float">
            <text:p>0.559283407930836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7-25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489.91958109538" calcext:value-type="float">
            <text:p>-1489.91958109538</text:p>
          </table:table-cell>
          <table:table-cell office:value-type="float" office:value="2.10696740505227" calcext:value-type="float">
            <text:p>2.10696740505227</text:p>
          </table:table-cell>
          <table:table-cell office:value-type="float" office:value="18642780.2643612" calcext:value-type="float">
            <text:p>18642780.2643612</text:p>
          </table:table-cell>
          <table:table-cell office:value-type="float" office:value="4587482.36158854" calcext:value-type="float">
            <text:p>4587482.36158854</text:p>
          </table:table-cell>
          <table:table-cell office:value-type="float" office:value="0.00180950693151548" calcext:value-type="float">
            <text:p>0.001809506931515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495.696452089784" calcext:value-type="float">
            <text:p>495.696452089784</text:p>
          </table:table-cell>
          <table:table-cell office:value-type="float" office:value="0.559283407930836" calcext:value-type="float">
            <text:p>0.559283407930836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7-25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489.91958109538" calcext:value-type="float">
            <text:p>-1489.91958109538</text:p>
          </table:table-cell>
          <table:table-cell office:value-type="float" office:value="2.10696740505227" calcext:value-type="float">
            <text:p>2.10696740505227</text:p>
          </table:table-cell>
          <table:table-cell office:value-type="float" office:value="18642780.2643612" calcext:value-type="float">
            <text:p>18642780.2643612</text:p>
          </table:table-cell>
          <table:table-cell office:value-type="float" office:value="4701450.44934896" calcext:value-type="float">
            <text:p>4701450.44934896</text:p>
          </table:table-cell>
          <table:table-cell office:value-type="float" office:value="0.00189177410938089" calcext:value-type="float">
            <text:p>0.001891774109381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494.834404594749" calcext:value-type="float">
            <text:p>494.834404594749</text:p>
          </table:table-cell>
          <table:table-cell office:value-type="float" office:value="0.559283407930836" calcext:value-type="float">
            <text:p>0.559283407930836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7-26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171.94684855143" calcext:value-type="float">
            <text:p>-2171.94684855143</text:p>
          </table:table-cell>
          <table:table-cell office:value-type="float" office:value="1.82388410903513" calcext:value-type="float">
            <text:p>1.82388410903513</text:p>
          </table:table-cell>
          <table:table-cell office:value-type="float" office:value="22117139.6968514" calcext:value-type="float">
            <text:p>22117139.6968514</text:p>
          </table:table-cell>
          <table:table-cell office:value-type="float" office:value="4821418.40299479" calcext:value-type="float">
            <text:p>4821418.40299479</text:p>
          </table:table-cell>
          <table:table-cell office:value-type="float" office:value="0.0019017817034035" calcext:value-type="float">
            <text:p>0.001901781703404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74.156756923289" calcext:value-type="float">
            <text:p>274.156756923289</text:p>
          </table:table-cell>
          <table:table-cell office:value-type="float" office:value="0.663514190905541" calcext:value-type="float">
            <text:p>0.663514190905541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7-26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171.94684855143" calcext:value-type="float">
            <text:p>-2171.94684855143</text:p>
          </table:table-cell>
          <table:table-cell office:value-type="float" office:value="1.82388410903513" calcext:value-type="float">
            <text:p>1.82388410903513</text:p>
          </table:table-cell>
          <table:table-cell office:value-type="float" office:value="22117139.6968514" calcext:value-type="float">
            <text:p>22117139.6968514</text:p>
          </table:table-cell>
          <table:table-cell office:value-type="float" office:value="4947128.77851562" calcext:value-type="float">
            <text:p>4947128.77851562</text:p>
          </table:table-cell>
          <table:table-cell office:value-type="float" office:value="0.00199063038945033" calcext:value-type="float">
            <text:p>0.00199063038945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329.769260535578" calcext:value-type="float">
            <text:p>329.769260535578</text:p>
          </table:table-cell>
          <table:table-cell office:value-type="float" office:value="0.663514190905541" calcext:value-type="float">
            <text:p>0.663514190905541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7-26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171.94684855143" calcext:value-type="float">
            <text:p>-2171.94684855143</text:p>
          </table:table-cell>
          <table:table-cell office:value-type="float" office:value="1.82388410903513" calcext:value-type="float">
            <text:p>1.82388410903513</text:p>
          </table:table-cell>
          <table:table-cell office:value-type="float" office:value="22117139.6968514" calcext:value-type="float">
            <text:p>22117139.6968514</text:p>
          </table:table-cell>
          <table:table-cell office:value-type="float" office:value="5078305.37539062" calcext:value-type="float">
            <text:p>5078305.37539062</text:p>
          </table:table-cell>
          <table:table-cell office:value-type="float" office:value="0.00200310934251519" calcext:value-type="float">
            <text:p>0.002003109342515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429.096757597549" calcext:value-type="float">
            <text:p>429.096757597549</text:p>
          </table:table-cell>
          <table:table-cell office:value-type="float" office:value="0.663514190905541" calcext:value-type="float">
            <text:p>0.663514190905541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7-26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171.94684855143" calcext:value-type="float">
            <text:p>-2171.94684855143</text:p>
          </table:table-cell>
          <table:table-cell office:value-type="float" office:value="1.82388410903513" calcext:value-type="float">
            <text:p>1.82388410903513</text:p>
          </table:table-cell>
          <table:table-cell office:value-type="float" office:value="22117139.6968514" calcext:value-type="float">
            <text:p>22117139.6968514</text:p>
          </table:table-cell>
          <table:table-cell office:value-type="float" office:value="5214567.93450521" calcext:value-type="float">
            <text:p>5214567.93450521</text:p>
          </table:table-cell>
          <table:table-cell office:value-type="float" office:value="0.00209824281174138" calcext:value-type="float">
            <text:p>0.002098242811741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428.350531185286" calcext:value-type="float">
            <text:p>428.350531185286</text:p>
          </table:table-cell>
          <table:table-cell office:value-type="float" office:value="0.663514190905541" calcext:value-type="float">
            <text:p>0.663514190905541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7-27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747.11767578125" calcext:value-type="float">
            <text:p>-2747.11767578125</text:p>
          </table:table-cell>
          <table:table-cell office:value-type="float" office:value="1.95884496279177" calcext:value-type="float">
            <text:p>1.95884496279177</text:p>
          </table:table-cell>
          <table:table-cell office:value-type="float" office:value="14862960.0638688" calcext:value-type="float">
            <text:p>14862960.0638688</text:p>
          </table:table-cell>
          <table:table-cell office:value-type="float" office:value="5355634.06783854" calcext:value-type="float">
            <text:p>5355634.06783854</text:p>
          </table:table-cell>
          <table:table-cell office:value-type="float" office:value="0.00211250010453631" calcext:value-type="float">
            <text:p>0.002112500104536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94.443369320549" calcext:value-type="float">
            <text:p>294.443369320549</text:p>
          </table:table-cell>
          <table:table-cell office:value-type="float" office:value="0.445888801916063" calcext:value-type="float">
            <text:p>0.445888801916063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7-27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747.11767578125" calcext:value-type="float">
            <text:p>-2747.11767578125</text:p>
          </table:table-cell>
          <table:table-cell office:value-type="float" office:value="1.95884496279177" calcext:value-type="float">
            <text:p>1.95884496279177</text:p>
          </table:table-cell>
          <table:table-cell office:value-type="float" office:value="14862960.0638688" calcext:value-type="float">
            <text:p>14862960.0638688</text:p>
          </table:table-cell>
          <table:table-cell office:value-type="float" office:value="5435074.04557292" calcext:value-type="float">
            <text:p>5435074.04557292</text:p>
          </table:table-cell>
          <table:table-cell office:value-type="float" office:value="0.00218697027071863" calcext:value-type="float">
            <text:p>0.00218697027071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354.170997863133" calcext:value-type="float">
            <text:p>354.170997863133</text:p>
          </table:table-cell>
          <table:table-cell office:value-type="float" office:value="0.445888801916063" calcext:value-type="float">
            <text:p>0.445888801916063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7-27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747.11767578125" calcext:value-type="float">
            <text:p>-2747.11767578125</text:p>
          </table:table-cell>
          <table:table-cell office:value-type="float" office:value="1.95884496279177" calcext:value-type="float">
            <text:p>1.95884496279177</text:p>
          </table:table-cell>
          <table:table-cell office:value-type="float" office:value="14862960.0638688" calcext:value-type="float">
            <text:p>14862960.0638688</text:p>
          </table:table-cell>
          <table:table-cell office:value-type="float" office:value="5435074.04557292" calcext:value-type="float">
            <text:p>5435074.04557292</text:p>
          </table:table-cell>
          <table:table-cell office:value-type="float" office:value="0.00214383476242043" calcext:value-type="float">
            <text:p>0.00214383476242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460.848371892937" calcext:value-type="float">
            <text:p>460.848371892937</text:p>
          </table:table-cell>
          <table:table-cell office:value-type="float" office:value="0.445888801916063" calcext:value-type="float">
            <text:p>0.445888801916063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7-27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747.11767578125" calcext:value-type="float">
            <text:p>-2747.11767578125</text:p>
          </table:table-cell>
          <table:table-cell office:value-type="float" office:value="1.95884496279177" calcext:value-type="float">
            <text:p>1.95884496279177</text:p>
          </table:table-cell>
          <table:table-cell office:value-type="float" office:value="14862960.0638688" calcext:value-type="float">
            <text:p>14862960.0638688</text:p>
          </table:table-cell>
          <table:table-cell office:value-type="float" office:value="5435074.04557292" calcext:value-type="float">
            <text:p>5435074.04557292</text:p>
          </table:table-cell>
          <table:table-cell office:value-type="float" office:value="0.00218697027071863" calcext:value-type="float">
            <text:p>0.00218697027071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460.046927414353" calcext:value-type="float">
            <text:p>460.046927414353</text:p>
          </table:table-cell>
          <table:table-cell office:value-type="float" office:value="0.445888801916063" calcext:value-type="float">
            <text:p>0.445888801916063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7-28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526.84563700358" calcext:value-type="float">
            <text:p>-2526.84563700358</text:p>
          </table:table-cell>
          <table:table-cell office:value-type="float" office:value="1.50179299907904" calcext:value-type="float">
            <text:p>1.50179299907904</text:p>
          </table:table-cell>
          <table:table-cell office:value-type="float" office:value="12178080.0721005" calcext:value-type="float">
            <text:p>12178080.0721005</text:p>
          </table:table-cell>
          <table:table-cell office:value-type="float" office:value="5435074.04557292" calcext:value-type="float">
            <text:p>5435074.04557292</text:p>
          </table:table-cell>
          <table:table-cell office:value-type="float" office:value="0.00214383476242043" calcext:value-type="float">
            <text:p>0.00214383476242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25.741699353596" calcext:value-type="float">
            <text:p>225.741699353596</text:p>
          </table:table-cell>
          <table:table-cell office:value-type="float" office:value="0.365342402163014" calcext:value-type="float">
            <text:p>0.365342402163014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7-28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526.84563700358" calcext:value-type="float">
            <text:p>-2526.84563700358</text:p>
          </table:table-cell>
          <table:table-cell office:value-type="float" office:value="1.50179299907904" calcext:value-type="float">
            <text:p>1.50179299907904</text:p>
          </table:table-cell>
          <table:table-cell office:value-type="float" office:value="12178080.0721005" calcext:value-type="float">
            <text:p>12178080.0721005</text:p>
          </table:table-cell>
          <table:table-cell office:value-type="float" office:value="5447958.37682292" calcext:value-type="float">
            <text:p>5447958.37682292</text:p>
          </table:table-cell>
          <table:table-cell office:value-type="float" office:value="0.00219215468019779" calcext:value-type="float">
            <text:p>0.002192154680198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271.533242891072" calcext:value-type="float">
            <text:p>271.533242891072</text:p>
          </table:table-cell>
          <table:table-cell office:value-type="float" office:value="0.365342402163014" calcext:value-type="float">
            <text:p>0.365342402163014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7-28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526.84563700358" calcext:value-type="float">
            <text:p>-2526.84563700358</text:p>
          </table:table-cell>
          <table:table-cell office:value-type="float" office:value="1.50179299907904" calcext:value-type="float">
            <text:p>1.50179299907904</text:p>
          </table:table-cell>
          <table:table-cell office:value-type="float" office:value="12178080.0721005" calcext:value-type="float">
            <text:p>12178080.0721005</text:p>
          </table:table-cell>
          <table:table-cell office:value-type="float" office:value="5489599.79661458" calcext:value-type="float">
            <text:p>5489599.79661458</text:p>
          </table:table-cell>
          <table:table-cell office:value-type="float" office:value="0.00216534214199797" calcext:value-type="float">
            <text:p>0.002165342141998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353.319875585968" calcext:value-type="float">
            <text:p>353.319875585968</text:p>
          </table:table-cell>
          <table:table-cell office:value-type="float" office:value="0.365342402163014" calcext:value-type="float">
            <text:p>0.365342402163014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7-28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526.84563700358" calcext:value-type="float">
            <text:p>-2526.84563700358</text:p>
          </table:table-cell>
          <table:table-cell office:value-type="float" office:value="1.50179299907904" calcext:value-type="float">
            <text:p>1.50179299907904</text:p>
          </table:table-cell>
          <table:table-cell office:value-type="float" office:value="12178080.0721005" calcext:value-type="float">
            <text:p>12178080.0721005</text:p>
          </table:table-cell>
          <table:table-cell office:value-type="float" office:value="5552038.89739583" calcext:value-type="float">
            <text:p>5552038.89739583</text:p>
          </table:table-cell>
          <table:table-cell office:value-type="float" office:value="0.00223403469919023" calcext:value-type="float">
            <text:p>0.0022340346991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352.705429966252" calcext:value-type="float">
            <text:p>352.705429966252</text:p>
          </table:table-cell>
          <table:table-cell office:value-type="float" office:value="0.365342402163014" calcext:value-type="float">
            <text:p>0.365342402163014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7-29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146.34020996094" calcext:value-type="float">
            <text:p>-1146.34020996094</text:p>
          </table:table-cell>
          <table:table-cell office:value-type="float" office:value="1.72364867252099" calcext:value-type="float">
            <text:p>1.72364867252099</text:p>
          </table:table-cell>
          <table:table-cell office:value-type="float" office:value="15243120.086351" calcext:value-type="float">
            <text:p>15243120.086351</text:p>
          </table:table-cell>
          <table:table-cell office:value-type="float" office:value="5628410.20065104" calcext:value-type="float">
            <text:p>5628410.20065104</text:p>
          </table:table-cell>
          <table:table-cell office:value-type="float" office:value="0.00222009513470124" calcext:value-type="float">
            <text:p>0.002220095134701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59.089888328198" calcext:value-type="float">
            <text:p>259.089888328198</text:p>
          </table:table-cell>
          <table:table-cell office:value-type="float" office:value="0.457293602590531" calcext:value-type="float">
            <text:p>0.457293602590531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7-29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146.34020996094" calcext:value-type="float">
            <text:p>-1146.34020996094</text:p>
          </table:table-cell>
          <table:table-cell office:value-type="float" office:value="1.72364867252099" calcext:value-type="float">
            <text:p>1.72364867252099</text:p>
          </table:table-cell>
          <table:table-cell office:value-type="float" office:value="15243120.086351" calcext:value-type="float">
            <text:p>15243120.086351</text:p>
          </table:table-cell>
          <table:table-cell office:value-type="float" office:value="5713719.58789062" calcext:value-type="float">
            <text:p>5713719.58789062</text:p>
          </table:table-cell>
          <table:table-cell office:value-type="float" office:value="0.00229909192941313" calcext:value-type="float">
            <text:p>0.002299091929413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311.646088336761" calcext:value-type="float">
            <text:p>311.646088336761</text:p>
          </table:table-cell>
          <table:table-cell office:value-type="float" office:value="0.457293602590531" calcext:value-type="float">
            <text:p>0.457293602590531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7-29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146.34020996094" calcext:value-type="float">
            <text:p>-1146.34020996094</text:p>
          </table:table-cell>
          <table:table-cell office:value-type="float" office:value="1.72364867252099" calcext:value-type="float">
            <text:p>1.72364867252099</text:p>
          </table:table-cell>
          <table:table-cell office:value-type="float" office:value="15243120.086351" calcext:value-type="float">
            <text:p>15243120.086351</text:p>
          </table:table-cell>
          <table:table-cell office:value-type="float" office:value="5805471.80195312" calcext:value-type="float">
            <text:p>5805471.80195312</text:p>
          </table:table-cell>
          <table:table-cell office:value-type="float" office:value="0.00228993609965929" calcext:value-type="float">
            <text:p>0.002289936099659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405.514831206763" calcext:value-type="float">
            <text:p>405.514831206763</text:p>
          </table:table-cell>
          <table:table-cell office:value-type="float" office:value="0.457293602590531" calcext:value-type="float">
            <text:p>0.457293602590531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7-29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146.34020996094" calcext:value-type="float">
            <text:p>-1146.34020996094</text:p>
          </table:table-cell>
          <table:table-cell office:value-type="float" office:value="1.72364867252099" calcext:value-type="float">
            <text:p>1.72364867252099</text:p>
          </table:table-cell>
          <table:table-cell office:value-type="float" office:value="15243120.086351" calcext:value-type="float">
            <text:p>15243120.086351</text:p>
          </table:table-cell>
          <table:table-cell office:value-type="float" office:value="5903826.31289062" calcext:value-type="float">
            <text:p>5903826.31289062</text:p>
          </table:table-cell>
          <table:table-cell office:value-type="float" office:value="0.00237558725447266" calcext:value-type="float">
            <text:p>0.002375587254473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404.809615256623" calcext:value-type="float">
            <text:p>404.809615256623</text:p>
          </table:table-cell>
          <table:table-cell office:value-type="float" office:value="0.457293602590531" calcext:value-type="float">
            <text:p>0.457293602590531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7-30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167.93670336405" calcext:value-type="float">
            <text:p>-1167.93670336405</text:p>
          </table:table-cell>
          <table:table-cell office:value-type="float" office:value="0.162592179003695" calcext:value-type="float">
            <text:p>0.162592179003695</text:p>
          </table:table-cell>
          <table:table-cell office:value-type="float" office:value="2489220.01167834" calcext:value-type="float">
            <text:p>2489220.01167834</text:p>
          </table:table-cell>
          <table:table-cell office:value-type="float" office:value="6008775.12981771" calcext:value-type="float">
            <text:p>6008775.12981771</text:p>
          </table:table-cell>
          <table:table-cell office:value-type="float" office:value="0.00237012796787254" calcext:value-type="float">
            <text:p>0.002370127967873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4.4400092505468" calcext:value-type="float">
            <text:p>24.4400092505468</text:p>
          </table:table-cell>
          <table:table-cell office:value-type="float" office:value="0.0746766003503501" calcext:value-type="float">
            <text:p>0.07467660035035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7-30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167.93670336405" calcext:value-type="float">
            <text:p>-1167.93670336405</text:p>
          </table:table-cell>
          <table:table-cell office:value-type="float" office:value="0.162592179003695" calcext:value-type="float">
            <text:p>0.162592179003695</text:p>
          </table:table-cell>
          <table:table-cell office:value-type="float" office:value="2489220.01167834" calcext:value-type="float">
            <text:p>2489220.01167834</text:p>
          </table:table-cell>
          <table:table-cell office:value-type="float" office:value="6099748.24882812" calcext:value-type="float">
            <text:p>6099748.24882812</text:p>
          </table:table-cell>
          <table:table-cell office:value-type="float" office:value="0.00245442250964751" calcext:value-type="float">
            <text:p>0.002454422509648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29.3976477854625" calcext:value-type="float">
            <text:p>29.3976477854625</text:p>
          </table:table-cell>
          <table:table-cell office:value-type="float" office:value="0.0746766003503501" calcext:value-type="float">
            <text:p>0.07467660035035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7-30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167.93670336405" calcext:value-type="float">
            <text:p>-1167.93670336405</text:p>
          </table:table-cell>
          <table:table-cell office:value-type="float" office:value="0.162592179003695" calcext:value-type="float">
            <text:p>0.162592179003695</text:p>
          </table:table-cell>
          <table:table-cell office:value-type="float" office:value="2489220.01167834" calcext:value-type="float">
            <text:p>2489220.01167834</text:p>
          </table:table-cell>
          <table:table-cell office:value-type="float" office:value="6168951.83919271" calcext:value-type="float">
            <text:p>6168951.83919271</text:p>
          </table:table-cell>
          <table:table-cell office:value-type="float" office:value="0.0024333087810149" calcext:value-type="float">
            <text:p>0.002433308781015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38.2523080691319" calcext:value-type="float">
            <text:p>38.2523080691319</text:p>
          </table:table-cell>
          <table:table-cell office:value-type="float" office:value="0.0746766003503501" calcext:value-type="float">
            <text:p>0.07467660035035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7-30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167.93670336405" calcext:value-type="float">
            <text:p>-1167.93670336405</text:p>
          </table:table-cell>
          <table:table-cell office:value-type="float" office:value="0.162592179003695" calcext:value-type="float">
            <text:p>0.162592179003695</text:p>
          </table:table-cell>
          <table:table-cell office:value-type="float" office:value="2489220.01167834" calcext:value-type="float">
            <text:p>2489220.01167834</text:p>
          </table:table-cell>
          <table:table-cell office:value-type="float" office:value="6242330.01028646" calcext:value-type="float">
            <text:p>6242330.01028646</text:p>
          </table:table-cell>
          <table:table-cell office:value-type="float" office:value="0.00251179469461526" calcext:value-type="float">
            <text:p>0.002511794694615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38.1857848850113" calcext:value-type="float">
            <text:p>38.1857848850113</text:p>
          </table:table-cell>
          <table:table-cell office:value-type="float" office:value="0.0746766003503501" calcext:value-type="float">
            <text:p>0.07467660035035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7-3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734.168308893839" calcext:value-type="float">
            <text:p>-734.168308893839</text:p>
          </table:table-cell>
          <table:table-cell office:value-type="float" office:value="1.82938499492593" calcext:value-type="float">
            <text:p>1.82938499492593</text:p>
          </table:table-cell>
          <table:table-cell office:value-type="float" office:value="15636600.0592232" calcext:value-type="float">
            <text:p>15636600.0592232</text:p>
          </table:table-cell>
          <table:table-cell office:value-type="float" office:value="6242330.01028646" calcext:value-type="float">
            <text:p>6242330.01028646</text:p>
          </table:table-cell>
          <table:table-cell office:value-type="float" office:value="0.00246225239294632" calcext:value-type="float">
            <text:p>0.002462252392946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74.983621431047" calcext:value-type="float">
            <text:p>274.983621431047</text:p>
          </table:table-cell>
          <table:table-cell office:value-type="float" office:value="0.469098001776695" calcext:value-type="float">
            <text:p>0.469098001776695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7-3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734.168308893839" calcext:value-type="float">
            <text:p>-734.168308893839</text:p>
          </table:table-cell>
          <table:table-cell office:value-type="float" office:value="1.82938499492593" calcext:value-type="float">
            <text:p>1.82938499492593</text:p>
          </table:table-cell>
          <table:table-cell office:value-type="float" office:value="15636600.0592232" calcext:value-type="float">
            <text:p>15636600.0592232</text:p>
          </table:table-cell>
          <table:table-cell office:value-type="float" office:value="6242330.01028646" calcext:value-type="float">
            <text:p>6242330.01028646</text:p>
          </table:table-cell>
          <table:table-cell office:value-type="float" office:value="0.00251179469461526" calcext:value-type="float">
            <text:p>0.002511794694615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330.763853922028" calcext:value-type="float">
            <text:p>330.763853922028</text:p>
          </table:table-cell>
          <table:table-cell office:value-type="float" office:value="0.469098001776695" calcext:value-type="float">
            <text:p>0.469098001776695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7-3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734.168308893839" calcext:value-type="float">
            <text:p>-734.168308893839</text:p>
          </table:table-cell>
          <table:table-cell office:value-type="float" office:value="1.82938499492593" calcext:value-type="float">
            <text:p>1.82938499492593</text:p>
          </table:table-cell>
          <table:table-cell office:value-type="float" office:value="15636600.0592232" calcext:value-type="float">
            <text:p>15636600.0592232</text:p>
          </table:table-cell>
          <table:table-cell office:value-type="float" office:value="6242330.01028646" calcext:value-type="float">
            <text:p>6242330.01028646</text:p>
          </table:table-cell>
          <table:table-cell office:value-type="float" office:value="0.00246225239294632" calcext:value-type="float">
            <text:p>0.002462252392946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430.390925515326" calcext:value-type="float">
            <text:p>430.390925515326</text:p>
          </table:table-cell>
          <table:table-cell office:value-type="float" office:value="0.469098001776695" calcext:value-type="float">
            <text:p>0.469098001776695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7-3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734.168308893839" calcext:value-type="float">
            <text:p>-734.168308893839</text:p>
          </table:table-cell>
          <table:table-cell office:value-type="float" office:value="1.82938499492593" calcext:value-type="float">
            <text:p>1.82938499492593</text:p>
          </table:table-cell>
          <table:table-cell office:value-type="float" office:value="15636600.0592232" calcext:value-type="float">
            <text:p>15636600.0592232</text:p>
          </table:table-cell>
          <table:table-cell office:value-type="float" office:value="6242330.01028646" calcext:value-type="float">
            <text:p>6242330.01028646</text:p>
          </table:table-cell>
          <table:table-cell office:value-type="float" office:value="0.00251179469461526" calcext:value-type="float">
            <text:p>0.002511794694615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429.642448463166" calcext:value-type="float">
            <text:p>429.642448463166</text:p>
          </table:table-cell>
          <table:table-cell office:value-type="float" office:value="0.469098001776695" calcext:value-type="float">
            <text:p>0.469098001776695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8-0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298.73153686523" calcext:value-type="float">
            <text:p>-1298.73153686523</text:p>
          </table:table-cell>
          <table:table-cell office:value-type="float" office:value="1.95332985713321" calcext:value-type="float">
            <text:p>1.95332985713321</text:p>
          </table:table-cell>
          <table:table-cell office:value-type="float" office:value="18229859.9234417" calcext:value-type="float">
            <text:p>18229859.9234417</text:p>
          </table:table-cell>
          <table:table-cell office:value-type="float" office:value="6242330.01028646" calcext:value-type="float">
            <text:p>6242330.01028646</text:p>
          </table:table-cell>
          <table:table-cell office:value-type="float" office:value="0.00246225239294632" calcext:value-type="float">
            <text:p>0.002462252392946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93.614367371385" calcext:value-type="float">
            <text:p>293.614367371385</text:p>
          </table:table-cell>
          <table:table-cell office:value-type="float" office:value="0.546895797703251" calcext:value-type="float">
            <text:p>0.546895797703251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8-0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298.73153686523" calcext:value-type="float">
            <text:p>-1298.73153686523</text:p>
          </table:table-cell>
          <table:table-cell office:value-type="float" office:value="1.95332985713321" calcext:value-type="float">
            <text:p>1.95332985713321</text:p>
          </table:table-cell>
          <table:table-cell office:value-type="float" office:value="18229859.9234417" calcext:value-type="float">
            <text:p>18229859.9234417</text:p>
          </table:table-cell>
          <table:table-cell office:value-type="float" office:value="6242330.01028646" calcext:value-type="float">
            <text:p>6242330.01028646</text:p>
          </table:table-cell>
          <table:table-cell office:value-type="float" office:value="0.00251179469461526" calcext:value-type="float">
            <text:p>0.002511794694615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353.173833456804" calcext:value-type="float">
            <text:p>353.173833456804</text:p>
          </table:table-cell>
          <table:table-cell office:value-type="float" office:value="0.546895797703251" calcext:value-type="float">
            <text:p>0.546895797703251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8-0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298.73153686523" calcext:value-type="float">
            <text:p>-1298.73153686523</text:p>
          </table:table-cell>
          <table:table-cell office:value-type="float" office:value="1.95332985713321" calcext:value-type="float">
            <text:p>1.95332985713321</text:p>
          </table:table-cell>
          <table:table-cell office:value-type="float" office:value="18229859.9234417" calcext:value-type="float">
            <text:p>18229859.9234417</text:p>
          </table:table-cell>
          <table:table-cell office:value-type="float" office:value="6242330.01028646" calcext:value-type="float">
            <text:p>6242330.01028646</text:p>
          </table:table-cell>
          <table:table-cell office:value-type="float" office:value="0.00246225239294632" calcext:value-type="float">
            <text:p>0.002462252392946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459.550858556332" calcext:value-type="float">
            <text:p>459.550858556332</text:p>
          </table:table-cell>
          <table:table-cell office:value-type="float" office:value="0.546895797703251" calcext:value-type="float">
            <text:p>0.546895797703251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8-0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298.73153686523" calcext:value-type="float">
            <text:p>-1298.73153686523</text:p>
          </table:table-cell>
          <table:table-cell office:value-type="float" office:value="1.95332985713321" calcext:value-type="float">
            <text:p>1.95332985713321</text:p>
          </table:table-cell>
          <table:table-cell office:value-type="float" office:value="18229859.9234417" calcext:value-type="float">
            <text:p>18229859.9234417</text:p>
          </table:table-cell>
          <table:table-cell office:value-type="float" office:value="6242330.01028646" calcext:value-type="float">
            <text:p>6242330.01028646</text:p>
          </table:table-cell>
          <table:table-cell office:value-type="float" office:value="0.00251179469461526" calcext:value-type="float">
            <text:p>0.002511794694615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458.751670535539" calcext:value-type="float">
            <text:p>458.751670535539</text:p>
          </table:table-cell>
          <table:table-cell office:value-type="float" office:value="0.546895797703251" calcext:value-type="float">
            <text:p>0.546895797703251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8-02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146.22309239705" calcext:value-type="float">
            <text:p>-1146.22309239705</text:p>
          </table:table-cell>
          <table:table-cell office:value-type="float" office:value="2.02448408199416" calcext:value-type="float">
            <text:p>2.02448408199416</text:p>
          </table:table-cell>
          <table:table-cell office:value-type="float" office:value="13044960.1232529" calcext:value-type="float">
            <text:p>13044960.1232529</text:p>
          </table:table-cell>
          <table:table-cell office:value-type="float" office:value="6242330.01028646" calcext:value-type="float">
            <text:p>6242330.01028646</text:p>
          </table:table-cell>
          <table:table-cell office:value-type="float" office:value="0.00246225239294632" calcext:value-type="float">
            <text:p>0.002462252392946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304.309899742456" calcext:value-type="float">
            <text:p>304.309899742456</text:p>
          </table:table-cell>
          <table:table-cell office:value-type="float" office:value="0.391348803697586" calcext:value-type="float">
            <text:p>0.391348803697586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8-02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146.22309239705" calcext:value-type="float">
            <text:p>-1146.22309239705</text:p>
          </table:table-cell>
          <table:table-cell office:value-type="float" office:value="2.02448408199416" calcext:value-type="float">
            <text:p>2.02448408199416</text:p>
          </table:table-cell>
          <table:table-cell office:value-type="float" office:value="13044960.1232529" calcext:value-type="float">
            <text:p>13044960.1232529</text:p>
          </table:table-cell>
          <table:table-cell office:value-type="float" office:value="6243867.37018229" calcext:value-type="float">
            <text:p>6243867.37018229</text:p>
          </table:table-cell>
          <table:table-cell office:value-type="float" office:value="0.0025124132989543" calcext:value-type="float">
            <text:p>0.002512413298954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366.038946980267" calcext:value-type="float">
            <text:p>366.038946980267</text:p>
          </table:table-cell>
          <table:table-cell office:value-type="float" office:value="0.391348803697586" calcext:value-type="float">
            <text:p>0.391348803697586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8-02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146.22309239705" calcext:value-type="float">
            <text:p>-1146.22309239705</text:p>
          </table:table-cell>
          <table:table-cell office:value-type="float" office:value="2.02448408199416" calcext:value-type="float">
            <text:p>2.02448408199416</text:p>
          </table:table-cell>
          <table:table-cell office:value-type="float" office:value="13044960.1232529" calcext:value-type="float">
            <text:p>13044960.1232529</text:p>
          </table:table-cell>
          <table:table-cell office:value-type="float" office:value="6246662.71901042" calcext:value-type="float">
            <text:p>6246662.71901042</text:p>
          </table:table-cell>
          <table:table-cell office:value-type="float" office:value="0.00246396140583189" calcext:value-type="float">
            <text:p>0.002463961405832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476.290983121237" calcext:value-type="float">
            <text:p>476.290983121237</text:p>
          </table:table-cell>
          <table:table-cell office:value-type="float" office:value="0.391348803697586" calcext:value-type="float">
            <text:p>0.391348803697586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8-02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146.22309239705" calcext:value-type="float">
            <text:p>-1146.22309239705</text:p>
          </table:table-cell>
          <table:table-cell office:value-type="float" office:value="2.02448408199416" calcext:value-type="float">
            <text:p>2.02448408199416</text:p>
          </table:table-cell>
          <table:table-cell office:value-type="float" office:value="13044960.1232529" calcext:value-type="float">
            <text:p>13044960.1232529</text:p>
          </table:table-cell>
          <table:table-cell office:value-type="float" office:value="6246662.71901042" calcext:value-type="float">
            <text:p>6246662.71901042</text:p>
          </table:table-cell>
          <table:table-cell office:value-type="float" office:value="0.002513538094078" calcext:value-type="float">
            <text:p>0.002513538094078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475.462682964606" calcext:value-type="float">
            <text:p>475.462682964606</text:p>
          </table:table-cell>
          <table:table-cell office:value-type="float" office:value="0.391348803697586" calcext:value-type="float">
            <text:p>0.391348803697586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8-03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352.25963846842" calcext:value-type="float">
            <text:p>-1352.25963846842</text:p>
          </table:table-cell>
          <table:table-cell office:value-type="float" office:value="1.86922795583087" calcext:value-type="float">
            <text:p>1.86922795583087</text:p>
          </table:table-cell>
          <table:table-cell office:value-type="float" office:value="14416200.1502037" calcext:value-type="float">
            <text:p>14416200.1502037</text:p>
          </table:table-cell>
          <table:table-cell office:value-type="float" office:value="6246662.71901042" calcext:value-type="float">
            <text:p>6246662.71901042</text:p>
          </table:table-cell>
          <table:table-cell office:value-type="float" office:value="0.00246396140583189" calcext:value-type="float">
            <text:p>0.002463961405832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80.972607734402" calcext:value-type="float">
            <text:p>280.972607734402</text:p>
          </table:table-cell>
          <table:table-cell office:value-type="float" office:value="0.432486004506111" calcext:value-type="float">
            <text:p>0.432486004506111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8-03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352.25963846842" calcext:value-type="float">
            <text:p>-1352.25963846842</text:p>
          </table:table-cell>
          <table:table-cell office:value-type="float" office:value="1.86922795583087" calcext:value-type="float">
            <text:p>1.86922795583087</text:p>
          </table:table-cell>
          <table:table-cell office:value-type="float" office:value="14416200.1502037" calcext:value-type="float">
            <text:p>14416200.1502037</text:p>
          </table:table-cell>
          <table:table-cell office:value-type="float" office:value="6246662.71901042" calcext:value-type="float">
            <text:p>6246662.71901042</text:p>
          </table:table-cell>
          <table:table-cell office:value-type="float" office:value="0.002513538094078" calcext:value-type="float">
            <text:p>0.002513538094078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337.967701847497" calcext:value-type="float">
            <text:p>337.967701847497</text:p>
          </table:table-cell>
          <table:table-cell office:value-type="float" office:value="0.432486004506111" calcext:value-type="float">
            <text:p>0.432486004506111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8-03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352.25963846842" calcext:value-type="float">
            <text:p>-1352.25963846842</text:p>
          </table:table-cell>
          <table:table-cell office:value-type="float" office:value="1.86922795583087" calcext:value-type="float">
            <text:p>1.86922795583087</text:p>
          </table:table-cell>
          <table:table-cell office:value-type="float" office:value="14416200.1502037" calcext:value-type="float">
            <text:p>14416200.1502037</text:p>
          </table:table-cell>
          <table:table-cell office:value-type="float" office:value="6246662.71901042" calcext:value-type="float">
            <text:p>6246662.71901042</text:p>
          </table:table-cell>
          <table:table-cell office:value-type="float" office:value="0.00246396140583189" calcext:value-type="float">
            <text:p>0.002463961405832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439.764594189065" calcext:value-type="float">
            <text:p>439.764594189065</text:p>
          </table:table-cell>
          <table:table-cell office:value-type="float" office:value="0.432486004506111" calcext:value-type="float">
            <text:p>0.432486004506111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8-03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352.25963846842" calcext:value-type="float">
            <text:p>-1352.25963846842</text:p>
          </table:table-cell>
          <table:table-cell office:value-type="float" office:value="1.86922795583087" calcext:value-type="float">
            <text:p>1.86922795583087</text:p>
          </table:table-cell>
          <table:table-cell office:value-type="float" office:value="14416200.1502037" calcext:value-type="float">
            <text:p>14416200.1502037</text:p>
          </table:table-cell>
          <table:table-cell office:value-type="float" office:value="6246662.71901042" calcext:value-type="float">
            <text:p>6246662.71901042</text:p>
          </table:table-cell>
          <table:table-cell office:value-type="float" office:value="0.002513538094078" calcext:value-type="float">
            <text:p>0.002513538094078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438.999815733969" calcext:value-type="float">
            <text:p>438.999815733969</text:p>
          </table:table-cell>
          <table:table-cell office:value-type="float" office:value="0.432486004506111" calcext:value-type="float">
            <text:p>0.432486004506111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8-04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684.16473897298" calcext:value-type="float">
            <text:p>-1684.16473897298</text:p>
          </table:table-cell>
          <table:table-cell office:value-type="float" office:value="2.05943383516569" calcext:value-type="float">
            <text:p>2.05943383516569</text:p>
          </table:table-cell>
          <table:table-cell office:value-type="float" office:value="14035859.7473145" calcext:value-type="float">
            <text:p>14035859.7473145</text:p>
          </table:table-cell>
          <table:table-cell office:value-type="float" office:value="6246662.71901042" calcext:value-type="float">
            <text:p>6246662.71901042</text:p>
          </table:table-cell>
          <table:table-cell office:value-type="float" office:value="0.00246396140583189" calcext:value-type="float">
            <text:p>0.002463961405832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309.563364552698" calcext:value-type="float">
            <text:p>309.563364552698</text:p>
          </table:table-cell>
          <table:table-cell office:value-type="float" office:value="0.421075792419434" calcext:value-type="float">
            <text:p>0.421075792419434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8-04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684.16473897298" calcext:value-type="float">
            <text:p>-1684.16473897298</text:p>
          </table:table-cell>
          <table:table-cell office:value-type="float" office:value="2.05943383516569" calcext:value-type="float">
            <text:p>2.05943383516569</text:p>
          </table:table-cell>
          <table:table-cell office:value-type="float" office:value="14035859.7473145" calcext:value-type="float">
            <text:p>14035859.7473145</text:p>
          </table:table-cell>
          <table:table-cell office:value-type="float" office:value="6246662.71901042" calcext:value-type="float">
            <text:p>6246662.71901042</text:p>
          </table:table-cell>
          <table:table-cell office:value-type="float" office:value="0.002513538094078" calcext:value-type="float">
            <text:p>0.002513538094078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372.358073399639" calcext:value-type="float">
            <text:p>372.358073399639</text:p>
          </table:table-cell>
          <table:table-cell office:value-type="float" office:value="0.421075792419434" calcext:value-type="float">
            <text:p>0.421075792419434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8-04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684.16473897298" calcext:value-type="float">
            <text:p>-1684.16473897298</text:p>
          </table:table-cell>
          <table:table-cell office:value-type="float" office:value="2.05943383516569" calcext:value-type="float">
            <text:p>2.05943383516569</text:p>
          </table:table-cell>
          <table:table-cell office:value-type="float" office:value="14035859.7473145" calcext:value-type="float">
            <text:p>14035859.7473145</text:p>
          </table:table-cell>
          <table:table-cell office:value-type="float" office:value="6246662.71901042" calcext:value-type="float">
            <text:p>6246662.71901042</text:p>
          </table:table-cell>
          <table:table-cell office:value-type="float" office:value="0.00246396140583189" calcext:value-type="float">
            <text:p>0.002463961405832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484.513449499691" calcext:value-type="float">
            <text:p>484.513449499691</text:p>
          </table:table-cell>
          <table:table-cell office:value-type="float" office:value="0.421075792419434" calcext:value-type="float">
            <text:p>0.421075792419434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8-04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684.16473897298" calcext:value-type="float">
            <text:p>-1684.16473897298</text:p>
          </table:table-cell>
          <table:table-cell office:value-type="float" office:value="2.05943383516569" calcext:value-type="float">
            <text:p>2.05943383516569</text:p>
          </table:table-cell>
          <table:table-cell office:value-type="float" office:value="14035859.7473145" calcext:value-type="float">
            <text:p>14035859.7473145</text:p>
          </table:table-cell>
          <table:table-cell office:value-type="float" office:value="6246662.71901042" calcext:value-type="float">
            <text:p>6246662.71901042</text:p>
          </table:table-cell>
          <table:table-cell office:value-type="float" office:value="0.002513538094078" calcext:value-type="float">
            <text:p>0.002513538094078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483.670849953758" calcext:value-type="float">
            <text:p>483.670849953758</text:p>
          </table:table-cell>
          <table:table-cell office:value-type="float" office:value="0.421075792419434" calcext:value-type="float">
            <text:p>0.421075792419434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8-05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996.88004048665" calcext:value-type="float">
            <text:p>-1996.88004048665</text:p>
          </table:table-cell>
          <table:table-cell office:value-type="float" office:value="2.0940803206031" calcext:value-type="float">
            <text:p>2.0940803206031</text:p>
          </table:table-cell>
          <table:table-cell office:value-type="float" office:value="16939620.1486588" calcext:value-type="float">
            <text:p>16939620.1486588</text:p>
          </table:table-cell>
          <table:table-cell office:value-type="float" office:value="6246662.71901042" calcext:value-type="float">
            <text:p>6246662.71901042</text:p>
          </table:table-cell>
          <table:table-cell office:value-type="float" office:value="0.00246396140583189" calcext:value-type="float">
            <text:p>0.002463961405832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314.771243737157" calcext:value-type="float">
            <text:p>314.771243737157</text:p>
          </table:table-cell>
          <table:table-cell office:value-type="float" office:value="0.508188604459763" calcext:value-type="float">
            <text:p>0.508188604459763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8-05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996.88004048665" calcext:value-type="float">
            <text:p>-1996.88004048665</text:p>
          </table:table-cell>
          <table:table-cell office:value-type="float" office:value="2.0940803206031" calcext:value-type="float">
            <text:p>2.0940803206031</text:p>
          </table:table-cell>
          <table:table-cell office:value-type="float" office:value="16939620.1486588" calcext:value-type="float">
            <text:p>16939620.1486588</text:p>
          </table:table-cell>
          <table:table-cell office:value-type="float" office:value="6246662.71901042" calcext:value-type="float">
            <text:p>6246662.71901042</text:p>
          </table:table-cell>
          <table:table-cell office:value-type="float" office:value="0.002513538094078" calcext:value-type="float">
            <text:p>0.002513538094078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378.622367181383" calcext:value-type="float">
            <text:p>378.622367181383</text:p>
          </table:table-cell>
          <table:table-cell office:value-type="float" office:value="0.508188604459763" calcext:value-type="float">
            <text:p>0.508188604459763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8-05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996.88004048665" calcext:value-type="float">
            <text:p>-1996.88004048665</text:p>
          </table:table-cell>
          <table:table-cell office:value-type="float" office:value="2.0940803206031" calcext:value-type="float">
            <text:p>2.0940803206031</text:p>
          </table:table-cell>
          <table:table-cell office:value-type="float" office:value="16939620.1486588" calcext:value-type="float">
            <text:p>16939620.1486588</text:p>
          </table:table-cell>
          <table:table-cell office:value-type="float" office:value="6246662.71901042" calcext:value-type="float">
            <text:p>6246662.71901042</text:p>
          </table:table-cell>
          <table:table-cell office:value-type="float" office:value="0.00246396140583189" calcext:value-type="float">
            <text:p>0.002463961405832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492.664567484489" calcext:value-type="float">
            <text:p>492.664567484489</text:p>
          </table:table-cell>
          <table:table-cell office:value-type="float" office:value="0.508188604459763" calcext:value-type="float">
            <text:p>0.508188604459763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8-05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996.88004048665" calcext:value-type="float">
            <text:p>-1996.88004048665</text:p>
          </table:table-cell>
          <table:table-cell office:value-type="float" office:value="2.0940803206031" calcext:value-type="float">
            <text:p>2.0940803206031</text:p>
          </table:table-cell>
          <table:table-cell office:value-type="float" office:value="16939620.1486588" calcext:value-type="float">
            <text:p>16939620.1486588</text:p>
          </table:table-cell>
          <table:table-cell office:value-type="float" office:value="6246662.71901042" calcext:value-type="float">
            <text:p>6246662.71901042</text:p>
          </table:table-cell>
          <table:table-cell office:value-type="float" office:value="0.002513538094078" calcext:value-type="float">
            <text:p>0.002513538094078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491.807792628623" calcext:value-type="float">
            <text:p>491.807792628623</text:p>
          </table:table-cell>
          <table:table-cell office:value-type="float" office:value="0.508188604459763" calcext:value-type="float">
            <text:p>0.508188604459763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8-06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270.49819437663" calcext:value-type="float">
            <text:p>-2270.49819437663</text:p>
          </table:table-cell>
          <table:table-cell office:value-type="float" office:value="1.70896233285021" calcext:value-type="float">
            <text:p>1.70896233285021</text:p>
          </table:table-cell>
          <table:table-cell office:value-type="float" office:value="17135099.7246578" calcext:value-type="float">
            <text:p>17135099.7246578</text:p>
          </table:table-cell>
          <table:table-cell office:value-type="float" office:value="6246662.71901042" calcext:value-type="float">
            <text:p>6246662.71901042</text:p>
          </table:table-cell>
          <table:table-cell office:value-type="float" office:value="0.00246396140583189" calcext:value-type="float">
            <text:p>0.002463961405832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56.882314263995" calcext:value-type="float">
            <text:p>256.882314263995</text:p>
          </table:table-cell>
          <table:table-cell office:value-type="float" office:value="0.514052991739735" calcext:value-type="float">
            <text:p>0.514052991739735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8-06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270.49819437663" calcext:value-type="float">
            <text:p>-2270.49819437663</text:p>
          </table:table-cell>
          <table:table-cell office:value-type="float" office:value="1.70896233285021" calcext:value-type="float">
            <text:p>1.70896233285021</text:p>
          </table:table-cell>
          <table:table-cell office:value-type="float" office:value="17135099.7246578" calcext:value-type="float">
            <text:p>17135099.7246578</text:p>
          </table:table-cell>
          <table:table-cell office:value-type="float" office:value="6246662.71901042" calcext:value-type="float">
            <text:p>6246662.71901042</text:p>
          </table:table-cell>
          <table:table-cell office:value-type="float" office:value="0.002513538094078" calcext:value-type="float">
            <text:p>0.002513538094078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308.990709440033" calcext:value-type="float">
            <text:p>308.990709440033</text:p>
          </table:table-cell>
          <table:table-cell office:value-type="float" office:value="0.514052991739735" calcext:value-type="float">
            <text:p>0.514052991739735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8-06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270.49819437663" calcext:value-type="float">
            <text:p>-2270.49819437663</text:p>
          </table:table-cell>
          <table:table-cell office:value-type="float" office:value="1.70896233285021" calcext:value-type="float">
            <text:p>1.70896233285021</text:p>
          </table:table-cell>
          <table:table-cell office:value-type="float" office:value="17135099.7246578" calcext:value-type="float">
            <text:p>17135099.7246578</text:p>
          </table:table-cell>
          <table:table-cell office:value-type="float" office:value="6246662.71901042" calcext:value-type="float">
            <text:p>6246662.71901042</text:p>
          </table:table-cell>
          <table:table-cell office:value-type="float" office:value="0.00246396140583189" calcext:value-type="float">
            <text:p>0.002463961405832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402.059644168017" calcext:value-type="float">
            <text:p>402.059644168017</text:p>
          </table:table-cell>
          <table:table-cell office:value-type="float" office:value="0.514052991739735" calcext:value-type="float">
            <text:p>0.514052991739735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8-06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270.49819437663" calcext:value-type="float">
            <text:p>-2270.49819437663</text:p>
          </table:table-cell>
          <table:table-cell office:value-type="float" office:value="1.70896233285021" calcext:value-type="float">
            <text:p>1.70896233285021</text:p>
          </table:table-cell>
          <table:table-cell office:value-type="float" office:value="17135099.7246578" calcext:value-type="float">
            <text:p>17135099.7246578</text:p>
          </table:table-cell>
          <table:table-cell office:value-type="float" office:value="6246662.71901042" calcext:value-type="float">
            <text:p>6246662.71901042</text:p>
          </table:table-cell>
          <table:table-cell office:value-type="float" office:value="0.002513538094078" calcext:value-type="float">
            <text:p>0.002513538094078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401.360437006763" calcext:value-type="float">
            <text:p>401.360437006763</text:p>
          </table:table-cell>
          <table:table-cell office:value-type="float" office:value="0.514052991739735" calcext:value-type="float">
            <text:p>0.514052991739735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8-07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583.41370646159" calcext:value-type="float">
            <text:p>-2583.41370646159</text:p>
          </table:table-cell>
          <table:table-cell office:value-type="float" office:value="1.69705568878271" calcext:value-type="float">
            <text:p>1.69705568878271</text:p>
          </table:table-cell>
          <table:table-cell office:value-type="float" office:value="16110899.969101" calcext:value-type="float">
            <text:p>16110899.969101</text:p>
          </table:table-cell>
          <table:table-cell office:value-type="float" office:value="6246662.71901042" calcext:value-type="float">
            <text:p>6246662.71901042</text:p>
          </table:table-cell>
          <table:table-cell office:value-type="float" office:value="0.00246396140583189" calcext:value-type="float">
            <text:p>0.002463961405832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55.092569560802" calcext:value-type="float">
            <text:p>255.092569560802</text:p>
          </table:table-cell>
          <table:table-cell office:value-type="float" office:value="0.483326999073029" calcext:value-type="float">
            <text:p>0.483326999073029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8-07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583.41370646159" calcext:value-type="float">
            <text:p>-2583.41370646159</text:p>
          </table:table-cell>
          <table:table-cell office:value-type="float" office:value="1.69705568878271" calcext:value-type="float">
            <text:p>1.69705568878271</text:p>
          </table:table-cell>
          <table:table-cell office:value-type="float" office:value="16110899.969101" calcext:value-type="float">
            <text:p>16110899.969101</text:p>
          </table:table-cell>
          <table:table-cell office:value-type="float" office:value="6246662.71901042" calcext:value-type="float">
            <text:p>6246662.71901042</text:p>
          </table:table-cell>
          <table:table-cell office:value-type="float" office:value="0.002513538094078" calcext:value-type="float">
            <text:p>0.002513538094078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306.837916293721" calcext:value-type="float">
            <text:p>306.837916293721</text:p>
          </table:table-cell>
          <table:table-cell office:value-type="float" office:value="0.483326999073029" calcext:value-type="float">
            <text:p>0.483326999073029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8-07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583.41370646159" calcext:value-type="float">
            <text:p>-2583.41370646159</text:p>
          </table:table-cell>
          <table:table-cell office:value-type="float" office:value="1.69705568878271" calcext:value-type="float">
            <text:p>1.69705568878271</text:p>
          </table:table-cell>
          <table:table-cell office:value-type="float" office:value="16110899.969101" calcext:value-type="float">
            <text:p>16110899.969101</text:p>
          </table:table-cell>
          <table:table-cell office:value-type="float" office:value="6246662.71901042" calcext:value-type="float">
            <text:p>6246662.71901042</text:p>
          </table:table-cell>
          <table:table-cell office:value-type="float" office:value="0.00246396140583189" calcext:value-type="float">
            <text:p>0.002463961405832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399.258423225349" calcext:value-type="float">
            <text:p>399.258423225349</text:p>
          </table:table-cell>
          <table:table-cell office:value-type="float" office:value="0.483326999073029" calcext:value-type="float">
            <text:p>0.483326999073029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8-07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583.41370646159" calcext:value-type="float">
            <text:p>-2583.41370646159</text:p>
          </table:table-cell>
          <table:table-cell office:value-type="float" office:value="1.69705568878271" calcext:value-type="float">
            <text:p>1.69705568878271</text:p>
          </table:table-cell>
          <table:table-cell office:value-type="float" office:value="16110899.969101" calcext:value-type="float">
            <text:p>16110899.969101</text:p>
          </table:table-cell>
          <table:table-cell office:value-type="float" office:value="6246662.71901042" calcext:value-type="float">
            <text:p>6246662.71901042</text:p>
          </table:table-cell>
          <table:table-cell office:value-type="float" office:value="0.002513538094078" calcext:value-type="float">
            <text:p>0.002513538094078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398.564087564559" calcext:value-type="float">
            <text:p>398.564087564559</text:p>
          </table:table-cell>
          <table:table-cell office:value-type="float" office:value="0.483326999073029" calcext:value-type="float">
            <text:p>0.483326999073029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8-08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976.67773946126" calcext:value-type="float">
            <text:p>-1976.67773946126</text:p>
          </table:table-cell>
          <table:table-cell office:value-type="float" office:value="1.92352128506172" calcext:value-type="float">
            <text:p>1.92352128506172</text:p>
          </table:table-cell>
          <table:table-cell office:value-type="float" office:value="8308079.98111993" calcext:value-type="float">
            <text:p>8308079.98111993</text:p>
          </table:table-cell>
          <table:table-cell office:value-type="float" office:value="6246662.71901042" calcext:value-type="float">
            <text:p>6246662.71901042</text:p>
          </table:table-cell>
          <table:table-cell office:value-type="float" office:value="0.00246396140583189" calcext:value-type="float">
            <text:p>0.002463961405832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89.133698118799" calcext:value-type="float">
            <text:p>289.133698118799</text:p>
          </table:table-cell>
          <table:table-cell office:value-type="float" office:value="0.249242399433598" calcext:value-type="float">
            <text:p>0.249242399433598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8-08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976.67773946126" calcext:value-type="float">
            <text:p>-1976.67773946126</text:p>
          </table:table-cell>
          <table:table-cell office:value-type="float" office:value="1.92352128506172" calcext:value-type="float">
            <text:p>1.92352128506172</text:p>
          </table:table-cell>
          <table:table-cell office:value-type="float" office:value="8308079.98111993" calcext:value-type="float">
            <text:p>8308079.98111993</text:p>
          </table:table-cell>
          <table:table-cell office:value-type="float" office:value="6246662.71901042" calcext:value-type="float">
            <text:p>6246662.71901042</text:p>
          </table:table-cell>
          <table:table-cell office:value-type="float" office:value="0.002513538094078" calcext:value-type="float">
            <text:p>0.002513538094078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347.784263625617" calcext:value-type="float">
            <text:p>347.784263625617</text:p>
          </table:table-cell>
          <table:table-cell office:value-type="float" office:value="0.249242399433598" calcext:value-type="float">
            <text:p>0.249242399433598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8-08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976.67773946126" calcext:value-type="float">
            <text:p>-1976.67773946126</text:p>
          </table:table-cell>
          <table:table-cell office:value-type="float" office:value="1.92352128506172" calcext:value-type="float">
            <text:p>1.92352128506172</text:p>
          </table:table-cell>
          <table:table-cell office:value-type="float" office:value="8308079.98111993" calcext:value-type="float">
            <text:p>8308079.98111993</text:p>
          </table:table-cell>
          <table:table-cell office:value-type="float" office:value="6246662.71901042" calcext:value-type="float">
            <text:p>6246662.71901042</text:p>
          </table:table-cell>
          <table:table-cell office:value-type="float" office:value="0.00246396140583189" calcext:value-type="float">
            <text:p>0.002463961405832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452.537934017362" calcext:value-type="float">
            <text:p>452.537934017362</text:p>
          </table:table-cell>
          <table:table-cell office:value-type="float" office:value="0.249242399433598" calcext:value-type="float">
            <text:p>0.249242399433598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8-08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976.67773946126" calcext:value-type="float">
            <text:p>-1976.67773946126</text:p>
          </table:table-cell>
          <table:table-cell office:value-type="float" office:value="1.92352128506172" calcext:value-type="float">
            <text:p>1.92352128506172</text:p>
          </table:table-cell>
          <table:table-cell office:value-type="float" office:value="8308079.98111993" calcext:value-type="float">
            <text:p>8308079.98111993</text:p>
          </table:table-cell>
          <table:table-cell office:value-type="float" office:value="6246662.71901042" calcext:value-type="float">
            <text:p>6246662.71901042</text:p>
          </table:table-cell>
          <table:table-cell office:value-type="float" office:value="0.002513538094078" calcext:value-type="float">
            <text:p>0.002513538094078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451.750941916081" calcext:value-type="float">
            <text:p>451.750941916081</text:p>
          </table:table-cell>
          <table:table-cell office:value-type="float" office:value="0.249242399433598" calcext:value-type="float">
            <text:p>0.249242399433598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8-09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956.69873682658" calcext:value-type="float">
            <text:p>-1956.69873682658</text:p>
          </table:table-cell>
          <table:table-cell office:value-type="float" office:value="1.86662154083024" calcext:value-type="float">
            <text:p>1.86662154083024</text:p>
          </table:table-cell>
          <table:table-cell office:value-type="float" office:value="13150080.0302982" calcext:value-type="float">
            <text:p>13150080.0302982</text:p>
          </table:table-cell>
          <table:table-cell office:value-type="float" office:value="6246662.71901042" calcext:value-type="float">
            <text:p>6246662.71901042</text:p>
          </table:table-cell>
          <table:table-cell office:value-type="float" office:value="0.00246396140583189" calcext:value-type="float">
            <text:p>0.002463961405832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80.580825010802" calcext:value-type="float">
            <text:p>280.580825010802</text:p>
          </table:table-cell>
          <table:table-cell office:value-type="float" office:value="0.394502400908947" calcext:value-type="float">
            <text:p>0.394502400908947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8-09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956.69873682658" calcext:value-type="float">
            <text:p>-1956.69873682658</text:p>
          </table:table-cell>
          <table:table-cell office:value-type="float" office:value="1.86662154083024" calcext:value-type="float">
            <text:p>1.86662154083024</text:p>
          </table:table-cell>
          <table:table-cell office:value-type="float" office:value="13150080.0302982" calcext:value-type="float">
            <text:p>13150080.0302982</text:p>
          </table:table-cell>
          <table:table-cell office:value-type="float" office:value="6246662.71901042" calcext:value-type="float">
            <text:p>6246662.71901042</text:p>
          </table:table-cell>
          <table:table-cell office:value-type="float" office:value="0.002513538094078" calcext:value-type="float">
            <text:p>0.002513538094078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337.496446276407" calcext:value-type="float">
            <text:p>337.496446276407</text:p>
          </table:table-cell>
          <table:table-cell office:value-type="float" office:value="0.394502400908947" calcext:value-type="float">
            <text:p>0.394502400908947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8-09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956.69873682658" calcext:value-type="float">
            <text:p>-1956.69873682658</text:p>
          </table:table-cell>
          <table:table-cell office:value-type="float" office:value="1.86662154083024" calcext:value-type="float">
            <text:p>1.86662154083024</text:p>
          </table:table-cell>
          <table:table-cell office:value-type="float" office:value="13150080.0302982" calcext:value-type="float">
            <text:p>13150080.0302982</text:p>
          </table:table-cell>
          <table:table-cell office:value-type="float" office:value="6246662.71901042" calcext:value-type="float">
            <text:p>6246662.71901042</text:p>
          </table:table-cell>
          <table:table-cell office:value-type="float" office:value="0.00246396140583189" calcext:value-type="float">
            <text:p>0.002463961405832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439.151395016934" calcext:value-type="float">
            <text:p>439.151395016934</text:p>
          </table:table-cell>
          <table:table-cell office:value-type="float" office:value="0.394502400908947" calcext:value-type="float">
            <text:p>0.394502400908947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8-09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956.69873682658" calcext:value-type="float">
            <text:p>-1956.69873682658</text:p>
          </table:table-cell>
          <table:table-cell office:value-type="float" office:value="1.86662154083024" calcext:value-type="float">
            <text:p>1.86662154083024</text:p>
          </table:table-cell>
          <table:table-cell office:value-type="float" office:value="13150080.0302982" calcext:value-type="float">
            <text:p>13150080.0302982</text:p>
          </table:table-cell>
          <table:table-cell office:value-type="float" office:value="6246662.71901042" calcext:value-type="float">
            <text:p>6246662.71901042</text:p>
          </table:table-cell>
          <table:table-cell office:value-type="float" office:value="0.002513538094078" calcext:value-type="float">
            <text:p>0.002513538094078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438.387682953998" calcext:value-type="float">
            <text:p>438.387682953998</text:p>
          </table:table-cell>
          <table:table-cell office:value-type="float" office:value="0.394502400908947" calcext:value-type="float">
            <text:p>0.394502400908947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8-10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189.87858835856" calcext:value-type="float">
            <text:p>-1189.87858835856</text:p>
          </table:table-cell>
          <table:table-cell office:value-type="float" office:value="1.56620711786672" calcext:value-type="float">
            <text:p>1.56620711786672</text:p>
          </table:table-cell>
          <table:table-cell office:value-type="float" office:value="14738760.4717255" calcext:value-type="float">
            <text:p>14738760.4717255</text:p>
          </table:table-cell>
          <table:table-cell office:value-type="float" office:value="6246662.71901042" calcext:value-type="float">
            <text:p>6246662.71901042</text:p>
          </table:table-cell>
          <table:table-cell office:value-type="float" office:value="0.00246396140583189" calcext:value-type="float">
            <text:p>0.002463961405832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35.424094095356" calcext:value-type="float">
            <text:p>235.424094095356</text:p>
          </table:table-cell>
          <table:table-cell office:value-type="float" office:value="0.442162814151764" calcext:value-type="float">
            <text:p>0.442162814151764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8-10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189.87858835856" calcext:value-type="float">
            <text:p>-1189.87858835856</text:p>
          </table:table-cell>
          <table:table-cell office:value-type="float" office:value="1.56620711786672" calcext:value-type="float">
            <text:p>1.56620711786672</text:p>
          </table:table-cell>
          <table:table-cell office:value-type="float" office:value="14738760.4717255" calcext:value-type="float">
            <text:p>14738760.4717255</text:p>
          </table:table-cell>
          <table:table-cell office:value-type="float" office:value="6246662.71901042" calcext:value-type="float">
            <text:p>6246662.71901042</text:p>
          </table:table-cell>
          <table:table-cell office:value-type="float" office:value="0.002513538094078" calcext:value-type="float">
            <text:p>0.002513538094078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283.179704535996" calcext:value-type="float">
            <text:p>283.179704535996</text:p>
          </table:table-cell>
          <table:table-cell office:value-type="float" office:value="0.442162814151764" calcext:value-type="float">
            <text:p>0.442162814151764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8-10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189.87858835856" calcext:value-type="float">
            <text:p>-1189.87858835856</text:p>
          </table:table-cell>
          <table:table-cell office:value-type="float" office:value="1.56620711786672" calcext:value-type="float">
            <text:p>1.56620711786672</text:p>
          </table:table-cell>
          <table:table-cell office:value-type="float" office:value="14738760.4717255" calcext:value-type="float">
            <text:p>14738760.4717255</text:p>
          </table:table-cell>
          <table:table-cell office:value-type="float" office:value="6242511.75950521" calcext:value-type="float">
            <text:p>6242511.75950521</text:p>
          </table:table-cell>
          <table:table-cell office:value-type="float" office:value="0.00246232408291594" calcext:value-type="float">
            <text:p>0.002462324082916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368.474286646613" calcext:value-type="float">
            <text:p>368.474286646613</text:p>
          </table:table-cell>
          <table:table-cell office:value-type="float" office:value="0.442162814151764" calcext:value-type="float">
            <text:p>0.442162814151764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8-10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189.87858835856" calcext:value-type="float">
            <text:p>-1189.87858835856</text:p>
          </table:table-cell>
          <table:table-cell office:value-type="float" office:value="1.56620711786672" calcext:value-type="float">
            <text:p>1.56620711786672</text:p>
          </table:table-cell>
          <table:table-cell office:value-type="float" office:value="14738760.4717255" calcext:value-type="float">
            <text:p>14738760.4717255</text:p>
          </table:table-cell>
          <table:table-cell office:value-type="float" office:value="6227103.97773437" calcext:value-type="float">
            <text:p>6227103.97773437</text:p>
          </table:table-cell>
          <table:table-cell office:value-type="float" office:value="0.00250566802913597" calcext:value-type="float">
            <text:p>0.002505668029136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367.833486547178" calcext:value-type="float">
            <text:p>367.833486547178</text:p>
          </table:table-cell>
          <table:table-cell office:value-type="float" office:value="0.442162814151764" calcext:value-type="float">
            <text:p>0.442162814151764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8-1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428.36069234212" calcext:value-type="float">
            <text:p>-1428.36069234212</text:p>
          </table:table-cell>
          <table:table-cell office:value-type="float" office:value="1.69453812850406" calcext:value-type="float">
            <text:p>1.69453812850406</text:p>
          </table:table-cell>
          <table:table-cell office:value-type="float" office:value="7513919.98729706" calcext:value-type="float">
            <text:p>7513919.98729706</text:p>
          </table:table-cell>
          <table:table-cell office:value-type="float" office:value="6198922.85677083" calcext:value-type="float">
            <text:p>6198922.85677083</text:p>
          </table:table-cell>
          <table:table-cell office:value-type="float" office:value="0.00244513068239294" calcext:value-type="float">
            <text:p>0.002445130682393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54.714143016081" calcext:value-type="float">
            <text:p>254.714143016081</text:p>
          </table:table-cell>
          <table:table-cell office:value-type="float" office:value="0.225417599618912" calcext:value-type="float">
            <text:p>0.225417599618912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8-1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428.36069234212" calcext:value-type="float">
            <text:p>-1428.36069234212</text:p>
          </table:table-cell>
          <table:table-cell office:value-type="float" office:value="1.69453812850406" calcext:value-type="float">
            <text:p>1.69453812850406</text:p>
          </table:table-cell>
          <table:table-cell office:value-type="float" office:value="7513919.98729706" calcext:value-type="float">
            <text:p>7513919.98729706</text:p>
          </table:table-cell>
          <table:table-cell office:value-type="float" office:value="6160588.89726562" calcext:value-type="float">
            <text:p>6160588.89726562</text:p>
          </table:table-cell>
          <table:table-cell office:value-type="float" office:value="0.00247890362770926" calcext:value-type="float">
            <text:p>0.00247890362770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306.382726192919" calcext:value-type="float">
            <text:p>306.382726192919</text:p>
          </table:table-cell>
          <table:table-cell office:value-type="float" office:value="0.225417599618912" calcext:value-type="float">
            <text:p>0.225417599618912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8-1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428.36069234212" calcext:value-type="float">
            <text:p>-1428.36069234212</text:p>
          </table:table-cell>
          <table:table-cell office:value-type="float" office:value="1.69453812850406" calcext:value-type="float">
            <text:p>1.69453812850406</text:p>
          </table:table-cell>
          <table:table-cell office:value-type="float" office:value="7513919.98729706" calcext:value-type="float">
            <text:p>7513919.98729706</text:p>
          </table:table-cell>
          <table:table-cell office:value-type="float" office:value="6114011.37135417" calcext:value-type="float">
            <text:p>6114011.37135417</text:p>
          </table:table-cell>
          <table:table-cell office:value-type="float" office:value="0.00241163781870081" calcext:value-type="float">
            <text:p>0.002411637818701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398.666128491669" calcext:value-type="float">
            <text:p>398.666128491669</text:p>
          </table:table-cell>
          <table:table-cell office:value-type="float" office:value="0.225417599618912" calcext:value-type="float">
            <text:p>0.225417599618912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8-1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428.36069234212" calcext:value-type="float">
            <text:p>-1428.36069234212</text:p>
          </table:table-cell>
          <table:table-cell office:value-type="float" office:value="1.69453812850406" calcext:value-type="float">
            <text:p>1.69453812850406</text:p>
          </table:table-cell>
          <table:table-cell office:value-type="float" office:value="7513919.98729706" calcext:value-type="float">
            <text:p>7513919.98729706</text:p>
          </table:table-cell>
          <table:table-cell office:value-type="float" office:value="6061008.02122396" calcext:value-type="float">
            <text:p>6061008.02122396</text:p>
          </table:table-cell>
          <table:table-cell office:value-type="float" office:value="0.00243883417996869" calcext:value-type="float">
            <text:p>0.00243883417996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397.972822868898" calcext:value-type="float">
            <text:p>397.972822868898</text:p>
          </table:table-cell>
          <table:table-cell office:value-type="float" office:value="0.225417599618912" calcext:value-type="float">
            <text:p>0.225417599618912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8-12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808.92020161947" calcext:value-type="float">
            <text:p>-1808.92020161947</text:p>
          </table:table-cell>
          <table:table-cell office:value-type="float" office:value="1.50309174387075" calcext:value-type="float">
            <text:p>1.50309174387075</text:p>
          </table:table-cell>
          <table:table-cell office:value-type="float" office:value="8314380.08737564" calcext:value-type="float">
            <text:p>8314380.08737564</text:p>
          </table:table-cell>
          <table:table-cell office:value-type="float" office:value="6007859.60989583" calcext:value-type="float">
            <text:p>6007859.60989583</text:p>
          </table:table-cell>
          <table:table-cell office:value-type="float" office:value="0.00236976684612558" calcext:value-type="float">
            <text:p>0.002369766846126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25.936919904289" calcext:value-type="float">
            <text:p>225.936919904289</text:p>
          </table:table-cell>
          <table:table-cell office:value-type="float" office:value="0.249431402621269" calcext:value-type="float">
            <text:p>0.249431402621269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8-12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808.92020161947" calcext:value-type="float">
            <text:p>-1808.92020161947</text:p>
          </table:table-cell>
          <table:table-cell office:value-type="float" office:value="1.50309174387075" calcext:value-type="float">
            <text:p>1.50309174387075</text:p>
          </table:table-cell>
          <table:table-cell office:value-type="float" office:value="8314380.08737564" calcext:value-type="float">
            <text:p>8314380.08737564</text:p>
          </table:table-cell>
          <table:table-cell office:value-type="float" office:value="5953325.83138021" calcext:value-type="float">
            <text:p>5953325.83138021</text:p>
          </table:table-cell>
          <table:table-cell office:value-type="float" office:value="0.00239550491786489" calcext:value-type="float">
            <text:p>0.002395504917865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271.768063791954" calcext:value-type="float">
            <text:p>271.768063791954</text:p>
          </table:table-cell>
          <table:table-cell office:value-type="float" office:value="0.249431402621269" calcext:value-type="float">
            <text:p>0.249431402621269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8-12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808.92020161947" calcext:value-type="float">
            <text:p>-1808.92020161947</text:p>
          </table:table-cell>
          <table:table-cell office:value-type="float" office:value="1.50309174387075" calcext:value-type="float">
            <text:p>1.50309174387075</text:p>
          </table:table-cell>
          <table:table-cell office:value-type="float" office:value="8314380.08737564" calcext:value-type="float">
            <text:p>8314380.08737564</text:p>
          </table:table-cell>
          <table:table-cell office:value-type="float" office:value="5893440.62447917" calcext:value-type="float">
            <text:p>5893440.62447917</text:p>
          </table:table-cell>
          <table:table-cell office:value-type="float" office:value="0.002324634912989" calcext:value-type="float">
            <text:p>0.002324634912989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353.625425251272" calcext:value-type="float">
            <text:p>353.625425251272</text:p>
          </table:table-cell>
          <table:table-cell office:value-type="float" office:value="0.249431402621269" calcext:value-type="float">
            <text:p>0.249431402621269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8-12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808.92020161947" calcext:value-type="float">
            <text:p>-1808.92020161947</text:p>
          </table:table-cell>
          <table:table-cell office:value-type="float" office:value="1.50309174387075" calcext:value-type="float">
            <text:p>1.50309174387075</text:p>
          </table:table-cell>
          <table:table-cell office:value-type="float" office:value="8314380.08737564" calcext:value-type="float">
            <text:p>8314380.08737564</text:p>
          </table:table-cell>
          <table:table-cell office:value-type="float" office:value="5828590.51653646" calcext:value-type="float">
            <text:p>5828590.51653646</text:p>
          </table:table-cell>
          <table:table-cell office:value-type="float" office:value="0.00234531380308253" calcext:value-type="float">
            <text:p>0.002345313803083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353.010448261356" calcext:value-type="float">
            <text:p>353.010448261356</text:p>
          </table:table-cell>
          <table:table-cell office:value-type="float" office:value="0.249431402621269" calcext:value-type="float">
            <text:p>0.249431402621269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8-13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987.69547526042" calcext:value-type="float">
            <text:p>-1987.69547526042</text:p>
          </table:table-cell>
          <table:table-cell office:value-type="float" office:value="1.7233456557733" calcext:value-type="float">
            <text:p>1.7233456557733</text:p>
          </table:table-cell>
          <table:table-cell office:value-type="float" office:value="8864639.98661041" calcext:value-type="float">
            <text:p>8864639.98661041</text:p>
          </table:table-cell>
          <table:table-cell office:value-type="float" office:value="5758301.55377604" calcext:value-type="float">
            <text:p>5758301.55377604</text:p>
          </table:table-cell>
          <table:table-cell office:value-type="float" office:value="0.00227133005732277" calcext:value-type="float">
            <text:p>0.002271330057323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59.044340429387" calcext:value-type="float">
            <text:p>259.044340429387</text:p>
          </table:table-cell>
          <table:table-cell office:value-type="float" office:value="0.265939199598312" calcext:value-type="float">
            <text:p>0.265939199598312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8-13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987.69547526042" calcext:value-type="float">
            <text:p>-1987.69547526042</text:p>
          </table:table-cell>
          <table:table-cell office:value-type="float" office:value="1.7233456557733" calcext:value-type="float">
            <text:p>1.7233456557733</text:p>
          </table:table-cell>
          <table:table-cell office:value-type="float" office:value="8864639.98661041" calcext:value-type="float">
            <text:p>8864639.98661041</text:p>
          </table:table-cell>
          <table:table-cell office:value-type="float" office:value="5683163.19778646" calcext:value-type="float">
            <text:p>5683163.19778646</text:p>
          </table:table-cell>
          <table:table-cell office:value-type="float" office:value="0.00228679662006169" calcext:value-type="float">
            <text:p>0.002286796620062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311.591301078995" calcext:value-type="float">
            <text:p>311.591301078995</text:p>
          </table:table-cell>
          <table:table-cell office:value-type="float" office:value="0.265939199598312" calcext:value-type="float">
            <text:p>0.265939199598312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8-13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987.69547526042" calcext:value-type="float">
            <text:p>-1987.69547526042</text:p>
          </table:table-cell>
          <table:table-cell office:value-type="float" office:value="1.7233456557733" calcext:value-type="float">
            <text:p>1.7233456557733</text:p>
          </table:table-cell>
          <table:table-cell office:value-type="float" office:value="8864639.98661041" calcext:value-type="float">
            <text:p>8864639.98661041</text:p>
          </table:table-cell>
          <table:table-cell office:value-type="float" office:value="5603790.65169271" calcext:value-type="float">
            <text:p>5603790.65169271</text:p>
          </table:table-cell>
          <table:table-cell office:value-type="float" office:value="0.0022103840903899" calcext:value-type="float">
            <text:p>0.00221038409039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405.443541861519" calcext:value-type="float">
            <text:p>405.443541861519</text:p>
          </table:table-cell>
          <table:table-cell office:value-type="float" office:value="0.265939199598312" calcext:value-type="float">
            <text:p>0.26593919959831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8-13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987.69547526042" calcext:value-type="float">
            <text:p>-1987.69547526042</text:p>
          </table:table-cell>
          <table:table-cell office:value-type="float" office:value="1.7233456557733" calcext:value-type="float">
            <text:p>1.7233456557733</text:p>
          </table:table-cell>
          <table:table-cell office:value-type="float" office:value="8864639.98661041" calcext:value-type="float">
            <text:p>8864639.98661041</text:p>
          </table:table-cell>
          <table:table-cell office:value-type="float" office:value="5520848.42851562" calcext:value-type="float">
            <text:p>5520848.42851562</text:p>
          </table:table-cell>
          <table:table-cell office:value-type="float" office:value="0.002221484248617" calcext:value-type="float">
            <text:p>0.002221484248617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404.738449888062" calcext:value-type="float">
            <text:p>404.738449888062</text:p>
          </table:table-cell>
          <table:table-cell office:value-type="float" office:value="0.265939199598312" calcext:value-type="float">
            <text:p>0.265939199598312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8-14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838.29823811849" calcext:value-type="float">
            <text:p>-1838.29823811849</text:p>
          </table:table-cell>
          <table:table-cell office:value-type="float" office:value="1.58282208199125" calcext:value-type="float">
            <text:p>1.58282208199125</text:p>
          </table:table-cell>
          <table:table-cell office:value-type="float" office:value="15606180.2234173" calcext:value-type="float">
            <text:p>15606180.2234173</text:p>
          </table:table-cell>
          <table:table-cell office:value-type="float" office:value="5434811.49960937" calcext:value-type="float">
            <text:p>5434811.49960937</text:p>
          </table:table-cell>
          <table:table-cell office:value-type="float" office:value="0.0021437312026237" calcext:value-type="float">
            <text:p>0.002143731202624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37.921568939406" calcext:value-type="float">
            <text:p>237.921568939406</text:p>
          </table:table-cell>
          <table:table-cell office:value-type="float" office:value="0.468185406702518" calcext:value-type="float">
            <text:p>0.468185406702518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8-14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838.29823811849" calcext:value-type="float">
            <text:p>-1838.29823811849</text:p>
          </table:table-cell>
          <table:table-cell office:value-type="float" office:value="1.58282208199125" calcext:value-type="float">
            <text:p>1.58282208199125</text:p>
          </table:table-cell>
          <table:table-cell office:value-type="float" office:value="15606180.2234173" calcext:value-type="float">
            <text:p>15606180.2234173</text:p>
          </table:table-cell>
          <table:table-cell office:value-type="float" office:value="5346024.65273437" calcext:value-type="float">
            <text:p>5346024.65273437</text:p>
          </table:table-cell>
          <table:table-cell office:value-type="float" office:value="0.00215113849121931" calcext:value-type="float">
            <text:p>0.00215113849121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286.183790380063" calcext:value-type="float">
            <text:p>286.183790380063</text:p>
          </table:table-cell>
          <table:table-cell office:value-type="float" office:value="0.468185406702518" calcext:value-type="float">
            <text:p>0.468185406702518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8-14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838.29823811849" calcext:value-type="float">
            <text:p>-1838.29823811849</text:p>
          </table:table-cell>
          <table:table-cell office:value-type="float" office:value="1.58282208199125" calcext:value-type="float">
            <text:p>1.58282208199125</text:p>
          </table:table-cell>
          <table:table-cell office:value-type="float" office:value="15606180.2234173" calcext:value-type="float">
            <text:p>15606180.2234173</text:p>
          </table:table-cell>
          <table:table-cell office:value-type="float" office:value="5253992.75898437" calcext:value-type="float">
            <text:p>5253992.75898437</text:p>
          </table:table-cell>
          <table:table-cell office:value-type="float" office:value="0.00207240825493272" calcext:value-type="float">
            <text:p>0.002072408254933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372.383212218209" calcext:value-type="float">
            <text:p>372.383212218209</text:p>
          </table:table-cell>
          <table:table-cell office:value-type="float" office:value="0.468185406702518" calcext:value-type="float">
            <text:p>0.468185406702518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8-14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838.29823811849" calcext:value-type="float">
            <text:p>-1838.29823811849</text:p>
          </table:table-cell>
          <table:table-cell office:value-type="float" office:value="1.58282208199125" calcext:value-type="float">
            <text:p>1.58282208199125</text:p>
          </table:table-cell>
          <table:table-cell office:value-type="float" office:value="15606180.2234173" calcext:value-type="float">
            <text:p>15606180.2234173</text:p>
          </table:table-cell>
          <table:table-cell office:value-type="float" office:value="5158350.73828125" calcext:value-type="float">
            <text:p>5158350.73828125</text:p>
          </table:table-cell>
          <table:table-cell office:value-type="float" office:value="0.0020756220827846" calcext:value-type="float">
            <text:p>0.002075622082785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371.735614249871" calcext:value-type="float">
            <text:p>371.735614249871</text:p>
          </table:table-cell>
          <table:table-cell office:value-type="float" office:value="0.468185406702518" calcext:value-type="float">
            <text:p>0.468185406702518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8-15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098.93075052897" calcext:value-type="float">
            <text:p>-2098.93075052897</text:p>
          </table:table-cell>
          <table:table-cell office:value-type="float" office:value="1.63370708178263" calcext:value-type="float">
            <text:p>1.63370708178263</text:p>
          </table:table-cell>
          <table:table-cell office:value-type="float" office:value="16319339.6621704" calcext:value-type="float">
            <text:p>16319339.6621704</text:p>
          </table:table-cell>
          <table:table-cell office:value-type="float" office:value="5058848.62057292" calcext:value-type="float">
            <text:p>5058848.62057292</text:p>
          </table:table-cell>
          <table:table-cell office:value-type="float" office:value="0.00199543473367043" calcext:value-type="float">
            <text:p>0.00199543473367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45.570336999689" calcext:value-type="float">
            <text:p>245.570336999689</text:p>
          </table:table-cell>
          <table:table-cell office:value-type="float" office:value="0.489580189865112" calcext:value-type="float">
            <text:p>0.489580189865112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8-15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098.93075052897" calcext:value-type="float">
            <text:p>-2098.93075052897</text:p>
          </table:table-cell>
          <table:table-cell office:value-type="float" office:value="1.63370708178263" calcext:value-type="float">
            <text:p>1.63370708178263</text:p>
          </table:table-cell>
          <table:table-cell office:value-type="float" office:value="16319339.6621704" calcext:value-type="float">
            <text:p>16319339.6621704</text:p>
          </table:table-cell>
          <table:table-cell office:value-type="float" office:value="4974637.1890625" calcext:value-type="float">
            <text:p>4974637.1890625</text:p>
          </table:table-cell>
          <table:table-cell office:value-type="float" office:value="0.00200169924988467" calcext:value-type="float">
            <text:p>0.002001699249885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295.384105614145" calcext:value-type="float">
            <text:p>295.384105614145</text:p>
          </table:table-cell>
          <table:table-cell office:value-type="float" office:value="0.489580189865112" calcext:value-type="float">
            <text:p>0.489580189865112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8-15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098.93075052897" calcext:value-type="float">
            <text:p>-2098.93075052897</text:p>
          </table:table-cell>
          <table:table-cell office:value-type="float" office:value="1.63370708178263" calcext:value-type="float">
            <text:p>1.63370708178263</text:p>
          </table:table-cell>
          <table:table-cell office:value-type="float" office:value="16319339.6621704" calcext:value-type="float">
            <text:p>16319339.6621704</text:p>
          </table:table-cell>
          <table:table-cell office:value-type="float" office:value="4945429.60716146" calcext:value-type="float">
            <text:p>4945429.60716146</text:p>
          </table:table-cell>
          <table:table-cell office:value-type="float" office:value="0.00195069723393591" calcext:value-type="float">
            <text:p>0.001950697233936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384.354690182554" calcext:value-type="float">
            <text:p>384.354690182554</text:p>
          </table:table-cell>
          <table:table-cell office:value-type="float" office:value="0.489580189865112" calcext:value-type="float">
            <text:p>0.489580189865112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8-15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098.93075052897" calcext:value-type="float">
            <text:p>-2098.93075052897</text:p>
          </table:table-cell>
          <table:table-cell office:value-type="float" office:value="1.63370708178263" calcext:value-type="float">
            <text:p>1.63370708178263</text:p>
          </table:table-cell>
          <table:table-cell office:value-type="float" office:value="16319339.6621704" calcext:value-type="float">
            <text:p>16319339.6621704</text:p>
          </table:table-cell>
          <table:table-cell office:value-type="float" office:value="4899724.07539062" calcext:value-type="float">
            <text:p>4899724.07539062</text:p>
          </table:table-cell>
          <table:table-cell office:value-type="float" office:value="0.00197155563985956" calcext:value-type="float">
            <text:p>0.00197155563986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383.686273056548" calcext:value-type="float">
            <text:p>383.686273056548</text:p>
          </table:table-cell>
          <table:table-cell office:value-type="float" office:value="0.489580189865112" calcext:value-type="float">
            <text:p>0.489580189865112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8-16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568.40577189128" calcext:value-type="float">
            <text:p>-2568.40577189128</text:p>
          </table:table-cell>
          <table:table-cell office:value-type="float" office:value="1.14987892620775" calcext:value-type="float">
            <text:p>1.14987892620775</text:p>
          </table:table-cell>
          <table:table-cell office:value-type="float" office:value="11334779.8861027" calcext:value-type="float">
            <text:p>11334779.8861027</text:p>
          </table:table-cell>
          <table:table-cell office:value-type="float" office:value="4837050.42513021" calcext:value-type="float">
            <text:p>4837050.42513021</text:p>
          </table:table-cell>
          <table:table-cell office:value-type="float" office:value="0.00190794766769025" calcext:value-type="float">
            <text:p>0.00190794766769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172.843809374665" calcext:value-type="float">
            <text:p>172.843809374665</text:p>
          </table:table-cell>
          <table:table-cell office:value-type="float" office:value="0.34004339658308" calcext:value-type="float">
            <text:p>0.34004339658308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8-16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568.40577189128" calcext:value-type="float">
            <text:p>-2568.40577189128</text:p>
          </table:table-cell>
          <table:table-cell office:value-type="float" office:value="1.14987892620775" calcext:value-type="float">
            <text:p>1.14987892620775</text:p>
          </table:table-cell>
          <table:table-cell office:value-type="float" office:value="11334779.8861027" calcext:value-type="float">
            <text:p>11334779.8861027</text:p>
          </table:table-cell>
          <table:table-cell office:value-type="float" office:value="4762353.15898437" calcext:value-type="float">
            <text:p>4762353.15898437</text:p>
          </table:table-cell>
          <table:table-cell office:value-type="float" office:value="0.00191628019968657" calcext:value-type="float">
            <text:p>0.001916280199687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207.905053463936" calcext:value-type="float">
            <text:p>207.905053463936</text:p>
          </table:table-cell>
          <table:table-cell office:value-type="float" office:value="0.34004339658308" calcext:value-type="float">
            <text:p>0.34004339658308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8-16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568.40577189128" calcext:value-type="float">
            <text:p>-2568.40577189128</text:p>
          </table:table-cell>
          <table:table-cell office:value-type="float" office:value="1.14987892620775" calcext:value-type="float">
            <text:p>1.14987892620775</text:p>
          </table:table-cell>
          <table:table-cell office:value-type="float" office:value="11334779.8861027" calcext:value-type="float">
            <text:p>11334779.8861027</text:p>
          </table:table-cell>
          <table:table-cell office:value-type="float" office:value="4679394.93190104" calcext:value-type="float">
            <text:p>4679394.93190104</text:p>
          </table:table-cell>
          <table:table-cell office:value-type="float" office:value="0.00184576133424985" calcext:value-type="float">
            <text:p>0.00184576133425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270.526683368341" calcext:value-type="float">
            <text:p>270.526683368341</text:p>
          </table:table-cell>
          <table:table-cell office:value-type="float" office:value="0.34004339658308" calcext:value-type="float">
            <text:p>0.34004339658308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8-16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568.40577189128" calcext:value-type="float">
            <text:p>-2568.40577189128</text:p>
          </table:table-cell>
          <table:table-cell office:value-type="float" office:value="1.14987892620775" calcext:value-type="float">
            <text:p>1.14987892620775</text:p>
          </table:table-cell>
          <table:table-cell office:value-type="float" office:value="11334779.8861027" calcext:value-type="float">
            <text:p>11334779.8861027</text:p>
          </table:table-cell>
          <table:table-cell office:value-type="float" office:value="4590834.77513021" calcext:value-type="float">
            <text:p>4590834.77513021</text:p>
          </table:table-cell>
          <table:table-cell office:value-type="float" office:value="0.00184726446904049" calcext:value-type="float">
            <text:p>0.00184726446904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270.056220348574" calcext:value-type="float">
            <text:p>270.056220348574</text:p>
          </table:table-cell>
          <table:table-cell office:value-type="float" office:value="0.34004339658308" calcext:value-type="float">
            <text:p>0.34004339658308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8-17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514.49981307983" calcext:value-type="float">
            <text:p>-1514.49981307983</text:p>
          </table:table-cell>
          <table:table-cell office:value-type="float" office:value="0.84938020700065" calcext:value-type="float">
            <text:p>0.84938020700065</text:p>
          </table:table-cell>
          <table:table-cell office:value-type="float" office:value="3512160.09235382" calcext:value-type="float">
            <text:p>3512160.09235382</text:p>
          </table:table-cell>
          <table:table-cell office:value-type="float" office:value="4497030.56888021" calcext:value-type="float">
            <text:p>4497030.56888021</text:p>
          </table:table-cell>
          <table:table-cell office:value-type="float" office:value="0.00177382872439164" calcext:value-type="float">
            <text:p>0.001773828724392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127.674407487062" calcext:value-type="float">
            <text:p>127.674407487062</text:p>
          </table:table-cell>
          <table:table-cell office:value-type="float" office:value="0.105364802770615" calcext:value-type="float">
            <text:p>0.105364802770615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8-17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514.49981307983" calcext:value-type="float">
            <text:p>-1514.49981307983</text:p>
          </table:table-cell>
          <table:table-cell office:value-type="float" office:value="0.84938020700065" calcext:value-type="float">
            <text:p>0.84938020700065</text:p>
          </table:table-cell>
          <table:table-cell office:value-type="float" office:value="3512160.09235382" calcext:value-type="float">
            <text:p>3512160.09235382</text:p>
          </table:table-cell>
          <table:table-cell office:value-type="float" office:value="4397625.66601562" calcext:value-type="float">
            <text:p>4397625.66601562</text:p>
          </table:table-cell>
          <table:table-cell office:value-type="float" office:value="0.00176952080370629" calcext:value-type="float">
            <text:p>0.001769520803706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153.573070453658" calcext:value-type="float">
            <text:p>153.573070453658</text:p>
          </table:table-cell>
          <table:table-cell office:value-type="float" office:value="0.105364802770615" calcext:value-type="float">
            <text:p>0.105364802770615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8-17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514.49981307983" calcext:value-type="float">
            <text:p>-1514.49981307983</text:p>
          </table:table-cell>
          <table:table-cell office:value-type="float" office:value="0.84938020700065" calcext:value-type="float">
            <text:p>0.84938020700065</text:p>
          </table:table-cell>
          <table:table-cell office:value-type="float" office:value="3512160.09235382" calcext:value-type="float">
            <text:p>3512160.09235382</text:p>
          </table:table-cell>
          <table:table-cell office:value-type="float" office:value="4292539.67851562" calcext:value-type="float">
            <text:p>4292539.67851562</text:p>
          </table:table-cell>
          <table:table-cell office:value-type="float" office:value="0.00169316842874783" calcext:value-type="float">
            <text:p>0.001693168428748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199.829743011645" calcext:value-type="float">
            <text:p>199.829743011645</text:p>
          </table:table-cell>
          <table:table-cell office:value-type="float" office:value="0.105364802770615" calcext:value-type="float">
            <text:p>0.105364802770615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8-17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514.49981307983" calcext:value-type="float">
            <text:p>-1514.49981307983</text:p>
          </table:table-cell>
          <table:table-cell office:value-type="float" office:value="0.84938020700065" calcext:value-type="float">
            <text:p>0.84938020700065</text:p>
          </table:table-cell>
          <table:table-cell office:value-type="float" office:value="3512160.09235382" calcext:value-type="float">
            <text:p>3512160.09235382</text:p>
          </table:table-cell>
          <table:table-cell office:value-type="float" office:value="4181822.33684896" calcext:value-type="float">
            <text:p>4181822.33684896</text:p>
          </table:table-cell>
          <table:table-cell office:value-type="float" office:value="0.00168268565458922" calcext:value-type="float">
            <text:p>0.00168268565458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199.482226444459" calcext:value-type="float">
            <text:p>199.482226444459</text:p>
          </table:table-cell>
          <table:table-cell office:value-type="float" office:value="0.105364802770615" calcext:value-type="float">
            <text:p>0.105364802770615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8-18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173.47920735677" calcext:value-type="float">
            <text:p>-1173.47920735677</text:p>
          </table:table-cell>
          <table:table-cell office:value-type="float" office:value="2.06541641609874" calcext:value-type="float">
            <text:p>2.06541641609874</text:p>
          </table:table-cell>
          <table:table-cell office:value-type="float" office:value="12542219.9739933" calcext:value-type="float">
            <text:p>12542219.9739933</text:p>
          </table:table-cell>
          <table:table-cell office:value-type="float" office:value="4065599.39492187" calcext:value-type="float">
            <text:p>4065599.39492187</text:p>
          </table:table-cell>
          <table:table-cell office:value-type="float" office:value="0.00160365309466363" calcext:value-type="float">
            <text:p>0.001603653094664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310.462634949601" calcext:value-type="float">
            <text:p>310.462634949601</text:p>
          </table:table-cell>
          <table:table-cell office:value-type="float" office:value="0.376266599219799" calcext:value-type="float">
            <text:p>0.376266599219799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8-18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173.47920735677" calcext:value-type="float">
            <text:p>-1173.47920735677</text:p>
          </table:table-cell>
          <table:table-cell office:value-type="float" office:value="2.06541641609874" calcext:value-type="float">
            <text:p>2.06541641609874</text:p>
          </table:table-cell>
          <table:table-cell office:value-type="float" office:value="12542219.9739933" calcext:value-type="float">
            <text:p>12542219.9739933</text:p>
          </table:table-cell>
          <table:table-cell office:value-type="float" office:value="3944026.83190104" calcext:value-type="float">
            <text:p>3944026.83190104</text:p>
          </table:table-cell>
          <table:table-cell office:value-type="float" office:value="0.00158700127283637" calcext:value-type="float">
            <text:p>0.001587001272836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373.43976015847" calcext:value-type="float">
            <text:p>373.43976015847</text:p>
          </table:table-cell>
          <table:table-cell office:value-type="float" office:value="0.376266599219799" calcext:value-type="float">
            <text:p>0.376266599219799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8-18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173.47920735677" calcext:value-type="float">
            <text:p>-1173.47920735677</text:p>
          </table:table-cell>
          <table:table-cell office:value-type="float" office:value="2.06541641609874" calcext:value-type="float">
            <text:p>2.06541641609874</text:p>
          </table:table-cell>
          <table:table-cell office:value-type="float" office:value="12542219.9739933" calcext:value-type="float">
            <text:p>12542219.9739933</text:p>
          </table:table-cell>
          <table:table-cell office:value-type="float" office:value="3817266.04361979" calcext:value-type="float">
            <text:p>3817266.04361979</text:p>
          </table:table-cell>
          <table:table-cell office:value-type="float" office:value="0.00150569938387225" calcext:value-type="float">
            <text:p>0.001505699383872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485.920943576601" calcext:value-type="float">
            <text:p>485.920943576601</text:p>
          </table:table-cell>
          <table:table-cell office:value-type="float" office:value="0.376266599219799" calcext:value-type="float">
            <text:p>0.376266599219799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8-18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173.47920735677" calcext:value-type="float">
            <text:p>-1173.47920735677</text:p>
          </table:table-cell>
          <table:table-cell office:value-type="float" office:value="2.06541641609874" calcext:value-type="float">
            <text:p>2.06541641609874</text:p>
          </table:table-cell>
          <table:table-cell office:value-type="float" office:value="12542219.9739933" calcext:value-type="float">
            <text:p>12542219.9739933</text:p>
          </table:table-cell>
          <table:table-cell office:value-type="float" office:value="3685507.23190104" calcext:value-type="float">
            <text:p>3685507.23190104</text:p>
          </table:table-cell>
          <table:table-cell office:value-type="float" office:value="0.00148297790997923" calcext:value-type="float">
            <text:p>0.00148297790997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485.075896309409" calcext:value-type="float">
            <text:p>485.075896309409</text:p>
          </table:table-cell>
          <table:table-cell office:value-type="float" office:value="0.376266599219799" calcext:value-type="float">
            <text:p>0.376266599219799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8-19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663.03745524089" calcext:value-type="float">
            <text:p>-1663.03745524089</text:p>
          </table:table-cell>
          <table:table-cell office:value-type="float" office:value="1.94485453503148" calcext:value-type="float">
            <text:p>1.94485453503148</text:p>
          </table:table-cell>
          <table:table-cell office:value-type="float" office:value="17161560.042572" calcext:value-type="float">
            <text:p>17161560.042572</text:p>
          </table:table-cell>
          <table:table-cell office:value-type="float" office:value="3631270.32382812" calcext:value-type="float">
            <text:p>3631270.32382812</text:p>
          </table:table-cell>
          <table:table-cell office:value-type="float" office:value="0.00143233440550998" calcext:value-type="float">
            <text:p>0.00143233440551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92.340401109065" calcext:value-type="float">
            <text:p>292.340401109065</text:p>
          </table:table-cell>
          <table:table-cell office:value-type="float" office:value="0.514846801277161" calcext:value-type="float">
            <text:p>0.514846801277161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8-19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663.03745524089" calcext:value-type="float">
            <text:p>-1663.03745524089</text:p>
          </table:table-cell>
          <table:table-cell office:value-type="float" office:value="1.94485453503148" calcext:value-type="float">
            <text:p>1.94485453503148</text:p>
          </table:table-cell>
          <table:table-cell office:value-type="float" office:value="17161560.042572" calcext:value-type="float">
            <text:p>17161560.042572</text:p>
          </table:table-cell>
          <table:table-cell office:value-type="float" office:value="3631270.32382812" calcext:value-type="float">
            <text:p>3631270.32382812</text:p>
          </table:table-cell>
          <table:table-cell office:value-type="float" office:value="0.00146115401125465" calcext:value-type="float">
            <text:p>0.001461154011255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351.641444042124" calcext:value-type="float">
            <text:p>351.641444042124</text:p>
          </table:table-cell>
          <table:table-cell office:value-type="float" office:value="0.514846801277161" calcext:value-type="float">
            <text:p>0.514846801277161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8-19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663.03745524089" calcext:value-type="float">
            <text:p>-1663.03745524089</text:p>
          </table:table-cell>
          <table:table-cell office:value-type="float" office:value="1.94485453503148" calcext:value-type="float">
            <text:p>1.94485453503148</text:p>
          </table:table-cell>
          <table:table-cell office:value-type="float" office:value="17161560.042572" calcext:value-type="float">
            <text:p>17161560.042572</text:p>
          </table:table-cell>
          <table:table-cell office:value-type="float" office:value="3616947.30638021" calcext:value-type="float">
            <text:p>3616947.30638021</text:p>
          </table:table-cell>
          <table:table-cell office:value-type="float" office:value="0.00142668477084997" calcext:value-type="float">
            <text:p>0.00142668477085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457.556908822666" calcext:value-type="float">
            <text:p>457.556908822666</text:p>
          </table:table-cell>
          <table:table-cell office:value-type="float" office:value="0.514846801277161" calcext:value-type="float">
            <text:p>0.514846801277161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8-19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663.03745524089" calcext:value-type="float">
            <text:p>-1663.03745524089</text:p>
          </table:table-cell>
          <table:table-cell office:value-type="float" office:value="1.94485453503148" calcext:value-type="float">
            <text:p>1.94485453503148</text:p>
          </table:table-cell>
          <table:table-cell office:value-type="float" office:value="17161560.042572" calcext:value-type="float">
            <text:p>17161560.042572</text:p>
          </table:table-cell>
          <table:table-cell office:value-type="float" office:value="3571792.98033854" calcext:value-type="float">
            <text:p>3571792.98033854</text:p>
          </table:table-cell>
          <table:table-cell office:value-type="float" office:value="0.00143722146113622" calcext:value-type="float">
            <text:p>0.001437221461136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456.761188406626" calcext:value-type="float">
            <text:p>456.761188406626</text:p>
          </table:table-cell>
          <table:table-cell office:value-type="float" office:value="0.514846801277161" calcext:value-type="float">
            <text:p>0.514846801277161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8-20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087.63324991862" calcext:value-type="float">
            <text:p>-2087.63324991862</text:p>
          </table:table-cell>
          <table:table-cell office:value-type="float" office:value="1.33909456635593" calcext:value-type="float">
            <text:p>1.33909456635593</text:p>
          </table:table-cell>
          <table:table-cell office:value-type="float" office:value="7345079.95948792" calcext:value-type="float">
            <text:p>7345079.95948792</text:p>
          </table:table-cell>
          <table:table-cell office:value-type="float" office:value="3506427.09179687" calcext:value-type="float">
            <text:p>3506427.09179687</text:p>
          </table:table-cell>
          <table:table-cell office:value-type="float" office:value="0.00138309068620877" calcext:value-type="float">
            <text:p>0.001383090686209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01.285718597522" calcext:value-type="float">
            <text:p>201.285718597522</text:p>
          </table:table-cell>
          <table:table-cell office:value-type="float" office:value="0.220352398784637" calcext:value-type="float">
            <text:p>0.220352398784637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8-20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087.63324991862" calcext:value-type="float">
            <text:p>-2087.63324991862</text:p>
          </table:table-cell>
          <table:table-cell office:value-type="float" office:value="1.33909456635593" calcext:value-type="float">
            <text:p>1.33909456635593</text:p>
          </table:table-cell>
          <table:table-cell office:value-type="float" office:value="7345079.95948792" calcext:value-type="float">
            <text:p>7345079.95948792</text:p>
          </table:table-cell>
          <table:table-cell office:value-type="float" office:value="3428715.78528646" calcext:value-type="float">
            <text:p>3428715.78528646</text:p>
          </table:table-cell>
          <table:table-cell office:value-type="float" office:value="0.00137964992312717" calcext:value-type="float">
            <text:p>0.001379649923127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242.116383791519" calcext:value-type="float">
            <text:p>242.116383791519</text:p>
          </table:table-cell>
          <table:table-cell office:value-type="float" office:value="0.220352398784637" calcext:value-type="float">
            <text:p>0.220352398784637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8-20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087.63324991862" calcext:value-type="float">
            <text:p>-2087.63324991862</text:p>
          </table:table-cell>
          <table:table-cell office:value-type="float" office:value="1.33909456635593" calcext:value-type="float">
            <text:p>1.33909456635593</text:p>
          </table:table-cell>
          <table:table-cell office:value-type="float" office:value="7345079.95948792" calcext:value-type="float">
            <text:p>7345079.95948792</text:p>
          </table:table-cell>
          <table:table-cell office:value-type="float" office:value="3343051.44882812" calcext:value-type="float">
            <text:p>3343051.44882812</text:p>
          </table:table-cell>
          <table:table-cell office:value-type="float" office:value="0.0013186480714822" calcext:value-type="float">
            <text:p>0.001318648071482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315.04256969693" calcext:value-type="float">
            <text:p>315.04256969693</text:p>
          </table:table-cell>
          <table:table-cell office:value-type="float" office:value="0.220352398784637" calcext:value-type="float">
            <text:p>0.220352398784637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8-20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087.63324991862" calcext:value-type="float">
            <text:p>-2087.63324991862</text:p>
          </table:table-cell>
          <table:table-cell office:value-type="float" office:value="1.33909456635593" calcext:value-type="float">
            <text:p>1.33909456635593</text:p>
          </table:table-cell>
          <table:table-cell office:value-type="float" office:value="7345079.95948792" calcext:value-type="float">
            <text:p>7345079.95948792</text:p>
          </table:table-cell>
          <table:table-cell office:value-type="float" office:value="3251503.65143229" calcext:value-type="float">
            <text:p>3251503.65143229</text:p>
          </table:table-cell>
          <table:table-cell office:value-type="float" office:value="0.00130834313593347" calcext:value-type="float">
            <text:p>0.001308343135933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314.494690734126" calcext:value-type="float">
            <text:p>314.494690734126</text:p>
          </table:table-cell>
          <table:table-cell office:value-type="float" office:value="0.220352398784637" calcext:value-type="float">
            <text:p>0.220352398784637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8-2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639.99235026042" calcext:value-type="float">
            <text:p>-1639.99235026042</text:p>
          </table:table-cell>
          <table:table-cell office:value-type="float" office:value="1.98826711603033" calcext:value-type="float">
            <text:p>1.98826711603033</text:p>
          </table:table-cell>
          <table:table-cell office:value-type="float" office:value="14970599.946785" calcext:value-type="float">
            <text:p>14970599.946785</text:p>
          </table:table-cell>
          <table:table-cell office:value-type="float" office:value="3153736.77721354" calcext:value-type="float">
            <text:p>3153736.77721354</text:p>
          </table:table-cell>
          <table:table-cell office:value-type="float" office:value="0.00124397395101201" calcext:value-type="float">
            <text:p>0.001243973951012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98.865954107391" calcext:value-type="float">
            <text:p>298.865954107391</text:p>
          </table:table-cell>
          <table:table-cell office:value-type="float" office:value="0.449117998403549" calcext:value-type="float">
            <text:p>0.449117998403549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8-2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639.99235026042" calcext:value-type="float">
            <text:p>-1639.99235026042</text:p>
          </table:table-cell>
          <table:table-cell office:value-type="float" office:value="1.98826711603033" calcext:value-type="float">
            <text:p>1.98826711603033</text:p>
          </table:table-cell>
          <table:table-cell office:value-type="float" office:value="14970599.946785" calcext:value-type="float">
            <text:p>14970599.946785</text:p>
          </table:table-cell>
          <table:table-cell office:value-type="float" office:value="3049653.66601562" calcext:value-type="float">
            <text:p>3049653.66601562</text:p>
          </table:table-cell>
          <table:table-cell office:value-type="float" office:value="0.00122712254656343" calcext:value-type="float">
            <text:p>0.001227122546563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359.490700835914" calcext:value-type="float">
            <text:p>359.490700835914</text:p>
          </table:table-cell>
          <table:table-cell office:value-type="float" office:value="0.449117998403549" calcext:value-type="float">
            <text:p>0.449117998403549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8-2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639.99235026042" calcext:value-type="float">
            <text:p>-1639.99235026042</text:p>
          </table:table-cell>
          <table:table-cell office:value-type="float" office:value="1.98826711603033" calcext:value-type="float">
            <text:p>1.98826711603033</text:p>
          </table:table-cell>
          <table:table-cell office:value-type="float" office:value="14970599.946785" calcext:value-type="float">
            <text:p>14970599.946785</text:p>
          </table:table-cell>
          <table:table-cell office:value-type="float" office:value="2939316.61731771" calcext:value-type="float">
            <text:p>2939316.61731771</text:p>
          </table:table-cell>
          <table:table-cell office:value-type="float" office:value="0.00115939711016421" calcext:value-type="float">
            <text:p>0.001159397110164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467.770385464776" calcext:value-type="float">
            <text:p>467.770385464776</text:p>
          </table:table-cell>
          <table:table-cell office:value-type="float" office:value="0.449117998403549" calcext:value-type="float">
            <text:p>0.449117998403549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8-2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1639.99235026042" calcext:value-type="float">
            <text:p>-1639.99235026042</text:p>
          </table:table-cell>
          <table:table-cell office:value-type="float" office:value="1.98826711603033" calcext:value-type="float">
            <text:p>1.98826711603033</text:p>
          </table:table-cell>
          <table:table-cell office:value-type="float" office:value="14970599.946785" calcext:value-type="float">
            <text:p>14970599.946785</text:p>
          </table:table-cell>
          <table:table-cell office:value-type="float" office:value="2822895.17148437" calcext:value-type="float">
            <text:p>2822895.17148437</text:p>
          </table:table-cell>
          <table:table-cell office:value-type="float" office:value="0.00113587924757347" calcext:value-type="float">
            <text:p>0.001135879247573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466.956903166605" calcext:value-type="float">
            <text:p>466.956903166605</text:p>
          </table:table-cell>
          <table:table-cell office:value-type="float" office:value="0.449117998403549" calcext:value-type="float">
            <text:p>0.449117998403549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8-22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247.09078979492" calcext:value-type="float">
            <text:p>-2247.09078979492</text:p>
          </table:table-cell>
          <table:table-cell office:value-type="float" office:value="1.64208136266097" calcext:value-type="float">
            <text:p>1.64208136266097</text:p>
          </table:table-cell>
          <table:table-cell office:value-type="float" office:value="13450320.0284958" calcext:value-type="float">
            <text:p>13450320.0284958</text:p>
          </table:table-cell>
          <table:table-cell office:value-type="float" office:value="2700616.29986979" calcext:value-type="float">
            <text:p>2700616.29986979</text:p>
          </table:table-cell>
          <table:table-cell office:value-type="float" office:value="0.00106524309605975" calcext:value-type="float">
            <text:p>0.00106524309606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46.829115271729" calcext:value-type="float">
            <text:p>246.829115271729</text:p>
          </table:table-cell>
          <table:table-cell office:value-type="float" office:value="0.403509600854874" calcext:value-type="float">
            <text:p>0.403509600854874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8-22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247.09078979492" calcext:value-type="float">
            <text:p>-2247.09078979492</text:p>
          </table:table-cell>
          <table:table-cell office:value-type="float" office:value="1.64208136266097" calcext:value-type="float">
            <text:p>1.64208136266097</text:p>
          </table:table-cell>
          <table:table-cell office:value-type="float" office:value="13450320.0284958" calcext:value-type="float">
            <text:p>13450320.0284958</text:p>
          </table:table-cell>
          <table:table-cell office:value-type="float" office:value="2572738.88138021" calcext:value-type="float">
            <text:p>2572738.88138021</text:p>
          </table:table-cell>
          <table:table-cell office:value-type="float" office:value="0.00103522112131727" calcext:value-type="float">
            <text:p>0.001035221121317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296.898226165494" calcext:value-type="float">
            <text:p>296.898226165494</text:p>
          </table:table-cell>
          <table:table-cell office:value-type="float" office:value="0.403509600854874" calcext:value-type="float">
            <text:p>0.403509600854874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8-22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247.09078979492" calcext:value-type="float">
            <text:p>-2247.09078979492</text:p>
          </table:table-cell>
          <table:table-cell office:value-type="float" office:value="1.64208136266097" calcext:value-type="float">
            <text:p>1.64208136266097</text:p>
          </table:table-cell>
          <table:table-cell office:value-type="float" office:value="13450320.0284958" calcext:value-type="float">
            <text:p>13450320.0284958</text:p>
          </table:table-cell>
          <table:table-cell office:value-type="float" office:value="2439542.56445312" calcext:value-type="float">
            <text:p>2439542.56445312</text:p>
          </table:table-cell>
          <table:table-cell office:value-type="float" office:value="0.000962264011534288" calcext:value-type="float">
            <text:p>0.000962264011534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386.324868416087" calcext:value-type="float">
            <text:p>386.324868416087</text:p>
          </table:table-cell>
          <table:table-cell office:value-type="float" office:value="0.403509600854874" calcext:value-type="float">
            <text:p>0.403509600854874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8-22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247.09078979492" calcext:value-type="float">
            <text:p>-2247.09078979492</text:p>
          </table:table-cell>
          <table:table-cell office:value-type="float" office:value="1.64208136266097" calcext:value-type="float">
            <text:p>1.64208136266097</text:p>
          </table:table-cell>
          <table:table-cell office:value-type="float" office:value="13450320.0284958" calcext:value-type="float">
            <text:p>13450320.0284958</text:p>
          </table:table-cell>
          <table:table-cell office:value-type="float" office:value="2301310.13945312" calcext:value-type="float">
            <text:p>2301310.13945312</text:p>
          </table:table-cell>
          <table:table-cell office:value-type="float" office:value="0.00092600336563709" calcext:value-type="float">
            <text:p>0.000926003365637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385.653025025472" calcext:value-type="float">
            <text:p>385.653025025472</text:p>
          </table:table-cell>
          <table:table-cell office:value-type="float" office:value="0.403509600854874" calcext:value-type="float">
            <text:p>0.403509600854874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8-23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626.33993530273" calcext:value-type="float">
            <text:p>-2626.33993530273</text:p>
          </table:table-cell>
          <table:table-cell office:value-type="float" office:value="1.28208840633306" calcext:value-type="float">
            <text:p>1.28208840633306</text:p>
          </table:table-cell>
          <table:table-cell office:value-type="float" office:value="17154540.1720047" calcext:value-type="float">
            <text:p>17154540.1720047</text:p>
          </table:table-cell>
          <table:table-cell office:value-type="float" office:value="2291036.21445312" calcext:value-type="float">
            <text:p>2291036.21445312</text:p>
          </table:table-cell>
          <table:table-cell office:value-type="float" office:value="0.000903686506812065" calcext:value-type="float">
            <text:p>0.000903686506812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192.716849622186" calcext:value-type="float">
            <text:p>192.716849622186</text:p>
          </table:table-cell>
          <table:table-cell office:value-type="float" office:value="0.514636205160141" calcext:value-type="float">
            <text:p>0.514636205160141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8-23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626.33993530273" calcext:value-type="float">
            <text:p>-2626.33993530273</text:p>
          </table:table-cell>
          <table:table-cell office:value-type="float" office:value="1.28208840633306" calcext:value-type="float">
            <text:p>1.28208840633306</text:p>
          </table:table-cell>
          <table:table-cell office:value-type="float" office:value="17154540.1720047" calcext:value-type="float">
            <text:p>17154540.1720047</text:p>
          </table:table-cell>
          <table:table-cell office:value-type="float" office:value="2291036.21445312" calcext:value-type="float">
            <text:p>2291036.21445312</text:p>
          </table:table-cell>
          <table:table-cell office:value-type="float" office:value="0.0009218693339109" calcext:value-type="float">
            <text:p>0.000921869333911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231.80932582463" calcext:value-type="float">
            <text:p>231.80932582463</text:p>
          </table:table-cell>
          <table:table-cell office:value-type="float" office:value="0.514636205160141" calcext:value-type="float">
            <text:p>0.514636205160141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8-23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626.33993530273" calcext:value-type="float">
            <text:p>-2626.33993530273</text:p>
          </table:table-cell>
          <table:table-cell office:value-type="float" office:value="1.28208840633306" calcext:value-type="float">
            <text:p>1.28208840633306</text:p>
          </table:table-cell>
          <table:table-cell office:value-type="float" office:value="17154540.1720047" calcext:value-type="float">
            <text:p>17154540.1720047</text:p>
          </table:table-cell>
          <table:table-cell office:value-type="float" office:value="2291036.21445312" calcext:value-type="float">
            <text:p>2291036.21445312</text:p>
          </table:table-cell>
          <table:table-cell office:value-type="float" office:value="0.000903686506812065" calcext:value-type="float">
            <text:p>0.000903686506812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301.630994746678" calcext:value-type="float">
            <text:p>301.630994746678</text:p>
          </table:table-cell>
          <table:table-cell office:value-type="float" office:value="0.514636205160141" calcext:value-type="float">
            <text:p>0.514636205160141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8-23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626.33993530273" calcext:value-type="float">
            <text:p>-2626.33993530273</text:p>
          </table:table-cell>
          <table:table-cell office:value-type="float" office:value="1.28208840633306" calcext:value-type="float">
            <text:p>1.28208840633306</text:p>
          </table:table-cell>
          <table:table-cell office:value-type="float" office:value="17154540.1720047" calcext:value-type="float">
            <text:p>17154540.1720047</text:p>
          </table:table-cell>
          <table:table-cell office:value-type="float" office:value="2291036.21445312" calcext:value-type="float">
            <text:p>2291036.21445312</text:p>
          </table:table-cell>
          <table:table-cell office:value-type="float" office:value="0.0009218693339109" calcext:value-type="float">
            <text:p>0.000921869333911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301.10643936132" calcext:value-type="float">
            <text:p>301.10643936132</text:p>
          </table:table-cell>
          <table:table-cell office:value-type="float" office:value="0.514636205160141" calcext:value-type="float">
            <text:p>0.514636205160141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8-24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746.18736775716" calcext:value-type="float">
            <text:p>-2746.18736775716</text:p>
          </table:table-cell>
          <table:table-cell office:value-type="float" office:value="1.67589887460053" calcext:value-type="float">
            <text:p>1.67589887460053</text:p>
          </table:table-cell>
          <table:table-cell office:value-type="float" office:value="15312779.9835205" calcext:value-type="float">
            <text:p>15312779.9835205</text:p>
          </table:table-cell>
          <table:table-cell office:value-type="float" office:value="2291036.21445312" calcext:value-type="float">
            <text:p>2291036.21445312</text:p>
          </table:table-cell>
          <table:table-cell office:value-type="float" office:value="0.000903686506812065" calcext:value-type="float">
            <text:p>0.000903686506812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51.912387478903" calcext:value-type="float">
            <text:p>251.912387478903</text:p>
          </table:table-cell>
          <table:table-cell office:value-type="float" office:value="0.459383399505615" calcext:value-type="float">
            <text:p>0.459383399505615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8-24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746.18736775716" calcext:value-type="float">
            <text:p>-2746.18736775716</text:p>
          </table:table-cell>
          <table:table-cell office:value-type="float" office:value="1.67589887460053" calcext:value-type="float">
            <text:p>1.67589887460053</text:p>
          </table:table-cell>
          <table:table-cell office:value-type="float" office:value="15312779.9835205" calcext:value-type="float">
            <text:p>15312779.9835205</text:p>
          </table:table-cell>
          <table:table-cell office:value-type="float" office:value="2291036.21445312" calcext:value-type="float">
            <text:p>2291036.21445312</text:p>
          </table:table-cell>
          <table:table-cell office:value-type="float" office:value="0.0009218693339109" calcext:value-type="float">
            <text:p>0.000921869333911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303.012636533026" calcext:value-type="float">
            <text:p>303.012636533026</text:p>
          </table:table-cell>
          <table:table-cell office:value-type="float" office:value="0.459383399505615" calcext:value-type="float">
            <text:p>0.459383399505615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8-24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746.18736775716" calcext:value-type="float">
            <text:p>-2746.18736775716</text:p>
          </table:table-cell>
          <table:table-cell office:value-type="float" office:value="1.67589887460053" calcext:value-type="float">
            <text:p>1.67589887460053</text:p>
          </table:table-cell>
          <table:table-cell office:value-type="float" office:value="15312779.9835205" calcext:value-type="float">
            <text:p>15312779.9835205</text:p>
          </table:table-cell>
          <table:table-cell office:value-type="float" office:value="2258982.07005208" calcext:value-type="float">
            <text:p>2258982.07005208</text:p>
          </table:table-cell>
          <table:table-cell office:value-type="float" office:value="0.000891042927631655" calcext:value-type="float">
            <text:p>0.000891042927632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394.280957649716" calcext:value-type="float">
            <text:p>394.280957649716</text:p>
          </table:table-cell>
          <table:table-cell office:value-type="float" office:value="0.459383399505615" calcext:value-type="float">
            <text:p>0.459383399505615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8-24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746.18736775716" calcext:value-type="float">
            <text:p>-2746.18736775716</text:p>
          </table:table-cell>
          <table:table-cell office:value-type="float" office:value="1.67589887460053" calcext:value-type="float">
            <text:p>1.67589887460053</text:p>
          </table:table-cell>
          <table:table-cell office:value-type="float" office:value="15312779.9835205" calcext:value-type="float">
            <text:p>15312779.9835205</text:p>
          </table:table-cell>
          <table:table-cell office:value-type="float" office:value="2203403.44257812" calcext:value-type="float">
            <text:p>2203403.44257812</text:p>
          </table:table-cell>
          <table:table-cell office:value-type="float" office:value="0.000886607575704055" calcext:value-type="float">
            <text:p>0.000886607575704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393.595278116508" calcext:value-type="float">
            <text:p>393.595278116508</text:p>
          </table:table-cell>
          <table:table-cell office:value-type="float" office:value="0.459383399505615" calcext:value-type="float">
            <text:p>0.459383399505615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8-25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006.89098866781" calcext:value-type="float">
            <text:p>-2006.89098866781</text:p>
          </table:table-cell>
          <table:table-cell office:value-type="float" office:value="1.73889507700551" calcext:value-type="float">
            <text:p>1.73889507700551</text:p>
          </table:table-cell>
          <table:table-cell office:value-type="float" office:value="16521839.8269653" calcext:value-type="float">
            <text:p>16521839.8269653</text:p>
          </table:table-cell>
          <table:table-cell office:value-type="float" office:value="2132803.86523437" calcext:value-type="float">
            <text:p>2132803.86523437</text:p>
          </table:table-cell>
          <table:table-cell office:value-type="float" office:value="0.000841272635731336" calcext:value-type="float">
            <text:p>0.000841272635731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61.381648417289" calcext:value-type="float">
            <text:p>261.381648417289</text:p>
          </table:table-cell>
          <table:table-cell office:value-type="float" office:value="0.49565519480896" calcext:value-type="float">
            <text:p>0.49565519480896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8-25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006.89098866781" calcext:value-type="float">
            <text:p>-2006.89098866781</text:p>
          </table:table-cell>
          <table:table-cell office:value-type="float" office:value="1.73889507700551" calcext:value-type="float">
            <text:p>1.73889507700551</text:p>
          </table:table-cell>
          <table:table-cell office:value-type="float" office:value="16521839.8269653" calcext:value-type="float">
            <text:p>16521839.8269653</text:p>
          </table:table-cell>
          <table:table-cell office:value-type="float" office:value="2051485.47799479" calcext:value-type="float">
            <text:p>2051485.47799479</text:p>
          </table:table-cell>
          <table:table-cell office:value-type="float" office:value="0.000825478680431237" calcext:value-type="float">
            <text:p>0.000825478680431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314.402730333793" calcext:value-type="float">
            <text:p>314.402730333793</text:p>
          </table:table-cell>
          <table:table-cell office:value-type="float" office:value="0.49565519480896" calcext:value-type="float">
            <text:p>0.49565519480896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8-25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006.89098866781" calcext:value-type="float">
            <text:p>-2006.89098866781</text:p>
          </table:table-cell>
          <table:table-cell office:value-type="float" office:value="1.73889507700551" calcext:value-type="float">
            <text:p>1.73889507700551</text:p>
          </table:table-cell>
          <table:table-cell office:value-type="float" office:value="16521839.8269653" calcext:value-type="float">
            <text:p>16521839.8269653</text:p>
          </table:table-cell>
          <table:table-cell office:value-type="float" office:value="1963011.50611979" calcext:value-type="float">
            <text:p>1963011.50611979</text:p>
          </table:table-cell>
          <table:table-cell office:value-type="float" office:value="0.000774298982969473" calcext:value-type="float">
            <text:p>0.000774298982969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409.101782097402" calcext:value-type="float">
            <text:p>409.101782097402</text:p>
          </table:table-cell>
          <table:table-cell office:value-type="float" office:value="0.49565519480896" calcext:value-type="float">
            <text:p>0.49565519480896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8-25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006.89098866781" calcext:value-type="float">
            <text:p>-2006.89098866781</text:p>
          </table:table-cell>
          <table:table-cell office:value-type="float" office:value="1.73889507700551" calcext:value-type="float">
            <text:p>1.73889507700551</text:p>
          </table:table-cell>
          <table:table-cell office:value-type="float" office:value="16521839.8269653" calcext:value-type="float">
            <text:p>16521839.8269653</text:p>
          </table:table-cell>
          <table:table-cell office:value-type="float" office:value="1868213.65533854" calcext:value-type="float">
            <text:p>1868213.65533854</text:p>
          </table:table-cell>
          <table:table-cell office:value-type="float" office:value="0.000751733589886222" calcext:value-type="float">
            <text:p>0.000751733589886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408.390328212701" calcext:value-type="float">
            <text:p>408.390328212701</text:p>
          </table:table-cell>
          <table:table-cell office:value-type="float" office:value="0.49565519480896" calcext:value-type="float">
            <text:p>0.49565519480896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8-26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529.42908732096" calcext:value-type="float">
            <text:p>-2529.42908732096</text:p>
          </table:table-cell>
          <table:table-cell office:value-type="float" office:value="1.41101792905829" calcext:value-type="float">
            <text:p>1.41101792905829</text:p>
          </table:table-cell>
          <table:table-cell office:value-type="float" office:value="21539159.5044136" calcext:value-type="float">
            <text:p>21539159.5044136</text:p>
          </table:table-cell>
          <table:table-cell office:value-type="float" office:value="1766914.26289062" calcext:value-type="float">
            <text:p>1766914.26289062</text:p>
          </table:table-cell>
          <table:table-cell office:value-type="float" office:value="0.000696949514806857" calcext:value-type="float">
            <text:p>0.000696949514807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12.096863761744" calcext:value-type="float">
            <text:p>212.096863761744</text:p>
          </table:table-cell>
          <table:table-cell office:value-type="float" office:value="0.646174785132408" calcext:value-type="float">
            <text:p>0.646174785132408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8-26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529.42908732096" calcext:value-type="float">
            <text:p>-2529.42908732096</text:p>
          </table:table-cell>
          <table:table-cell office:value-type="float" office:value="1.41101792905829" calcext:value-type="float">
            <text:p>1.41101792905829</text:p>
          </table:table-cell>
          <table:table-cell office:value-type="float" office:value="21539159.5044136" calcext:value-type="float">
            <text:p>21539159.5044136</text:p>
          </table:table-cell>
          <table:table-cell office:value-type="float" office:value="1659180.35742187" calcext:value-type="float">
            <text:p>1659180.35742187</text:p>
          </table:table-cell>
          <table:table-cell office:value-type="float" office:value="0.000667622572391183" calcext:value-type="float">
            <text:p>0.000667622572391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255.12056208119" calcext:value-type="float">
            <text:p>255.12056208119</text:p>
          </table:table-cell>
          <table:table-cell office:value-type="float" office:value="0.646174785132408" calcext:value-type="float">
            <text:p>0.646174785132408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8-26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529.42908732096" calcext:value-type="float">
            <text:p>-2529.42908732096</text:p>
          </table:table-cell>
          <table:table-cell office:value-type="float" office:value="1.41101792905829" calcext:value-type="float">
            <text:p>1.41101792905829</text:p>
          </table:table-cell>
          <table:table-cell office:value-type="float" office:value="21539159.5044136" calcext:value-type="float">
            <text:p>21539159.5044136</text:p>
          </table:table-cell>
          <table:table-cell office:value-type="float" office:value="1545212.26966146" calcext:value-type="float">
            <text:p>1545212.26966146</text:p>
          </table:table-cell>
          <table:table-cell office:value-type="float" office:value="0.000609500395255353" calcext:value-type="float">
            <text:p>0.000609500395255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331.963645755553" calcext:value-type="float">
            <text:p>331.963645755553</text:p>
          </table:table-cell>
          <table:table-cell office:value-type="float" office:value="0.646174785132408" calcext:value-type="float">
            <text:p>0.646174785132408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8-26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529.42908732096" calcext:value-type="float">
            <text:p>-2529.42908732096</text:p>
          </table:table-cell>
          <table:table-cell office:value-type="float" office:value="1.41101792905829" calcext:value-type="float">
            <text:p>1.41101792905829</text:p>
          </table:table-cell>
          <table:table-cell office:value-type="float" office:value="21539159.5044136" calcext:value-type="float">
            <text:p>21539159.5044136</text:p>
          </table:table-cell>
          <table:table-cell office:value-type="float" office:value="1425244.31601562" calcext:value-type="float">
            <text:p>1425244.31601562</text:p>
          </table:table-cell>
          <table:table-cell office:value-type="float" office:value="0.000573491165253906" calcext:value-type="float">
            <text:p>0.000573491165254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331.386339970813" calcext:value-type="float">
            <text:p>331.386339970813</text:p>
          </table:table-cell>
          <table:table-cell office:value-type="float" office:value="0.646174785132408" calcext:value-type="float">
            <text:p>0.646174785132408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8-27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188.52798461914" calcext:value-type="float">
            <text:p>-3188.52798461914</text:p>
          </table:table-cell>
          <table:table-cell office:value-type="float" office:value="1.42097690531955" calcext:value-type="float">
            <text:p>1.42097690531955</text:p>
          </table:table-cell>
          <table:table-cell office:value-type="float" office:value="14832540.0484085" calcext:value-type="float">
            <text:p>14832540.0484085</text:p>
          </table:table-cell>
          <table:table-cell office:value-type="float" office:value="1299533.94049479" calcext:value-type="float">
            <text:p>1299533.94049479</text:p>
          </table:table-cell>
          <table:table-cell office:value-type="float" office:value="0.000512593943195167" calcext:value-type="float">
            <text:p>0.000512593943195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13.593845187558" calcext:value-type="float">
            <text:p>213.593845187558</text:p>
          </table:table-cell>
          <table:table-cell office:value-type="float" office:value="0.444976201452255" calcext:value-type="float">
            <text:p>0.444976201452255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8-27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188.52798461914" calcext:value-type="float">
            <text:p>-3188.52798461914</text:p>
          </table:table-cell>
          <table:table-cell office:value-type="float" office:value="1.42097690531955" calcext:value-type="float">
            <text:p>1.42097690531955</text:p>
          </table:table-cell>
          <table:table-cell office:value-type="float" office:value="14832540.0484085" calcext:value-type="float">
            <text:p>14832540.0484085</text:p>
          </table:table-cell>
          <table:table-cell office:value-type="float" office:value="1168357.34361979" calcext:value-type="float">
            <text:p>1168357.34361979</text:p>
          </table:table-cell>
          <table:table-cell office:value-type="float" office:value="0.000470124740647011" calcext:value-type="float">
            <text:p>0.000470124740647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256.921205127038" calcext:value-type="float">
            <text:p>256.921205127038</text:p>
          </table:table-cell>
          <table:table-cell office:value-type="float" office:value="0.444976201452255" calcext:value-type="float">
            <text:p>0.444976201452255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8-27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188.52798461914" calcext:value-type="float">
            <text:p>-3188.52798461914</text:p>
          </table:table-cell>
          <table:table-cell office:value-type="float" office:value="1.42097690531955" calcext:value-type="float">
            <text:p>1.42097690531955</text:p>
          </table:table-cell>
          <table:table-cell office:value-type="float" office:value="14832540.0484085" calcext:value-type="float">
            <text:p>14832540.0484085</text:p>
          </table:table-cell>
          <table:table-cell office:value-type="float" office:value="1032094.78450521" calcext:value-type="float">
            <text:p>1032094.78450521</text:p>
          </table:table-cell>
          <table:table-cell office:value-type="float" office:value="0.000407104053888165" calcext:value-type="float">
            <text:p>0.000407104053888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334.306647924127" calcext:value-type="float">
            <text:p>334.306647924127</text:p>
          </table:table-cell>
          <table:table-cell office:value-type="float" office:value="0.444976201452255" calcext:value-type="float">
            <text:p>0.444976201452255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8-27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188.52798461914" calcext:value-type="float">
            <text:p>-3188.52798461914</text:p>
          </table:table-cell>
          <table:table-cell office:value-type="float" office:value="1.42097690531955" calcext:value-type="float">
            <text:p>1.42097690531955</text:p>
          </table:table-cell>
          <table:table-cell office:value-type="float" office:value="14832540.0484085" calcext:value-type="float">
            <text:p>14832540.0484085</text:p>
          </table:table-cell>
          <table:table-cell office:value-type="float" office:value="891028.651171875" calcext:value-type="float">
            <text:p>891028.651171875</text:p>
          </table:table-cell>
          <table:table-cell office:value-type="float" office:value="0.000358532957257254" calcext:value-type="float">
            <text:p>0.000358532957257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333.725267510364" calcext:value-type="float">
            <text:p>333.725267510364</text:p>
          </table:table-cell>
          <table:table-cell office:value-type="float" office:value="0.444976201452255" calcext:value-type="float">
            <text:p>0.444976201452255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8-28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183.43016560872" calcext:value-type="float">
            <text:p>-3183.43016560872</text:p>
          </table:table-cell>
          <table:table-cell office:value-type="float" office:value="1.79345502074284" calcext:value-type="float">
            <text:p>1.79345502074284</text:p>
          </table:table-cell>
          <table:table-cell office:value-type="float" office:value="18443879.9697876" calcext:value-type="float">
            <text:p>18443879.9697876</text:p>
          </table:table-cell>
          <table:table-cell office:value-type="float" office:value="811588.6734375" calcext:value-type="float">
            <text:p>811588.6734375</text:p>
          </table:table-cell>
          <table:table-cell office:value-type="float" office:value="0.000320126643411458" calcext:value-type="float">
            <text:p>0.000320126643411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69.582814905251" calcext:value-type="float">
            <text:p>269.582814905251</text:p>
          </table:table-cell>
          <table:table-cell office:value-type="float" office:value="0.553316399093628" calcext:value-type="float">
            <text:p>0.553316399093628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8-28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183.43016560872" calcext:value-type="float">
            <text:p>-3183.43016560872</text:p>
          </table:table-cell>
          <table:table-cell office:value-type="float" office:value="1.79345502074284" calcext:value-type="float">
            <text:p>1.79345502074284</text:p>
          </table:table-cell>
          <table:table-cell office:value-type="float" office:value="18443879.9697876" calcext:value-type="float">
            <text:p>18443879.9697876</text:p>
          </table:table-cell>
          <table:table-cell office:value-type="float" office:value="811588.6734375" calcext:value-type="float">
            <text:p>811588.6734375</text:p>
          </table:table-cell>
          <table:table-cell office:value-type="float" office:value="0.000326567823359375" calcext:value-type="float">
            <text:p>0.00032656782335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324.267497624649" calcext:value-type="float">
            <text:p>324.267497624649</text:p>
          </table:table-cell>
          <table:table-cell office:value-type="float" office:value="0.553316399093628" calcext:value-type="float">
            <text:p>0.553316399093628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8-28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183.43016560872" calcext:value-type="float">
            <text:p>-3183.43016560872</text:p>
          </table:table-cell>
          <table:table-cell office:value-type="float" office:value="1.79345502074284" calcext:value-type="float">
            <text:p>1.79345502074284</text:p>
          </table:table-cell>
          <table:table-cell office:value-type="float" office:value="18443879.9697876" calcext:value-type="float">
            <text:p>18443879.9697876</text:p>
          </table:table-cell>
          <table:table-cell office:value-type="float" office:value="811588.6734375" calcext:value-type="float">
            <text:p>811588.6734375</text:p>
          </table:table-cell>
          <table:table-cell office:value-type="float" office:value="0.000320126643411458" calcext:value-type="float">
            <text:p>0.000320126643411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421.937847084436" calcext:value-type="float">
            <text:p>421.937847084436</text:p>
          </table:table-cell>
          <table:table-cell office:value-type="float" office:value="0.553316399093628" calcext:value-type="float">
            <text:p>0.553316399093628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8-28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183.43016560872" calcext:value-type="float">
            <text:p>-3183.43016560872</text:p>
          </table:table-cell>
          <table:table-cell office:value-type="float" office:value="1.79345502074284" calcext:value-type="float">
            <text:p>1.79345502074284</text:p>
          </table:table-cell>
          <table:table-cell office:value-type="float" office:value="18443879.9697876" calcext:value-type="float">
            <text:p>18443879.9697876</text:p>
          </table:table-cell>
          <table:table-cell office:value-type="float" office:value="811588.6734375" calcext:value-type="float">
            <text:p>811588.6734375</text:p>
          </table:table-cell>
          <table:table-cell office:value-type="float" office:value="0.000326567823359375" calcext:value-type="float">
            <text:p>0.00032656782335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421.20407047053" calcext:value-type="float">
            <text:p>421.20407047053</text:p>
          </table:table-cell>
          <table:table-cell office:value-type="float" office:value="0.553316399093628" calcext:value-type="float">
            <text:p>0.553316399093628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8-29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431.40442911784" calcext:value-type="float">
            <text:p>-3431.40442911784</text:p>
          </table:table-cell>
          <table:table-cell office:value-type="float" office:value="0.989300932451442" calcext:value-type="float">
            <text:p>0.989300932451442</text:p>
          </table:table-cell>
          <table:table-cell office:value-type="float" office:value="9117359.8649025" calcext:value-type="float">
            <text:p>9117359.8649025</text:p>
          </table:table-cell>
          <table:table-cell office:value-type="float" office:value="798704.3421875" calcext:value-type="float">
            <text:p>798704.3421875</text:p>
          </table:table-cell>
          <table:table-cell office:value-type="float" office:value="0.000315044490529513" calcext:value-type="float">
            <text:p>0.00031504449053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148.706561956699" calcext:value-type="float">
            <text:p>148.706561956699</text:p>
          </table:table-cell>
          <table:table-cell office:value-type="float" office:value="0.273520795947075" calcext:value-type="float">
            <text:p>0.273520795947075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8-29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431.40442911784" calcext:value-type="float">
            <text:p>-3431.40442911784</text:p>
          </table:table-cell>
          <table:table-cell office:value-type="float" office:value="0.989300932451442" calcext:value-type="float">
            <text:p>0.989300932451442</text:p>
          </table:table-cell>
          <table:table-cell office:value-type="float" office:value="9117359.8649025" calcext:value-type="float">
            <text:p>9117359.8649025</text:p>
          </table:table-cell>
          <table:table-cell office:value-type="float" office:value="757062.922395833" calcext:value-type="float">
            <text:p>757062.922395833</text:p>
          </table:table-cell>
          <table:table-cell office:value-type="float" office:value="0.000304627699725942" calcext:value-type="float">
            <text:p>0.000304627699726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178.871582533967" calcext:value-type="float">
            <text:p>178.871582533967</text:p>
          </table:table-cell>
          <table:table-cell office:value-type="float" office:value="0.273520795947075" calcext:value-type="float">
            <text:p>0.273520795947075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8-29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431.40442911784" calcext:value-type="float">
            <text:p>-3431.40442911784</text:p>
          </table:table-cell>
          <table:table-cell office:value-type="float" office:value="0.989300932451442" calcext:value-type="float">
            <text:p>0.989300932451442</text:p>
          </table:table-cell>
          <table:table-cell office:value-type="float" office:value="9117359.8649025" calcext:value-type="float">
            <text:p>9117359.8649025</text:p>
          </table:table-cell>
          <table:table-cell office:value-type="float" office:value="694623.821614583" calcext:value-type="float">
            <text:p>694623.821614583</text:p>
          </table:table-cell>
          <table:table-cell office:value-type="float" office:value="0.000273990507414641" calcext:value-type="float">
            <text:p>0.000273990507415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232.748243323265" calcext:value-type="float">
            <text:p>232.748243323265</text:p>
          </table:table-cell>
          <table:table-cell office:value-type="float" office:value="0.273520795947075" calcext:value-type="float">
            <text:p>0.273520795947075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8-29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431.40442911784" calcext:value-type="float">
            <text:p>-3431.40442911784</text:p>
          </table:table-cell>
          <table:table-cell office:value-type="float" office:value="0.989300932451442" calcext:value-type="float">
            <text:p>0.989300932451442</text:p>
          </table:table-cell>
          <table:table-cell office:value-type="float" office:value="9117359.8649025" calcext:value-type="float">
            <text:p>9117359.8649025</text:p>
          </table:table-cell>
          <table:table-cell office:value-type="float" office:value="618252.518359375" calcext:value-type="float">
            <text:p>618252.518359375</text:p>
          </table:table-cell>
          <table:table-cell office:value-type="float" office:value="0.000248773037149367" calcext:value-type="float">
            <text:p>0.00024877303714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232.343479401142" calcext:value-type="float">
            <text:p>232.343479401142</text:p>
          </table:table-cell>
          <table:table-cell office:value-type="float" office:value="0.273520795947075" calcext:value-type="float">
            <text:p>0.273520795947075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8-30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488.27277119954" calcext:value-type="float">
            <text:p>-2488.27277119954</text:p>
          </table:table-cell>
          <table:table-cell office:value-type="float" office:value="1.67233023021254" calcext:value-type="float">
            <text:p>1.67233023021254</text:p>
          </table:table-cell>
          <table:table-cell office:value-type="float" office:value="12120659.9168301" calcext:value-type="float">
            <text:p>12120659.9168301</text:p>
          </table:table-cell>
          <table:table-cell office:value-type="float" office:value="532943.131119792" calcext:value-type="float">
            <text:p>532943.131119792</text:p>
          </table:table-cell>
          <table:table-cell office:value-type="float" office:value="0.000210216457275029" calcext:value-type="float">
            <text:p>0.000210216457275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51.375967446961" calcext:value-type="float">
            <text:p>251.375967446961</text:p>
          </table:table-cell>
          <table:table-cell office:value-type="float" office:value="0.363619797504902" calcext:value-type="float">
            <text:p>0.363619797504902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8-30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488.27277119954" calcext:value-type="float">
            <text:p>-2488.27277119954</text:p>
          </table:table-cell>
          <table:table-cell office:value-type="float" office:value="1.67233023021254" calcext:value-type="float">
            <text:p>1.67233023021254</text:p>
          </table:table-cell>
          <table:table-cell office:value-type="float" office:value="12120659.9168301" calcext:value-type="float">
            <text:p>12120659.9168301</text:p>
          </table:table-cell>
          <table:table-cell office:value-type="float" office:value="441190.917057292" calcext:value-type="float">
            <text:p>441190.917057292</text:p>
          </table:table-cell>
          <table:table-cell office:value-type="float" office:value="0.000177526821387339" calcext:value-type="float">
            <text:p>0.000177526821387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302.367404078226" calcext:value-type="float">
            <text:p>302.367404078226</text:p>
          </table:table-cell>
          <table:table-cell office:value-type="float" office:value="0.363619797504902" calcext:value-type="float">
            <text:p>0.363619797504902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8-30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488.27277119954" calcext:value-type="float">
            <text:p>-2488.27277119954</text:p>
          </table:table-cell>
          <table:table-cell office:value-type="float" office:value="1.67233023021254" calcext:value-type="float">
            <text:p>1.67233023021254</text:p>
          </table:table-cell>
          <table:table-cell office:value-type="float" office:value="12120659.9168301" calcext:value-type="float">
            <text:p>12120659.9168301</text:p>
          </table:table-cell>
          <table:table-cell office:value-type="float" office:value="342836.406119792" calcext:value-type="float">
            <text:p>342836.406119792</text:p>
          </table:table-cell>
          <table:table-cell office:value-type="float" office:value="0.000135229915747251" calcext:value-type="float">
            <text:p>0.000135229915747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393.441379231152" calcext:value-type="float">
            <text:p>393.441379231152</text:p>
          </table:table-cell>
          <table:table-cell office:value-type="float" office:value="0.363619797504902" calcext:value-type="float">
            <text:p>0.363619797504902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8-30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488.27277119954" calcext:value-type="float">
            <text:p>-2488.27277119954</text:p>
          </table:table-cell>
          <table:table-cell office:value-type="float" office:value="1.67233023021254" calcext:value-type="float">
            <text:p>1.67233023021254</text:p>
          </table:table-cell>
          <table:table-cell office:value-type="float" office:value="12120659.9168301" calcext:value-type="float">
            <text:p>12120659.9168301</text:p>
          </table:table-cell>
          <table:table-cell office:value-type="float" office:value="237887.589192708" calcext:value-type="float">
            <text:p>237887.589192708</text:p>
          </table:table-cell>
          <table:table-cell office:value-type="float" office:value="0.0000957214346989705" calcext:value-type="float">
            <text:p>9.57214346989705E-05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392.757159777937" calcext:value-type="float">
            <text:p>392.757159777937</text:p>
          </table:table-cell>
          <table:table-cell office:value-type="float" office:value="0.363619797504902" calcext:value-type="float">
            <text:p>0.363619797504902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8-3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856.50863647461" calcext:value-type="float">
            <text:p>-2856.50863647461</text:p>
          </table:table-cell>
          <table:table-cell office:value-type="float" office:value="1.70743691016924" calcext:value-type="float">
            <text:p>1.70743691016924</text:p>
          </table:table-cell>
          <table:table-cell office:value-type="float" office:value="9788579.83224392" calcext:value-type="float">
            <text:p>9788579.83224392</text:p>
          </table:table-cell>
          <table:table-cell office:value-type="float" office:value="146914.470182292" calcext:value-type="float">
            <text:p>146914.470182292</text:p>
          </table:table-cell>
          <table:table-cell office:value-type="float" office:value="0.0000579495965719036" calcext:value-type="float">
            <text:p>5.79495965719036E-05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56.653020673969" calcext:value-type="float">
            <text:p>256.653020673969</text:p>
          </table:table-cell>
          <table:table-cell office:value-type="float" office:value="0.293657394967318" calcext:value-type="float">
            <text:p>0.293657394967318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8-3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856.50863647461" calcext:value-type="float">
            <text:p>-2856.50863647461</text:p>
          </table:table-cell>
          <table:table-cell office:value-type="float" office:value="1.70743691016924" calcext:value-type="float">
            <text:p>1.70743691016924</text:p>
          </table:table-cell>
          <table:table-cell office:value-type="float" office:value="9788579.83224392" calcext:value-type="float">
            <text:p>9788579.83224392</text:p>
          </table:table-cell>
          <table:table-cell office:value-type="float" office:value="77710.8798177083" calcext:value-type="float">
            <text:p>77710.8798177083</text:p>
          </table:table-cell>
          <table:table-cell office:value-type="float" office:value="0.000031269377831411" calcext:value-type="float">
            <text:p>3.1269377831411E-05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308.714903807967" calcext:value-type="float">
            <text:p>308.714903807967</text:p>
          </table:table-cell>
          <table:table-cell office:value-type="float" office:value="0.293657394967318" calcext:value-type="float">
            <text:p>0.293657394967318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8-3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856.50863647461" calcext:value-type="float">
            <text:p>-2856.50863647461</text:p>
          </table:table-cell>
          <table:table-cell office:value-type="float" office:value="1.70743691016924" calcext:value-type="float">
            <text:p>1.70743691016924</text:p>
          </table:table-cell>
          <table:table-cell office:value-type="float" office:value="9788579.83224392" calcext:value-type="float">
            <text:p>9788579.83224392</text:p>
          </table:table-cell>
          <table:table-cell office:value-type="float" office:value="4332.70872395832" calcext:value-type="float">
            <text:p>4332.70872395832</text:p>
          </table:table-cell>
          <table:table-cell office:value-type="float" office:value="0.00000170901288556103" calcext:value-type="float">
            <text:p>1.70901288556103E-06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401.700765046736" calcext:value-type="float">
            <text:p>401.700765046736</text:p>
          </table:table-cell>
          <table:table-cell office:value-type="float" office:value="0.293657394967318" calcext:value-type="float">
            <text:p>0.293657394967318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8-3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856.50863647461" calcext:value-type="float">
            <text:p>-2856.50863647461</text:p>
          </table:table-cell>
          <table:table-cell office:value-type="float" office:value="1.70743691016924" calcext:value-type="float">
            <text:p>1.70743691016924</text:p>
          </table:table-cell>
          <table:table-cell office:value-type="float" office:value="9788579.83224392" calcext:value-type="float">
            <text:p>9788579.83224392</text:p>
          </table:table-cell>
          <table:table-cell office:value-type="float" office:value="4332.70872395832" calcext:value-type="float">
            <text:p>4332.70872395832</text:p>
          </table:table-cell>
          <table:table-cell office:value-type="float" office:value="0.00000174339946273542" calcext:value-type="float">
            <text:p>1.74339946273542E-06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401.002181998981" calcext:value-type="float">
            <text:p>401.002181998981</text:p>
          </table:table-cell>
          <table:table-cell office:value-type="float" office:value="0.293657394967318" calcext:value-type="float">
            <text:p>0.293657394967318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9-0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541.13217671712" calcext:value-type="float">
            <text:p>-2541.13217671712</text:p>
          </table:table-cell>
          <table:table-cell office:value-type="float" office:value="1.84312589735782" calcext:value-type="float">
            <text:p>1.84312589735782</text:p>
          </table:table-cell>
          <table:table-cell office:value-type="float" office:value="14873220.227623" calcext:value-type="float">
            <text:p>14873220.227623</text:p>
          </table:table-cell>
          <table:table-cell office:value-type="float" office:value="4332.70872395832" calcext:value-type="float">
            <text:p>4332.70872395832</text:p>
          </table:table-cell>
          <table:table-cell office:value-type="float" office:value="0.00000170901288556103" calcext:value-type="float">
            <text:p>1.70901288556103E-06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77.04908229518" calcext:value-type="float">
            <text:p>277.04908229518</text:p>
          </table:table-cell>
          <table:table-cell office:value-type="float" office:value="0.44619660682869" calcext:value-type="float">
            <text:p>0.44619660682869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9-0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541.13217671712" calcext:value-type="float">
            <text:p>-2541.13217671712</text:p>
          </table:table-cell>
          <table:table-cell office:value-type="float" office:value="1.84312589735782" calcext:value-type="float">
            <text:p>1.84312589735782</text:p>
          </table:table-cell>
          <table:table-cell office:value-type="float" office:value="14873220.227623" calcext:value-type="float">
            <text:p>14873220.227623</text:p>
          </table:table-cell>
          <table:table-cell office:value-type="float" office:value="4332.70872395832" calcext:value-type="float">
            <text:p>4332.70872395832</text:p>
          </table:table-cell>
          <table:table-cell office:value-type="float" office:value="0.00000174339946273542" calcext:value-type="float">
            <text:p>1.74339946273542E-06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333.248292056891" calcext:value-type="float">
            <text:p>333.248292056891</text:p>
          </table:table-cell>
          <table:table-cell office:value-type="float" office:value="0.44619660682869" calcext:value-type="float">
            <text:p>0.44619660682869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9-0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541.13217671712" calcext:value-type="float">
            <text:p>-2541.13217671712</text:p>
          </table:table-cell>
          <table:table-cell office:value-type="float" office:value="1.84312589735782" calcext:value-type="float">
            <text:p>1.84312589735782</text:p>
          </table:table-cell>
          <table:table-cell office:value-type="float" office:value="14873220.227623" calcext:value-type="float">
            <text:p>14873220.227623</text:p>
          </table:table-cell>
          <table:table-cell office:value-type="float" office:value="4332.70872395832" calcext:value-type="float">
            <text:p>4332.70872395832</text:p>
          </table:table-cell>
          <table:table-cell office:value-type="float" office:value="0.00000170901288556103" calcext:value-type="float">
            <text:p>1.70901288556103E-06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433.623683918549" calcext:value-type="float">
            <text:p>433.623683918549</text:p>
          </table:table-cell>
          <table:table-cell office:value-type="float" office:value="0.44619660682869" calcext:value-type="float">
            <text:p>0.44619660682869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9-01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541.13217671712" calcext:value-type="float">
            <text:p>-2541.13217671712</text:p>
          </table:table-cell>
          <table:table-cell office:value-type="float" office:value="1.84312589735782" calcext:value-type="float">
            <text:p>1.84312589735782</text:p>
          </table:table-cell>
          <table:table-cell office:value-type="float" office:value="14873220.227623" calcext:value-type="float">
            <text:p>14873220.227623</text:p>
          </table:table-cell>
          <table:table-cell office:value-type="float" office:value="4332.70872395832" calcext:value-type="float">
            <text:p>4332.70872395832</text:p>
          </table:table-cell>
          <table:table-cell office:value-type="float" office:value="0.00000174339946273542" calcext:value-type="float">
            <text:p>1.74339946273542E-06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432.869584894975" calcext:value-type="float">
            <text:p>432.869584894975</text:p>
          </table:table-cell>
          <table:table-cell office:value-type="float" office:value="0.44619660682869" calcext:value-type="float">
            <text:p>0.44619660682869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9-02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265.80388387044" calcext:value-type="float">
            <text:p>-3265.80388387044</text:p>
          </table:table-cell>
          <table:table-cell office:value-type="float" office:value="1.38536230842874" calcext:value-type="float">
            <text:p>1.38536230842874</text:p>
          </table:table-cell>
          <table:table-cell office:value-type="float" office:value="13459500.2162933" calcext:value-type="float">
            <text:p>13459500.2162933</text:p>
          </table:table-cell>
          <table:table-cell office:value-type="float" office:value="4332.70872395832" calcext:value-type="float">
            <text:p>4332.70872395832</text:p>
          </table:table-cell>
          <table:table-cell office:value-type="float" office:value="0.00000170901288556103" calcext:value-type="float">
            <text:p>1.70901288556103E-06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08.240444533237" calcext:value-type="float">
            <text:p>208.240444533237</text:p>
          </table:table-cell>
          <table:table-cell office:value-type="float" office:value="0.4037850064888" calcext:value-type="float">
            <text:p>0.4037850064888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9-02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265.80388387044" calcext:value-type="float">
            <text:p>-3265.80388387044</text:p>
          </table:table-cell>
          <table:table-cell office:value-type="float" office:value="1.38536230842874" calcext:value-type="float">
            <text:p>1.38536230842874</text:p>
          </table:table-cell>
          <table:table-cell office:value-type="float" office:value="13459500.2162933" calcext:value-type="float">
            <text:p>13459500.2162933</text:p>
          </table:table-cell>
          <table:table-cell office:value-type="float" office:value="4332.70872395832" calcext:value-type="float">
            <text:p>4332.70872395832</text:p>
          </table:table-cell>
          <table:table-cell office:value-type="float" office:value="0.00000174339946273542" calcext:value-type="float">
            <text:p>1.74339946273542E-06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250.481870948526" calcext:value-type="float">
            <text:p>250.481870948526</text:p>
          </table:table-cell>
          <table:table-cell office:value-type="float" office:value="0.4037850064888" calcext:value-type="float">
            <text:p>0.4037850064888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9-02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265.80388387044" calcext:value-type="float">
            <text:p>-3265.80388387044</text:p>
          </table:table-cell>
          <table:table-cell office:value-type="float" office:value="1.38536230842874" calcext:value-type="float">
            <text:p>1.38536230842874</text:p>
          </table:table-cell>
          <table:table-cell office:value-type="float" office:value="13459500.2162933" calcext:value-type="float">
            <text:p>13459500.2162933</text:p>
          </table:table-cell>
          <table:table-cell office:value-type="float" office:value="4332.70872395832" calcext:value-type="float">
            <text:p>4332.70872395832</text:p>
          </table:table-cell>
          <table:table-cell office:value-type="float" office:value="0.00000170901288556103" calcext:value-type="float">
            <text:p>1.70901288556103E-06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325.927766846494" calcext:value-type="float">
            <text:p>325.927766846494</text:p>
          </table:table-cell>
          <table:table-cell office:value-type="float" office:value="0.4037850064888" calcext:value-type="float">
            <text:p>0.4037850064888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9-02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265.80388387044" calcext:value-type="float">
            <text:p>-3265.80388387044</text:p>
          </table:table-cell>
          <table:table-cell office:value-type="float" office:value="1.38536230842874" calcext:value-type="float">
            <text:p>1.38536230842874</text:p>
          </table:table-cell>
          <table:table-cell office:value-type="float" office:value="13459500.2162933" calcext:value-type="float">
            <text:p>13459500.2162933</text:p>
          </table:table-cell>
          <table:table-cell office:value-type="float" office:value="4332.70872395832" calcext:value-type="float">
            <text:p>4332.70872395832</text:p>
          </table:table-cell>
          <table:table-cell office:value-type="float" office:value="0.00000174339946273542" calcext:value-type="float">
            <text:p>1.74339946273542E-06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325.360957837093" calcext:value-type="float">
            <text:p>325.360957837093</text:p>
          </table:table-cell>
          <table:table-cell office:value-type="float" office:value="0.4037850064888" calcext:value-type="float">
            <text:p>0.4037850064888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9-03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154.09049479167" calcext:value-type="float">
            <text:p>-2154.09049479167</text:p>
          </table:table-cell>
          <table:table-cell office:value-type="float" office:value="1.14266427590337" calcext:value-type="float">
            <text:p>1.14266427590337</text:p>
          </table:table-cell>
          <table:table-cell office:value-type="float" office:value="10274580.3113937" calcext:value-type="float">
            <text:p>10274580.3113937</text:p>
          </table:table-cell>
          <table:table-cell office:value-type="float" office:value="2795.34882812499" calcext:value-type="float">
            <text:p>2795.34882812499</text:p>
          </table:table-cell>
          <table:table-cell office:value-type="float" office:value="0.00000110260981553788" calcext:value-type="float">
            <text:p>1.10260981553788E-06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171.759340728886" calcext:value-type="float">
            <text:p>171.759340728886</text:p>
          </table:table-cell>
          <table:table-cell office:value-type="float" office:value="0.308237409341812" calcext:value-type="float">
            <text:p>0.308237409341812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9-03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154.09049479167" calcext:value-type="float">
            <text:p>-2154.09049479167</text:p>
          </table:table-cell>
          <table:table-cell office:value-type="float" office:value="1.14266427590337" calcext:value-type="float">
            <text:p>1.14266427590337</text:p>
          </table:table-cell>
          <table:table-cell office:value-type="float" office:value="10274580.3113937" calcext:value-type="float">
            <text:p>10274580.3113937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206.600601122852" calcext:value-type="float">
            <text:p>206.600601122852</text:p>
          </table:table-cell>
          <table:table-cell office:value-type="float" office:value="0.308237409341812" calcext:value-type="float">
            <text:p>0.308237409341812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9-03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154.09049479167" calcext:value-type="float">
            <text:p>-2154.09049479167</text:p>
          </table:table-cell>
          <table:table-cell office:value-type="float" office:value="1.14266427590337" calcext:value-type="float">
            <text:p>1.14266427590337</text:p>
          </table:table-cell>
          <table:table-cell office:value-type="float" office:value="10274580.3113937" calcext:value-type="float">
            <text:p>10274580.3113937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268.829326043129" calcext:value-type="float">
            <text:p>268.829326043129</text:p>
          </table:table-cell>
          <table:table-cell office:value-type="float" office:value="0.308237409341812" calcext:value-type="float">
            <text:p>0.308237409341812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9-03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154.09049479167" calcext:value-type="float">
            <text:p>-2154.09049479167</text:p>
          </table:table-cell>
          <table:table-cell office:value-type="float" office:value="1.14266427590337" calcext:value-type="float">
            <text:p>1.14266427590337</text:p>
          </table:table-cell>
          <table:table-cell office:value-type="float" office:value="10274580.3113937" calcext:value-type="float">
            <text:p>10274580.3113937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268.36181483515" calcext:value-type="float">
            <text:p>268.36181483515</text:p>
          </table:table-cell>
          <table:table-cell office:value-type="float" office:value="0.308237409341812" calcext:value-type="float">
            <text:p>0.308237409341812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9-04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025.61616007487" calcext:value-type="float">
            <text:p>-2025.61616007487</text:p>
          </table:table-cell>
          <table:table-cell office:value-type="float" office:value="1.86215296489536" calcext:value-type="float">
            <text:p>1.86215296489536</text:p>
          </table:table-cell>
          <table:table-cell office:value-type="float" office:value="15641460.2090836" calcext:value-type="float">
            <text:p>15641460.2090836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79.909131957333" calcext:value-type="float">
            <text:p>279.909131957333</text:p>
          </table:table-cell>
          <table:table-cell office:value-type="float" office:value="0.469243806272507" calcext:value-type="float">
            <text:p>0.469243806272507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9-04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025.61616007487" calcext:value-type="float">
            <text:p>-2025.61616007487</text:p>
          </table:table-cell>
          <table:table-cell office:value-type="float" office:value="1.86215296489536" calcext:value-type="float">
            <text:p>1.86215296489536</text:p>
          </table:table-cell>
          <table:table-cell office:value-type="float" office:value="15641460.2090836" calcext:value-type="float">
            <text:p>15641460.2090836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336.688500763645" calcext:value-type="float">
            <text:p>336.688500763645</text:p>
          </table:table-cell>
          <table:table-cell office:value-type="float" office:value="0.469243806272507" calcext:value-type="float">
            <text:p>0.469243806272507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9-04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025.61616007487" calcext:value-type="float">
            <text:p>-2025.61616007487</text:p>
          </table:table-cell>
          <table:table-cell office:value-type="float" office:value="1.86215296489536" calcext:value-type="float">
            <text:p>1.86215296489536</text:p>
          </table:table-cell>
          <table:table-cell office:value-type="float" office:value="15641460.2090836" calcext:value-type="float">
            <text:p>15641460.2090836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438.100093876013" calcext:value-type="float">
            <text:p>438.100093876013</text:p>
          </table:table-cell>
          <table:table-cell office:value-type="float" office:value="0.469243806272507" calcext:value-type="float">
            <text:p>0.469243806272507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9-04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025.61616007487" calcext:value-type="float">
            <text:p>-2025.61616007487</text:p>
          </table:table-cell>
          <table:table-cell office:value-type="float" office:value="1.86215296489536" calcext:value-type="float">
            <text:p>1.86215296489536</text:p>
          </table:table-cell>
          <table:table-cell office:value-type="float" office:value="15641460.2090836" calcext:value-type="float">
            <text:p>15641460.2090836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437.338210092282" calcext:value-type="float">
            <text:p>437.338210092282</text:p>
          </table:table-cell>
          <table:table-cell office:value-type="float" office:value="0.469243806272507" calcext:value-type="float">
            <text:p>0.469243806272507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9-05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813.82518513997" calcext:value-type="float">
            <text:p>-2813.82518513997</text:p>
          </table:table-cell>
          <table:table-cell office:value-type="float" office:value="1.7296452330811" calcext:value-type="float">
            <text:p>1.7296452330811</text:p>
          </table:table-cell>
          <table:table-cell office:value-type="float" office:value="16785540.2355194" calcext:value-type="float">
            <text:p>16785540.2355194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59.991260069806" calcext:value-type="float">
            <text:p>259.991260069806</text:p>
          </table:table-cell>
          <table:table-cell office:value-type="float" office:value="0.503566207065582" calcext:value-type="float">
            <text:p>0.503566207065582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9-05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813.82518513997" calcext:value-type="float">
            <text:p>-2813.82518513997</text:p>
          </table:table-cell>
          <table:table-cell office:value-type="float" office:value="1.7296452330811" calcext:value-type="float">
            <text:p>1.7296452330811</text:p>
          </table:table-cell>
          <table:table-cell office:value-type="float" office:value="16785540.2355194" calcext:value-type="float">
            <text:p>16785540.2355194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312.730302696581" calcext:value-type="float">
            <text:p>312.730302696581</text:p>
          </table:table-cell>
          <table:table-cell office:value-type="float" office:value="0.503566207065582" calcext:value-type="float">
            <text:p>0.503566207065582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9-05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813.82518513997" calcext:value-type="float">
            <text:p>-2813.82518513997</text:p>
          </table:table-cell>
          <table:table-cell office:value-type="float" office:value="1.7296452330811" calcext:value-type="float">
            <text:p>1.7296452330811</text:p>
          </table:table-cell>
          <table:table-cell office:value-type="float" office:value="16785540.2355194" calcext:value-type="float">
            <text:p>16785540.2355194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406.925614205711" calcext:value-type="float">
            <text:p>406.925614205711</text:p>
          </table:table-cell>
          <table:table-cell office:value-type="float" office:value="0.503566207065582" calcext:value-type="float">
            <text:p>0.503566207065582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9-05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813.82518513997" calcext:value-type="float">
            <text:p>-2813.82518513997</text:p>
          </table:table-cell>
          <table:table-cell office:value-type="float" office:value="1.7296452330811" calcext:value-type="float">
            <text:p>1.7296452330811</text:p>
          </table:table-cell>
          <table:table-cell office:value-type="float" office:value="16785540.2355194" calcext:value-type="float">
            <text:p>16785540.2355194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406.21794481467" calcext:value-type="float">
            <text:p>406.21794481467</text:p>
          </table:table-cell>
          <table:table-cell office:value-type="float" office:value="0.503566207065582" calcext:value-type="float">
            <text:p>0.503566207065582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9-06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218.68416341146" calcext:value-type="float">
            <text:p>-3218.68416341146</text:p>
          </table:table-cell>
          <table:table-cell office:value-type="float" office:value="1.54511972205" calcext:value-type="float">
            <text:p>1.54511972205</text:p>
          </table:table-cell>
          <table:table-cell office:value-type="float" office:value="16613820.0113297" calcext:value-type="float">
            <text:p>16613820.0113297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32.254346620486" calcext:value-type="float">
            <text:p>232.254346620486</text:p>
          </table:table-cell>
          <table:table-cell office:value-type="float" office:value="0.49841460033989" calcext:value-type="float">
            <text:p>0.49841460033989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9-06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218.68416341146" calcext:value-type="float">
            <text:p>-3218.68416341146</text:p>
          </table:table-cell>
          <table:table-cell office:value-type="float" office:value="1.54511972205" calcext:value-type="float">
            <text:p>1.54511972205</text:p>
          </table:table-cell>
          <table:table-cell office:value-type="float" office:value="16613820.0113297" calcext:value-type="float">
            <text:p>16613820.0113297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279.366976034962" calcext:value-type="float">
            <text:p>279.366976034962</text:p>
          </table:table-cell>
          <table:table-cell office:value-type="float" office:value="0.49841460033989" calcext:value-type="float">
            <text:p>0.49841460033989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9-06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218.68416341146" calcext:value-type="float">
            <text:p>-3218.68416341146</text:p>
          </table:table-cell>
          <table:table-cell office:value-type="float" office:value="1.54511972205" calcext:value-type="float">
            <text:p>1.54511972205</text:p>
          </table:table-cell>
          <table:table-cell office:value-type="float" office:value="16613820.0113297" calcext:value-type="float">
            <text:p>16613820.0113297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363.513152807952" calcext:value-type="float">
            <text:p>363.513152807952</text:p>
          </table:table-cell>
          <table:table-cell office:value-type="float" office:value="0.49841460033989" calcext:value-type="float">
            <text:p>0.49841460033989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9-06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218.68416341146" calcext:value-type="float">
            <text:p>-3218.68416341146</text:p>
          </table:table-cell>
          <table:table-cell office:value-type="float" office:value="1.54511972205" calcext:value-type="float">
            <text:p>1.54511972205</text:p>
          </table:table-cell>
          <table:table-cell office:value-type="float" office:value="16613820.0113297" calcext:value-type="float">
            <text:p>16613820.0113297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362.880980434175" calcext:value-type="float">
            <text:p>362.880980434175</text:p>
          </table:table-cell>
          <table:table-cell office:value-type="float" office:value="0.49841460033989" calcext:value-type="float">
            <text:p>0.49841460033989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earlydi</text:p>
          </table:table-cell>
          <table:table-cell office:value-type="string" calcext:value-type="string">
            <text:p>2003-09-07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499.61532592773" calcext:value-type="float">
            <text:p>-3499.61532592773</text:p>
          </table:table-cell>
          <table:table-cell office:value-type="float" office:value="1.3833195764164" calcext:value-type="float">
            <text:p>1.3833195764164</text:p>
          </table:table-cell>
          <table:table-cell office:value-type="float" office:value="12173580.0813675" calcext:value-type="float">
            <text:p>12173580.0813675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601259160195923" calcext:value-type="float">
            <text:p>0.060125916019592</text:p>
          </table:table-cell>
          <table:table-cell office:value-type="float" office:value="207.933391699676" calcext:value-type="float">
            <text:p>207.933391699676</text:p>
          </table:table-cell>
          <table:table-cell office:value-type="float" office:value="0.365207402441025" calcext:value-type="float">
            <text:p>0.365207402441025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earlydt</text:p>
          </table:table-cell>
          <table:table-cell office:value-type="string" calcext:value-type="string">
            <text:p>2003-09-07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499.61532592773" calcext:value-type="float">
            <text:p>-3499.61532592773</text:p>
          </table:table-cell>
          <table:table-cell office:value-type="float" office:value="1.3833195764164" calcext:value-type="float">
            <text:p>1.3833195764164</text:p>
          </table:table-cell>
          <table:table-cell office:value-type="float" office:value="12173580.0813675" calcext:value-type="float">
            <text:p>12173580.0813675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72322415421456" calcext:value-type="float">
            <text:p>0.072322415421456</text:p>
          </table:table-cell>
          <table:table-cell office:value-type="float" office:value="250.112532665548" calcext:value-type="float">
            <text:p>250.112532665548</text:p>
          </table:table-cell>
          <table:table-cell office:value-type="float" office:value="0.365207402441025" calcext:value-type="float">
            <text:p>0.365207402441025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latedi</text:p>
          </table:table-cell>
          <table:table-cell office:value-type="string" calcext:value-type="string">
            <text:p>2003-09-07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499.61532592773" calcext:value-type="float">
            <text:p>-3499.61532592773</text:p>
          </table:table-cell>
          <table:table-cell office:value-type="float" office:value="1.3833195764164" calcext:value-type="float">
            <text:p>1.3833195764164</text:p>
          </table:table-cell>
          <table:table-cell office:value-type="float" office:value="12173580.0813675" calcext:value-type="float">
            <text:p>12173580.0813675</text:p>
          </table:table-cell>
          <table:table-cell office:value-type="float" office:value="0" calcext:value-type="float">
            <text:p>0</text:p>
          </table:table-cell>
          <table:table-cell office:value-type="float" office:value="-3.11904761904762E-019" calcext:value-type="float">
            <text:p>-3.11904761904762E-19</text:p>
          </table:table-cell>
          <table:table-cell office:value-type="float" office:value="0.0941061453349794" calcext:value-type="float">
            <text:p>0.094106145334979</text:p>
          </table:table-cell>
          <table:table-cell office:value-type="float" office:value="325.447182757409" calcext:value-type="float">
            <text:p>325.447182757409</text:p>
          </table:table-cell>
          <table:table-cell office:value-type="float" office:value="0.365207402441025" calcext:value-type="float">
            <text:p>0.36520740244102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latedt</text:p>
          </table:table-cell>
          <table:table-cell office:value-type="string" calcext:value-type="string">
            <text:p>2003-09-07 11:30: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3499.61532592773" calcext:value-type="float">
            <text:p>-3499.61532592773</text:p>
          </table:table-cell>
          <table:table-cell office:value-type="float" office:value="1.3833195764164" calcext:value-type="float">
            <text:p>1.3833195764164</text:p>
          </table:table-cell>
          <table:table-cell office:value-type="float" office:value="12173580.0813675" calcext:value-type="float">
            <text:p>12173580.0813675</text:p>
          </table:table-cell>
          <table:table-cell office:value-type="float" office:value="0" calcext:value-type="float">
            <text:p>0</text:p>
          </table:table-cell>
          <table:table-cell office:value-type="float" office:value="-1.94444444444444E-019" calcext:value-type="float">
            <text:p>-1.94444444444444E-19</text:p>
          </table:table-cell>
          <table:table-cell office:value-type="float" office:value="0.0939424887937405" calcext:value-type="float">
            <text:p>0.093942488793741</text:p>
          </table:table-cell>
          <table:table-cell office:value-type="float" office:value="324.881209514148" calcext:value-type="float">
            <text:p>324.881209514148</text:p>
          </table:table-cell>
          <table:table-cell office:value-type="float" office:value="0.365207402441025" calcext:value-type="float">
            <text:p>0.3652074024410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4013" meta:object-count="0"/>
    <meta:generator>LibreOffice/6.0.7.3$Linux_X86_64 LibreOffice_project/00m0$Build-3</meta:generator>
  </office:meta>
</office:document-meta>
</file>